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VBAProject/Sheet29.xml"/>
  <manifest:file-entry manifest:media-type="text/xml" manifest:full-path="Basic/VBAProject/Sheet30.xml"/>
  <manifest:file-entry manifest:media-type="text/xml" manifest:full-path="Basic/VBAProject/Sheet12.xml"/>
  <manifest:file-entry manifest:media-type="text/xml" manifest:full-path="Basic/VBAProject/Sheet2.xml"/>
  <manifest:file-entry manifest:media-type="text/xml" manifest:full-path="Basic/VBAProject/Sheet5.xml"/>
  <manifest:file-entry manifest:media-type="text/xml" manifest:full-path="Basic/VBAProject/Sheet18.xml"/>
  <manifest:file-entry manifest:media-type="text/xml" manifest:full-path="Basic/VBAProject/Sheet22.xml"/>
  <manifest:file-entry manifest:media-type="text/xml" manifest:full-path="Basic/VBAProject/Sheet25.xml"/>
  <manifest:file-entry manifest:media-type="text/xml" manifest:full-path="Basic/VBAProject/Sheet28.xml"/>
  <manifest:file-entry manifest:media-type="text/xml" manifest:full-path="Basic/VBAProject/IluniModule.xml"/>
  <manifest:file-entry manifest:media-type="text/xml" manifest:full-path="Basic/VBAProject/ThisWorkbook.xml"/>
  <manifest:file-entry manifest:media-type="text/xml" manifest:full-path="Basic/VBAProject/Sheet1.xml"/>
  <manifest:file-entry manifest:media-type="text/xml" manifest:full-path="Basic/VBAProject/Sheet4.xml"/>
  <manifest:file-entry manifest:media-type="text/xml" manifest:full-path="Basic/VBAProject/Sheet17.xml"/>
  <manifest:file-entry manifest:media-type="text/xml" manifest:full-path="Basic/VBAProject/Sheet21.xml"/>
  <manifest:file-entry manifest:media-type="text/xml" manifest:full-path="Basic/VBAProject/Sheet24.xml"/>
  <manifest:file-entry manifest:media-type="text/xml" manifest:full-path="Basic/VBAProject/Sheet27.xml"/>
  <manifest:file-entry manifest:media-type="text/xml" manifest:full-path="Basic/VBAProject/Sheet10.xml"/>
  <manifest:file-entry manifest:media-type="text/xml" manifest:full-path="Basic/VBAProject/Sheet3.xml"/>
  <manifest:file-entry manifest:media-type="text/xml" manifest:full-path="Basic/VBAProject/script-lb.xml"/>
  <manifest:file-entry manifest:media-type="text/xml" manifest:full-path="Basic/VBAProject/Sheet19.xml"/>
  <manifest:file-entry manifest:media-type="text/xml" manifest:full-path="Basic/VBAProject/Sheet20.xml"/>
  <manifest:file-entry manifest:media-type="text/xml" manifest:full-path="Basic/VBAProject/Sheet23.xml"/>
  <manifest:file-entry manifest:media-type="text/xml" manifest:full-path="Basic/VBAProject/Sheet26.xml"/>
  <manifest:file-entry manifest:media-type="" manifest:full-path="Basic/VBAProject/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S Sans Serif" svg:font-family="'MS Sans Serif'"/>
    <style:font-face style:name="Sans" svg:font-family="Sans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643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1.118cm"/>
    </style:style>
    <style:style style:name="co12" style:family="table-column">
      <style:table-column-properties fo:break-before="auto" style:column-width="2.628cm"/>
    </style:style>
    <style:style style:name="co13" style:family="table-column">
      <style:table-column-properties fo:break-before="auto" style:column-width="4.223cm"/>
    </style:style>
    <style:style style:name="co14" style:family="table-column">
      <style:table-column-properties fo:break-before="auto" style:column-width="5.957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0.307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4.531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2.265cm"/>
    </style:style>
    <style:style style:name="co22" style:family="table-column">
      <style:table-column-properties fo:break-before="auto" style:column-width="9.929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51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1.453cm"/>
    </style:style>
    <style:style style:name="co27" style:family="table-column">
      <style:table-column-properties fo:break-before="auto" style:column-width="5.65cm"/>
    </style:style>
    <style:style style:name="co28" style:family="table-column">
      <style:table-column-properties fo:break-before="auto" style:column-width="2.741cm"/>
    </style:style>
    <style:style style:name="co29" style:family="table-column">
      <style:table-column-properties fo:break-before="auto" style:column-width="2.489cm"/>
    </style:style>
    <style:style style:name="co30" style:family="table-column">
      <style:table-column-properties fo:break-before="auto" style:column-width="5.985cm"/>
    </style:style>
    <style:style style:name="co31" style:family="table-column">
      <style:table-column-properties fo:break-before="auto" style:column-width="5.006cm"/>
    </style:style>
    <style:style style:name="co32" style:family="table-column">
      <style:table-column-properties fo:break-before="auto" style:column-width="6.07cm"/>
    </style:style>
    <style:style style:name="co33" style:family="table-column">
      <style:table-column-properties fo:break-before="auto" style:column-width="4.699cm"/>
    </style:style>
    <style:style style:name="co34" style:family="table-column">
      <style:table-column-properties fo:break-before="auto" style:column-width="4.112cm"/>
    </style:style>
    <style:style style:name="co35" style:family="table-column">
      <style:table-column-properties fo:break-before="auto" style:column-width="2.097cm"/>
    </style:style>
    <style:style style:name="co36" style:family="table-column">
      <style:table-column-properties fo:break-before="auto" style:column-width="3.831cm"/>
    </style:style>
    <style:style style:name="co37" style:family="table-column">
      <style:table-column-properties fo:break-before="auto" style:column-width="0.84cm"/>
    </style:style>
    <style:style style:name="co38" style:family="table-column">
      <style:table-column-properties fo:break-before="auto" style:column-width="6.936cm"/>
    </style:style>
    <style:style style:name="co39" style:family="table-column">
      <style:table-column-properties fo:break-before="auto" style:column-width="1.342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734cm"/>
    </style:style>
    <style:style style:name="co42" style:family="table-column">
      <style:table-column-properties fo:break-before="auto" style:column-width="1.901cm"/>
    </style:style>
    <style:style style:name="co43" style:family="table-column">
      <style:table-column-properties fo:break-before="auto" style:column-width="1.175cm"/>
    </style:style>
    <style:style style:name="co44" style:family="table-column">
      <style:table-column-properties fo:break-before="auto" style:column-width="7.049cm"/>
    </style:style>
    <style:style style:name="co45" style:family="table-column">
      <style:table-column-properties fo:break-before="auto" style:column-width="1.231cm"/>
    </style:style>
    <style:style style:name="co46" style:family="table-column">
      <style:table-column-properties fo:break-before="auto" style:column-width="2.35cm"/>
    </style:style>
    <style:style style:name="co47" style:family="table-column">
      <style:table-column-properties fo:break-before="auto" style:column-width="4.895cm"/>
    </style:style>
    <style:style style:name="co48" style:family="table-column">
      <style:table-column-properties fo:break-before="auto" style:column-width="20.865cm"/>
    </style:style>
    <style:style style:name="co49" style:family="table-column">
      <style:table-column-properties fo:break-before="auto" style:column-width="0.979cm"/>
    </style:style>
    <style:style style:name="co50" style:family="table-column">
      <style:table-column-properties fo:break-before="auto" style:column-width="7.412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3.328cm"/>
    </style:style>
    <style:style style:name="co53" style:family="table-column">
      <style:table-column-properties fo:break-before="auto" style:column-width="1.706cm"/>
    </style:style>
    <style:style style:name="co54" style:family="table-column">
      <style:table-column-properties fo:break-before="auto" style:column-width="1.427cm"/>
    </style:style>
    <style:style style:name="co55" style:family="table-column">
      <style:table-column-properties fo:break-before="auto" style:column-width="13.593cm"/>
    </style:style>
    <style:style style:name="co56" style:family="table-column">
      <style:table-column-properties fo:break-before="auto" style:column-width="0.811cm"/>
    </style:style>
    <style:style style:name="co57" style:family="table-column">
      <style:table-column-properties fo:break-before="auto" style:column-width="5.147cm"/>
    </style:style>
    <style:style style:name="co58" style:family="table-column">
      <style:table-column-properties fo:break-before="auto" style:column-width="7.579cm"/>
    </style:style>
    <style:style style:name="co59" style:family="table-column">
      <style:table-column-properties fo:break-before="auto" style:column-width="2.293cm"/>
    </style:style>
    <style:style style:name="co60" style:family="table-column">
      <style:table-column-properties fo:break-before="auto" style:column-width="7.02cm"/>
    </style:style>
    <style:style style:name="co61" style:family="table-column">
      <style:table-column-properties fo:break-before="auto" style:column-width="5.426cm"/>
    </style:style>
    <style:style style:name="co62" style:family="table-column">
      <style:table-column-properties fo:break-before="auto" style:column-width="2.182cm"/>
    </style:style>
    <style:style style:name="co63" style:family="table-column">
      <style:table-column-properties fo:break-before="auto" style:column-width="13.342cm"/>
    </style:style>
    <style:style style:name="co64" style:family="table-column">
      <style:table-column-properties fo:break-before="auto" style:column-width="6.405cm"/>
    </style:style>
    <style:style style:name="co65" style:family="table-column">
      <style:table-column-properties fo:break-before="auto" style:column-width="1.986cm"/>
    </style:style>
    <style:style style:name="co66" style:family="table-column">
      <style:table-column-properties fo:break-before="auto" style:column-width="10.964cm"/>
    </style:style>
    <style:style style:name="co67" style:family="table-column">
      <style:table-column-properties fo:break-before="auto" style:column-width="2.656cm"/>
    </style:style>
    <style:style style:name="co68" style:family="table-column">
      <style:table-column-properties fo:break-before="auto" style:column-width="12.307cm"/>
    </style:style>
    <style:style style:name="co69" style:family="table-column">
      <style:table-column-properties fo:break-before="auto" style:column-width="12.026cm"/>
    </style:style>
    <style:style style:name="co70" style:family="table-column">
      <style:table-column-properties fo:break-before="auto" style:column-width="15.244cm"/>
    </style:style>
    <style:style style:name="co71" style:family="table-column">
      <style:table-column-properties fo:break-before="auto" style:column-width="2.602cm"/>
    </style:style>
    <style:style style:name="co72" style:family="table-column">
      <style:table-column-properties fo:break-before="auto" style:column-width="5.454cm"/>
    </style:style>
    <style:style style:name="co73" style:family="table-column">
      <style:table-column-properties fo:break-before="auto" style:column-width="3.944cm"/>
    </style:style>
    <style:style style:name="co74" style:family="table-column">
      <style:table-column-properties fo:break-before="auto" style:column-width="2.545cm"/>
    </style:style>
    <style:style style:name="co75" style:family="table-column">
      <style:table-column-properties fo:break-before="auto" style:column-width="22.655cm"/>
    </style:style>
    <style:style style:name="co76" style:family="table-column">
      <style:table-column-properties fo:break-before="auto" style:column-width="3.581cm"/>
    </style:style>
    <style:style style:name="co77" style:family="table-column">
      <style:table-column-properties fo:break-before="auto" style:column-width="2.041cm"/>
    </style:style>
    <style:style style:name="co78" style:family="table-column">
      <style:table-column-properties fo:break-before="auto" style:column-width="3.664cm"/>
    </style:style>
    <style:style style:name="co79" style:family="table-column">
      <style:table-column-properties fo:break-before="auto" style:column-width="14.88cm"/>
    </style:style>
    <style:style style:name="co80" style:family="table-column">
      <style:table-column-properties fo:break-before="auto" style:column-width="0.894cm"/>
    </style:style>
    <style:style style:name="co81" style:family="table-column">
      <style:table-column-properties fo:break-before="auto" style:column-width="16.782cm"/>
    </style:style>
    <style:style style:name="co82" style:family="table-column">
      <style:table-column-properties fo:break-before="auto" style:column-width="0.67cm"/>
    </style:style>
    <style:style style:name="co83" style:family="table-column">
      <style:table-column-properties fo:break-before="auto" style:column-width="6.74cm"/>
    </style:style>
    <style:style style:name="co84" style:family="table-column">
      <style:table-column-properties fo:break-before="auto" style:column-width="18.265cm"/>
    </style:style>
    <style:style style:name="co85" style:family="table-column">
      <style:table-column-properties fo:break-before="auto" style:column-width="10.125cm"/>
    </style:style>
    <style:style style:name="co86" style:family="table-column">
      <style:table-column-properties fo:break-before="auto" style:column-width="3.635cm"/>
    </style:style>
    <style:style style:name="co87" style:family="table-column">
      <style:table-column-properties fo:break-before="auto" style:column-width="18.683cm"/>
    </style:style>
    <style:style style:name="co88" style:family="table-column">
      <style:table-column-properties fo:break-before="auto" style:column-width="17.985cm"/>
    </style:style>
    <style:style style:name="co89" style:family="table-column">
      <style:table-column-properties fo:break-before="auto" style:column-width="2.014cm"/>
    </style:style>
    <style:style style:name="co90" style:family="table-column">
      <style:table-column-properties fo:break-before="auto" style:column-width="5.062cm"/>
    </style:style>
    <style:style style:name="co91" style:family="table-column">
      <style:table-column-properties fo:break-before="auto" style:column-width="19.775cm"/>
    </style:style>
    <style:style style:name="co92" style:family="table-column">
      <style:table-column-properties fo:break-before="auto" style:column-width="14.041cm"/>
    </style:style>
    <style:style style:name="co93" style:family="table-column">
      <style:table-column-properties fo:break-before="auto" style:column-width="2.574cm"/>
    </style:style>
    <style:style style:name="co94" style:family="table-column">
      <style:table-column-properties fo:break-before="auto" style:column-width="6.013cm"/>
    </style:style>
    <style:style style:name="co95" style:family="table-column">
      <style:table-column-properties fo:break-before="auto" style:column-width="15.187cm"/>
    </style:style>
    <style:style style:name="co96" style:family="table-column">
      <style:table-column-properties fo:break-before="auto" style:column-width="5.846cm"/>
    </style:style>
    <style:style style:name="co97" style:family="table-column">
      <style:table-column-properties fo:break-before="auto" style:column-width="5.315cm"/>
    </style:style>
    <style:style style:name="co98" style:family="table-column">
      <style:table-column-properties fo:break-before="auto" style:column-width="18.3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ta1" style:family="table" style:master-page-name="PageStyle_5f_Structure">
      <style:table-properties table:display="true" style:writing-mode="lr-tb"/>
    </style:style>
    <style:style style:name="ta2" style:family="table" style:master-page-name="PageStyle_5f_CREATE">
      <style:table-properties table:display="true" style:writing-mode="lr-tb"/>
    </style:style>
    <style:style style:name="ta3" style:family="table" style:master-page-name="PageStyle_5f_Import">
      <style:table-properties table:display="true" style:writing-mode="lr-tb"/>
    </style:style>
    <style:style style:name="ta4" style:family="table" style:master-page-name="PageStyle_5f_Alumni">
      <style:table-properties table:display="true" style:writing-mode="lr-tb"/>
    </style:style>
    <style:style style:name="ta5" style:family="table" style:master-page-name="PageStyle_5f_Organization">
      <style:table-properties table:display="true" style:writing-mode="lr-tb"/>
    </style:style>
    <style:style style:name="ta6" style:family="table" style:master-page-name="PageStyle_5f_AO_5f_Map">
      <style:table-properties table:display="true" style:writing-mode="lr-tb"/>
    </style:style>
    <style:style style:name="ta7" style:family="table" style:master-page-name="PageStyle_5f_A_5f_Communities">
      <style:table-properties table:display="true" style:writing-mode="lr-tb"/>
    </style:style>
    <style:style style:name="ta8" style:family="table" style:master-page-name="PageStyle_5f_Religion">
      <style:table-properties table:display="true" style:writing-mode="lr-tb"/>
    </style:style>
    <style:style style:name="ta9" style:family="table" style:master-page-name="PageStyle_5f_Program">
      <style:table-properties table:display="true" style:writing-mode="lr-tb"/>
    </style:style>
    <style:style style:name="ta10" style:family="table" style:master-page-name="PageStyle_5f_Department">
      <style:table-properties table:display="true" style:writing-mode="lr-tb"/>
    </style:style>
    <style:style style:name="ta11" style:family="table" style:master-page-name="PageStyle_5f_Community">
      <style:table-properties table:display="true" style:writing-mode="lr-tb"/>
    </style:style>
    <style:style style:name="ta12" style:family="table" style:master-page-name="PageStyle_5f_Updater">
      <style:table-properties table:display="true" style:writing-mode="lr-tb"/>
    </style:style>
    <style:style style:name="ta13" style:family="table" style:master-page-name="PageStyle_5f_ContactType">
      <style:table-properties table:display="true" style:writing-mode="lr-tb"/>
    </style:style>
    <style:style style:name="ta14" style:family="table" style:master-page-name="PageStyle_5f_JobType">
      <style:table-properties table:display="true" style:writing-mode="lr-tb"/>
    </style:style>
    <style:style style:name="ta15" style:family="table" style:master-page-name="PageStyle_5f_JobPosition">
      <style:table-properties table:display="true" style:writing-mode="lr-tb"/>
    </style:style>
    <style:style style:name="ta16" style:family="table" style:master-page-name="PageStyle_5f_Strata">
      <style:table-properties table:display="true" style:writing-mode="lr-tb"/>
    </style:style>
    <style:style style:name="ta17" style:family="table" style:master-page-name="PageStyle_5f_Competency">
      <style:table-properties table:display="true" style:writing-mode="lr-tb"/>
    </style:style>
    <style:style style:name="ta18" style:family="table" style:master-page-name="PageStyle_5f_Field">
      <style:table-properties table:display="true" style:writing-mode="lr-tb"/>
    </style:style>
    <style:style style:name="ta19" style:family="table" style:master-page-name="PageStyle_5f_Negara">
      <style:table-properties table:display="true" style:writing-mode="lr-tb"/>
    </style:style>
    <style:style style:name="ta20" style:family="table" style:master-page-name="PageStyle_5f_Propinsi">
      <style:table-properties table:display="true" style:writing-mode="lr-tb"/>
    </style:style>
    <style:style style:name="ta21" style:family="table" style:master-page-name="PageStyle_5f_Wilayah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0.088cm solid #000000" fo:background-color="#8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 style:data-style-name="N0">
      <style:table-cell-properties style:glyph-orientation-vertical="0" fo:background-color="#ffff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88cm solid #000000" fo:background-color="#8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8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S Sans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ffff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0.088cm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35cm solid #000080" style:cell-protect="protected" style:print-content="true" style:diagonal-bl-tr="none" style:diagonal-tl-br="none" style:text-align-source="value-type" style:repeat-content="false" fo:background-color="transparent" fo:wrap-option="no-wrap" fo:border-left="0.088cm solid #000080" style:direction="ltr" fo:border-right="none" style:rotation-angle="0" style:rotation-align="none" style:shrink-to-fit="false" fo:border-top="0.088cm solid #00008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8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88cm solid #00008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88cm solid #000080" style:cell-protect="protected" style:print-content="true" style:diagonal-bl-tr="none" style:diagonal-tl-br="none" style:text-align-source="value-type" style:repeat-content="false" fo:background-color="transparent" fo:wrap-option="no-wrap" fo:border-left="0.088cm solid #00008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35cm solid #000080" style:diagonal-bl-tr="none" style:diagonal-tl-br="none" fo:border-left="none" fo:border-right="none" style:rotation-align="none" fo:border-top="0.088cm solid #00008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0.035cm solid #000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8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088cm solid #000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88cm solid #00008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>
      <style:table-cell-properties fo:border-bottom="0.035cm solid #000080" style:diagonal-bl-tr="none" style:diagonal-tl-br="none" fo:border-left="none" fo:border-right="none" style:rotation-align="none" fo:border-top="0.088cm solid #000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088cm solid #000080" fo:border-right="none" style:rotation-align="none" fo:border-top="0.088cm solid #000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8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35cm solid #000080" style:diagonal-bl-tr="none" style:diagonal-tl-br="none" fo:border-left="none" fo:border-right="0.088cm solid #000080" style:rotation-align="none" fo:border-top="0.088cm solid #00008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8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8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088cm solid #000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088cm solid #000080" style:rotation-align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 style:data-style-name="N0">
      <style:table-cell-properties style:glyph-orientation-vertical="0" fo:border-bottom="0.088cm solid #00008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8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fo:border-bottom="0.088cm solid #000080" style:diagonal-bl-tr="none" style:diagonal-tl-br="none" fo:border-left="none" fo:border-right="0.088cm solid #000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solid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fo:background-color="#ffffff" fo:border="#000000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fo:color="#444444" style:font-name="Arial" fo:font-size="10pt"/>
    </style:style>
  </office:automatic-styles>
  <office:body>
    <office:spreadsheet>
      <table:calculation-settings table:case-sensitive="false" table:use-regular-expressions="false"/>
      <table:table table:name="Structure" table:style-name="ta1" table:print-ranges="Structure.B2:Structure.K79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3" table:default-cell-style-name="ce1"/>
        <table:table-column table:style-name="co9" table:number-columns-repeated="767" table:default-cell-style-name="Default"/>
        <table:table-row table:style-name="ro1">
          <table:table-cell table:number-columns-repeated="257"/>
          <table:table-cell table:style-name="ce2" table:number-columns-repeated="767"/>
        </table:table-row>
        <table:table-row table:style-name="ro2">
          <table:table-cell/>
          <table:table-cell table:style-name="ce4" office:value-type="string">
            <text:p>Master Table</text:p>
          </table:table-cell>
          <table:table-cell table:number-columns-repeated="5"/>
          <table:table-cell table:style-name="ce4" office:value-type="string">
            <text:p>Common Detail Table</text:p>
          </table:table-cell>
          <table:table-cell table:number-columns-repeated="249"/>
          <table:table-cell table:style-name="ce2" table:number-columns-repeated="767"/>
        </table:table-row>
        <table:table-row table:style-name="ro1">
          <table:table-cell table:number-columns-repeated="257"/>
          <table:table-cell table:style-name="ce2" table:number-columns-repeated="767"/>
        </table:table-row>
        <table:table-row table:style-name="ro3">
          <table:table-cell table:style-name="ce2"/>
          <table:table-cell table:style-name="ce4"/>
          <table:table-cell table:style-name="ce5" office:value-type="string">
            <text:p>Alumni</text:p>
          </table:table-cell>
          <table:table-cell/>
          <table:table-cell table:style-name="ce5" office:value-type="string">
            <text:p>Organization</text:p>
          </table:table-cell>
          <table:table-cell/>
          <table:table-cell table:style-name="ce5" office:value-type="string">
            <text:p>AO-Map</text:p>
          </table:table-cell>
          <table:table-cell table:style-name="ce2"/>
          <table:table-cell table:style-name="ce5" office:value-type="string">
            <text:p>Contacts</text:p>
          </table:table-cell>
          <table:table-cell table:style-name="ce2"/>
          <table:table-cell table:style-name="ce5" office:value-type="string">
            <text:p>Address</text:p>
          </table:table-cell>
          <table:table-cell table:style-name="ce2" table:number-columns-repeated="1013"/>
        </table:table-row>
        <table:table-row table:style-name="ro1">
          <table:table-cell table:number-columns-repeated="2"/>
          <table:table-cell table:style-name="ce6" office:value-type="string">
            <text:p>AID (auto inc)</text:p>
          </table:table-cell>
          <table:table-cell/>
          <table:table-cell table:style-name="ce6" office:value-type="string">
            <text:p>OID (auto inc)</text:p>
          </table:table-cell>
          <table:table-cell/>
          <table:table-cell table:style-name="ce6" office:value-type="string">
            <text:p>MID (auto inc)</text:p>
          </table:table-cell>
          <table:table-cell/>
          <table:table-cell table:style-name="ce6" office:value-type="string">
            <text:p>Detail-ID (auto inc)</text:p>
          </table:table-cell>
          <table:table-cell/>
          <table:table-cell table:style-name="ce6" office:value-type="string">
            <text:p>Detail-ID (auto inc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last_update</text:p>
          </table:table-cell>
          <table:table-cell/>
          <table:table-cell table:style-name="ce6" office:value-type="string">
            <text:p>last_update</text:p>
          </table:table-cell>
          <table:table-cell/>
          <table:table-cell table:style-name="ce6" office:value-type="string">
            <text:p>AID</text:p>
          </table:table-cell>
          <table:table-cell/>
          <table:table-cell table:style-name="ce6" office:value-type="string">
            <text:p>LID (OID/AID/MID)</text:p>
          </table:table-cell>
          <table:table-cell/>
          <table:table-cell table:style-name="ce6" office:value-type="string">
            <text:p>LID (OID/AID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Name</text:p>
          </table:table-cell>
          <table:table-cell/>
          <table:table-cell table:style-name="ce6" office:value-type="string">
            <text:p>Organization</text:p>
          </table:table-cell>
          <table:table-cell/>
          <table:table-cell table:style-name="ce6" office:value-type="string">
            <text:p>OID</text:p>
          </table:table-cell>
          <table:table-cell/>
          <table:table-cell table:style-name="ce6" office:value-type="string">
            <text:p>Link Type</text:p>
          </table:table-cell>
          <table:table-cell/>
          <table:table-cell table:style-name="ce6" office:value-type="string">
            <text:p>Link Typ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Prefix</text:p>
          </table:table-cell>
          <table:table-cell/>
          <table:table-cell table:style-name="ce6" office:value-type="string">
            <text:p>UpdaterID</text:p>
          </table:table-cell>
          <table:table-cell/>
          <table:table-cell table:style-name="ce7" office:value-type="string">
            <text:p>Name (lookup)</text:p>
          </table:table-cell>
          <table:table-cell/>
          <table:table-cell table:style-name="ce6" office:value-type="string">
            <text:p>CTID</text:p>
          </table:table-cell>
          <table:table-cell/>
          <table:table-cell table:style-name="ce6" office:value-type="string">
            <text:p>Kawas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Suffix</text:p>
          </table:table-cell>
          <table:table-cell/>
          <table:table-cell table:style-name="ce6" office:value-type="string">
            <text:p>Updater <text:s/>(lookup)</text:p>
          </table:table-cell>
          <table:table-cell/>
          <table:table-cell table:style-name="ce7" office:value-type="string">
            <text:p>Organization (lookup)</text:p>
          </table:table-cell>
          <table:table-cell/>
          <table:table-cell table:style-name="ce6" office:value-type="string">
            <text:p>Contact Type (lookup)</text:p>
          </table:table-cell>
          <table:table-cell/>
          <table:table-cell table:style-name="ce6" office:value-type="string">
            <text:p>Gedung/Komple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UpdaterID</text:p>
          </table:table-cell>
          <table:table-cell/>
          <table:table-cell table:style-name="ce6" office:value-type="string">
            <text:p>CollectorID</text:p>
          </table:table-cell>
          <table:table-cell/>
          <table:table-cell table:style-name="ce6" office:value-type="string">
            <text:p>Department</text:p>
          </table:table-cell>
          <table:table-cell/>
          <table:table-cell table:style-name="ce6" office:value-type="string">
            <text:p>Contact Value</text:p>
          </table:table-cell>
          <table:table-cell/>
          <table:table-cell table:style-name="ce6" office:value-type="string">
            <text:p>Jal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Updater <text:s/>(lookup)</text:p>
          </table:table-cell>
          <table:table-cell/>
          <table:table-cell table:style-name="ce6" office:value-type="string">
            <text:p>Collector <text:s/>(lookup)</text:p>
          </table:table-cell>
          <table:table-cell/>
          <table:table-cell table:style-name="ce6" office:value-type="string">
            <text:p>Branch</text:p>
          </table:table-cell>
          <table:table-cell table:number-columns-repeated="3"/>
          <table:table-cell table:style-name="ce6" office:value-type="string">
            <text:p>Kode Po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CollectorID</text:p>
          </table:table-cell>
          <table:table-cell/>
          <table:table-cell table:style-name="ce6" office:value-type="string">
            <text:p>Has Branch</text:p>
          </table:table-cell>
          <table:table-cell/>
          <table:table-cell table:style-name="ce6" office:value-type="string">
            <text:p>JobPositionID</text:p>
          </table:table-cell>
          <table:table-cell table:number-columns-repeated="3"/>
          <table:table-cell table:style-name="ce6" office:value-type="string">
            <text:p>NegaraI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Collector <text:s/>(lookup)</text:p>
          </table:table-cell>
          <table:table-cell/>
          <table:table-cell table:style-name="ce6" office:value-type="string">
            <text:p>ParentID</text:p>
          </table:table-cell>
          <table:table-cell/>
          <table:table-cell table:style-name="ce6" office:value-type="string">
            <text:p>JobPosition (lookup)</text:p>
          </table:table-cell>
          <table:table-cell table:number-columns-repeated="3"/>
          <table:table-cell table:style-name="ce6" office:value-type="string">
            <text:p>PropinsiI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JobTypeID</text:p>
          </table:table-cell>
          <table:table-cell/>
          <table:table-cell table:style-name="ce6" office:value-type="string">
            <text:p>Parent Organization (lookup)</text:p>
          </table:table-cell>
          <table:table-cell/>
          <table:table-cell table:style-name="ce6" office:value-type="string">
            <text:p>Description (Lain-Lain)</text:p>
          </table:table-cell>
          <table:table-cell table:number-columns-repeated="3"/>
          <table:table-cell table:style-name="ce6" office:value-type="string">
            <text:p>WilayahI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Job Type <text:s/>(lookup)</text:p>
          </table:table-cell>
          <table:table-cell/>
          <table:table-cell table:style-name="ce6" office:value-type="string">
            <text:p>Product</text:p>
          </table:table-cell>
          <table:table-cell/>
          <table:table-cell table:style-name="ce6" office:value-type="string">
            <text:p>Struktural</text:p>
          </table:table-cell>
          <table:table-cell table:number-columns-repeated="3"/>
          <table:table-cell table:style-name="ce6" office:value-type="string">
            <text:p>Negara (lookup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BirthPlace</text:p>
          </table:table-cell>
          <table:table-cell/>
          <table:table-cell table:style-name="ce6" office:value-type="string">
            <text:p>Memo</text:p>
          </table:table-cell>
          <table:table-cell/>
          <table:table-cell table:style-name="ce6" office:value-type="string">
            <text:p>Fungsional</text:p>
          </table:table-cell>
          <table:table-cell table:number-columns-repeated="3"/>
          <table:table-cell table:style-name="ce6" office:value-type="string">
            <text:p>Propinsi <text:s/>(lookup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BirthDate</text:p>
          </table:table-cell>
          <table:table-cell table:number-columns-repeated="7"/>
          <table:table-cell table:style-name="ce6" office:value-type="string">
            <text:p>Wilayah <text:s/>(lookup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Gender</text:p>
          </table:table-cell>
          <table:table-cell table:number-columns-repeated="7"/>
          <table:table-cell table:style-name="ce6" office:value-type="string">
            <text:p>Full_address (calculated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Religion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Religion (lookup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Me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>
            <text:p>Organization Detail</text:p>
          </table:table-cell>
          <table:table-cell table:number-columns-repeated="5"/>
          <table:table-cell table:style-name="ce4" office:value-type="string">
            <text:p>Other T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O-Fields</text:p>
          </table:table-cell>
          <table:table-cell table:style-name="ce9"/>
          <table:table-cell table:number-columns-repeated="3"/>
          <table:table-cell table:style-name="ce2"/>
          <table:table-cell table:style-name="ce5" office:value-type="string">
            <text:p>Iklan</text:p>
          </table:table-cell>
          <table:table-cell table:style-name="ce2"/>
          <table:table-cell table:style-name="ce5" office:value-type="string">
            <text:p>View-Fil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Detail-ID (auto inc)</text:p>
          </table:table-cell>
          <table:table-cell table:style-name="ce9"/>
          <table:table-cell table:number-columns-repeated="4"/>
          <table:table-cell table:style-name="ce6" office:value-type="string">
            <text:p>Detail-ID (auto inc)</text:p>
          </table:table-cell>
          <table:table-cell/>
          <table:table-cell table:style-name="ce6" office:value-type="string">
            <text:p>Detail-ID (auto inc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OID</text:p>
          </table:table-cell>
          <table:table-cell table:style-name="ce10"/>
          <table:table-cell table:number-columns-repeated="4"/>
          <table:table-cell table:style-name="ce6" office:value-type="string">
            <text:p>OID</text:p>
          </table:table-cell>
          <table:table-cell/>
          <table:table-cell table:style-name="ce6" office:value-type="string">
            <text:p>OI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Organization (lookup)</text:p>
          </table:table-cell>
          <table:table-cell table:style-name="ce10"/>
          <table:table-cell table:number-columns-repeated="4"/>
          <table:table-cell table:style-name="ce7" office:value-type="string">
            <text:p>Organization (lookup)</text:p>
          </table:table-cell>
          <table:table-cell/>
          <table:table-cell table:style-name="ce7" office:value-type="string">
            <text:p>Organization (lookup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FieldID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Field (lookup)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Description (Lain-Lain)</text:p>
          </table:table-cell>
          <table:table-cell table:style-name="ce10"/>
          <table:table-cell table:number-columns-repeated="4"/>
          <table:table-cell table:style-name="ce16" office:value-type="string">
            <text:p>Belum digagas</text:p>
          </table:table-cell>
          <table:table-cell/>
          <table:table-cell table:style-name="ce16" office:value-type="string">
            <text:p>Belum digagas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7" office:value-type="string">
            <text:p>Huruf Teba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7" office:value-type="string">
            <text:p>Fon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7" office:value-type="string">
            <text:p>Log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Alumni Det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A-Communities</text:p>
          </table:table-cell>
          <table:table-cell table:style-name="ce9"/>
          <table:table-cell table:style-name="ce11" office:value-type="string">
            <text:p>A-Degrees</text:p>
          </table:table-cell>
          <table:table-cell table:style-name="ce9"/>
          <table:table-cell table:style-name="ce5" office:value-type="string">
            <text:p>A-Competencies</text:p>
          </table:table-cell>
          <table:table-cell table:style-name="ce9"/>
          <table:table-cell table:style-name="ce5" office:value-type="string">
            <text:p>A-Certifications</text:p>
          </table:table-cell>
          <table:table-cell table:style-name="ce9"/>
          <table:table-cell table:style-name="ce5" office:value-type="string">
            <text:p>A-Experience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Detail-ID (auto inc)</text:p>
          </table:table-cell>
          <table:table-cell table:style-name="ce9"/>
          <table:table-cell table:style-name="ce6" office:value-type="string">
            <text:p>Detail-ID (auto inc)</text:p>
          </table:table-cell>
          <table:table-cell table:style-name="ce9"/>
          <table:table-cell table:style-name="ce6" office:value-type="string">
            <text:p>Detail-ID (auto inc)</text:p>
          </table:table-cell>
          <table:table-cell table:style-name="ce9"/>
          <table:table-cell table:style-name="ce6" office:value-type="string">
            <text:p>Detail-ID (auto inc)</text:p>
          </table:table-cell>
          <table:table-cell table:style-name="ce9"/>
          <table:table-cell table:style-name="ce6" office:value-type="string">
            <text:p>Detail-ID (auto inc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AID</text:p>
          </table:table-cell>
          <table:table-cell table:style-name="ce10"/>
          <table:table-cell table:style-name="ce6" office:value-type="string">
            <text:p>AID</text:p>
          </table:table-cell>
          <table:table-cell table:style-name="ce10"/>
          <table:table-cell table:style-name="ce6" office:value-type="string">
            <text:p>AID</text:p>
          </table:table-cell>
          <table:table-cell table:style-name="ce10"/>
          <table:table-cell table:style-name="ce6" office:value-type="string">
            <text:p>AID</text:p>
          </table:table-cell>
          <table:table-cell table:style-name="ce10"/>
          <table:table-cell table:style-name="ce6" office:value-type="string">
            <text:p>AI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CID</text:p>
          </table:table-cell>
          <table:table-cell table:style-name="ce10"/>
          <table:table-cell table:style-name="ce6" office:value-type="string">
            <text:p>Name (lookup)</text:p>
          </table:table-cell>
          <table:table-cell table:style-name="ce10"/>
          <table:table-cell table:style-name="ce7" office:value-type="string">
            <text:p>Name (lookup)</text:p>
          </table:table-cell>
          <table:table-cell table:style-name="ce10"/>
          <table:table-cell table:style-name="ce7" office:value-type="string">
            <text:p>Name (lookup)</text:p>
          </table:table-cell>
          <table:table-cell table:style-name="ce10"/>
          <table:table-cell table:style-name="ce7" office:value-type="string">
            <text:p>Name (lookup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Community (lookup)</text:p>
          </table:table-cell>
          <table:table-cell table:style-name="ce10"/>
          <table:table-cell table:style-name="ce6" office:value-type="string">
            <text:p>StrataID</text:p>
          </table:table-cell>
          <table:table-cell table:style-name="ce10"/>
          <table:table-cell table:style-name="ce6" office:value-type="string">
            <text:p>CompetencyID</text:p>
          </table:table-cell>
          <table:table-cell table:style-name="ce14"/>
          <table:table-cell table:style-name="ce6" office:value-type="string">
            <text:p>Certification</text:p>
          </table:table-cell>
          <table:table-cell table:style-name="ce14"/>
          <table:table-cell table:style-name="ce6" office:value-type="string">
            <text:p>Organiza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Name (lookup)</text:p>
          </table:table-cell>
          <table:table-cell table:style-name="ce10"/>
          <table:table-cell table:style-name="ce6" office:value-type="string">
            <text:p>Strata (lookup)</text:p>
          </table:table-cell>
          <table:table-cell table:style-name="ce10"/>
          <table:table-cell table:style-name="ce6" office:value-type="string">
            <text:p>Competency (lookup)</text:p>
          </table:table-cell>
          <table:table-cell table:style-name="ce14"/>
          <table:table-cell table:style-name="ce6" office:value-type="string">
            <text:p>Institution</text:p>
          </table:table-cell>
          <table:table-cell table:style-name="ce14"/>
          <table:table-cell table:style-name="ce6" office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Angkatan</text:p>
          </table:table-cell>
          <table:table-cell table:style-name="ce10"/>
          <table:table-cell table:style-name="ce6" office:value-type="string">
            <text:p>Admitted</text:p>
          </table:table-cell>
          <table:table-cell table:style-name="ce10"/>
          <table:table-cell table:style-name="ce6" office:value-type="string">
            <text:p>Description (Lain-Lain)</text:p>
          </table:table-cell>
          <table:table-cell table:style-name="ce14"/>
          <table:table-cell table:number-columns-repeated="2"/>
          <table:table-cell table:style-name="ce6" office:value-type="string">
            <text:p>Job Posi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Khusus</text:p>
          </table:table-cell>
          <table:table-cell table:style-name="ce10"/>
          <table:table-cell table:style-name="ce6" office:value-type="string">
            <text:p>Graduated</text:p>
          </table:table-cell>
          <table:table-cell table:number-columns-repeated="5"/>
          <table:table-cell table:style-name="ce6" office:value-type="string">
            <text:p>Year I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CommName (calculated)</text:p>
          </table:table-cell>
          <table:table-cell table:style-name="ce10"/>
          <table:table-cell table:style-name="ce6" office:value-type="string">
            <text:p>Degree</text:p>
          </table:table-cell>
          <table:table-cell table:number-columns-repeated="2"/>
          <table:table-cell table:style-name="ce14"/>
          <table:table-cell table:number-columns-repeated="2"/>
          <table:table-cell table:style-name="ce6" office:value-type="string">
            <text:p>Year Ou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"/>
          <table:table-cell table:style-name="ce6" office:value-type="string">
            <text:p>Institution</text:p>
          </table:table-cell>
          <table:table-cell table:number-columns-repeated="2"/>
          <table:table-cell table:style-name="ce14"/>
          <table:table-cell table:number-columns-repeated="1016"/>
        </table:table-row>
        <table:table-row table:style-name="ro1">
          <table:table-cell table:number-columns-repeated="3"/>
          <table:table-cell table:style-name="ce10"/>
          <table:table-cell table:style-name="ce6" office:value-type="string">
            <text:p>Major</text:p>
          </table:table-cell>
          <table:table-cell table:number-columns-repeated="2"/>
          <table:table-cell table:style-name="ce14"/>
          <table:table-cell table:number-columns-repeated="1016"/>
        </table:table-row>
        <table:table-row table:style-name="ro1">
          <table:table-cell table:number-columns-repeated="4"/>
          <table:table-cell table:style-name="ce6" office:value-type="string">
            <text:p>Minor</text:p>
          </table:table-cell>
          <table:table-cell table:number-columns-repeated="2"/>
          <table:table-cell table:style-name="ce15"/>
          <table:table-cell table:number-columns-repeated="1016"/>
        </table:table-row>
        <table:table-row table:style-name="ro1">
          <table:table-cell table:number-columns-repeated="4"/>
          <table:table-cell table:style-name="ce6" office:value-type="string">
            <text:p>Concentration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>
            <text:p>Lookup 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Contact-Type</text:p>
          </table:table-cell>
          <table:table-cell table:style-name="ce9"/>
          <table:table-cell table:style-name="ce5" office:value-type="string">
            <text:p>Field</text:p>
          </table:table-cell>
          <table:table-cell table:style-name="ce9"/>
          <table:table-cell table:style-name="ce5" office:value-type="string">
            <text:p>Competency</text:p>
          </table:table-cell>
          <table:table-cell table:style-name="ce9"/>
          <table:table-cell/>
          <table:table-cell table:style-name="ce9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>
            <text:p>CTID (auto inc)</text:p>
          </table:table-cell>
          <table:table-cell table:style-name="ce10"/>
          <table:table-cell table:style-name="ce6" office:value-type="string">
            <text:p>FieldID (auto inc)</text:p>
          </table:table-cell>
          <table:table-cell table:style-name="ce10"/>
          <table:table-cell table:style-name="ce6" office:value-type="string">
            <text:p>CompetencyID (auto inc)</text:p>
          </table:table-cell>
          <table:table-cell table:style-name="ce10"/>
          <table:table-cell/>
          <table:table-cell table:style-name="ce10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>
            <text:p>Contact Type</text:p>
          </table:table-cell>
          <table:table-cell table:style-name="ce10"/>
          <table:table-cell table:style-name="ce6" office:value-type="string">
            <text:p>Field</text:p>
          </table:table-cell>
          <table:table-cell table:style-name="ce10"/>
          <table:table-cell table:style-name="ce6" office:value-type="string">
            <text:p>Competency</text:p>
          </table:table-cell>
          <table:table-cell table:style-name="ce10"/>
          <table:table-cell/>
          <table:table-cell table:style-name="ce10"/>
          <table:table-cell table:number-columns-repeated="1014"/>
        </table:table-row>
        <table:table-row table:style-name="ro1">
          <table:table-cell table:number-columns-repeated="2"/>
          <table:table-cell table:style-name="ce8" table:number-columns-repeated="2"/>
          <table:table-cell table:style-name="ce6" office:value-type="string">
            <text:p>Description</text:p>
          </table:table-cell>
          <table:table-cell/>
          <table:table-cell table:style-name="ce6" office:value-type="string">
            <text:p>Descrip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5"/>
          <table:table-cell table:style-name="ce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>
            <text:p>JobType</text:p>
          </table:table-cell>
          <table:table-cell table:style-name="ce8"/>
          <table:table-cell table:style-name="ce5" office:value-type="string">
            <text:p>JobPosition</text:p>
          </table:table-cell>
          <table:table-cell/>
          <table:table-cell table:style-name="ce5" office:value-type="string">
            <text:p>Religion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JobTypeID (auto inc)</text:p>
          </table:table-cell>
          <table:table-cell table:style-name="ce8"/>
          <table:table-cell table:style-name="ce6" office:value-type="string">
            <text:p>JobPositionID (auto inc)</text:p>
          </table:table-cell>
          <table:table-cell/>
          <table:table-cell table:style-name="ce6" office:value-type="string">
            <text:p>ReID (auto inc)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Job Type</text:p>
          </table:table-cell>
          <table:table-cell table:style-name="ce8"/>
          <table:table-cell table:style-name="ce6" office:value-type="string">
            <text:p>JobPosition</text:p>
          </table:table-cell>
          <table:table-cell/>
          <table:table-cell table:style-name="ce6" office:value-type="string">
            <text:p>Religion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5"/>
          <table:table-cell table:style-name="ce8"/>
          <table:table-cell table:number-columns-repeated="1013"/>
        </table:table-row>
        <table:table-row table:style-name="ro2">
          <table:table-cell/>
          <table:table-cell table:style-name="ce4" office:value-type="string">
            <text:p>Community Looku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Community</text:p>
          </table:table-cell>
          <table:table-cell table:style-name="ce9"/>
          <table:table-cell table:style-name="ce12" office:value-type="string">
            <text:p>Department</text:p>
          </table:table-cell>
          <table:table-cell table:style-name="ce13"/>
          <table:table-cell table:style-name="ce12" office:value-type="string">
            <text:p>Program</text:p>
          </table:table-cell>
          <table:table-cell table:style-name="ce13"/>
          <table:table-cell table:style-name="ce12" office:value-type="string">
            <text:p>Strat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>
            <text:p>CID (auto inc)</text:p>
          </table:table-cell>
          <table:table-cell table:style-name="ce8"/>
          <table:table-cell table:style-name="ce6" office:value-type="string">
            <text:p>Department_ID (auto inc)</text:p>
          </table:table-cell>
          <table:table-cell table:style-name="ce8"/>
          <table:table-cell table:style-name="ce6" office:value-type="string">
            <text:p>Program_ID (auto inc)</text:p>
          </table:table-cell>
          <table:table-cell table:style-name="ce8"/>
          <table:table-cell table:style-name="ce6" office:value-type="string">
            <text:p>StrataID (auto inc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>
            <text:p>Community</text:p>
          </table:table-cell>
          <table:table-cell table:style-name="ce8"/>
          <table:table-cell table:style-name="ce6" office:value-type="string">
            <text:p>Departement</text:p>
          </table:table-cell>
          <table:table-cell table:style-name="ce8"/>
          <table:table-cell table:style-name="ce6" office:value-type="string">
            <text:p>Program</text:p>
          </table:table-cell>
          <table:table-cell table:style-name="ce8"/>
          <table:table-cell table:style-name="ce6" office:value-type="string">
            <text:p>Strat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>
            <text:p>Department_ID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Program_ID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Department (lookup)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Program (lookup)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Region Lookup</text:p>
          </table:table-cell>
          <table:table-cell table:number-columns-repeated="5"/>
          <table:table-cell table:style-name="ce4" office:value-type="string">
            <text:p>Admin Look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Propinsi</text:p>
          </table:table-cell>
          <table:table-cell table:style-name="ce9"/>
          <table:table-cell table:style-name="ce5" office:value-type="string">
            <text:p>Wilayah</text:p>
          </table:table-cell>
          <table:table-cell table:style-name="ce9"/>
          <table:table-cell table:style-name="ce5" office:value-type="string">
            <text:p>Negara</text:p>
          </table:table-cell>
          <table:table-cell/>
          <table:table-cell table:style-name="ce5" office:value-type="string">
            <text:p>Updater</text:p>
          </table:table-cell>
          <table:table-cell/>
          <table:table-cell table:style-name="ce5" office:value-type="string">
            <text:p>Collecto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PropinsiID (auto inc)</text:p>
          </table:table-cell>
          <table:table-cell table:style-name="ce10"/>
          <table:table-cell table:style-name="ce6" office:value-type="string">
            <text:p>PropinsiID (auto inc)</text:p>
          </table:table-cell>
          <table:table-cell table:style-name="ce10"/>
          <table:table-cell table:style-name="ce6" office:value-type="string">
            <text:p>NegaraID (auto inc)</text:p>
          </table:table-cell>
          <table:table-cell/>
          <table:table-cell table:style-name="ce6" office:value-type="string">
            <text:p>UpdaterID (auto inc)</text:p>
          </table:table-cell>
          <table:table-cell/>
          <table:table-cell table:style-name="ce6" office:value-type="string">
            <text:p>CollectorID (auto inc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Propinsi</text:p>
          </table:table-cell>
          <table:table-cell table:style-name="ce10"/>
          <table:table-cell table:style-name="ce6" office:value-type="string">
            <text:p>WilayahID</text:p>
          </table:table-cell>
          <table:table-cell table:style-name="ce10"/>
          <table:table-cell table:style-name="ce6" office:value-type="string">
            <text:p>Negara</text:p>
          </table:table-cell>
          <table:table-cell/>
          <table:table-cell table:style-name="ce6" office:value-type="string">
            <text:p>Updater</text:p>
          </table:table-cell>
          <table:table-cell/>
          <table:table-cell table:style-name="ce6" office:value-type="string">
            <text:p>Collecto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>
            <text:p>Wilayah</text:p>
          </table:table-cell>
          <table:table-cell table:style-name="ce8"/>
          <table:table-cell table:number-columns-repeated="101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E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9" table:number-columns-repeated="2" table:default-cell-style-name="ce20"/>
        <table:table-column table:style-name="co11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19" table:default-cell-style-name="ce20"/>
        <table:table-column table:style-name="co21" table:default-cell-style-name="ce20"/>
        <table:table-column table:style-name="co20" table:default-cell-style-name="ce20"/>
        <table:table-column table:style-name="co22" table:default-cell-style-name="ce20"/>
        <table:table-column table:style-name="co16" table:default-cell-style-name="ce20"/>
        <table:table-column table:style-name="co23" table:number-columns-repeated="1003" table:default-cell-style-name="Default"/>
        <table:table-row table:style-name="ro5">
          <table:table-cell table:number-columns-repeated="4"/>
          <table:table-cell table:style-name="ce21"/>
          <table:table-cell table:number-columns-repeated="2"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 table:number-columns-repeated="8"/>
          <table:table-cell table:style-name="ce18" table:number-columns-repeated="1003"/>
        </table:table-row>
        <table:table-row table:style-name="ro5">
          <table:table-cell table:style-name="ce18" table:number-columns-repeated="3"/>
          <table:table-cell table:style-name="ce21"/>
          <table:table-cell table:style-name="ce21" office:value-type="string">
            <text:p>Variabl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Default Value</text:p>
          </table:table-cell>
          <table:table-cell table:style-name="ce21" office:value-type="string">
            <text:p>Validation</text:p>
          </table:table-cell>
          <table:table-cell table:style-name="ce21" table:number-columns-repeated="5"/>
          <table:table-cell table:style-name="ce21" office:value-type="string">
            <text:p>Constraint Name</text:p>
          </table:table-cell>
          <table:table-cell table:style-name="ce21" office:value-type="string">
            <text:p>Type</text:p>
          </table:table-cell>
          <table:table-cell table:style-name="ce21" table:number-columns-repeated="4"/>
          <table:table-cell table:style-name="ce21" office:value-type="string">
            <text:p>Constraint</text:p>
          </table:table-cell>
          <table:table-cell table:style-name="ce21"/>
          <table:table-cell table:style-name="ce18" table:number-columns-repeated="1003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9" office:value-type="string">
            <text:p>ID_NO</text:p>
          </table:table-cell>
          <table:table-cell/>
          <table:table-cell office:value-type="string">
            <text:p>CREATE DOMAIN ID_No AS</text:p>
          </table:table-cell>
          <table:table-cell table:number-columns-repeated="1020"/>
        </table:table-row>
        <table:table-row table:style-name="ro5">
          <table:table-cell table:number-columns-repeated="5"/>
          <table:table-cell office:value-type="string">
            <text:p>INTEGER</text:p>
          </table:table-cell>
          <table:table-cell/>
          <table:table-cell office:value-type="string">
            <text:p>NOT NULL</text:p>
          </table:table-cell>
          <table:table-cell office:value-type="string">
            <text:p>;</text:p>
          </table:table-cell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/>
          <table:table-cell table:style-name="ce5" office:value-type="string">
            <text:p>Alumni</text:p>
          </table:table-cell>
          <table:table-cell/>
          <table:table-cell table:formula="of:=CONCATENATE(&quot;CREATE TABLE &quot;;[.B8];&quot; (&quot;)" office:value-type="string" office:string-value="CREATE TABLE Alumni (">
            <text:p>CREATE TABLE Alumni (</text:p>
          </table:table-cell>
          <table:table-cell table:number-columns-repeated="7"/>
          <table:table-cell table:formula="of:=CONCATENATE(&quot;ALTER TABLE &quot;;[.B8])" office:value-type="string" office:string-value="ALTER TABLE Alumni">
            <text:p>ALTER TABLE Alumni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AID (auto increment)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Nam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Prefix</text:p>
          </table:table-cell>
          <table:table-cell table:number-columns-repeated="2"/>
          <table:table-cell office:value-type="string">
            <text:p>prefix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Suffix</text:p>
          </table:table-cell>
          <table:table-cell table:number-columns-repeated="2"/>
          <table:table-cell office:value-type="string">
            <text:p>suffix</text:p>
          </table:table-cell>
          <table:table-cell office:value-type="string">
            <text:p>VARCHAR(1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last_update</text:p>
          </table:table-cell>
          <table:table-cell table:number-columns-repeated="2"/>
          <table:table-cell office:value-type="string">
            <text:p>last_update</text:p>
          </table:table-cell>
          <table:table-cell office:value-type="string">
            <text:p>TIMESTAMP</text:p>
          </table:table-cell>
          <table:table-cell office:value-type="string">
            <text:p>DEFAULT 'now'</text:p>
          </table:table-cell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UpdaterID</text:p>
          </table:table-cell>
          <table:table-cell table:number-columns-repeated="2"/>
          <table:table-cell office:value-type="string">
            <text:p>Updater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UpdaterAlumni</text:p>
          </table:table-cell>
          <table:table-cell office:value-type="string">
            <text:p>FOREIGN KEY</text:p>
          </table:table-cell>
          <table:table-cell table:formula="of:=CONCATENATE(&quot;(&quot;;[.E14];&quot;)&quot;)" office:value-type="string" office:string-value="(UpdaterID)">
            <text:p>(UpdaterID)</text:p>
          </table:table-cell>
          <table:table-cell office:value-type="string">
            <text:p>REFERENCES</text:p>
          </table:table-cell>
          <table:table-cell office:value-type="string">
            <text:p>Updater</text:p>
          </table:table-cell>
          <table:table-cell table:formula="of:=CONCATENATE(&quot;(&quot;;[.E14];&quot;)&quot;)" office:value-type="string" office:string-value="(UpdaterID)">
            <text:p>(Updater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Updater <text:s/>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ollectorID</text:p>
          </table:table-cell>
          <table:table-cell table:number-columns-repeated="2"/>
          <table:table-cell office:value-type="string">
            <text:p>Collector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CollectorAlumni</text:p>
          </table:table-cell>
          <table:table-cell office:value-type="string">
            <text:p>FOREIGN KEY</text:p>
          </table:table-cell>
          <table:table-cell table:formula="of:=CONCATENATE(&quot;(&quot;;[.E16];&quot;)&quot;)" office:value-type="string" office:string-value="(CollectorID)">
            <text:p>(CollectorID)</text:p>
          </table:table-cell>
          <table:table-cell office:value-type="string">
            <text:p>REFERENCES</text:p>
          </table:table-cell>
          <table:table-cell office:value-type="string">
            <text:p>Collector</text:p>
          </table:table-cell>
          <table:table-cell table:formula="of:=CONCATENATE(&quot;(&quot;;[.E16];&quot;)&quot;)" office:value-type="string" office:string-value="(CollectorID)">
            <text:p>(Collector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Collector <text:s/>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JobTypeID</text:p>
          </table:table-cell>
          <table:table-cell table:number-columns-repeated="2"/>
          <table:table-cell office:value-type="string">
            <text:p>JobType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JobType</text:p>
          </table:table-cell>
          <table:table-cell office:value-type="string">
            <text:p>FOREIGN KEY</text:p>
          </table:table-cell>
          <table:table-cell table:formula="of:=CONCATENATE(&quot;(&quot;;[.E18];&quot;)&quot;)" office:value-type="string" office:string-value="(JobTypeID)">
            <text:p>(JobTypeID)</text:p>
          </table:table-cell>
          <table:table-cell office:value-type="string">
            <text:p>REFERENCES</text:p>
          </table:table-cell>
          <table:table-cell office:value-type="string">
            <text:p>JobType</text:p>
          </table:table-cell>
          <table:table-cell table:formula="of:=CONCATENATE(&quot;(&quot;;[.E18];&quot;)&quot;)" office:value-type="string" office:string-value="(JobTypeID)">
            <text:p>(JobType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Job Type <text:s/>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BirthPlace</text:p>
          </table:table-cell>
          <table:table-cell table:number-columns-repeated="2"/>
          <table:table-cell office:value-type="string">
            <text:p>birthplace</text:p>
          </table:table-cell>
          <table:table-cell office:value-type="string">
            <text:p>VARCHAR(15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BirthDate</text:p>
          </table:table-cell>
          <table:table-cell table:number-columns-repeated="2"/>
          <table:table-cell office:value-type="string">
            <text:p>birth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Gender</text:p>
          </table:table-cell>
          <table:table-cell table:number-columns-repeated="2"/>
          <table:table-cell office:value-type="string">
            <text:p>gender</text:p>
          </table:table-cell>
          <table:table-cell office:value-type="string">
            <text:p>CHA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Gender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Gender IN ('M', 'F') OR Gender IS NULL)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ReligionID</text:p>
          </table:table-cell>
          <table:table-cell table:number-columns-repeated="2"/>
          <table:table-cell office:value-type="string">
            <text:p>Religion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Religion</text:p>
          </table:table-cell>
          <table:table-cell office:value-type="string">
            <text:p>FOREIGN KEY</text:p>
          </table:table-cell>
          <table:table-cell table:formula="of:=CONCATENATE(&quot;(&quot;;[.E23];&quot;)&quot;)" office:value-type="string" office:string-value="(ReligionID)">
            <text:p>(ReligionID)</text:p>
          </table:table-cell>
          <table:table-cell office:value-type="string">
            <text:p>REFERENCES</text:p>
          </table:table-cell>
          <table:table-cell office:value-type="string">
            <text:p>Religion</text:p>
          </table:table-cell>
          <table:table-cell table:formula="of:=CONCATENATE(&quot;(&quot;;[.E23];&quot;)&quot;)" office:value-type="string" office:string-value="(ReligionID)">
            <text:p>(ReligionID)</text:p>
          </table:table-cell>
          <table:table-cell table:number-columns-repeated="1005"/>
        </table:table-row>
        <table:table-row table:style-name="ro5">
          <table:table-cell/>
          <table:table-cell table:style-name="ce6" office:value-type="string">
            <text:p>Religion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Memo</text:p>
          </table:table-cell>
          <table:table-cell table:number-columns-repeated="2"/>
          <table:table-cell office:value-type="string">
            <text:p>Memo</text:p>
          </table:table-cell>
          <table:table-cell office:value-type="string">
            <text:p>BLOB SUB_TYPE TEXT</text:p>
          </table:table-cell>
          <table:table-cell office:value-type="string">
            <text:p>SEGMENT SIZE 150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Organization</text:p>
          </table:table-cell>
          <table:table-cell/>
          <table:table-cell table:formula="of:=CONCATENATE(&quot;CREATE TABLE &quot;;[.B28];&quot; (&quot;)" office:value-type="string" office:string-value="CREATE TABLE Organization (">
            <text:p>CREATE TABLE Organization (</text:p>
          </table:table-cell>
          <table:table-cell table:number-columns-repeated="7"/>
          <table:table-cell table:formula="of:=CONCATENATE(&quot;ALTER TABLE &quot;;[.B28])" office:value-type="string" office:string-value="ALTER TABLE Organization">
            <text:p>ALTER TABLE Organization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OID (auto increment)</text:p>
          </table:table-cell>
          <table:table-cell table:number-columns-repeated="2"/>
          <table:table-cell office:value-type="string">
            <text:p>O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7" office:value-type="string">
            <text:p>Organization</text:p>
          </table:table-cell>
          <table:table-cell table:number-columns-repeated="2"/>
          <table:table-cell office:value-type="string">
            <text:p>Organization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 UNIQUE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last_update</text:p>
          </table:table-cell>
          <table:table-cell table:number-columns-repeated="2"/>
          <table:table-cell office:value-type="string">
            <text:p>last_update</text:p>
          </table:table-cell>
          <table:table-cell office:value-type="string">
            <text:p>TIMESTAMP</text:p>
          </table:table-cell>
          <table:table-cell office:value-type="string">
            <text:p>DEFAULT 'now'</text:p>
          </table:table-cell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UpdaterID</text:p>
          </table:table-cell>
          <table:table-cell table:number-columns-repeated="2"/>
          <table:table-cell office:value-type="string">
            <text:p>Updater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UpdaterOrg</text:p>
          </table:table-cell>
          <table:table-cell office:value-type="string">
            <text:p>FOREIGN KEY</text:p>
          </table:table-cell>
          <table:table-cell table:formula="of:=CONCATENATE(&quot;(&quot;;[.E32];&quot;)&quot;)" office:value-type="string" office:string-value="(UpdaterID)">
            <text:p>(UpdaterID)</text:p>
          </table:table-cell>
          <table:table-cell office:value-type="string">
            <text:p>REFERENCES</text:p>
          </table:table-cell>
          <table:table-cell office:value-type="string">
            <text:p>Updater</text:p>
          </table:table-cell>
          <table:table-cell table:formula="of:=CONCATENATE(&quot;(&quot;;[.E32];&quot;)&quot;)" office:value-type="string" office:string-value="(UpdaterID)">
            <text:p>(Updater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Updater <text:s/>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ollectorID</text:p>
          </table:table-cell>
          <table:table-cell table:number-columns-repeated="2"/>
          <table:table-cell office:value-type="string">
            <text:p>Collector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CollectorOrg</text:p>
          </table:table-cell>
          <table:table-cell office:value-type="string">
            <text:p>FOREIGN KEY</text:p>
          </table:table-cell>
          <table:table-cell table:formula="of:=CONCATENATE(&quot;(&quot;;[.E34];&quot;)&quot;)" office:value-type="string" office:string-value="(CollectorID)">
            <text:p>(CollectorID)</text:p>
          </table:table-cell>
          <table:table-cell office:value-type="string">
            <text:p>REFERENCES</text:p>
          </table:table-cell>
          <table:table-cell office:value-type="string">
            <text:p>Collector</text:p>
          </table:table-cell>
          <table:table-cell table:formula="of:=CONCATENATE(&quot;(&quot;;[.E34];&quot;)&quot;)" office:value-type="string" office:string-value="(CollectorID)">
            <text:p>(Collector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Collector <text:s/>(lookup)</text:p>
          </table:table-cell>
          <table:table-cell table:number-columns-repeated="18"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17" office:value-type="string">
            <text:p>HasBranch</text:p>
          </table:table-cell>
          <table:table-cell table:number-columns-repeated="2"/>
          <table:table-cell office:value-type="string">
            <text:p>HasBranch</text:p>
          </table:table-cell>
          <table:table-cell office:value-type="string">
            <text:p>CHAR</text:p>
          </table:table-cell>
          <table:table-cell office:value-type="string">
            <text:p>DEFAULT 'F'</text:p>
          </table:table-cell>
          <table:table-cell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HasBranch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HasBranch IN ('T', 'F'))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ParentID</text:p>
          </table:table-cell>
          <table:table-cell table:number-columns-repeated="2"/>
          <table:table-cell office:value-type="string">
            <text:p>Parent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ParentOrg</text:p>
          </table:table-cell>
          <table:table-cell office:value-type="string">
            <text:p>FOREIGN KEY</text:p>
          </table:table-cell>
          <table:table-cell table:formula="of:=CONCATENATE(&quot;(&quot;;[.E37];&quot;)&quot;)" office:value-type="string" office:string-value="(ParentID)">
            <text:p>(ParentID)</text:p>
          </table:table-cell>
          <table:table-cell office:value-type="string">
            <text:p>REFERENCES</text:p>
          </table:table-cell>
          <table:table-cell office:value-type="string">
            <text:p>Organization</text:p>
          </table:table-cell>
          <table:table-cell table:style-name="ce21" office:value-type="string">
            <text:p>(OID)</text:p>
          </table:table-cell>
          <table:table-cell table:number-columns-repeated="1005"/>
        </table:table-row>
        <table:table-row table:style-name="ro5">
          <table:table-cell/>
          <table:table-cell table:style-name="ce6" office:value-type="string">
            <text:p>Parent Organization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Product</text:p>
          </table:table-cell>
          <table:table-cell table:number-columns-repeated="2"/>
          <table:table-cell office:value-type="string">
            <text:p>Product</text:p>
          </table:table-cell>
          <table:table-cell office:value-type="string">
            <text:p>VARCHAR(6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Memo</text:p>
          </table:table-cell>
          <table:table-cell table:number-columns-repeated="2"/>
          <table:table-cell office:value-type="string">
            <text:p>Memo</text:p>
          </table:table-cell>
          <table:table-cell office:value-type="string">
            <text:p>BLOB SUB_TYPE TEXT</text:p>
          </table:table-cell>
          <table:table-cell office:value-type="string">
            <text:p>SEGMENT SIZE 150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OMap</text:p>
          </table:table-cell>
          <table:table-cell/>
          <table:table-cell table:formula="of:=CONCATENATE(&quot;CREATE TABLE &quot;;[.B43];&quot; (&quot;)" office:value-type="string" office:string-value="CREATE TABLE AOMap (">
            <text:p>CREATE TABLE AOMap (</text:p>
          </table:table-cell>
          <table:table-cell table:number-columns-repeated="7"/>
          <table:table-cell table:formula="of:=CONCATENATE(&quot;ALTER TABLE &quot;;[.B43])" office:value-type="string" office:string-value="ALTER TABLE AOMap">
            <text:p>ALTER TABLE AOMap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MID (auto increment)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Map</text:p>
          </table:table-cell>
          <table:table-cell office:value-type="string">
            <text:p>FOREIGN KEY</text:p>
          </table:table-cell>
          <table:table-cell table:formula="of:=CONCATENATE(&quot;(&quot;;[.E45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45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OID</text:p>
          </table:table-cell>
          <table:table-cell table:number-columns-repeated="2"/>
          <table:table-cell office:value-type="string">
            <text:p>O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OrganizationMap</text:p>
          </table:table-cell>
          <table:table-cell office:value-type="string">
            <text:p>FOREIGN KEY</text:p>
          </table:table-cell>
          <table:table-cell table:formula="of:=CONCATENATE(&quot;(&quot;;[.E46];&quot;)&quot;)" office:value-type="string" office:string-value="(OID)">
            <text:p>(OID)</text:p>
          </table:table-cell>
          <table:table-cell office:value-type="string">
            <text:p>REFERENCES</text:p>
          </table:table-cell>
          <table:table-cell office:value-type="string">
            <text:p>Organization</text:p>
          </table:table-cell>
          <table:table-cell table:formula="of:=CONCATENATE(&quot;(&quot;;[.E46];&quot;)&quot;)" office:value-type="string" office:string-value="(OID)">
            <text:p>(O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>
            <text:p>Organization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Department</text:p>
          </table:table-cell>
          <table:table-cell table:number-columns-repeated="2"/>
          <table:table-cell office:value-type="string">
            <text:p>Department</text:p>
          </table:table-cell>
          <table:table-cell office:value-type="string">
            <text:p>VARCHAR(6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Branch</text:p>
          </table:table-cell>
          <table:table-cell table:number-columns-repeated="2"/>
          <table:table-cell office:value-type="string">
            <text:p>Branch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JobPositionID</text:p>
          </table:table-cell>
          <table:table-cell table:number-columns-repeated="2"/>
          <table:table-cell office:value-type="string">
            <text:p>JobPosition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JobPosition</text:p>
          </table:table-cell>
          <table:table-cell office:value-type="string">
            <text:p>FOREIGN KEY</text:p>
          </table:table-cell>
          <table:table-cell table:formula="of:=CONCATENATE(&quot;(&quot;;[.E51];&quot;)&quot;)" office:value-type="string" office:string-value="(JobPositionID)">
            <text:p>(JobPositionID)</text:p>
          </table:table-cell>
          <table:table-cell office:value-type="string">
            <text:p>REFERENCES</text:p>
          </table:table-cell>
          <table:table-cell office:value-type="string">
            <text:p>JobPosition</text:p>
          </table:table-cell>
          <table:table-cell table:formula="of:=CONCATENATE(&quot;(&quot;;[.E51];&quot;)&quot;)" office:value-type="string" office:string-value="(JobPositionID)">
            <text:p>(JobPositionID)</text:p>
          </table:table-cell>
          <table:table-cell office:value-type="string">
            <text:p>ON DELETE SET NULL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JobPosition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Description (Lain-Lain)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VARCHAR(4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Struktural</text:p>
          </table:table-cell>
          <table:table-cell table:number-columns-repeated="2"/>
          <table:table-cell office:value-type="string">
            <text:p>Struktural</text:p>
          </table:table-cell>
          <table:table-cell office:value-type="string">
            <text:p>VARCHAR(2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Fungsional</text:p>
          </table:table-cell>
          <table:table-cell table:number-columns-repeated="2"/>
          <table:table-cell office:value-type="string">
            <text:p>Fungsional</text:p>
          </table:table-cell>
          <table:table-cell office:value-type="string">
            <text:p>VARCHAR(20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Iklan</text:p>
          </table:table-cell>
          <table:table-cell/>
          <table:table-cell table:formula="of:=CONCATENATE(&quot;CREATE TABLE &quot;;[.B58];&quot; (&quot;)" office:value-type="string" office:string-value="CREATE TABLE Iklan (">
            <text:p>CREATE TABLE Iklan (</text:p>
          </table:table-cell>
          <table:table-cell table:number-columns-repeated="5"/>
          <table:table-cell office:value-type="string">
            <text:p>; Belum dibahas</text:p>
          </table:table-cell>
          <table:table-cell/>
          <table:table-cell table:formula="of:=CONCATENATE(&quot;ALTER TABLE &quot;;[.B58])" office:value-type="string" office:string-value="ALTER TABLE Iklan">
            <text:p>ALTER TABLE Iklan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OID</text:p>
          </table:table-cell>
          <table:table-cell table:number-columns-repeated="2"/>
          <table:table-cell office:value-type="string">
            <text:p>OID</text:p>
          </table:table-cell>
          <table:table-cell office:value-type="string">
            <text:p>ID_NO</text:p>
          </table:table-cell>
          <table:table-cell table:number-columns-repeated="6"/>
          <table:table-cell office:value-type="string">
            <text:p>ADD CONSTRAINT</text:p>
          </table:table-cell>
          <table:table-cell office:value-type="string">
            <text:p>fkOrganizationAdv</text:p>
          </table:table-cell>
          <table:table-cell office:value-type="string">
            <text:p>FOREIGN KEY</text:p>
          </table:table-cell>
          <table:table-cell table:formula="of:=CONCATENATE(&quot;(&quot;;[.E60];&quot;)&quot;)" office:value-type="string" office:string-value="(OID)">
            <text:p>(OID)</text:p>
          </table:table-cell>
          <table:table-cell office:value-type="string">
            <text:p>REFERENCES</text:p>
          </table:table-cell>
          <table:table-cell office:value-type="string">
            <text:p>Organization</text:p>
          </table:table-cell>
          <table:table-cell table:formula="of:=CONCATENATE(&quot;(&quot;;[.E60];&quot;)&quot;)" office:value-type="string" office:string-value="(OID)">
            <text:p>(OID)</text:p>
          </table:table-cell>
          <table:table-cell office:value-type="string">
            <text:p>ON DELETE CASCADE ON UPDATE CASCADE</text:p>
          </table:table-cell>
          <table:table-cell table:number-columns-repeated="1004"/>
        </table:table-row>
        <table:table-row table:style-name="ro5">
          <table:table-cell/>
          <table:table-cell table:style-name="ce7" office:value-type="string">
            <text:p>Organization (lookup)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Contacts</text:p>
          </table:table-cell>
          <table:table-cell/>
          <table:table-cell table:formula="of:=CONCATENATE(&quot;CREATE TABLE &quot;;[.B64];&quot; (&quot;)" office:value-type="string" office:string-value="CREATE TABLE Contacts (">
            <text:p>CREATE TABLE Contacts (</text:p>
          </table:table-cell>
          <table:table-cell table:number-columns-repeated="7"/>
          <table:table-cell table:formula="of:=CONCATENATE(&quot;ALTER TABLE &quot;;[.B64])" office:value-type="string" office:string-value="ALTER TABLE Contacts">
            <text:p>ALTER TABLE Contact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style-name="Default" table:number-columns-repeated="12"/>
          <table:table-cell table:number-columns-repeated="1003"/>
        </table:table-row>
        <table:table-row table:style-name="ro5">
          <table:table-cell/>
          <table:table-cell table:style-name="ce17" office:value-type="string">
            <text:p>LID (OID/AID/MID)</text:p>
          </table:table-cell>
          <table:table-cell table:number-columns-repeated="2"/>
          <table:table-cell office:value-type="string">
            <text:p>L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Link Type</text:p>
          </table:table-cell>
          <table:table-cell table:number-columns-repeated="2"/>
          <table:table-cell office:value-type="string">
            <text:p>LinkType</text:p>
          </table:table-cell>
          <table:table-cell office:value-type="string">
            <text:p>CHAR</text:p>
          </table:table-cell>
          <table:table-cell/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LinkTypeContacts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LinkType IN ('O', 'A', 'M'))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CTID</text:p>
          </table:table-cell>
          <table:table-cell table:number-columns-repeated="2"/>
          <table:table-cell office:value-type="string">
            <text:p>CT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ContactTypeContacts</text:p>
          </table:table-cell>
          <table:table-cell office:value-type="string">
            <text:p>FOREIGN KEY</text:p>
          </table:table-cell>
          <table:table-cell table:formula="of:=CONCATENATE(&quot;(&quot;;[.E68];&quot;)&quot;)" office:value-type="string" office:string-value="(CTID)">
            <text:p>(CTID)</text:p>
          </table:table-cell>
          <table:table-cell office:value-type="string">
            <text:p>REFERENCES</text:p>
          </table:table-cell>
          <table:table-cell office:value-type="string">
            <text:p>ContactType</text:p>
          </table:table-cell>
          <table:table-cell table:formula="of:=CONCATENATE(&quot;(&quot;;[.E68];&quot;)&quot;)" office:value-type="string" office:string-value="(CTID)">
            <text:p>(CTID)</text:p>
          </table:table-cell>
          <table:table-cell office:value-type="string">
            <text:p>ON DELETE CASCADE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Contact Typ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ontact Value</text:p>
          </table:table-cell>
          <table:table-cell table:number-columns-repeated="2"/>
          <table:table-cell office:value-type="string">
            <text:p>Contact</text:p>
          </table:table-cell>
          <table:table-cell office:value-type="string">
            <text:p>VARCHAR(35)</text:p>
          </table:table-cell>
          <table:table-cell/>
          <table:table-cell office:value-type="string">
            <text:p>NOT NULL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ddress</text:p>
          </table:table-cell>
          <table:table-cell/>
          <table:table-cell table:formula="of:=CONCATENATE(&quot;CREATE TABLE &quot;;[.B73];&quot; (&quot;)" office:value-type="string" office:string-value="CREATE TABLE Address (">
            <text:p>CREATE TABLE Address (</text:p>
          </table:table-cell>
          <table:table-cell table:number-columns-repeated="7"/>
          <table:table-cell table:formula="of:=CONCATENATE(&quot;ALTER TABLE &quot;;[.B73])" office:value-type="string" office:string-value="ALTER TABLE Address">
            <text:p>ALTER TABLE Addres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17" office:value-type="string">
            <text:p>LID (OID/AID)</text:p>
          </table:table-cell>
          <table:table-cell table:number-columns-repeated="2"/>
          <table:table-cell office:value-type="string">
            <text:p>L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Link Type</text:p>
          </table:table-cell>
          <table:table-cell table:number-columns-repeated="2"/>
          <table:table-cell office:value-type="string">
            <text:p>LinkType</text:p>
          </table:table-cell>
          <table:table-cell office:value-type="string">
            <text:p>CHAR</text:p>
          </table:table-cell>
          <table:table-cell/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LinkTypeAddress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LinkType IN ('O', 'A'))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Kawasan</text:p>
          </table:table-cell>
          <table:table-cell table:number-columns-repeated="2"/>
          <table:table-cell office:value-type="string">
            <text:p>Kawasan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Gedung/Komplek</text:p>
          </table:table-cell>
          <table:table-cell table:number-columns-repeated="2"/>
          <table:table-cell office:value-type="string">
            <text:p>Gedung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Jalan</text:p>
          </table:table-cell>
          <table:table-cell table:number-columns-repeated="2"/>
          <table:table-cell office:value-type="string">
            <text:p>Jalan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KodePos</text:p>
          </table:table-cell>
          <table:table-cell table:number-columns-repeated="2"/>
          <table:table-cell office:value-type="string">
            <text:p>PostalCode</text:p>
          </table:table-cell>
          <table:table-cell office:value-type="string">
            <text:p>VARCHAR(7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NegaraID</text:p>
          </table:table-cell>
          <table:table-cell table:number-columns-repeated="2"/>
          <table:table-cell office:value-type="string">
            <text:p>NegaraID</text:p>
          </table:table-cell>
          <table:table-cell office:value-type="string">
            <text:p>INTEGER</text:p>
          </table:table-cell>
          <table:table-cell office:value-type="string">
            <text:p>DEFAULT 99</text:p>
          </table:table-cell>
          <table:table-cell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Negara</text:p>
          </table:table-cell>
          <table:table-cell office:value-type="string">
            <text:p>FOREIGN KEY</text:p>
          </table:table-cell>
          <table:table-cell table:formula="of:=CONCATENATE(&quot;(&quot;;[.E81];&quot;)&quot;)" office:value-type="string" office:string-value="(NegaraID)">
            <text:p>(NegaraID)</text:p>
          </table:table-cell>
          <table:table-cell office:value-type="string">
            <text:p>REFERENCES</text:p>
          </table:table-cell>
          <table:table-cell office:value-type="string">
            <text:p>Negara</text:p>
          </table:table-cell>
          <table:table-cell table:formula="of:=CONCATENATE(&quot;(&quot;;[.E81];&quot;)&quot;)" office:value-type="string" office:string-value="(NegaraID)">
            <text:p>(NegaraID)</text:p>
          </table:table-cell>
          <table:table-cell office:value-type="string">
            <text:p>ON DELETE SET NULL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PropinsiID</text:p>
          </table:table-cell>
          <table:table-cell table:number-columns-repeated="2"/>
          <table:table-cell office:value-type="string">
            <text:p>Propinsi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Propinsi</text:p>
          </table:table-cell>
          <table:table-cell office:value-type="string">
            <text:p>FOREIGN KEY</text:p>
          </table:table-cell>
          <table:table-cell table:formula="of:=CONCATENATE(&quot;(&quot;;[.E82];&quot;)&quot;)" office:value-type="string" office:string-value="(PropinsiID)">
            <text:p>(PropinsiID)</text:p>
          </table:table-cell>
          <table:table-cell office:value-type="string">
            <text:p>REFERENCES</text:p>
          </table:table-cell>
          <table:table-cell office:value-type="string">
            <text:p>Propinsi</text:p>
          </table:table-cell>
          <table:table-cell table:formula="of:=CONCATENATE(&quot;(&quot;;[.E82];&quot;)&quot;)" office:value-type="string" office:string-value="(PropinsiID)">
            <text:p>(PropinsiID)</text:p>
          </table:table-cell>
          <table:table-cell office:value-type="string">
            <text:p>ON DELETE SET NULL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WilayahID</text:p>
          </table:table-cell>
          <table:table-cell table:number-columns-repeated="2"/>
          <table:table-cell office:value-type="string">
            <text:p>WilayahID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ADD CONSTRAINT</text:p>
          </table:table-cell>
          <table:table-cell office:value-type="string">
            <text:p>fkWilayah</text:p>
          </table:table-cell>
          <table:table-cell office:value-type="string">
            <text:p>FOREIGN KEY</text:p>
          </table:table-cell>
          <table:table-cell table:formula="of:=CONCATENATE(&quot;(&quot;;[.E83];&quot;)&quot;)" office:value-type="string" office:string-value="(WilayahID)">
            <text:p>(WilayahID)</text:p>
          </table:table-cell>
          <table:table-cell office:value-type="string">
            <text:p>REFERENCES</text:p>
          </table:table-cell>
          <table:table-cell office:value-type="string">
            <text:p>Wilayah</text:p>
          </table:table-cell>
          <table:table-cell table:formula="of:=CONCATENATE(&quot;(&quot;;[.E83];&quot;)&quot;)" office:value-type="string" office:string-value="(WilayahID)">
            <text:p>(WilayahID)</text:p>
          </table:table-cell>
          <table:table-cell office:value-type="string">
            <text:p>ON DELETE SET NULL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Negara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Propinsi <text:s/>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Wilayah <text:s/>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Full_address (calculated)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OFields</text:p>
          </table:table-cell>
          <table:table-cell/>
          <table:table-cell table:formula="of:=CONCATENATE(&quot;CREATE TABLE &quot;;[.B90];&quot; (&quot;)" office:value-type="string" office:string-value="CREATE TABLE OFields (">
            <text:p>CREATE TABLE OFields (</text:p>
          </table:table-cell>
          <table:table-cell table:number-columns-repeated="7"/>
          <table:table-cell table:formula="of:=CONCATENATE(&quot;ALTER TABLE &quot;;[.B90])" office:value-type="string" office:string-value="ALTER TABLE OFields">
            <text:p>ALTER TABLE OField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OID</text:p>
          </table:table-cell>
          <table:table-cell table:number-columns-repeated="2"/>
          <table:table-cell office:value-type="string">
            <text:p>O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OrganizationFields</text:p>
          </table:table-cell>
          <table:table-cell office:value-type="string">
            <text:p>FOREIGN KEY</text:p>
          </table:table-cell>
          <table:table-cell table:formula="of:=CONCATENATE(&quot;(&quot;;[.E92];&quot;)&quot;)" office:value-type="string" office:string-value="(OID)">
            <text:p>(OID)</text:p>
          </table:table-cell>
          <table:table-cell office:value-type="string">
            <text:p>REFERENCES</text:p>
          </table:table-cell>
          <table:table-cell office:value-type="string">
            <text:p>Organization</text:p>
          </table:table-cell>
          <table:table-cell table:formula="of:=CONCATENATE(&quot;(&quot;;[.E92];&quot;)&quot;)" office:value-type="string" office:string-value="(OID)">
            <text:p>(O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Organization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FieldID</text:p>
          </table:table-cell>
          <table:table-cell table:number-columns-repeated="2"/>
          <table:table-cell office:value-type="string">
            <text:p>Field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MapOrgFields</text:p>
          </table:table-cell>
          <table:table-cell office:value-type="string">
            <text:p>FOREIGN KEY</text:p>
          </table:table-cell>
          <table:table-cell table:formula="of:=CONCATENATE(&quot;(&quot;;[.E94];&quot;)&quot;)" office:value-type="string" office:string-value="(FieldID)">
            <text:p>(FieldID)</text:p>
          </table:table-cell>
          <table:table-cell office:value-type="string">
            <text:p>REFERENCES</text:p>
          </table:table-cell>
          <table:table-cell office:value-type="string">
            <text:p>Field</text:p>
          </table:table-cell>
          <table:table-cell table:formula="of:=CONCATENATE(&quot;(&quot;;[.E94];&quot;)&quot;)" office:value-type="string" office:string-value="(FieldID)">
            <text:p>(FieldID)</text:p>
          </table:table-cell>
          <table:table-cell office:value-type="string">
            <text:p>ON DELETE SET NULL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Field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Description (Lain-Lain)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VARCHAR(35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Communities</text:p>
          </table:table-cell>
          <table:table-cell/>
          <table:table-cell table:formula="of:=CONCATENATE(&quot;CREATE TABLE &quot;;[.B99];&quot; (&quot;)" office:value-type="string" office:string-value="CREATE TABLE ACommunities (">
            <text:p>CREATE TABLE ACommunities (</text:p>
          </table:table-cell>
          <table:table-cell table:number-columns-repeated="7"/>
          <table:table-cell table:formula="of:=CONCATENATE(&quot;ALTER TABLE &quot;;[.B99])" office:value-type="string" office:string-value="ALTER TABLE ACommunities">
            <text:p>ALTER TABLE ACommunitie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Communities</text:p>
          </table:table-cell>
          <table:table-cell office:value-type="string">
            <text:p>FOREIGN KEY</text:p>
          </table:table-cell>
          <table:table-cell table:formula="of:=CONCATENATE(&quot;(&quot;;[.E101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101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CID</text:p>
          </table:table-cell>
          <table:table-cell table:number-columns-repeated="2"/>
          <table:table-cell office:value-type="string">
            <text:p>C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MapAlumniCommunities</text:p>
          </table:table-cell>
          <table:table-cell office:value-type="string">
            <text:p>FOREIGN KEY</text:p>
          </table:table-cell>
          <table:table-cell table:formula="of:=CONCATENATE(&quot;(&quot;;[.E102];&quot;)&quot;)" office:value-type="string" office:string-value="(CID)">
            <text:p>(CID)</text:p>
          </table:table-cell>
          <table:table-cell office:value-type="string">
            <text:p>REFERENCES</text:p>
          </table:table-cell>
          <table:table-cell office:value-type="string">
            <text:p>Community</text:p>
          </table:table-cell>
          <table:table-cell table:formula="of:=CONCATENATE(&quot;(&quot;;[.E102];&quot;)&quot;)" office:value-type="string" office:string-value="(CID)">
            <text:p>(C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Community (lookup)</text:p>
          </table:table-cell>
          <table:table-cell table:number-columns-repeated="1022"/>
        </table:table-row>
        <table:table-row table:style-name="ro5">
          <table:table-cell/>
          <table:table-cell table:style-name="ce7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Angkatan</text:p>
          </table:table-cell>
          <table:table-cell table:number-columns-repeated="2"/>
          <table:table-cell office:value-type="string">
            <text:p>Angkatan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Angkatan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Angkatan IS NULL OR Angkatan between 1964 and 2006)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Khusus</text:p>
          </table:table-cell>
          <table:table-cell table:number-columns-repeated="2"/>
          <table:table-cell office:value-type="string">
            <text:p>Khusus</text:p>
          </table:table-cell>
          <table:table-cell office:value-type="string">
            <text:p>VARCHAR(15)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>
            <text:p>Community Name (calculated)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Contacts</text:p>
          </table:table-cell>
          <table:table-cell/>
          <table:table-cell table:formula="of:=CONCATENATE(&quot;CREATE TABLE &quot;;[.B110];&quot; (&quot;)" office:value-type="string" office:string-value="CREATE TABLE AContacts (">
            <text:p>CREATE TABLE AContacts (</text:p>
          </table:table-cell>
          <table:table-cell table:number-columns-repeated="7"/>
          <table:table-cell table:formula="of:=CONCATENATE(&quot;ALTER TABLE &quot;;[.B110])" office:value-type="string" office:string-value="ALTER TABLE AContacts">
            <text:p>ALTER TABLE AContact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Contacts</text:p>
          </table:table-cell>
          <table:table-cell office:value-type="string">
            <text:p>FOREIGN KEY</text:p>
          </table:table-cell>
          <table:table-cell table:formula="of:=CONCATENATE(&quot;(&quot;;[.E112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112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TID</text:p>
          </table:table-cell>
          <table:table-cell table:number-columns-repeated="2"/>
          <table:table-cell office:value-type="string">
            <text:p>CT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MapAlumniContacts</text:p>
          </table:table-cell>
          <table:table-cell office:value-type="string">
            <text:p>FOREIGN KEY</text:p>
          </table:table-cell>
          <table:table-cell table:formula="of:=CONCATENATE(&quot;(&quot;;[.E114];&quot;)&quot;)" office:value-type="string" office:string-value="(CTID)">
            <text:p>(CTID)</text:p>
          </table:table-cell>
          <table:table-cell office:value-type="string">
            <text:p>REFERENCES</text:p>
          </table:table-cell>
          <table:table-cell office:value-type="string">
            <text:p>ContactType</text:p>
          </table:table-cell>
          <table:table-cell table:formula="of:=CONCATENATE(&quot;(&quot;;[.E114];&quot;)&quot;)" office:value-type="string" office:string-value="(CTID)">
            <text:p>(CTID)</text:p>
          </table:table-cell>
          <table:table-cell office:value-type="string">
            <text:p>ON DELETE CASCADE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Contact Typ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ontact Value</text:p>
          </table:table-cell>
          <table:table-cell table:number-columns-repeated="2"/>
          <table:table-cell office:value-type="string">
            <text:p>Contact</text:p>
          </table:table-cell>
          <table:table-cell office:value-type="string">
            <text:p>VARCHAR(35)</text:p>
          </table:table-cell>
          <table:table-cell/>
          <table:table-cell office:value-type="string">
            <text:p>NOT NULL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1" office:value-type="string">
            <text:p>ADegrees</text:p>
          </table:table-cell>
          <table:table-cell/>
          <table:table-cell table:formula="of:=CONCATENATE(&quot;CREATE TABLE &quot;;[.B119];&quot; (&quot;)" office:value-type="string" office:string-value="CREATE TABLE ADegrees (">
            <text:p>CREATE TABLE ADegrees (</text:p>
          </table:table-cell>
          <table:table-cell table:number-columns-repeated="7"/>
          <table:table-cell table:formula="of:=CONCATENATE(&quot;ALTER TABLE &quot;;[.B119])" office:value-type="string" office:string-value="ALTER TABLE ADegrees">
            <text:p>ALTER TABLE ADegree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Degrees</text:p>
          </table:table-cell>
          <table:table-cell office:value-type="string">
            <text:p>FOREIGN KEY</text:p>
          </table:table-cell>
          <table:table-cell table:formula="of:=CONCATENATE(&quot;(&quot;;[.E121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121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StrataID</text:p>
          </table:table-cell>
          <table:table-cell table:number-columns-repeated="2"/>
          <table:table-cell office:value-type="string">
            <text:p>Strat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StrataAlumni</text:p>
          </table:table-cell>
          <table:table-cell office:value-type="string">
            <text:p>FOREIGN KEY</text:p>
          </table:table-cell>
          <table:table-cell table:formula="of:=CONCATENATE(&quot;(&quot;;[.E123];&quot;)&quot;)" office:value-type="string" office:string-value="(StrataID)">
            <text:p>(StrataID)</text:p>
          </table:table-cell>
          <table:table-cell office:value-type="string">
            <text:p>REFERENCES</text:p>
          </table:table-cell>
          <table:table-cell office:value-type="string">
            <text:p>Strata</text:p>
          </table:table-cell>
          <table:table-cell table:formula="of:=CONCATENATE(&quot;(&quot;;[.E123];&quot;)&quot;)" office:value-type="string" office:string-value="(StrataID)">
            <text:p>(StrataID)</text:p>
          </table:table-cell>
          <table:table-cell/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Strata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Admitted</text:p>
          </table:table-cell>
          <table:table-cell table:number-columns-repeated="2"/>
          <table:table-cell office:value-type="string">
            <text:p>Admitte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Admitted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Admitted IS NULL OR Admitted between 1964 and 2006)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Graduated</text:p>
          </table:table-cell>
          <table:table-cell table:number-columns-repeated="2"/>
          <table:table-cell office:value-type="string">
            <text:p>Graduate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Graduated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Graduated IS NULL OR Graduated between 1964 and 2006)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Degree</text:p>
          </table:table-cell>
          <table:table-cell table:number-columns-repeated="2"/>
          <table:table-cell office:value-type="string">
            <text:p>Degree</text:p>
          </table:table-cell>
          <table:table-cell office:value-type="string">
            <text:p>VARCHAR(20)</text:p>
          </table:table-cell>
          <table:table-cell office:value-type="string">
            <text:p>DEFAULT 10</text:p>
          </table:table-cell>
          <table:table-cell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Institution</text:p>
          </table:table-cell>
          <table:table-cell table:number-columns-repeated="2"/>
          <table:table-cell office:value-type="string">
            <text:p>Institution</text:p>
          </table:table-cell>
          <table:table-cell office:value-type="string">
            <text:p>VARCHAR(40)</text:p>
          </table:table-cell>
          <table:table-cell office:value-type="string">
            <text:p>DEFAULT "University of Indonesia"</text:p>
          </table:table-cell>
          <table:table-cell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Major</text:p>
          </table:table-cell>
          <table:table-cell table:number-columns-repeated="2"/>
          <table:table-cell office:value-type="string">
            <text:p>Major</text:p>
          </table:table-cell>
          <table:table-cell office:value-type="string">
            <text:p>VARCHAR(40)</text:p>
          </table:table-cell>
          <table:table-cell office:value-type="string">
            <text:p>DEFAULT "Engineering"</text:p>
          </table:table-cell>
          <table:table-cell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Minor</text:p>
          </table:table-cell>
          <table:table-cell table:number-columns-repeated="2"/>
          <table:table-cell office:value-type="string">
            <text:p>Minor</text:p>
          </table:table-cell>
          <table:table-cell office:value-type="string">
            <text:p>VARCHAR(4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Concentration</text:p>
          </table:table-cell>
          <table:table-cell table:number-columns-repeated="2"/>
          <table:table-cell office:value-type="string">
            <text:p>Concentration</text:p>
          </table:table-cell>
          <table:table-cell office:value-type="string">
            <text:p>VARCHAR(40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Competencies</text:p>
          </table:table-cell>
          <table:table-cell/>
          <table:table-cell table:formula="of:=CONCATENATE(&quot;CREATE TABLE &quot;;[.B134];&quot; (&quot;)" office:value-type="string" office:string-value="CREATE TABLE ACompetencies (">
            <text:p>CREATE TABLE ACompetencies (</text:p>
          </table:table-cell>
          <table:table-cell table:number-columns-repeated="7"/>
          <table:table-cell table:formula="of:=CONCATENATE(&quot;ALTER TABLE &quot;;[.B134])" office:value-type="string" office:string-value="ALTER TABLE ACompetencies">
            <text:p>ALTER TABLE ACompetencie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Competencies</text:p>
          </table:table-cell>
          <table:table-cell office:value-type="string">
            <text:p>FOREIGN KEY</text:p>
          </table:table-cell>
          <table:table-cell table:formula="of:=CONCATENATE(&quot;(&quot;;[.E136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136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ompetencyID</text:p>
          </table:table-cell>
          <table:table-cell table:number-columns-repeated="2"/>
          <table:table-cell office:value-type="string">
            <text:p>Competency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MapAlumniCompetencies</text:p>
          </table:table-cell>
          <table:table-cell office:value-type="string">
            <text:p>FOREIGN KEY</text:p>
          </table:table-cell>
          <table:table-cell table:formula="of:=CONCATENATE(&quot;(&quot;;[.E138];&quot;)&quot;)" office:value-type="string" office:string-value="(CompetencyID)">
            <text:p>(CompetencyID)</text:p>
          </table:table-cell>
          <table:table-cell office:value-type="string">
            <text:p>REFERENCES</text:p>
          </table:table-cell>
          <table:table-cell office:value-type="string">
            <text:p>Competency</text:p>
          </table:table-cell>
          <table:table-cell table:formula="of:=CONCATENATE(&quot;(&quot;;[.E138];&quot;)&quot;)" office:value-type="string" office:string-value="(CompetencyID)">
            <text:p>(CompetencyID)</text:p>
          </table:table-cell>
          <table:table-cell office:value-type="string">
            <text:p>ON DELETE SET NULL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Competency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Description (Lain-Lain)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VARCHAR(35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Certifications</text:p>
          </table:table-cell>
          <table:table-cell/>
          <table:table-cell table:formula="of:=CONCATENATE(&quot;CREATE TABLE &quot;;[.B143];&quot; (&quot;)" office:value-type="string" office:string-value="CREATE TABLE ACertifications (">
            <text:p>CREATE TABLE ACertifications (</text:p>
          </table:table-cell>
          <table:table-cell table:number-columns-repeated="7"/>
          <table:table-cell table:formula="of:=CONCATENATE(&quot;ALTER TABLE &quot;;[.B143])" office:value-type="string" office:string-value="ALTER TABLE ACertifications">
            <text:p>ALTER TABLE ACertification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Certifications</text:p>
          </table:table-cell>
          <table:table-cell office:value-type="string">
            <text:p>FOREIGN KEY</text:p>
          </table:table-cell>
          <table:table-cell table:formula="of:=CONCATENATE(&quot;(&quot;;[.E145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145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table:number-columns-repeated="1004"/>
        </table:table-row>
        <table:table-row table:style-name="ro5">
          <table:table-cell/>
          <table:table-cell table:style-name="ce7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Certification</text:p>
          </table:table-cell>
          <table:table-cell table:number-columns-repeated="2"/>
          <table:table-cell office:value-type="string">
            <text:p>Certification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Institution</text:p>
          </table:table-cell>
          <table:table-cell table:number-columns-repeated="2"/>
          <table:table-cell office:value-type="string">
            <text:p>Institution</text:p>
          </table:table-cell>
          <table:table-cell office:value-type="string">
            <text:p>VARCHAR(20)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AExperiences</text:p>
          </table:table-cell>
          <table:table-cell/>
          <table:table-cell table:formula="of:=CONCATENATE(&quot;CREATE TABLE &quot;;[.B151];&quot; (&quot;)" office:value-type="string" office:string-value="CREATE TABLE AExperiences (">
            <text:p>CREATE TABLE AExperiences (</text:p>
          </table:table-cell>
          <table:table-cell table:number-columns-repeated="7"/>
          <table:table-cell table:formula="of:=CONCATENATE(&quot;ALTER TABLE &quot;;[.B151])" office:value-type="string" office:string-value="ALTER TABLE AExperiences">
            <text:p>ALTER TABLE AExperiences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Detail-ID (auto inc)</text:p>
          </table:table-cell>
          <table:table-cell table:number-columns-repeated="2"/>
          <table:table-cell office:value-type="string">
            <text:p>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AID</text:p>
          </table:table-cell>
          <table:table-cell table:number-columns-repeated="2"/>
          <table:table-cell office:value-type="string">
            <text:p>AID</text:p>
          </table:table-cell>
          <table:table-cell office:value-type="string">
            <text:p>ID_NO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AlumniExperiences</text:p>
          </table:table-cell>
          <table:table-cell office:value-type="string">
            <text:p>FOREIGN KEY</text:p>
          </table:table-cell>
          <table:table-cell table:formula="of:=CONCATENATE(&quot;(&quot;;[.E153];&quot;)&quot;)" office:value-type="string" office:string-value="(AID)">
            <text:p>(AID)</text:p>
          </table:table-cell>
          <table:table-cell office:value-type="string">
            <text:p>REFERENCES</text:p>
          </table:table-cell>
          <table:table-cell office:value-type="string">
            <text:p>Alumni</text:p>
          </table:table-cell>
          <table:table-cell table:formula="of:=CONCATENATE(&quot;(&quot;;[.E153];&quot;)&quot;)" office:value-type="string" office:string-value="(AID)">
            <text:p>(AID)</text:p>
          </table:table-cell>
          <table:table-cell office:value-type="string">
            <text:p>ON DELETE CASCADE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>
            <text:p>Name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Organization</text:p>
          </table:table-cell>
          <table:table-cell table:number-columns-repeated="2"/>
          <table:table-cell office:value-type="string">
            <text:p>Organization</text:p>
          </table:table-cell>
          <table:table-cell office:value-type="string">
            <text:p>VARCHAR(35)</text:p>
          </table:table-cell>
          <table:table-cell/>
          <table:table-cell office:value-type="string">
            <text:p>NOT NULL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Description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VARCHAR(50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Job Position</text:p>
          </table:table-cell>
          <table:table-cell table:number-columns-repeated="2"/>
          <table:table-cell office:value-type="string">
            <text:p>JobPosition</text:p>
          </table:table-cell>
          <table:table-cell office:value-type="string">
            <text:p>VARCHAR(35)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17" office:value-type="string">
            <text:p>Year In</text:p>
          </table:table-cell>
          <table:table-cell table:number-columns-repeated="2"/>
          <table:table-cell office:value-type="string">
            <text:p>YearIn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ckYearIn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YearIn IS NULL OR YearIn between 1964 and 2006)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17" office:value-type="string">
            <text:p>Year Out</text:p>
          </table:table-cell>
          <table:table-cell table:number-columns-repeated="2"/>
          <table:table-cell office:value-type="string">
            <text:p>YearOut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ADD CONSTRAINT</text:p>
          </table:table-cell>
          <table:table-cell office:value-type="string">
            <text:p>ckYearOut</text:p>
          </table:table-cell>
          <table:table-cell office:value-type="string">
            <text:p>CHECK</text:p>
          </table:table-cell>
          <table:table-cell table:number-columns-repeated="4"/>
          <table:table-cell office:value-type="string">
            <text:p>(YearOut IS NULL OR YearOut between 1964 and 2006)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Updater</text:p>
          </table:table-cell>
          <table:table-cell/>
          <table:table-cell table:formula="of:=CONCATENATE(&quot;CREATE TABLE &quot;;[.B162];&quot; (&quot;)" office:value-type="string" office:string-value="CREATE TABLE Updater (">
            <text:p>CREATE TABLE Updater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UpdaterID (auto increment)</text:p>
          </table:table-cell>
          <table:table-cell table:number-columns-repeated="2"/>
          <table:table-cell office:value-type="string">
            <text:p>Updater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Updater</text:p>
          </table:table-cell>
          <table:table-cell table:number-columns-repeated="2"/>
          <table:table-cell office:value-type="string">
            <text:p>Updater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Collector</text:p>
          </table:table-cell>
          <table:table-cell/>
          <table:table-cell table:formula="of:=CONCATENATE(&quot;CREATE TABLE &quot;;[.B167];&quot; (&quot;)" office:value-type="string" office:string-value="CREATE TABLE Collector (">
            <text:p>CREATE TABLE Collector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CollectorID (auto increment)</text:p>
          </table:table-cell>
          <table:table-cell table:number-columns-repeated="2"/>
          <table:table-cell office:value-type="string">
            <text:p>Collector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Colector</text:p>
          </table:table-cell>
          <table:table-cell table:number-columns-repeated="2"/>
          <table:table-cell office:value-type="string">
            <text:p>Collector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ContactType</text:p>
          </table:table-cell>
          <table:table-cell/>
          <table:table-cell table:formula="of:=CONCATENATE(&quot;CREATE TABLE &quot;;[.B172];&quot; (&quot;)" office:value-type="string" office:string-value="CREATE TABLE ContactType (">
            <text:p>CREATE TABLE ContactType (</text:p>
          </table:table-cell>
          <table:table-cell table:number-columns-repeated="7"/>
          <table:table-cell table:formula="of:=CONCATENATE(&quot;ALTER TABLE &quot;;[.B172])" office:value-type="string" office:string-value="ALTER TABLE ContactType">
            <text:p>ALTER TABLE ContactType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CTID (auto increment)</text:p>
          </table:table-cell>
          <table:table-cell table:number-columns-repeated="2"/>
          <table:table-cell office:value-type="string">
            <text:p>CT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Contact Type</text:p>
          </table:table-cell>
          <table:table-cell table:number-columns-repeated="2"/>
          <table:table-cell office:value-type="string">
            <text:p>ContactType</text:p>
          </table:table-cell>
          <table:table-cell office:value-type="string">
            <text:p>VARCHAR(25)</text:p>
          </table:table-cell>
          <table:table-cell/>
          <table:table-cell office:value-type="string">
            <text:p>NOT NULL UNIQUE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Field</text:p>
          </table:table-cell>
          <table:table-cell/>
          <table:table-cell table:formula="of:=CONCATENATE(&quot;CREATE TABLE &quot;;[.B177];&quot; (&quot;)" office:value-type="string" office:string-value="CREATE TABLE Field (">
            <text:p>CREATE TABLE Field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FieldID (auto increment)</text:p>
          </table:table-cell>
          <table:table-cell table:number-columns-repeated="2"/>
          <table:table-cell office:value-type="string">
            <text:p>Field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Field</text:p>
          </table:table-cell>
          <table:table-cell table:number-columns-repeated="2"/>
          <table:table-cell office:value-type="string">
            <text:p>Field</text:p>
          </table:table-cell>
          <table:table-cell office:value-type="string">
            <text:p>VARCHAR(35)</text:p>
          </table:table-cell>
          <table:table-cell/>
          <table:table-cell office:value-type="string">
            <text:p>NOT NULL UNIQUE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Description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BLOB SUB_TYPE TEXT</text:p>
          </table:table-cell>
          <table:table-cell office:value-type="string">
            <text:p>SEGMENT SIZE 150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JobType</text:p>
          </table:table-cell>
          <table:table-cell/>
          <table:table-cell table:formula="of:=CONCATENATE(&quot;CREATE TABLE &quot;;[.B183];&quot; (&quot;)" office:value-type="string" office:string-value="CREATE TABLE JobType (">
            <text:p>CREATE TABLE JobType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JobTypeID (auto increment)</text:p>
          </table:table-cell>
          <table:table-cell table:number-columns-repeated="2"/>
          <table:table-cell office:value-type="string">
            <text:p>JobType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Job Type</text:p>
          </table:table-cell>
          <table:table-cell table:number-columns-repeated="2"/>
          <table:table-cell office:value-type="string">
            <text:p>JobType</text:p>
          </table:table-cell>
          <table:table-cell office:value-type="string">
            <text:p>VARCHAR(40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JobPosition</text:p>
          </table:table-cell>
          <table:table-cell/>
          <table:table-cell table:formula="of:=CONCATENATE(&quot;CREATE TABLE &quot;;[.B188];&quot; (&quot;)" office:value-type="string" office:string-value="CREATE TABLE JobPosition (">
            <text:p>CREATE TABLE JobPosition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JobPositionID (auto increment)</text:p>
          </table:table-cell>
          <table:table-cell table:number-columns-repeated="2"/>
          <table:table-cell office:value-type="string">
            <text:p>JobPosition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JobPosition</text:p>
          </table:table-cell>
          <table:table-cell table:number-columns-repeated="2"/>
          <table:table-cell office:value-type="string">
            <text:p>JobPosition</text:p>
          </table:table-cell>
          <table:table-cell office:value-type="string">
            <text:p>VARCHAR(40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Religion</text:p>
          </table:table-cell>
          <table:table-cell/>
          <table:table-cell table:formula="of:=CONCATENATE(&quot;CREATE TABLE &quot;;[.B193];&quot; (&quot;)" office:value-type="string" office:string-value="CREATE TABLE Religion (">
            <text:p>CREATE TABLE Religion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ReligionID (auto increment)</text:p>
          </table:table-cell>
          <table:table-cell table:number-columns-repeated="2"/>
          <table:table-cell office:value-type="string">
            <text:p>Religion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Religion</text:p>
          </table:table-cell>
          <table:table-cell table:number-columns-repeated="2"/>
          <table:table-cell office:value-type="string">
            <text:p>Religion</text:p>
          </table:table-cell>
          <table:table-cell office:value-type="string">
            <text:p>VARCHAR(20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Competency</text:p>
          </table:table-cell>
          <table:table-cell/>
          <table:table-cell table:formula="of:=CONCATENATE(&quot;CREATE TABLE &quot;;[.B198];&quot; (&quot;)" office:value-type="string" office:string-value="CREATE TABLE Competency (">
            <text:p>CREATE TABLE Competency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CompetencyID (auto increment)</text:p>
          </table:table-cell>
          <table:table-cell table:number-columns-repeated="2"/>
          <table:table-cell office:value-type="string">
            <text:p>Competency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Competency</text:p>
          </table:table-cell>
          <table:table-cell table:number-columns-repeated="2"/>
          <table:table-cell office:value-type="string">
            <text:p>Competency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 UNIQUE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Description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BLOB SUB_TYPE TEXT</text:p>
          </table:table-cell>
          <table:table-cell office:value-type="string">
            <text:p>SEGMENT SIZE 120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Community</text:p>
          </table:table-cell>
          <table:table-cell/>
          <table:table-cell table:formula="of:=CONCATENATE(&quot;CREATE TABLE &quot;;[.B204];&quot; (&quot;)" office:value-type="string" office:string-value="CREATE TABLE Community (">
            <text:p>CREATE TABLE Community (</text:p>
          </table:table-cell>
          <table:table-cell table:number-columns-repeated="7"/>
          <table:table-cell table:formula="of:=CONCATENATE(&quot;ALTER TABLE &quot;;[.B204])" office:value-type="string" office:string-value="ALTER TABLE Community">
            <text:p>ALTER TABLE Community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CommuntyID (auto increment)</text:p>
          </table:table-cell>
          <table:table-cell table:number-columns-repeated="2"/>
          <table:table-cell office:value-type="string">
            <text:p>C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Community</text:p>
          </table:table-cell>
          <table:table-cell table:number-columns-repeated="2"/>
          <table:table-cell office:value-type="string">
            <text:p>Community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 UNIQUE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DepartmentID</text:p>
          </table:table-cell>
          <table:table-cell table:number-columns-repeated="2"/>
          <table:table-cell office:value-type="string">
            <text:p>Department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Dept</text:p>
          </table:table-cell>
          <table:table-cell office:value-type="string">
            <text:p>FOREIGN KEY</text:p>
          </table:table-cell>
          <table:table-cell table:formula="of:=CONCATENATE(&quot;(&quot;;[.E207];&quot;)&quot;)" office:value-type="string" office:string-value="(DepartmentID)">
            <text:p>(DepartmentID)</text:p>
          </table:table-cell>
          <table:table-cell office:value-type="string">
            <text:p>REFERENCES</text:p>
          </table:table-cell>
          <table:table-cell office:value-type="string">
            <text:p>Department</text:p>
          </table:table-cell>
          <table:table-cell table:formula="of:=CONCATENATE(&quot;(&quot;;[.E207];&quot;)&quot;)" office:value-type="string" office:string-value="(DepartmentID)">
            <text:p>(DepartmentID)</text:p>
          </table:table-cell>
          <table:table-cell office:value-type="string">
            <text:p>ON DELETE SET NULL ON UPDATE CASCADE</text:p>
          </table:table-cell>
          <table:table-cell office:value-type="string">
            <text:p>,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>
            <text:p>ProgramID</text:p>
          </table:table-cell>
          <table:table-cell table:number-columns-repeated="2"/>
          <table:table-cell office:value-type="string">
            <text:p>ProgramID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ADD CONSTRAINT</text:p>
          </table:table-cell>
          <table:table-cell office:value-type="string">
            <text:p>fkProg</text:p>
          </table:table-cell>
          <table:table-cell office:value-type="string">
            <text:p>FOREIGN KEY</text:p>
          </table:table-cell>
          <table:table-cell table:formula="of:=CONCATENATE(&quot;(&quot;;[.E208];&quot;)&quot;)" office:value-type="string" office:string-value="(ProgramID)">
            <text:p>(ProgramID)</text:p>
          </table:table-cell>
          <table:table-cell office:value-type="string">
            <text:p>REFERENCES</text:p>
          </table:table-cell>
          <table:table-cell office:value-type="string">
            <text:p>Program</text:p>
          </table:table-cell>
          <table:table-cell table:formula="of:=CONCATENATE(&quot;(&quot;;[.E208];&quot;)&quot;)" office:value-type="string" office:string-value="(ProgramID)">
            <text:p>(ProgramID)</text:p>
          </table:table-cell>
          <table:table-cell office:value-type="string">
            <text:p>ON DELETE SET NULL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Department (lookup)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Program (lookup)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2" office:value-type="string">
            <text:p>Department</text:p>
          </table:table-cell>
          <table:table-cell/>
          <table:table-cell table:formula="of:=CONCATENATE(&quot;CREATE TABLE &quot;;[.B213];&quot; (&quot;)" office:value-type="string" office:string-value="CREATE TABLE Department (">
            <text:p>CREATE TABLE Department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DepartmentID (auto increment)</text:p>
          </table:table-cell>
          <table:table-cell table:number-columns-repeated="2"/>
          <table:table-cell office:value-type="string">
            <text:p>Department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Departement</text:p>
          </table:table-cell>
          <table:table-cell table:number-columns-repeated="2"/>
          <table:table-cell office:value-type="string">
            <text:p>Department</text:p>
          </table:table-cell>
          <table:table-cell office:value-type="string">
            <text:p>VARCHAR(25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2" office:value-type="string">
            <text:p>Program</text:p>
          </table:table-cell>
          <table:table-cell/>
          <table:table-cell table:formula="of:=CONCATENATE(&quot;CREATE TABLE &quot;;[.B218];&quot; (&quot;)" office:value-type="string" office:string-value="CREATE TABLE Program (">
            <text:p>CREATE TABLE Program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ProgramID (auto increment)</text:p>
          </table:table-cell>
          <table:table-cell table:number-columns-repeated="2"/>
          <table:table-cell office:value-type="string">
            <text:p>Program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Program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2" office:value-type="string">
            <text:p>Strata</text:p>
          </table:table-cell>
          <table:table-cell/>
          <table:table-cell table:formula="of:=CONCATENATE(&quot;CREATE TABLE &quot;;[.B223];&quot; (&quot;)" office:value-type="string" office:string-value="CREATE TABLE Strata (">
            <text:p>CREATE TABLE Strata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StrataID (auto increment)</text:p>
          </table:table-cell>
          <table:table-cell table:number-columns-repeated="2"/>
          <table:table-cell office:value-type="string">
            <text:p>Strata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Strata</text:p>
          </table:table-cell>
          <table:table-cell table:number-columns-repeated="2"/>
          <table:table-cell office:value-type="string">
            <text:p>Strata</text:p>
          </table:table-cell>
          <table:table-cell office:value-type="string">
            <text:p>VARCHAR(10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Propinsi</text:p>
          </table:table-cell>
          <table:table-cell/>
          <table:table-cell table:formula="of:=CONCATENATE(&quot;CREATE TABLE &quot;;[.B228];&quot; (&quot;)" office:value-type="string" office:string-value="CREATE TABLE Propinsi (">
            <text:p>CREATE TABLE Propinsi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PropinsiID (auto increment)</text:p>
          </table:table-cell>
          <table:table-cell table:number-columns-repeated="2"/>
          <table:table-cell office:value-type="string">
            <text:p>Propinsi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Propinsi</text:p>
          </table:table-cell>
          <table:table-cell table:number-columns-repeated="2"/>
          <table:table-cell office:value-type="string">
            <text:p>Propinsi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Wilayah</text:p>
          </table:table-cell>
          <table:table-cell/>
          <table:table-cell table:formula="of:=CONCATENATE(&quot;CREATE TABLE &quot;;[.B233];&quot; (&quot;)" office:value-type="string" office:string-value="CREATE TABLE Wilayah (">
            <text:p>CREATE TABLE Wilayah (</text:p>
          </table:table-cell>
          <table:table-cell table:number-columns-repeated="7"/>
          <table:table-cell table:formula="of:=CONCATENATE(&quot;ALTER TABLE &quot;;[.B233])" office:value-type="string" office:string-value="ALTER TABLE Wilayah">
            <text:p>ALTER TABLE Wilayah</text:p>
          </table:table-cell>
          <table:table-cell table:number-columns-repeated="1012"/>
        </table:table-row>
        <table:table-row table:style-name="ro5">
          <table:table-cell/>
          <table:table-cell table:style-name="ce6" office:value-type="string">
            <text:p>WilayahID (auto increment)</text:p>
          </table:table-cell>
          <table:table-cell table:number-columns-repeated="2"/>
          <table:table-cell office:value-type="string">
            <text:p>Wilayah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PropinsiID</text:p>
          </table:table-cell>
          <table:table-cell table:number-columns-repeated="2"/>
          <table:table-cell office:value-type="string">
            <text:p>Propinsi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,</text:p>
          </table:table-cell>
          <table:table-cell table:number-columns-repeated="3"/>
          <table:table-cell office:value-type="string">
            <text:p>ADD CONSTRAINT</text:p>
          </table:table-cell>
          <table:table-cell office:value-type="string">
            <text:p>fkProp</text:p>
          </table:table-cell>
          <table:table-cell office:value-type="string">
            <text:p>FOREIGN KEY</text:p>
          </table:table-cell>
          <table:table-cell table:formula="of:=CONCATENATE(&quot;(&quot;;[.E235];&quot;)&quot;)" office:value-type="string" office:string-value="(PropinsiID)">
            <text:p>(PropinsiID)</text:p>
          </table:table-cell>
          <table:table-cell office:value-type="string">
            <text:p>REFERENCES</text:p>
          </table:table-cell>
          <table:table-cell office:value-type="string">
            <text:p>Propinsi</text:p>
          </table:table-cell>
          <table:table-cell table:formula="of:=CONCATENATE(&quot;(&quot;;[.E235];&quot;)&quot;)" office:value-type="string" office:string-value="(PropinsiID)">
            <text:p>(PropinsiID)</text:p>
          </table:table-cell>
          <table:table-cell office:value-type="string">
            <text:p>ON DELETE SET NULL ON UPDATE CASCADE</text:p>
          </table:table-cell>
          <table:table-cell table:number-columns-repeated="1004"/>
        </table:table-row>
        <table:table-row table:style-name="ro5">
          <table:table-cell/>
          <table:table-cell table:style-name="ce6" office:value-type="string">
            <text:p>Wilayah</text:p>
          </table:table-cell>
          <table:table-cell table:number-columns-repeated="2"/>
          <table:table-cell office:value-type="string">
            <text:p>Wilayah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7"/>
          <table:table-cell office:value-type="string">
            <text:p>;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5" office:value-type="string">
            <text:p>Negara</text:p>
          </table:table-cell>
          <table:table-cell/>
          <table:table-cell table:formula="of:=CONCATENATE(&quot;CREATE TABLE &quot;;[.B239];&quot; (&quot;)" office:value-type="string" office:string-value="CREATE TABLE Negara (">
            <text:p>CREATE TABLE Negara (</text:p>
          </table:table-cell>
          <table:table-cell table:number-columns-repeated="1020"/>
        </table:table-row>
        <table:table-row table:style-name="ro5">
          <table:table-cell/>
          <table:table-cell table:style-name="ce6" office:value-type="string">
            <text:p>NegaraID (auto increment)</text:p>
          </table:table-cell>
          <table:table-cell table:number-columns-repeated="2"/>
          <table:table-cell office:value-type="string">
            <text:p>NegaraID</text:p>
          </table:table-cell>
          <table:table-cell office:value-type="string">
            <text:p>ID_NO</text:p>
          </table:table-cell>
          <table:table-cell/>
          <table:table-cell office:value-type="string">
            <text:p>PRIMARY KEY</text:p>
          </table:table-cell>
          <table:table-cell office:value-type="string">
            <text:p>,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>
            <text:p>Negara</text:p>
          </table:table-cell>
          <table:table-cell table:number-columns-repeated="2"/>
          <table:table-cell office:value-type="string">
            <text:p>Negara</text:p>
          </table:table-cell>
          <table:table-cell office:value-type="string">
            <text:p>VARCHAR(35)</text:p>
          </table:table-cell>
          <table:table-cell/>
          <table:table-cell office:value-type="string">
            <text:p>NOT NULL UNIQU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);</text:p>
          </table:table-cell>
          <table:table-cell table:number-columns-repeated="1020"/>
        </table:table-row>
        <table:table-row table:style-name="ro5" table:number-rows-repeated="10483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mport" table:style-name="ta3">
        <office:forms form:automatic-focus="false" form:apply-design-mode="false">
          <form:form form:name="Standard" form:apply-filter="tru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combobox form:name="ComboBox1" form:control-implementation="ooo:com.sun.star.form.component.ComboBox" form:id="control1" form:dropdown="true" form:value="11" form:convert-empty-to-null="true" form:list-source-type="table" form:linked-cell="Import.G3" form:source-cell-range="Updater.A3:Updater.B4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2" form:control-implementation="ooo:com.sun.star.form.component.ComboBox" form:id="control2" form:dropdown="true" form:value="21" form:convert-empty-to-null="true" form:list-source-type="table" form:linked-cell="Import.G4" form:source-cell-range="Updater.H3:Updater.I4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3" form:control-implementation="ooo:com.sun.star.form.component.ComboBox" form:id="control3" form:dropdown="true" form:value="1" form:convert-empty-to-null="true" form:list-source-type="table" form:linked-cell="Import.G16" form:source-cell-range="JobPosition.A3:JobPosition.B102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4" form:control-implementation="ooo:com.sun.star.form.component.ComboBox" form:id="control4" form:dropdown="true" form:value="99" form:convert-empty-to-null="true" form:list-source-type="table" form:linked-cell="Import.G11" form:source-cell-range="Negara.A2:Negara.B30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5" form:control-implementation="ooo:com.sun.star.form.component.ComboBox" form:id="control5" form:dropdown="true" form:value="13" form:convert-empty-to-null="true" form:list-source-type="table" form:linked-cell="Import.G12" form:source-cell-range="Propinsi.A2:Propinsi.B4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6" form:control-implementation="ooo:com.sun.star.form.component.ComboBox" form:id="control6" form:dropdown="true" form:value="169" form:convert-empty-to-null="true" form:list-source-type="table" form:linked-cell="Import.G13" form:source-cell-range="Wilayah.B2:Wilayah.C502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7" form:control-implementation="ooo:com.sun.star.form.component.ComboBox" form:id="control7" form:dropdown="true" form:value="99" form:convert-empty-to-null="true" form:list-source-type="table" form:linked-cell="Import.G25" form:source-cell-range="Negara.A2:Negara.B30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8" form:control-implementation="ooo:com.sun.star.form.component.ComboBox" form:id="control8" form:dropdown="true" form:value="13" form:convert-empty-to-null="true" form:list-source-type="table" form:linked-cell="Import.G26" form:source-cell-range="Propinsi.A2:Propinsi.B4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Box9" form:control-implementation="ooo:com.sun.star.form.component.ComboBox" form:id="control9" form:dropdown="true" form:value="168" form:convert-empty-to-null="true" form:list-source-type="table" form:linked-cell="Import.G27" form:source-cell-range="Wilayah.B2:Wilayah.C502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1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2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1" table:default-cell-style-name="ce22"/>
        <table:table-column table:style-name="co36" table:default-cell-style-name="ce22"/>
        <table:table-column table:style-name="co9" table:number-columns-repeated="241" table:default-cell-style-name="ce22"/>
        <table:table-column table:style-name="co9" table:number-columns-repeated="767" table:default-cell-style-name="Default"/>
        <table:table-row table:style-name="ro6">
          <table:table-cell/>
          <table:table-cell table:style-name="ce18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Mulai</text:p>
          </table:table-cell>
          <table:table-cell table:style-name="ce23" office:value-type="string">
            <text:p>Alumni</text:p>
          </table:table-cell>
          <table:table-cell table:style-name="ce29" table:number-columns-repeated="2"/>
          <table:table-cell table:style-name="ce38" table:number-columns-repeated="2"/>
          <table:table-cell table:style-name="ce28" office:value-type="string">
            <text:p>Value</text:p>
          </table:table-cell>
          <table:table-cell table:style-name="ce44" office:value-type="string">
            <text:p>Lookup</text:p>
          </table:table-cell>
          <table:table-cell table:number-columns-repeated="1016"/>
        </table:table-row>
        <table:table-row table:style-name="ro5">
          <table:table-cell table:style-name="ce18"/>
          <table:table-cell table:style-name="ce24" office:value-type="string">
            <text:p>Name</text:p>
          </table:table-cell>
          <table:table-cell table:style-name="ce27"/>
          <table:table-cell office:value-type="string">
            <text:p>Epsiarto Rizqi Nurwijayadi</text:p>
          </table:table-cell>
          <table:table-cell table:style-name="ce27"/>
          <table:table-cell table:style-name="ce27" office:value-type="string">
            <text:p>Updater</text:p>
          </table:table-cell>
          <table:table-cell table:style-name="ce27" office:value-type="float" office:value="11">
            <text:p>11</text:p>
          </table:table-cell>
          <table:table-cell table:style-name="ce45" table:formula="of:=LOOKUP([.G3];[$Updater.$A$2:.$B$41])" office:value-type="string" office:string-value="Epsi">
            <text:p>Epsi</text:p>
            <draw:control table:end-cell-address="Import.I4" table:end-x="0.059cm" table:end-y="0.184cm" draw:z-index="0" draw:name="ComboBox1" draw:style-name="gr1" draw:text-style-name="P1" svg:width="6.021cm" svg:height="0.631cm" svg:x="0.001cm" svg:y="0.001cm" draw:control="control1"/>
          </table:table-cell>
          <table:table-cell table:number-columns-repeated="1016"/>
        </table:table-row>
        <table:table-row table:style-name="ro5">
          <table:table-cell table:style-name="ce18"/>
          <table:table-cell table:style-name="ce24" office:value-type="string">
            <text:p>Prefix</text:p>
          </table:table-cell>
          <table:table-cell table:style-name="ce27"/>
          <table:table-cell/>
          <table:table-cell table:style-name="ce18"/>
          <table:table-cell table:style-name="ce27" office:value-type="string">
            <text:p>Collector</text:p>
          </table:table-cell>
          <table:table-cell table:style-name="ce31" office:value-type="float" office:value="21">
            <text:p>21</text:p>
          </table:table-cell>
          <table:table-cell table:style-name="ce46" table:formula="of:=LOOKUP([.G4];[$Updater.$H$2:.$I$41])" office:value-type="string" office:string-value="Nama 1">
            <text:p>Nama 1</text:p>
            <draw:control table:end-cell-address="Import.I5" table:end-x="0.059cm" table:end-y="0.185cm" draw:z-index="1" draw:name="ComboBox2" draw:style-name="gr1" draw:text-style-name="P1" svg:width="6.021cm" svg:height="0.632cm" svg:x="0.001cm" svg:y="0.001cm" draw:control="control2"/>
          </table:table-cell>
          <table:table-cell table:number-columns-repeated="1016"/>
        </table:table-row>
        <table:table-row table:style-name="ro5">
          <table:table-cell table:style-name="ce18"/>
          <table:table-cell table:style-name="ce25" office:value-type="string">
            <text:p>Suffix</text:p>
          </table:table-cell>
          <table:table-cell table:style-name="ce27"/>
          <table:table-cell table:style-name="ce27" office:value-type="string">
            <text:p>ST</text:p>
          </table:table-cell>
          <table:table-cell table:style-name="ce27"/>
          <table:table-cell table:style-name="ce31" table:number-columns-repeated="2"/>
          <table:table-cell table:style-name="ce47"/>
          <table:table-cell table:number-columns-repeated="1016"/>
        </table:table-row>
        <table:table-row table:style-name="ro5">
          <table:table-cell table:style-name="ce18"/>
          <table:table-cell table:style-name="ce24" office:value-type="string">
            <text:p>BirthPlace</text:p>
          </table:table-cell>
          <table:table-cell table:style-name="ce27"/>
          <table:table-cell table:style-name="ce27" office:value-type="string">
            <text:p>Sungai gerong</text:p>
          </table:table-cell>
          <table:table-cell table:style-name="ce27"/>
          <table:table-cell table:style-name="ce27" office:value-type="string">
            <text:p>Gender</text:p>
          </table:table-cell>
          <table:table-cell table:style-name="ce31" office:value-type="string">
            <text:p>M</text:p>
          </table:table-cell>
          <table:table-cell table:style-name="ce48" table:formula="of:=IF([.G6]=&quot;M&quot;;&quot;Male&quot;;IF([.G6]=&quot;F&quot;;&quot;Female&quot;;&quot;&quot;))" office:value-type="string" office:string-value="Male">
            <text:p>Male</text:p>
          </table:table-cell>
          <table:table-cell table:number-columns-repeated="1016"/>
        </table:table-row>
        <table:table-row table:style-name="ro5">
          <table:table-cell table:style-name="ce18"/>
          <table:table-cell table:style-name="ce24" office:value-type="string">
            <text:p>BirtDate</text:p>
          </table:table-cell>
          <table:table-cell table:style-name="ce27"/>
          <table:table-cell table:style-name="ce34" office:value-type="date" office:date-value="1975-11-04">
            <text:p>4-Nov-1975</text:p>
          </table:table-cell>
          <table:table-cell table:style-name="ce39"/>
          <table:table-cell table:style-name="ce27" office:value-type="string">
            <text:p>Religion</text:p>
          </table:table-cell>
          <table:table-cell table:style-name="ce27" office:value-type="float" office:value="1">
            <text:p>1</text:p>
          </table:table-cell>
          <table:table-cell table:style-name="ce45" table:formula="of:=LOOKUP([.G7];[$Religion.$A$2:.$B$10])" office:value-type="string" office:string-value="Islam">
            <text:p>Islam</text:p>
          </table:table-cell>
          <table:table-cell table:number-columns-repeated="1016"/>
        </table:table-row>
        <table:table-row table:style-name="ro6">
          <table:table-cell/>
          <table:table-cell table:style-name="ce26" office:value-type="string">
            <text:p>Memo</text:p>
          </table:table-cell>
          <table:table-cell table:style-name="ce30"/>
          <table:table-cell table:style-name="ce35" table:number-columns-repeated="2"/>
          <table:table-cell table:style-name="ce30" office:value-type="string">
            <text:p>Job Type</text:p>
          </table:table-cell>
          <table:table-cell table:style-name="ce35" office:value-type="float" office:value="6">
            <text:p>6</text:p>
          </table:table-cell>
          <table:table-cell table:style-name="ce49" table:formula="of:=LOOKUP([.G8];[$JobType.$A$2:.$B$43])" office:value-type="string" office:string-value="Wira usaha / usaha sendiri">
            <text:p>Wira usaha / usaha sendiri</text:p>
          </table:table-cell>
          <table:table-cell table:number-columns-repeated="1016"/>
        </table:table-row>
        <table:table-row table:style-name="ro6">
          <table:table-cell/>
          <table:table-cell table:style-name="ce27" table:number-columns-repeated="2"/>
          <table:table-cell table:number-columns-repeated="1021"/>
        </table:table-row>
        <table:table-row table:style-name="ro5">
          <table:table-cell/>
          <table:table-cell table:style-name="ce23" office:value-type="string">
            <text:p>Home</text:p>
          </table:table-cell>
          <table:table-cell table:style-name="ce29" table:number-columns-repeated="2"/>
          <table:table-cell table:style-name="ce38" table:number-columns-repeated="2"/>
          <table:table-cell table:style-name="ce28" office:value-type="string">
            <text:p>Value</text:p>
          </table:table-cell>
          <table:table-cell table:style-name="ce44" office:value-type="string">
            <text:p>Lookup</text:p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Kawasan</text:p>
          </table:table-cell>
          <table:table-cell table:style-name="ce27"/>
          <table:table-cell table:number-columns-repeated="2"/>
          <table:table-cell table:style-name="ce27" office:value-type="string">
            <text:p>Negara</text:p>
          </table:table-cell>
          <table:table-cell office:value-type="float" office:value="99">
            <text:p>99</text:p>
          </table:table-cell>
          <table:table-cell table:style-name="ce45" table:formula="of:=LOOKUP([.G11];[$Negara.$A$2:.$B$301])" office:value-type="string" office:string-value="Indonesia">
            <text:p>Indonesia</text:p>
            <draw:control table:end-cell-address="Import.I12" table:end-x="0.059cm" table:end-y="0.184cm" draw:z-index="3" draw:name="ComboBox4" draw:style-name="gr1" draw:text-style-name="P1" svg:width="6.021cm" svg:height="0.632cm" svg:x="0.001cm" svg:y="0cm" draw:control="control4"/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Jalan</text:p>
          </table:table-cell>
          <table:table-cell table:style-name="ce27"/>
          <table:table-cell table:style-name="ce27" office:value-type="string">
            <text:p>Jl. Kayu Putih VB/24</text:p>
          </table:table-cell>
          <table:table-cell table:style-name="ce27"/>
          <table:table-cell table:style-name="ce27" office:value-type="string">
            <text:p>Propinsi</text:p>
          </table:table-cell>
          <table:table-cell office:value-type="float" office:value="13">
            <text:p>13</text:p>
          </table:table-cell>
          <table:table-cell table:style-name="ce45" table:formula="of:=LOOKUP([.G12];[$Propinsi.$A$2:.$B$41])" office:value-type="string" office:string-value="DKI Jakarta">
            <text:p>DKI Jakarta</text:p>
            <draw:control table:end-cell-address="Import.I13" table:end-x="0.059cm" table:end-y="0.212cm" draw:z-index="4" draw:name="ComboBox5" draw:style-name="gr1" draw:text-style-name="P1" svg:width="6.021cm" svg:height="0.633cm" svg:x="0.001cm" svg:y="0.027cm" draw:control="control5"/>
          </table:table-cell>
          <table:table-cell table:number-columns-repeated="1016"/>
        </table:table-row>
        <table:table-row table:style-name="ro6">
          <table:table-cell/>
          <table:table-cell table:style-name="ce26" office:value-type="string">
            <text:p>Kode Pos</text:p>
          </table:table-cell>
          <table:table-cell table:style-name="ce30"/>
          <table:table-cell table:style-name="ce30" office:value-type="float" office:value="13260">
            <text:p>13260</text:p>
          </table:table-cell>
          <table:table-cell table:style-name="ce30"/>
          <table:table-cell table:style-name="ce30" office:value-type="string">
            <text:p>Wilayah</text:p>
          </table:table-cell>
          <table:table-cell table:style-name="ce35" office:value-type="float" office:value="169">
            <text:p>169</text:p>
          </table:table-cell>
          <table:table-cell table:style-name="ce49" table:formula="of:=LOOKUP([.G13];[$Wilayah.$B$2:.$C$502])" office:value-type="string" office:string-value="Jakarta Timur">
            <text:p>Jakarta Timur</text:p>
            <draw:control table:end-cell-address="Import.I14" table:end-x="0.059cm" table:end-y="0.186cm" draw:z-index="5" draw:name="ComboBox6" draw:style-name="gr1" draw:text-style-name="P1" svg:width="6.021cm" svg:height="0.634cm" svg:x="0.001cm" svg:y="0.026cm" draw:control="control6"/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/>
          <table:table-cell table:style-name="ce23" office:value-type="string">
            <text:p>Organization</text:p>
          </table:table-cell>
          <table:table-cell table:style-name="ce29" table:number-columns-repeated="2"/>
          <table:table-cell table:style-name="ce38" table:number-columns-repeated="2"/>
          <table:table-cell table:style-name="ce28" office:value-type="string">
            <text:p>Value</text:p>
          </table:table-cell>
          <table:table-cell table:style-name="ce44" office:value-type="string">
            <text:p>Lookup</text:p>
          </table:table-cell>
          <table:table-cell table:number-columns-repeated="1016"/>
        </table:table-row>
        <table:table-row table:style-name="ro6">
          <table:table-cell/>
          <table:table-cell table:style-name="ce25" office:value-type="string">
            <text:p>Name</text:p>
          </table:table-cell>
          <table:table-cell table:style-name="ce31"/>
          <table:table-cell table:style-name="ce27" office:value-type="string">
            <text:p>PT. Citra Jayaara Andalan</text:p>
          </table:table-cell>
          <table:table-cell table:style-name="ce30"/>
          <table:table-cell table:style-name="ce30" office:value-type="string">
            <text:p>Jabatan</text:p>
          </table:table-cell>
          <table:table-cell table:style-name="ce35" office:value-type="float" office:value="1">
            <text:p>1</text:p>
          </table:table-cell>
          <table:table-cell table:style-name="ce49" table:formula="of:=LOOKUP([.G16];[$JobPosition.$A$2:.$B$102])" office:value-type="string" office:string-value="Lain-lain">
            <text:p>Lain-lain</text:p>
            <draw:control table:end-cell-address="Import.I17" table:end-x="0.059cm" table:end-y="0.158cm" draw:z-index="2" draw:name="ComboBox3" draw:style-name="gr1" draw:text-style-name="P1" svg:width="6.021cm" svg:height="0.632cm" svg:x="0.001cm" svg:y="0cm" draw:control="control3"/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Product</text:p>
          </table:table-cell>
          <table:table-cell table:style-name="ce27"/>
          <table:table-cell/>
          <table:table-cell table:style-name="ce40"/>
          <table:table-cell table:number-columns-repeated="1019"/>
        </table:table-row>
        <table:table-row table:style-name="ro5">
          <table:table-cell/>
          <table:table-cell table:style-name="ce24" office:value-type="string">
            <text:p>Department</text:p>
          </table:table-cell>
          <table:table-cell table:style-name="ce27"/>
          <table:table-cell/>
          <table:table-cell table:style-name="ce25"/>
          <table:table-cell table:number-columns-repeated="1019"/>
        </table:table-row>
        <table:table-row table:style-name="ro5">
          <table:table-cell/>
          <table:table-cell table:style-name="ce24" office:value-type="string">
            <text:p>Description</text:p>
          </table:table-cell>
          <table:table-cell table:style-name="ce27"/>
          <table:table-cell/>
          <table:table-cell table:style-name="ce25"/>
          <table:table-cell table:number-columns-repeated="1019"/>
        </table:table-row>
        <table:table-row table:style-name="ro5">
          <table:table-cell/>
          <table:table-cell table:style-name="ce24" office:value-type="string">
            <text:p>Struktural</text:p>
          </table:table-cell>
          <table:table-cell table:style-name="ce27"/>
          <table:table-cell table:style-name="ce36"/>
          <table:table-cell table:style-name="ce41"/>
          <table:table-cell table:style-name="ce42"/>
          <table:table-cell table:style-name="ce36"/>
          <table:table-cell table:number-columns-repeated="1017"/>
        </table:table-row>
        <table:table-row table:style-name="ro5">
          <table:table-cell/>
          <table:table-cell table:style-name="ce24" office:value-type="string">
            <text:p>Fungsional</text:p>
          </table:table-cell>
          <table:table-cell table:style-name="ce27"/>
          <table:table-cell/>
          <table:table-cell table:style-name="ce25"/>
          <table:table-cell table:number-columns-repeated="1019"/>
        </table:table-row>
        <table:table-row table:style-name="ro6">
          <table:table-cell/>
          <table:table-cell table:style-name="ce26" office:value-type="string">
            <text:p>Memo</text:p>
          </table:table-cell>
          <table:table-cell table:style-name="ce30"/>
          <table:table-cell table:style-name="ce35"/>
          <table:table-cell table:style-name="ce25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23" office:value-type="string">
            <text:p>Office</text:p>
          </table:table-cell>
          <table:table-cell table:style-name="ce29" table:number-columns-repeated="2"/>
          <table:table-cell table:style-name="ce38" table:number-columns-repeated="2"/>
          <table:table-cell table:style-name="ce28" office:value-type="string">
            <text:p>Value</text:p>
          </table:table-cell>
          <table:table-cell table:style-name="ce44" office:value-type="string">
            <text:p>Lookup</text:p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Kawasan</text:p>
          </table:table-cell>
          <table:table-cell table:style-name="ce27"/>
          <table:table-cell table:number-columns-repeated="2"/>
          <table:table-cell table:style-name="ce27" office:value-type="string">
            <text:p>Negara</text:p>
          </table:table-cell>
          <table:table-cell office:value-type="float" office:value="99">
            <text:p>99</text:p>
          </table:table-cell>
          <table:table-cell table:style-name="ce45" table:formula="of:=LOOKUP([.G25];[$Negara.$A$2:.$B$301])" office:value-type="string" office:string-value="Indonesia">
            <text:p>Indonesia</text:p>
            <draw:control table:end-cell-address="Import.I26" table:end-x="0.059cm" table:end-y="0.184cm" draw:z-index="6" draw:name="ComboBox7" draw:style-name="gr1" draw:text-style-name="P1" svg:width="6.021cm" svg:height="0.631cm" svg:x="0.001cm" svg:y="0.001cm" draw:control="control7"/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Gedung</text:p>
          </table:table-cell>
          <table:table-cell table:style-name="ce27"/>
          <table:table-cell table:number-columns-repeated="2"/>
          <table:table-cell table:style-name="ce27" office:value-type="string">
            <text:p>Propinsi</text:p>
          </table:table-cell>
          <table:table-cell office:value-type="float" office:value="13">
            <text:p>13</text:p>
          </table:table-cell>
          <table:table-cell table:style-name="ce45" table:formula="of:=LOOKUP([.G26];[$Propinsi.$A$2:.$B$41])" office:value-type="string" office:string-value="DKI Jakarta">
            <text:p>DKI Jakarta</text:p>
            <draw:control table:end-cell-address="Import.I27" table:end-x="0.059cm" table:end-y="0.185cm" draw:z-index="7" draw:name="ComboBox8" draw:style-name="gr1" draw:text-style-name="P1" svg:width="6.021cm" svg:height="0.632cm" svg:x="0.001cm" svg:y="0.001cm" draw:control="control8"/>
          </table:table-cell>
          <table:table-cell table:number-columns-repeated="1016"/>
        </table:table-row>
        <table:table-row table:style-name="ro5">
          <table:table-cell/>
          <table:table-cell table:style-name="ce24" office:value-type="string">
            <text:p>Jalan</text:p>
          </table:table-cell>
          <table:table-cell table:style-name="ce27"/>
          <table:table-cell table:style-name="ce27" office:value-type="string">
            <text:p>Jl. Rawa Bambu Raya 17 F</text:p>
          </table:table-cell>
          <table:table-cell table:style-name="ce27"/>
          <table:table-cell table:style-name="ce27" office:value-type="string">
            <text:p>Wilayah</text:p>
          </table:table-cell>
          <table:table-cell office:value-type="float" office:value="168">
            <text:p>168</text:p>
          </table:table-cell>
          <table:table-cell table:style-name="ce45" table:formula="of:=LOOKUP([.G27];[$Wilayah.$B$2:.$C$502])" office:value-type="string" office:string-value="Jakarta Selatan">
            <text:p>Jakarta Selatan</text:p>
            <draw:control table:end-cell-address="Import.I28" table:end-x="0.059cm" table:end-y="0.186cm" draw:z-index="8" draw:name="ComboBox9" draw:style-name="gr1" draw:text-style-name="P1" svg:width="6.021cm" svg:height="0.633cm" svg:x="0.001cm" svg:y="0.001cm" draw:control="control9"/>
          </table:table-cell>
          <table:table-cell table:number-columns-repeated="1016"/>
        </table:table-row>
        <table:table-row table:style-name="ro6">
          <table:table-cell/>
          <table:table-cell table:style-name="ce26" office:value-type="string">
            <text:p>Kode Pos</text:p>
          </table:table-cell>
          <table:table-cell table:style-name="ce30"/>
          <table:table-cell table:style-name="ce30" office:value-type="float" office:value="12520">
            <text:p>12520</text:p>
          </table:table-cell>
          <table:table-cell table:style-name="ce30"/>
          <table:table-cell table:style-name="ce35" table:number-columns-repeated="2"/>
          <table:table-cell table:style-name="ce50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28" office:value-type="string">
            <text:p>Pendidikan</text:p>
          </table:table-cell>
          <table:table-cell table:style-name="ce28" office:value-type="string">
            <text:p>Value</text:p>
          </table:table-cell>
          <table:table-cell table:style-name="ce28" office:value-type="string">
            <text:p>Lookup</text:p>
          </table:table-cell>
          <table:table-cell table:style-name="ce38"/>
          <table:table-cell table:style-name="ce28" office:value-type="string">
            <text:p>Admitted</text:p>
          </table:table-cell>
          <table:table-cell table:style-name="ce28" office:value-type="string">
            <text:p>Graduated</text:p>
          </table:table-cell>
          <table:table-cell table:style-name="ce28" office:value-type="string">
            <text:p>Degree</text:p>
          </table:table-cell>
          <table:table-cell table:style-name="ce28" office:value-type="string">
            <text:p>Institution</text:p>
          </table:table-cell>
          <table:table-cell table:style-name="ce28" office:value-type="string">
            <text:p>Major</text:p>
          </table:table-cell>
          <table:table-cell table:style-name="ce28" office:value-type="string">
            <text:p>Minor</text:p>
          </table:table-cell>
          <table:table-cell table:style-name="ce28" office:value-type="string">
            <text:p>Concentration</text:p>
          </table:table-cell>
          <table:table-cell table:number-columns-repeated="1012"/>
        </table:table-row>
        <table:table-row table:style-name="ro5">
          <table:table-cell/>
          <table:table-cell office:value-type="string">
            <text:p>Pendidikan</text:p>
          </table:table-cell>
          <table:table-cell table:style-name="ce32" office:value-type="float" office:value="10">
            <text:p>10</text:p>
          </table:table-cell>
          <table:table-cell table:style-name="ce37" table:formula="of:=LOOKUP([.C31];[$Strata.$A$2:.$B$41])" office:value-type="string" office:string-value="Strata 1">
            <text:p>Strata 1</text:p>
          </table:table-cell>
          <table:table-cell/>
          <table:table-cell table:style-name="ce32" office:value-type="float" office:value="1993">
            <text:p>1993</text:p>
          </table:table-cell>
          <table:table-cell table:style-name="ce32" office:value-type="float" office:value="1999">
            <text:p>1999</text:p>
          </table:table-cell>
          <table:table-cell table:style-name="ce32" office:value-type="string">
            <text:p>ST</text:p>
          </table:table-cell>
          <table:table-cell table:style-name="ce32" office:value-type="string">
            <text:p>University of Indonesia</text:p>
          </table:table-cell>
          <table:table-cell table:style-name="ce43" office:value-type="string">
            <text:p>Engineering</text:p>
          </table:table-cell>
          <table:table-cell table:style-name="ce43" office:value-type="string">
            <text:p>Mechanical</text:p>
          </table:table-cell>
          <table:table-cell table:style-name="ce32"/>
          <table:table-cell table:number-columns-repeated="1012"/>
        </table:table-row>
        <table:table-row table:style-name="ro5">
          <table:table-cell/>
          <table:table-cell office:value-type="string">
            <text:p>Pendidikan</text:p>
          </table:table-cell>
          <table:table-cell table:style-name="ce32" office:value-type="float" office:value="20">
            <text:p>20</text:p>
          </table:table-cell>
          <table:table-cell table:style-name="ce37" table:formula="of:=LOOKUP([.C32];[$Strata.$A$2:.$B$41])" office:value-type="string" office:string-value="Strata 2">
            <text:p>Strata 2</text:p>
          </table:table-cell>
          <table:table-cell/>
          <table:table-cell table:style-name="ce43" office:value-type="float" office:value="1997">
            <text:p>1997</text:p>
          </table:table-cell>
          <table:table-cell table:style-name="ce43" office:value-type="float" office:value="1998">
            <text:p>1998</text:p>
          </table:table-cell>
          <table:table-cell table:style-name="ce43" office:value-type="string">
            <text:p>MS</text:p>
          </table:table-cell>
          <table:table-cell table:style-name="ce43" office:value-type="string">
            <text:p>University of New Haven</text:p>
          </table:table-cell>
          <table:table-cell table:style-name="ce43" office:value-type="string">
            <text:p>Finance</text:p>
          </table:table-cell>
          <table:table-cell table:style-name="ce43" office:value-type="string">
            <text:p>Finance &amp; Financial Services</text:p>
          </table:table-cell>
          <table:table-cell table:style-name="ce43" office:value-type="string">
            <text:p>Services Management</text:p>
          </table:table-cell>
          <table:table-cell table:number-columns-repeated="1012"/>
        </table:table-row>
        <table:table-row table:style-name="ro5">
          <table:table-cell/>
          <table:table-cell office:value-type="string">
            <text:p>Pendidikan</text:p>
          </table:table-cell>
          <table:table-cell table:style-name="ce32" office:value-type="float" office:value="20">
            <text:p>20</text:p>
          </table:table-cell>
          <table:table-cell table:style-name="ce37" table:formula="of:=LOOKUP([.C33];[$Strata.$A$2:.$B$41])" office:value-type="string" office:string-value="Strata 2">
            <text:p>Strata 2</text:p>
          </table:table-cell>
          <table:table-cell/>
          <table:table-cell table:style-name="ce43" office:value-type="float" office:value="1998">
            <text:p>1998</text:p>
          </table:table-cell>
          <table:table-cell table:style-name="ce43" office:value-type="float" office:value="1999">
            <text:p>1999</text:p>
          </table:table-cell>
          <table:table-cell table:style-name="ce43" office:value-type="string">
            <text:p>MS Accounting</text:p>
          </table:table-cell>
          <table:table-cell table:style-name="ce43" office:value-type="string">
            <text:p>University of New Haven</text:p>
          </table:table-cell>
          <table:table-cell table:style-name="ce43" office:value-type="string">
            <text:p>Accounting</text:p>
          </table:table-cell>
          <table:table-cell table:style-name="ce43" table:number-columns-repeated="2"/>
          <table:table-cell table:number-columns-repeated="1012"/>
        </table:table-row>
        <table:table-row table:style-name="ro5">
          <table:table-cell/>
          <table:table-cell office:value-type="string">
            <text:p>Pendidikan</text:p>
          </table:table-cell>
          <table:table-cell table:number-columns-repeated="4"/>
          <table:table-cell table:style-name="ce32"/>
          <table:table-cell table:style-name="ce37"/>
          <table:table-cell table:style-name="ce43" table:number-columns-repeated="4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28" office:value-type="string">
            <text:p>Komunitas</text:p>
          </table:table-cell>
          <table:table-cell table:style-name="ce28" office:value-type="string">
            <text:p>Value</text:p>
          </table:table-cell>
          <table:table-cell table:style-name="ce28" office:value-type="string">
            <text:p>Lookup</text:p>
          </table:table-cell>
          <table:table-cell table:style-name="ce38"/>
          <table:table-cell table:style-name="ce28" office:value-type="string">
            <text:p>Khusus</text:p>
          </table:table-cell>
          <table:table-cell table:style-name="ce28" office:value-type="string">
            <text:p>Angkatan</text:p>
          </table:table-cell>
          <table:table-cell table:number-columns-repeated="1017"/>
        </table:table-row>
        <table:table-row table:style-name="ro5">
          <table:table-cell/>
          <table:table-cell table:style-name="ce27" office:value-type="string">
            <text:p>Komunitas</text:p>
          </table:table-cell>
          <table:table-cell table:style-name="ce32" office:value-type="float" office:value="2">
            <text:p>2</text:p>
          </table:table-cell>
          <table:table-cell table:style-name="ce37" table:formula="of:=LOOKUP([.C37];[$Community.$A$2:.$B$41])" office:value-type="string" office:string-value="Mesin (Regular)">
            <text:p>Mesin (Regular)</text:p>
          </table:table-cell>
          <table:table-cell table:number-columns-repeated="2"/>
          <table:table-cell table:style-name="ce32" office:value-type="float" office:value="1993">
            <text:p>1993</text:p>
          </table:table-cell>
          <table:table-cell table:number-columns-repeated="1017"/>
        </table:table-row>
        <table:table-row table:style-name="ro5">
          <table:table-cell/>
          <table:table-cell table:style-name="ce27" office:value-type="string">
            <text:p>Komunitas</text:p>
          </table:table-cell>
          <table:table-cell table:style-name="ce27"/>
          <table:table-cell table:number-columns-repeated="4"/>
          <table:table-cell table:style-name="ce51"/>
          <table:table-cell table:number-columns-repeated="1016"/>
        </table:table-row>
        <table:table-row table:style-name="ro6">
          <table:table-cell table:number-columns-repeated="7"/>
          <table:table-cell table:style-name="ce51"/>
          <table:table-cell table:number-columns-repeated="1016"/>
        </table:table-row>
        <table:table-row table:style-name="ro5">
          <table:table-cell/>
          <table:table-cell table:style-name="ce28" office:value-type="string">
            <text:p>Kompetensi</text:p>
          </table:table-cell>
          <table:table-cell table:style-name="ce28" office:value-type="string">
            <text:p>Value</text:p>
          </table:table-cell>
          <table:table-cell table:style-name="ce28" office:value-type="string">
            <text:p>Lookup</text:p>
          </table:table-cell>
          <table:table-cell table:style-name="ce38"/>
          <table:table-cell table:style-name="ce28" office:value-type="string">
            <text:p>Description</text:p>
          </table:table-cell>
          <table:table-cell table:number-columns-repeated="1018"/>
        </table:table-row>
        <table:table-row table:style-name="ro5">
          <table:table-cell/>
          <table:table-cell table:style-name="ce27" office:value-type="string">
            <text:p>Kompetensi</text:p>
          </table:table-cell>
          <table:table-cell table:style-name="ce33" office:value-type="float" office:value="1">
            <text:p>1</text:p>
          </table:table-cell>
          <table:table-cell table:style-name="ce37" table:formula="of:=LOOKUP([.C41];[$Competency.$A$2:.$B$41])" office:value-type="string" office:string-value="Lain-lain">
            <text:p>Lain-lain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>
            <text:p>Kompetensi</text:p>
          </table:table-cell>
          <table:table-cell table:style-name="ce27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28" office:value-type="string">
            <text:p>Sertifikasi</text:p>
          </table:table-cell>
          <table:table-cell table:style-name="ce28"/>
          <table:table-cell table:style-name="ce28" office:value-type="string">
            <text:p>Certification</text:p>
          </table:table-cell>
          <table:table-cell table:style-name="ce38"/>
          <table:table-cell table:style-name="ce28" office:value-type="string">
            <text:p>Institution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Sertifikasi</text:p>
          </table:table-cell>
          <table:table-cell/>
          <table:table-cell table:style-name="ce33" office:value-type="string">
            <text:p>Sesuatu</text:p>
          </table:table-cell>
          <table:table-cell/>
          <table:table-cell table:style-name="ce33" office:value-type="string">
            <text:p>Sesuatu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Sertifikasi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28" office:value-type="string">
            <text:p>Pengalaman</text:p>
          </table:table-cell>
          <table:table-cell table:style-name="ce28"/>
          <table:table-cell table:style-name="ce28" office:value-type="string">
            <text:p>Organization</text:p>
          </table:table-cell>
          <table:table-cell table:style-name="ce38"/>
          <table:table-cell table:style-name="ce28" office:value-type="string">
            <text:p>Year In</text:p>
          </table:table-cell>
          <table:table-cell table:style-name="ce28" office:value-type="string">
            <text:p>Year Out</text:p>
          </table:table-cell>
          <table:table-cell table:style-name="ce28" office:value-type="string">
            <text:p>Job Position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Pengalaman</text:p>
          </table:table-cell>
          <table:table-cell table:number-columns-repeated="5"/>
          <table:table-cell table:style-name="ce33"/>
          <table:table-cell table:number-columns-repeated="1016"/>
        </table:table-row>
        <table:table-row table:style-name="ro5">
          <table:table-cell/>
          <table:table-cell office:value-type="string">
            <text:p>Pengalama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engalama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engalama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engalama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engalaman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style-name="ce28" office:value-type="string">
            <text:p>Bidang</text:p>
          </table:table-cell>
          <table:table-cell table:style-name="ce28" office:value-type="string">
            <text:p>Value</text:p>
          </table:table-cell>
          <table:table-cell table:style-name="ce28" office:value-type="string">
            <text:p>Lookup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>
            <text:p>Bidang</text:p>
          </table:table-cell>
          <table:table-cell table:style-name="ce33" office:value-type="float" office:value="3">
            <text:p>3</text:p>
          </table:table-cell>
          <table:table-cell table:style-name="ce37" table:formula="of:=LOOKUP([.C57];[$Field.$A$2:.$B$51])" office:value-type="string" office:string-value="Industri Kecil ">
            <text:p>Industri Kecil 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>
            <text:p>Bidang</text:p>
          </table:table-cell>
          <table:table-cell table:style-name="ce33" office:value-type="float" office:value="16">
            <text:p>16</text:p>
          </table:table-cell>
          <table:table-cell table:style-name="ce37" table:formula="of:=LOOKUP([.C58];[$Field.$A$2:.$B$51])" office:value-type="string" office:string-value="IT dan Telekomunikasi">
            <text:p>IT dan Telekomunikasi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>
            <text:p>Bidang</text:p>
          </table:table-cell>
          <table:table-cell table:style-name="ce33"/>
          <table:table-cell table:style-name="ce37" table:formula="of:=LOOKUP([.C59];[$Field.$A$2:.$B$51])" office:value-type="float" office:value="0">
            <text:p>#N/A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>
            <text:p>Bidang</text:p>
          </table:table-cell>
          <table:table-cell table:style-name="ce33"/>
          <table:table-cell table:style-name="ce37" table:formula="of:=LOOKUP([.C60];[$Field.$A$2:.$B$51])" office:value-type="float" office:value="0">
            <text:p>#N/A</text:p>
          </table:table-cell>
          <table:table-cell table:number-columns-repeated="1020"/>
        </table:table-row>
        <table:table-row table:style-name="ro5">
          <table:table-cell table:style-name="ce18" office:value-type="string">
            <text:p>Tutup</text:p>
          </table:table-cell>
          <table:table-cell table:number-columns-repeated="1023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umni" table:style-name="ta4">
        <office:forms form:automatic-focus="false" form:apply-design-mode="false"/>
        <table:table-column table:style-name="co37" table:default-cell-style-name="ce27"/>
        <table:table-column table:style-name="co38" table:default-cell-style-name="ce27"/>
        <table:table-column table:style-name="co39" table:default-cell-style-name="ce27"/>
        <table:table-column table:style-name="co40" table:default-cell-style-name="ce27"/>
        <table:table-column table:style-name="co11" table:default-cell-style-name="ce27"/>
        <table:table-column table:style-name="co41" table:default-cell-style-name="ce51"/>
        <table:table-column table:style-name="co11" table:default-cell-style-name="ce27"/>
        <table:table-column table:style-name="co42" table:default-cell-style-name="ce51"/>
        <table:table-column table:style-name="co43" table:default-cell-style-name="ce27"/>
        <table:table-column table:style-name="co44" table:default-cell-style-name="ce51"/>
        <table:table-column table:style-name="co28" table:default-cell-style-name="ce27"/>
        <table:table-column table:style-name="co42" table:default-cell-style-name="ce27"/>
        <table:table-column table:style-name="co7" table:default-cell-style-name="ce27"/>
        <table:table-column table:style-name="co45" table:default-cell-style-name="ce27"/>
        <table:table-column table:style-name="co46" table:default-cell-style-name="ce51"/>
        <table:table-column table:style-name="co47" table:default-cell-style-name="ce27"/>
        <table:table-column table:style-name="co48" table:default-cell-style-name="ce54"/>
        <table:table-column table:style-name="co9" table:number-columns-repeated="7" table:default-cell-style-name="ce27"/>
        <table:table-column table:style-name="co9" table:number-columns-repeated="233" table:default-cell-style-name="ce22"/>
        <table:table-column table:style-name="co9" table:number-columns-repeated="767" table:default-cell-style-name="Default"/>
        <table:table-row table:style-name="ro5">
          <table:table-cell table:number-columns-repeated="16"/>
          <table:table-cell table:style-name="ce52" office:value-type="string">
            <text:p>INSERT INTO Alumni (AID, Name, Prefix, Suffix, UpdaterID, CollectorID, JobTypeID, BirthPlace, BirthDate, Gender, ReligionID)</text:p>
          </table:table-cell>
          <table:table-cell table:number-columns-repeated="1007"/>
        </table:table-row>
        <table:table-row table:style-name="ro5">
          <table:table-cell table:style-name="ce36" office:value-type="string">
            <text:p>AID</text:p>
          </table:table-cell>
          <table:table-cell table:style-name="ce36" office:value-type="string">
            <text:p>Name</text:p>
          </table:table-cell>
          <table:table-cell table:style-name="ce36" office:value-type="string">
            <text:p>Prefix</text:p>
          </table:table-cell>
          <table:table-cell table:style-name="ce36" office:value-type="string">
            <text:p>Suffix</text:p>
          </table:table-cell>
          <table:table-cell table:style-name="ce36" office:value-type="string">
            <text:p>UpID</text:p>
          </table:table-cell>
          <table:table-cell table:style-name="ce42" office:value-type="string">
            <text:p>updater</text:p>
          </table:table-cell>
          <table:table-cell table:style-name="ce36" office:value-type="string">
            <text:p>CoID</text:p>
          </table:table-cell>
          <table:table-cell table:style-name="ce42" office:value-type="string">
            <text:p>collector</text:p>
          </table:table-cell>
          <table:table-cell table:style-name="ce36" office:value-type="string">
            <text:p>JTID</text:p>
          </table:table-cell>
          <table:table-cell table:style-name="ce42" office:value-type="string">
            <text:p>Job Type</text:p>
          </table:table-cell>
          <table:table-cell table:style-name="ce36" office:value-type="string">
            <text:p>BirthPlace</text:p>
          </table:table-cell>
          <table:table-cell table:style-name="ce36" office:value-type="string">
            <text:p>BirtDate</text:p>
          </table:table-cell>
          <table:table-cell table:style-name="ce36" office:value-type="string">
            <text:p>Gender</text:p>
          </table:table-cell>
          <table:table-cell table:style-name="ce36" office:value-type="string">
            <text:p>ReID</text:p>
          </table:table-cell>
          <table:table-cell table:style-name="ce42" office:value-type="string">
            <text:p>Religion</text:p>
          </table:table-cell>
          <table:table-cell table:style-name="ce36" office:value-type="string">
            <text:p>Memo</text:p>
          </table:table-cell>
          <table:table-cell table:style-name="ce53" office:value-type="string">
            <text:p>SQL Command (not all field)</text:p>
          </table:table-cell>
          <table:table-cell table:number-columns-repeated="1007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Epsiarto Rizqi Nurwijayadi</text:p>
          </table:table-cell>
          <table:table-cell/>
          <table:table-cell office:value-type="string">
            <text:p>ST</text:p>
          </table:table-cell>
          <table:table-cell office:value-type="float" office:value="11">
            <text:p>11</text:p>
          </table:table-cell>
          <table:table-cell table:formula="of:=LOOKUP([.E3];[$Updater.$A$2:.$B$41])" office:value-type="string" office:string-value="Epsi">
            <text:p>Epsi</text:p>
          </table:table-cell>
          <table:table-cell office:value-type="float" office:value="21">
            <text:p>21</text:p>
          </table:table-cell>
          <table:table-cell table:formula="of:=LOOKUP([.G3];[$Updater.$H$2:.$I$41])" office:value-type="string" office:string-value="Nama 1">
            <text:p>Nama 1</text:p>
          </table:table-cell>
          <table:table-cell office:value-type="float" office:value="6">
            <text:p>6</text:p>
          </table:table-cell>
          <table:table-cell table:formula="of:=LOOKUP([.I3];[$JobType.$A$2:.$B$43])" office:value-type="string" office:string-value="Wira usaha / usaha sendiri">
            <text:p>Wira usaha / usaha sendiri</text:p>
          </table:table-cell>
          <table:table-cell office:value-type="string">
            <text:p>Sungai gerong</text:p>
          </table:table-cell>
          <table:table-cell table:style-name="ce39" office:value-type="date" office:date-value="1975-11-04">
            <text:p>4 Nov 75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formula="of:=LOOKUP([.N3];[$Religion.$A$2:.$B$10])" office:value-type="string" office:string-value="Islam">
            <text:p>Islam</text:p>
          </table:table-cell>
          <table:table-cell/>
          <table:table-cell table:style-name="ce52" table:formula="of:=&quot;VALUES (&quot;&amp;[.A3]&amp;&quot;, &quot;&amp;Q([.B3])&amp;&quot;, &quot;&amp;Q([.C3])&amp;&quot;, &quot;&amp;Q([.D3])&amp;&quot;, &quot;&amp;ID([.E3])&amp;&quot;, &quot;&amp;ID([.G3])&amp;&quot;, &quot;&amp;ID([.I3])&amp;&quot;, &quot;&amp;Q([.K3])&amp;&quot;, &quot;&amp;Q([.L3])&amp;&quot;, &quot;&amp;Q(LEFT([.M3];1))&amp;&quot;, &quot;&amp;ID([.N3])&amp;&quot;);&quot;" office:value-type="float" office:value="0">
            <text:p>#VALUE!</text:p>
          </table:table-cell>
          <table:table-cell table:number-columns-repeated="1007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Sahabat</text:p>
          </table:table-cell>
          <table:table-cell office:value-type="string">
            <text:p>Ir.</text:p>
          </table:table-cell>
          <table:table-cell/>
          <table:table-cell office:value-type="float" office:value="13">
            <text:p>13</text:p>
          </table:table-cell>
          <table:table-cell table:formula="of:=LOOKUP([.E4];[$Updater.$A$2:.$B$41])" office:value-type="string" office:string-value="Pii">
            <text:p>Pii</text:p>
          </table:table-cell>
          <table:table-cell office:value-type="float" office:value="21">
            <text:p>21</text:p>
          </table:table-cell>
          <table:table-cell table:formula="of:=LOOKUP([.G4];[$Updater.$H$2:.$I$41])" office:value-type="string" office:string-value="Nama 1">
            <text:p>Nama 1</text:p>
          </table:table-cell>
          <table:table-cell office:value-type="float" office:value="3">
            <text:p>3</text:p>
          </table:table-cell>
          <table:table-cell table:formula="of:=LOOKUP([.I4];[$JobType.$A$2:.$B$43])" office:value-type="string" office:string-value="Perusahaan swasta">
            <text:p>Perusahaan swasta</text:p>
          </table:table-cell>
          <table:table-cell office:value-type="string">
            <text:p>Jakarta</text:p>
          </table:table-cell>
          <table:table-cell table:style-name="ce39" office:value-type="date" office:date-value="1973-09-11">
            <text:p>11 Sep 73</text:p>
          </table:table-cell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formula="of:=LOOKUP([.N4];[$Religion.$A$2:.$B$10])" office:value-type="string" office:string-value="Islam">
            <text:p>Islam</text:p>
          </table:table-cell>
          <table:table-cell/>
          <table:table-cell table:style-name="ce52" table:formula="of:=&quot;VALUES (&quot;&amp;[.A4]&amp;&quot;, &quot;&amp;Q([.B4])&amp;&quot;, &quot;&amp;Q([.C4])&amp;&quot;, &quot;&amp;Q([.D4])&amp;&quot;, &quot;&amp;ID([.E4])&amp;&quot;, &quot;&amp;ID([.G4])&amp;&quot;, &quot;&amp;ID([.I4])&amp;&quot;, &quot;&amp;Q([.K4])&amp;&quot;, &quot;&amp;Q([.L4])&amp;&quot;, &quot;&amp;Q(LEFT([.M4];1))&amp;&quot;, &quot;&amp;ID([.N4])&amp;&quot;);&quot;" office:value-type="float" office:value="0">
            <text:p>#VALUE!</text:p>
          </table:table-cell>
          <table:table-cell table:number-columns-repeated="1007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Kawan</text:p>
          </table:table-cell>
          <table:table-cell office:value-type="string">
            <text:p>DR. Ir.</text:p>
          </table:table-cell>
          <table:table-cell/>
          <table:table-cell office:value-type="float" office:value="13">
            <text:p>13</text:p>
          </table:table-cell>
          <table:table-cell table:formula="of:=LOOKUP([.E5];[$Updater.$A$2:.$B$41])" office:value-type="string" office:string-value="Pii">
            <text:p>Pii</text:p>
          </table:table-cell>
          <table:table-cell office:value-type="float" office:value="21">
            <text:p>21</text:p>
          </table:table-cell>
          <table:table-cell table:formula="of:=LOOKUP([.G5];[$Updater.$H$2:.$I$41])" office:value-type="string" office:string-value="Nama 1">
            <text:p>Nama 1</text:p>
          </table:table-cell>
          <table:table-cell office:value-type="float" office:value="2">
            <text:p>2</text:p>
          </table:table-cell>
          <table:table-cell table:formula="of:=LOOKUP([.I5];[$JobType.$A$2:.$B$43])" office:value-type="string" office:string-value="Pegawai Negeri Sipil, Lembaga Negara">
            <text:p>Pegawai Negeri Sipil, Lembaga Negara</text:p>
          </table:table-cell>
          <table:table-cell table:number-columns-repeated="2"/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formula="of:=LOOKUP([.N5];[$Religion.$A$2:.$B$10])" office:value-type="string" office:string-value="Islam">
            <text:p>Islam</text:p>
          </table:table-cell>
          <table:table-cell/>
          <table:table-cell table:style-name="ce52" table:formula="of:=&quot;VALUES (&quot;&amp;[.A5]&amp;&quot;, &quot;&amp;Q([.B5])&amp;&quot;, &quot;&amp;Q([.C5])&amp;&quot;, &quot;&amp;Q([.D5])&amp;&quot;, &quot;&amp;ID([.E5])&amp;&quot;, &quot;&amp;ID([.G5])&amp;&quot;, &quot;&amp;ID([.I5])&amp;&quot;, &quot;&amp;Q([.K5])&amp;&quot;, &quot;&amp;Q([.L5])&amp;&quot;, &quot;&amp;Q(LEFT([.M5];1))&amp;&quot;, &quot;&amp;ID([.N5])&amp;&quot;);&quot;" office:value-type="float" office:value="0">
            <text:p>#VALUE!</text:p>
          </table:table-cell>
          <table:table-cell table:number-columns-repeated="1007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Teman</text:p>
          </table:table-cell>
          <table:table-cell office:value-type="string">
            <text:p>DR. Ir.</text:p>
          </table:table-cell>
          <table:table-cell office:value-type="string">
            <text:p>M.Sc</text:p>
          </table:table-cell>
          <table:table-cell office:value-type="float" office:value="15">
            <text:p>15</text:p>
          </table:table-cell>
          <table:table-cell table:formula="of:=LOOKUP([.E6];[$Updater.$A$2:.$B$41])" office:value-type="string" office:string-value="Aswil">
            <text:p>Aswil</text:p>
          </table:table-cell>
          <table:table-cell office:value-type="float" office:value="21">
            <text:p>21</text:p>
          </table:table-cell>
          <table:table-cell table:formula="of:=LOOKUP([.G6];[$Updater.$H$2:.$I$41])" office:value-type="string" office:string-value="Nama 1">
            <text:p>Nama 1</text:p>
          </table:table-cell>
          <table:table-cell office:value-type="float" office:value="2">
            <text:p>2</text:p>
          </table:table-cell>
          <table:table-cell table:formula="of:=LOOKUP([.I6];[$JobType.$A$2:.$B$43])" office:value-type="string" office:string-value="Pegawai Negeri Sipil, Lembaga Negara">
            <text:p>Pegawai Negeri Sipil, Lembaga Negara</text:p>
          </table:table-cell>
          <table:table-cell table:number-columns-repeated="2"/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formula="of:=LOOKUP([.N6];[$Religion.$A$2:.$B$10])" office:value-type="string" office:string-value="Islam">
            <text:p>Islam</text:p>
          </table:table-cell>
          <table:table-cell office:value-type="string">
            <text:p>Direktorat Teknologi Inf.</text:p>
          </table:table-cell>
          <table:table-cell table:style-name="ce52" table:formula="of:=&quot;VALUES (&quot;&amp;[.A6]&amp;&quot;, &quot;&amp;Q([.B6])&amp;&quot;, &quot;&amp;Q([.C6])&amp;&quot;, &quot;&amp;Q([.D6])&amp;&quot;, &quot;&amp;ID([.E6])&amp;&quot;, &quot;&amp;ID([.G6])&amp;&quot;, &quot;&amp;ID([.I6])&amp;&quot;, &quot;&amp;Q([.K6])&amp;&quot;, &quot;&amp;Q([.L6])&amp;&quot;, &quot;&amp;Q(LEFT([.M6];1))&amp;&quot;, &quot;&amp;ID([.N6])&amp;&quot;);&quot;" office:value-type="float" office:value="0">
            <text:p>#VALUE!</text:p>
          </table:table-cell>
          <table:table-cell table:number-columns-repeated="5"/>
          <table:table-cell table:style-name="ce55"/>
          <table:table-cell table:number-columns-repeated="1001"/>
        </table:table-row>
        <table:table-row table:style-name="ro5">
          <table:table-cell office:value-type="float" office:value="51">
            <text:p>51</text:p>
          </table:table-cell>
          <table:table-cell table:style-name="ce22" office:value-type="string">
            <text:p>Kenalan</text:p>
          </table:table-cell>
          <table:table-cell/>
          <table:table-cell office:value-type="string">
            <text:p>ST</text:p>
          </table:table-cell>
          <table:table-cell office:value-type="float" office:value="11">
            <text:p>11</text:p>
          </table:table-cell>
          <table:table-cell table:formula="of:=LOOKUP([.E7];[$Updater.$A$2:.$B$41])" office:value-type="string" office:string-value="Epsi">
            <text:p>Epsi</text:p>
          </table:table-cell>
          <table:table-cell office:value-type="float" office:value="21">
            <text:p>21</text:p>
          </table:table-cell>
          <table:table-cell table:formula="of:=LOOKUP([.G7];[$Updater.$H$2:.$I$41])" office:value-type="string" office:string-value="Nama 1">
            <text:p>Nama 1</text:p>
          </table:table-cell>
          <table:table-cell office:value-type="float" office:value="0">
            <text:p>0</text:p>
          </table:table-cell>
          <table:table-cell table:formula="of:=LOOKUP([.I7];[$JobType.$A$2:.$B$43])" office:value-type="string" office:string-value="Tidak Diketahui">
            <text:p>Tidak Diketahui</text:p>
          </table:table-cell>
          <table:table-cell table:number-columns-repeated="2"/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formula="of:=LOOKUP([.N7];[$Religion.$A$2:.$B$10])" office:value-type="string" office:string-value="Kristen Protestan">
            <text:p>Kristen Protestan</text:p>
          </table:table-cell>
          <table:table-cell/>
          <table:table-cell table:style-name="ce52" table:formula="of:=&quot;VALUES (&quot;&amp;[.A7]&amp;&quot;, &quot;&amp;Q([.B7])&amp;&quot;, &quot;&amp;Q([.C7])&amp;&quot;, &quot;&amp;Q([.D7])&amp;&quot;, &quot;&amp;ID([.E7])&amp;&quot;, &quot;&amp;ID([.G7])&amp;&quot;, &quot;&amp;ID([.I7])&amp;&quot;, &quot;&amp;Q([.K7])&amp;&quot;, &quot;&amp;Q([.L7])&amp;&quot;, &quot;&amp;Q(LEFT([.M7];1))&amp;&quot;, &quot;&amp;ID([.N7])&amp;&quot;);&quot;" office:value-type="float" office:value="0">
            <text:p>#VALUE!</text:p>
          </table:table-cell>
          <table:table-cell table:number-columns-repeated="5"/>
          <table:table-cell table:style-name="ce55"/>
          <table:table-cell table:number-columns-repeated="1001"/>
        </table:table-row>
        <table:table-row table:style-name="ro5">
          <table:table-cell office:value-type="float" office:value="52">
            <text:p>52</text:p>
          </table:table-cell>
          <table:table-cell table:style-name="ce22" office:value-type="string">
            <text:p>Rekan</text:p>
          </table:table-cell>
          <table:table-cell/>
          <table:table-cell office:value-type="string">
            <text:p>ST</text:p>
          </table:table-cell>
          <table:table-cell office:value-type="float" office:value="11">
            <text:p>11</text:p>
          </table:table-cell>
          <table:table-cell table:formula="of:=LOOKUP([.E8];[$Updater.$A$2:.$B$41])" office:value-type="string" office:string-value="Epsi">
            <text:p>Epsi</text:p>
          </table:table-cell>
          <table:table-cell office:value-type="float" office:value="21">
            <text:p>21</text:p>
          </table:table-cell>
          <table:table-cell table:formula="of:=LOOKUP([.G8];[$Updater.$H$2:.$I$41])" office:value-type="string" office:string-value="Nama 1">
            <text:p>Nama 1</text:p>
          </table:table-cell>
          <table:table-cell office:value-type="float" office:value="3">
            <text:p>3</text:p>
          </table:table-cell>
          <table:table-cell table:formula="of:=LOOKUP([.I8];[$JobType.$A$2:.$B$43])" office:value-type="string" office:string-value="Perusahaan swasta">
            <text:p>Perusahaan swasta</text:p>
          </table:table-cell>
          <table:table-cell table:number-columns-repeated="2"/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formula="of:=LOOKUP([.N8];[$Religion.$A$2:.$B$10])" office:value-type="string" office:string-value="Islam">
            <text:p>Islam</text:p>
          </table:table-cell>
          <table:table-cell/>
          <table:table-cell table:style-name="ce52" table:formula="of:=&quot;VALUES (&quot;&amp;[.A8]&amp;&quot;, &quot;&amp;Q([.B8])&amp;&quot;, &quot;&amp;Q([.C8])&amp;&quot;, &quot;&amp;Q([.D8])&amp;&quot;, &quot;&amp;ID([.E8])&amp;&quot;, &quot;&amp;ID([.G8])&amp;&quot;, &quot;&amp;ID([.I8])&amp;&quot;, &quot;&amp;Q([.K8])&amp;&quot;, &quot;&amp;Q([.L8])&amp;&quot;, &quot;&amp;Q(LEFT([.M8];1))&amp;&quot;, &quot;&amp;ID([.N8])&amp;&quot;);&quot;" office:value-type="float" office:value="0">
            <text:p>#VALUE!</text:p>
          </table:table-cell>
          <table:table-cell table:number-columns-repeated="5"/>
          <table:table-cell table:style-name="ce55"/>
          <table:table-cell table:number-columns-repeated="1001"/>
        </table:table-row>
        <table:table-row table:style-name="ro5">
          <table:table-cell office:value-type="float" office:value="53">
            <text:p>53</text:p>
          </table:table-cell>
          <table:table-cell table:style-name="ce22" office:value-type="string">
            <text:p>Seorang Gadis</text:p>
          </table:table-cell>
          <table:table-cell/>
          <table:table-cell office:value-type="string">
            <text:p>ST, MS</text:p>
          </table:table-cell>
          <table:table-cell office:value-type="float" office:value="11">
            <text:p>11</text:p>
          </table:table-cell>
          <table:table-cell table:formula="of:=LOOKUP([.E9];[$Updater.$A$2:.$B$41])" office:value-type="string" office:string-value="Epsi">
            <text:p>Epsi</text:p>
          </table:table-cell>
          <table:table-cell office:value-type="float" office:value="21">
            <text:p>21</text:p>
          </table:table-cell>
          <table:table-cell table:formula="of:=LOOKUP([.G9];[$Updater.$H$2:.$I$41])" office:value-type="string" office:string-value="Nama 1">
            <text:p>Nama 1</text:p>
          </table:table-cell>
          <table:table-cell office:value-type="float" office:value="0">
            <text:p>0</text:p>
          </table:table-cell>
          <table:table-cell table:formula="of:=LOOKUP([.I9];[$JobType.$A$2:.$B$43])" office:value-type="string" office:string-value="Tidak Diketahui">
            <text:p>Tidak Diketahui</text:p>
          </table:table-cell>
          <table:table-cell table:number-columns-repeated="2"/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formula="of:=LOOKUP([.N9];[$Religion.$A$2:.$B$10])" office:value-type="string" office:string-value="Islam">
            <text:p>Islam</text:p>
          </table:table-cell>
          <table:table-cell office:value-type="string">
            <text:p>Periksa gelar, tanya adiknya</text:p>
          </table:table-cell>
          <table:table-cell table:style-name="ce52" table:formula="of:=&quot;VALUES (&quot;&amp;[.A9]&amp;&quot;, &quot;&amp;Q([.B9])&amp;&quot;, &quot;&amp;Q([.C9])&amp;&quot;, &quot;&amp;Q([.D9])&amp;&quot;, &quot;&amp;ID([.E9])&amp;&quot;, &quot;&amp;ID([.G9])&amp;&quot;, &quot;&amp;ID([.I9])&amp;&quot;, &quot;&amp;Q([.K9])&amp;&quot;, &quot;&amp;Q([.L9])&amp;&quot;, &quot;&amp;Q(LEFT([.M9];1))&amp;&quot;, &quot;&amp;ID([.N9])&amp;&quot;);&quot;" office:value-type="float" office:value="0">
            <text:p>#VALUE!</text:p>
          </table:table-cell>
          <table:table-cell table:number-columns-repeated="5"/>
          <table:table-cell table:style-name="ce55"/>
          <table:table-cell table:number-columns-repeated="1001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Seorang Pria</text:p>
          </table:table-cell>
          <table:table-cell/>
          <table:table-cell office:value-type="string">
            <text:p>ST</text:p>
          </table:table-cell>
          <table:table-cell office:value-type="float" office:value="11">
            <text:p>11</text:p>
          </table:table-cell>
          <table:table-cell table:formula="of:=LOOKUP([.E10];[$Updater.$A$2:.$B$41])" office:value-type="string" office:string-value="Epsi">
            <text:p>Epsi</text:p>
          </table:table-cell>
          <table:table-cell office:value-type="float" office:value="21">
            <text:p>21</text:p>
          </table:table-cell>
          <table:table-cell table:formula="of:=LOOKUP([.G10];[$Updater.$H$2:.$I$41])" office:value-type="string" office:string-value="Nama 1">
            <text:p>Nama 1</text:p>
          </table:table-cell>
          <table:table-cell office:value-type="float" office:value="6">
            <text:p>6</text:p>
          </table:table-cell>
          <table:table-cell table:formula="of:=LOOKUP([.I10];[$JobType.$A$2:.$B$43])" office:value-type="string" office:string-value="Wira usaha / usaha sendiri">
            <text:p>Wira usaha / usaha sendiri</text:p>
          </table:table-cell>
          <table:table-cell table:number-columns-repeated="2"/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formula="of:=LOOKUP([.N10];[$Religion.$A$2:.$B$10])" office:value-type="string" office:string-value="Islam">
            <text:p>Islam</text:p>
          </table:table-cell>
          <table:table-cell/>
          <table:table-cell table:style-name="ce52" table:formula="of:=&quot;VALUES (&quot;&amp;[.A10]&amp;&quot;, &quot;&amp;Q([.B10])&amp;&quot;, &quot;&amp;Q([.C10])&amp;&quot;, &quot;&amp;Q([.D10])&amp;&quot;, &quot;&amp;ID([.E10])&amp;&quot;, &quot;&amp;ID([.G10])&amp;&quot;, &quot;&amp;ID([.I10])&amp;&quot;, &quot;&amp;Q([.K10])&amp;&quot;, &quot;&amp;Q([.L10])&amp;&quot;, &quot;&amp;Q(LEFT([.M10];1))&amp;&quot;, &quot;&amp;ID([.N10])&amp;&quot;);&quot;" office:value-type="float" office:value="0">
            <text:p>#VALUE!</text:p>
          </table:table-cell>
          <table:table-cell table:number-columns-repeated="5"/>
          <table:table-cell table:style-name="ce55"/>
          <table:table-cell table:number-columns-repeated="1001"/>
        </table:table-row>
        <table:table-row table:style-name="ro5">
          <table:table-cell table:number-columns-repeated="16"/>
          <table:table-cell table:style-name="ce52"/>
          <table:table-cell table:number-columns-repeated="1007"/>
        </table:table-row>
        <table:table-row table:style-name="ro5">
          <table:table-cell/>
          <table:table-cell office:value-type="string">
            <text:p>Memo: catatan bila tidak ada field isian</text:p>
          </table:table-cell>
          <table:table-cell table:number-columns-repeated="14"/>
          <table:table-cell table:style-name="ce52"/>
          <table:table-cell table:number-columns-repeated="1007"/>
        </table:table-row>
        <table:table-row table:style-name="ro5">
          <table:table-cell table:number-columns-repeated="16"/>
          <table:table-cell table:style-name="ce52"/>
          <table:table-cell table:number-columns-repeated="1007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ganization" table:style-name="ta5">
        <office:forms form:automatic-focus="false" form:apply-design-mode="false"/>
        <table:table-column table:style-name="co49" table:default-cell-style-name="ce32"/>
        <table:table-column table:style-name="co50" table:default-cell-style-name="ce32"/>
        <table:table-column table:style-name="co11" table:default-cell-style-name="ce32"/>
        <table:table-column table:style-name="co41" table:default-cell-style-name="ce57"/>
        <table:table-column table:style-name="co11" table:default-cell-style-name="ce32"/>
        <table:table-column table:style-name="co42" table:default-cell-style-name="ce57"/>
        <table:table-column table:style-name="co35" table:default-cell-style-name="ce32"/>
        <table:table-column table:style-name="co51" table:default-cell-style-name="ce32"/>
        <table:table-column table:style-name="co52" table:default-cell-style-name="ce57"/>
        <table:table-column table:style-name="co53" table:default-cell-style-name="ce57"/>
        <table:table-column table:style-name="co54" table:default-cell-style-name="Default"/>
        <table:table-column table:style-name="co55" table:default-cell-style-name="ce20"/>
        <table:table-column table:style-name="co23" table:number-columns-repeated="1012" table:default-cell-style-name="Default"/>
        <table:table-row table:style-name="ro5">
          <table:table-cell table:number-columns-repeated="11"/>
          <table:table-cell office:value-type="string">
            <text:p>INSERT INTO Organization (OID, Organization, UpdaterID, CollectorID, ParentID, HasBranch)</text:p>
          </table:table-cell>
          <table:table-cell table:number-columns-repeated="1012"/>
        </table:table-row>
        <table:table-row table:style-name="ro5">
          <table:table-cell table:style-name="ce56" office:value-type="string">
            <text:p>OID</text:p>
          </table:table-cell>
          <table:table-cell table:style-name="ce56" office:value-type="string">
            <text:p>Badan/Institusi</text:p>
          </table:table-cell>
          <table:table-cell table:style-name="ce56" office:value-type="string">
            <text:p>UpID</text:p>
          </table:table-cell>
          <table:table-cell table:style-name="ce58" office:value-type="string">
            <text:p>updater</text:p>
          </table:table-cell>
          <table:table-cell table:style-name="ce56" office:value-type="string">
            <text:p>CoID</text:p>
          </table:table-cell>
          <table:table-cell table:style-name="ce58" office:value-type="string">
            <text:p>collector</text:p>
          </table:table-cell>
          <table:table-cell table:style-name="ce56" office:value-type="string">
            <text:p>parent_id</text:p>
          </table:table-cell>
          <table:table-cell table:style-name="ce56" office:value-type="string">
            <text:p>HasBranch</text:p>
          </table:table-cell>
          <table:table-cell table:style-name="ce58" office:value-type="string">
            <text:p>parent</text:p>
          </table:table-cell>
          <table:table-cell table:style-name="ce56" office:value-type="string">
            <text:p>product</text:p>
          </table:table-cell>
          <table:table-cell table:style-name="ce56" office:value-type="string">
            <text:p>Memo</text:p>
          </table:table-cell>
          <table:table-cell table:style-name="ce21" office:value-type="string">
            <text:p>SQL Command (not all field)</text:p>
          </table:table-cell>
          <table:table-cell table:number-columns-repeated="1012"/>
        </table:table-row>
        <table:table-row table:style-name="ro5">
          <table:table-cell table:style-name="ce33" office:value-type="float" office:value="1">
            <text:p>1</text:p>
          </table:table-cell>
          <table:table-cell table:style-name="ce33" office:value-type="string">
            <text:p>Fakultas Teknik UI</text:p>
          </table:table-cell>
          <table:table-cell table:style-name="ce33" office:value-type="float" office:value="13">
            <text:p>13</text:p>
          </table:table-cell>
          <table:table-cell table:style-name="ce37" table:formula="of:=LOOKUP([.C3];[$Updater.$A$2:.$B$41])" office:value-type="string" office:string-value="Pii">
            <text:p>Pii</text:p>
          </table:table-cell>
          <table:table-cell table:style-name="ce33" office:value-type="float" office:value="21">
            <text:p>21</text:p>
          </table:table-cell>
          <table:table-cell table:style-name="ce37" table:formula="of:=LOOKUP([.E3];[$Updater.$H$2:.$I$41])" office:value-type="string" office:string-value="Nama 1">
            <text:p>Nama 1</text:p>
          </table:table-cell>
          <table:table-cell table:style-name="ce33"/>
          <table:table-cell table:style-name="ce33" table:formula="of:=TRUE()" office:value-type="boolean" office:boolean-value="true">
            <text:p>BENAR</text:p>
          </table:table-cell>
          <table:table-cell table:style-name="ce37" table:formula="of:=IF(ISBLANK([.G3]);&quot;&quot;;LOOKUP([.G3];[.$A$2:.$B$107]))">
            <text:p/>
          </table:table-cell>
          <table:table-cell table:style-name="ce37"/>
          <table:table-cell/>
          <table:table-cell table:formula="of:=&quot;VALUES (&quot;&amp;[.A3]&amp;&quot;, &quot;&amp;Q([.B3])&amp;&quot;, &quot;&amp;ID([.C3])&amp;&quot;, &quot;&amp;ID([.E3])&amp;&quot;, &quot;&amp;ID([.G3])&amp;&quot;, &quot;&amp;Q(LEFT([.H3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epartemen Sipil FTUI</text:p>
          </table:table-cell>
          <table:table-cell office:value-type="float" office:value="11">
            <text:p>11</text:p>
          </table:table-cell>
          <table:table-cell table:style-name="ce37" table:formula="of:=LOOKUP([.C4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4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4]);&quot;&quot;;LOOKUP([.G4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4]&amp;&quot;, &quot;&amp;Q([.B4])&amp;&quot;, &quot;&amp;ID([.C4])&amp;&quot;, &quot;&amp;ID([.E4])&amp;&quot;, &quot;&amp;ID([.G4])&amp;&quot;, &quot;&amp;Q(LEFT([.H4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epartemen Mesin FTUI</text:p>
          </table:table-cell>
          <table:table-cell office:value-type="float" office:value="11">
            <text:p>11</text:p>
          </table:table-cell>
          <table:table-cell table:style-name="ce37" table:formula="of:=LOOKUP([.C5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5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5]);&quot;&quot;;LOOKUP([.G5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5]&amp;&quot;, &quot;&amp;Q([.B5])&amp;&quot;, &quot;&amp;ID([.C5])&amp;&quot;, &quot;&amp;ID([.E5])&amp;&quot;, &quot;&amp;ID([.G5])&amp;&quot;, &quot;&amp;Q(LEFT([.H5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Departemen Elektro FTUI</text:p>
          </table:table-cell>
          <table:table-cell office:value-type="float" office:value="11">
            <text:p>11</text:p>
          </table:table-cell>
          <table:table-cell table:style-name="ce37" table:formula="of:=LOOKUP([.C6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6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6]);&quot;&quot;;LOOKUP([.G6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6]&amp;&quot;, &quot;&amp;Q([.B6])&amp;&quot;, &quot;&amp;ID([.C6])&amp;&quot;, &quot;&amp;ID([.E6])&amp;&quot;, &quot;&amp;ID([.G6])&amp;&quot;, &quot;&amp;Q(LEFT([.H6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Departemen Metalurgi dan Material FTUI</text:p>
          </table:table-cell>
          <table:table-cell office:value-type="float" office:value="11">
            <text:p>11</text:p>
          </table:table-cell>
          <table:table-cell table:style-name="ce37" table:formula="of:=LOOKUP([.C7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7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7]);&quot;&quot;;LOOKUP([.G7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7]&amp;&quot;, &quot;&amp;Q([.B7])&amp;&quot;, &quot;&amp;ID([.C7])&amp;&quot;, &quot;&amp;ID([.E7])&amp;&quot;, &quot;&amp;ID([.G7])&amp;&quot;, &quot;&amp;Q(LEFT([.H7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Departemen Arsitektur FTUI</text:p>
          </table:table-cell>
          <table:table-cell office:value-type="float" office:value="11">
            <text:p>11</text:p>
          </table:table-cell>
          <table:table-cell table:style-name="ce37" table:formula="of:=LOOKUP([.C8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8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8]);&quot;&quot;;LOOKUP([.G8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8]&amp;&quot;, &quot;&amp;Q([.B8])&amp;&quot;, &quot;&amp;ID([.C8])&amp;&quot;, &quot;&amp;ID([.E8])&amp;&quot;, &quot;&amp;ID([.G8])&amp;&quot;, &quot;&amp;Q(LEFT([.H8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Departemen Gas dan Petrokimia FTUI</text:p>
          </table:table-cell>
          <table:table-cell office:value-type="float" office:value="11">
            <text:p>11</text:p>
          </table:table-cell>
          <table:table-cell table:style-name="ce37" table:formula="of:=LOOKUP([.C9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9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9]);&quot;&quot;;LOOKUP([.G9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9]&amp;&quot;, &quot;&amp;Q([.B9])&amp;&quot;, &quot;&amp;ID([.C9])&amp;&quot;, &quot;&amp;ID([.E9])&amp;&quot;, &quot;&amp;ID([.G9])&amp;&quot;, &quot;&amp;Q(LEFT([.H9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Departemen Teknik Industri FTUI</text:p>
          </table:table-cell>
          <table:table-cell office:value-type="float" office:value="11">
            <text:p>11</text:p>
          </table:table-cell>
          <table:table-cell table:style-name="ce37" table:formula="of:=LOOKUP([.C10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10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10]);&quot;&quot;;LOOKUP([.G10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10]&amp;&quot;, &quot;&amp;Q([.B10])&amp;&quot;, &quot;&amp;ID([.C10])&amp;&quot;, &quot;&amp;ID([.E10])&amp;&quot;, &quot;&amp;ID([.G10])&amp;&quot;, &quot;&amp;Q(LEFT([.H10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Departemen Perkapalan FTUI</text:p>
          </table:table-cell>
          <table:table-cell office:value-type="float" office:value="11">
            <text:p>11</text:p>
          </table:table-cell>
          <table:table-cell table:style-name="ce37" table:formula="of:=LOOKUP([.C11];[$Updater.$A$2:.$B$41])" office:value-type="string" office:string-value="Epsi">
            <text:p>Epsi</text:p>
          </table:table-cell>
          <table:table-cell table:style-name="ce33" office:value-type="float" office:value="22">
            <text:p>22</text:p>
          </table:table-cell>
          <table:table-cell table:style-name="ce37" table:formula="of:=LOOKUP([.E11];[$Updater.$H$2:.$I$41])" office:value-type="string" office:string-value="Nama 2">
            <text:p>Nama 2</text:p>
          </table:table-cell>
          <table:table-cell table:style-name="ce33" office:value-type="float" office:value="1">
            <text:p>1</text:p>
          </table:table-cell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11]);&quot;&quot;;LOOKUP([.G11];[.$A$2:.$B$107]))" office:value-type="string" office:string-value="Fakultas Teknik UI">
            <text:p>Fakultas Teknik UI</text:p>
          </table:table-cell>
          <table:table-cell table:number-columns-repeated="2"/>
          <table:table-cell table:formula="of:=&quot;VALUES (&quot;&amp;[.A11]&amp;&quot;, &quot;&amp;Q([.B11])&amp;&quot;, &quot;&amp;ID([.C11])&amp;&quot;, &quot;&amp;ID([.E11])&amp;&quot;, &quot;&amp;ID([.G11])&amp;&quot;, &quot;&amp;Q(LEFT([.H11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25">
            <text:p>25</text:p>
          </table:table-cell>
          <table:table-cell table:style-name="ce33" office:value-type="string">
            <text:p>PT. Citra Jayaara Andalan</text:p>
          </table:table-cell>
          <table:table-cell office:value-type="float" office:value="11">
            <text:p>11</text:p>
          </table:table-cell>
          <table:table-cell table:style-name="ce37" table:formula="of:=LOOKUP([.C12];[$Updater.$A$2:.$B$41])" office:value-type="string" office:string-value="Epsi">
            <text:p>Epsi</text:p>
          </table:table-cell>
          <table:table-cell table:style-name="ce33" office:value-type="float" office:value="21">
            <text:p>21</text:p>
          </table:table-cell>
          <table:table-cell table:style-name="ce37" table:formula="of:=LOOKUP([.E12];[$Updater.$H$2:.$I$41])" office:value-type="string" office:string-value="Nama 1">
            <text:p>Nama 1</text:p>
          </table:table-cell>
          <table:table-cell/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12]);&quot;&quot;;LOOKUP([.G12];[.$A$2:.$B$107]))">
            <text:p/>
          </table:table-cell>
          <table:table-cell table:style-name="ce37"/>
          <table:table-cell/>
          <table:table-cell table:formula="of:=&quot;VALUES (&quot;&amp;[.A12]&amp;&quot;, &quot;&amp;Q([.B12])&amp;&quot;, &quot;&amp;ID([.C12])&amp;&quot;, &quot;&amp;ID([.E12])&amp;&quot;, &quot;&amp;ID([.G12])&amp;&quot;, &quot;&amp;Q(LEFT([.H12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31">
            <text:p>31</text:p>
          </table:table-cell>
          <table:table-cell table:style-name="ce33" office:value-type="string">
            <text:p>PT. Bank Sesuatu</text:p>
          </table:table-cell>
          <table:table-cell office:value-type="float" office:value="13">
            <text:p>13</text:p>
          </table:table-cell>
          <table:table-cell table:style-name="ce37" table:formula="of:=LOOKUP([.C13];[$Updater.$A$2:.$B$41])" office:value-type="string" office:string-value="Pii">
            <text:p>Pii</text:p>
          </table:table-cell>
          <table:table-cell table:style-name="ce33" office:value-type="float" office:value="21">
            <text:p>21</text:p>
          </table:table-cell>
          <table:table-cell table:style-name="ce37" table:formula="of:=LOOKUP([.E13];[$Updater.$H$2:.$I$41])" office:value-type="string" office:string-value="Nama 1">
            <text:p>Nama 1</text:p>
          </table:table-cell>
          <table:table-cell table:style-name="ce33"/>
          <table:table-cell table:style-name="ce33" table:formula="of:=FALSE()" office:value-type="boolean" office:boolean-value="false">
            <text:p>SALAH</text:p>
          </table:table-cell>
          <table:table-cell table:style-name="ce37" table:formula="of:=IF(ISBLANK([.G13]);&quot;&quot;;LOOKUP([.G13];[.$A$2:.$B$107]))">
            <text:p/>
          </table:table-cell>
          <table:table-cell table:style-name="ce37"/>
          <table:table-cell/>
          <table:table-cell table:formula="of:=&quot;VALUES (&quot;&amp;[.A13]&amp;&quot;, &quot;&amp;Q([.B13])&amp;&quot;, &quot;&amp;ID([.C13])&amp;&quot;, &quot;&amp;ID([.E13])&amp;&quot;, &quot;&amp;ID([.G13])&amp;&quot;, &quot;&amp;Q(LEFT([.H13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Dirjen Sesuatu</text:p>
          </table:table-cell>
          <table:table-cell office:value-type="float" office:value="11">
            <text:p>11</text:p>
          </table:table-cell>
          <table:table-cell table:style-name="ce37" table:formula="of:=LOOKUP([.C14];[$Updater.$A$2:.$B$41])" office:value-type="string" office:string-value="Epsi">
            <text:p>Epsi</text:p>
          </table:table-cell>
          <table:table-cell table:style-name="ce33" office:value-type="float" office:value="21">
            <text:p>21</text:p>
          </table:table-cell>
          <table:table-cell table:style-name="ce37" table:formula="of:=LOOKUP([.E14];[$Updater.$H$2:.$I$41])" office:value-type="string" office:string-value="Nama 1">
            <text:p>Nama 1</text:p>
          </table:table-cell>
          <table:table-cell/>
          <table:table-cell table:style-name="ce33" table:formula="of:=FALSE()" office:value-type="boolean" office:boolean-value="false">
            <text:p>SALAH</text:p>
          </table:table-cell>
          <table:table-cell table:number-columns-repeated="3"/>
          <table:table-cell table:formula="of:=&quot;VALUES (&quot;&amp;[.A14]&amp;&quot;, &quot;&amp;Q([.B14])&amp;&quot;, &quot;&amp;ID([.C14])&amp;&quot;, &quot;&amp;ID([.E14])&amp;&quot;, &quot;&amp;ID([.G14])&amp;&quot;, &quot;&amp;Q(LEFT([.H14];1)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37" table:number-columns-repeated="2"/>
          <table:table-cell table:number-columns-repeated="1014"/>
        </table:table-row>
        <table:table-row table:style-name="ro5">
          <table:table-cell/>
          <table:table-cell office:value-type="string">
            <text:p>Memo: catatan bila tidak ada field isian</text:p>
          </table:table-cell>
          <table:table-cell table:number-columns-repeated="6"/>
          <table:table-cell table:style-name="ce37" table:number-columns-repeated="2"/>
          <table:table-cell table:number-columns-repeated="1014"/>
        </table:table-row>
        <table:table-row table:style-name="ro5" table:number-rows-repeated="2">
          <table:table-cell table:number-columns-repeated="8"/>
          <table:table-cell table:style-name="ce37" table:number-columns-repeated="2"/>
          <table:table-cell table:number-columns-repeated="1014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O_Map" table:style-name="ta6">
        <office:forms form:automatic-focus="false" form:apply-design-mode="false"/>
        <table:table-column table:style-name="co56" table:default-cell-style-name="Default"/>
        <table:table-column table:style-name="co56" table:default-cell-style-name="ce32"/>
        <table:table-column table:style-name="co37" table:default-cell-style-name="ce32"/>
        <table:table-column table:style-name="co57" table:default-cell-style-name="ce57"/>
        <table:table-column table:style-name="co58" table:default-cell-style-name="ce57"/>
        <table:table-column table:style-name="co12" table:default-cell-style-name="ce32"/>
        <table:table-column table:style-name="co59" table:default-cell-style-name="ce32"/>
        <table:table-column table:style-name="co60" table:default-cell-style-name="ce57"/>
        <table:table-column table:style-name="co61" table:default-cell-style-name="ce32"/>
        <table:table-column table:style-name="co62" table:default-cell-style-name="ce32"/>
        <table:table-column table:style-name="co46" table:default-cell-style-name="ce32"/>
        <table:table-column table:style-name="co63" table:default-cell-style-name="ce20"/>
        <table:table-column table:style-name="co23" table:number-columns-repeated="1012" table:default-cell-style-name="Default"/>
        <table:table-row table:style-name="ro5">
          <table:table-cell table:number-columns-repeated="11"/>
          <table:table-cell office:value-type="string">
            <text:p>INSERT INTO AOMap (MID, AID, OID, Department, JobPositionID, Description)</text:p>
          </table:table-cell>
          <table:table-cell table:number-columns-repeated="1012"/>
        </table:table-row>
        <table:table-row table:style-name="ro5">
          <table:table-cell table:style-name="ce18" office:value-type="string">
            <text:p>MID</text:p>
          </table:table-cell>
          <table:table-cell table:style-name="ce59" office:value-type="string">
            <text:p>AID</text:p>
          </table:table-cell>
          <table:table-cell table:style-name="ce59" office:value-type="string">
            <text:p>OID</text:p>
          </table:table-cell>
          <table:table-cell table:style-name="ce60" office:value-type="string">
            <text:p>Name</text:p>
          </table:table-cell>
          <table:table-cell table:style-name="ce60" office:value-type="string">
            <text:p>Office</text:p>
          </table:table-cell>
          <table:table-cell table:style-name="ce59" office:value-type="string">
            <text:p>Department</text:p>
          </table:table-cell>
          <table:table-cell table:style-name="ce59" office:value-type="string">
            <text:p>Jabatan_id</text:p>
          </table:table-cell>
          <table:table-cell table:style-name="ce60" office:value-type="string">
            <text:p>jabatan</text:p>
          </table:table-cell>
          <table:table-cell table:style-name="ce59" office:value-type="string">
            <text:p>Lain-Lain</text:p>
          </table:table-cell>
          <table:table-cell table:style-name="ce59" office:value-type="string">
            <text:p>Struktural</text:p>
          </table:table-cell>
          <table:table-cell table:style-name="ce59" office:value-type="string">
            <text:p>Fungsional</text:p>
          </table:table-cell>
          <table:table-cell table:style-name="ce21" office:value-type="string">
            <text:p>SQL Command (not all field)</text:p>
          </table:table-cell>
          <table:table-cell table:number-columns-repeated="1012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style-name="ce37" table:formula="of:=LOOKUP([.B3];[$Alumni.$A$2:.$B$105])" office:value-type="string" office:string-value="Sahabat">
            <text:p>Sahabat</text:p>
          </table:table-cell>
          <table:table-cell table:style-name="ce37" table:formula="of:=LOOKUP([.C3];[$Organization.$A$2:.$B$107])" office:value-type="string" office:string-value="PT. Bank Sesuatu">
            <text:p>PT. Bank Sesuatu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style-name="ce37" table:formula="of:=LOOKUP([.G3];[$JobPosition.$A$2:.$B$102])" office:value-type="string" office:string-value="Team Leader / Chief Group">
            <text:p>Team Leader / Chief Group</text:p>
          </table:table-cell>
          <table:table-cell office:value-type="string">
            <text:p>Officer IT</text:p>
          </table:table-cell>
          <table:table-cell table:number-columns-repeated="2"/>
          <table:table-cell table:formula="of:=&quot;VALUES (&quot;&amp;[.A3]&amp;&quot;, &quot;&amp;[.B3]&amp;&quot;, &quot;&amp;[.C3]&amp;&quot;, &quot;&amp;Q([.F3])&amp;&quot;, &quot;&amp;ID([.G3])&amp;&quot;, &quot;&amp;Q([.I3]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table:formula="of:=[.A3]+1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37" table:formula="of:=LOOKUP([.B4];[$Alumni.$A$2:.$B$105])" office:value-type="string" office:string-value="Kawan">
            <text:p>Kawan</text:p>
          </table:table-cell>
          <table:table-cell table:style-name="ce37" table:formula="of:=LOOKUP([.C4];[$Organization.$A$2:.$B$107])" office:value-type="string" office:string-value="Fakultas Teknik UI">
            <text:p>Fakultas Teknik UI</text:p>
          </table:table-cell>
          <table:table-cell table:style-name="ce33" office:value-type="string">
            <text:p>Elektro</text:p>
          </table:table-cell>
          <table:table-cell table:style-name="ce33" office:value-type="float" office:value="6">
            <text:p>6</text:p>
          </table:table-cell>
          <table:table-cell table:style-name="ce37" table:formula="of:=LOOKUP([.G4];[$JobPosition.$A$2:.$B$102])" office:value-type="string" office:string-value="Manager Level  / Kepala Departemen">
            <text:p>Manager Level <text:s/>/ Kepala Departemen</text:p>
          </table:table-cell>
          <table:table-cell office:value-type="string">
            <text:p>Wakil Ketua Dept. Something UI</text:p>
          </table:table-cell>
          <table:table-cell table:number-columns-repeated="2"/>
          <table:table-cell table:formula="of:=&quot;VALUES (&quot;&amp;[.A4]&amp;&quot;, &quot;&amp;[.B4]&amp;&quot;, &quot;&amp;[.C4]&amp;&quot;, &quot;&amp;Q([.F4])&amp;&quot;, &quot;&amp;ID([.G4])&amp;&quot;, &quot;&amp;Q([.I4]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table:formula="of:=[.A4]+1"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style-name="ce37" table:formula="of:=LOOKUP([.B5];[$Alumni.$A$2:.$B$105])" office:value-type="string" office:string-value="Teman">
            <text:p>Teman</text:p>
          </table:table-cell>
          <table:table-cell table:style-name="ce37" table:formula="of:=LOOKUP([.C5];[$Organization.$A$2:.$B$107])" office:value-type="string" office:string-value="Departemen Gas dan Petrokimia FTUI">
            <text:p>Departemen Gas dan Petrokimia FTUI</text:p>
          </table:table-cell>
          <table:table-cell table:style-name="ce33"/>
          <table:table-cell table:style-name="ce33"/>
          <table:table-cell table:style-name="ce37" table:formula="of:=LOOKUP([.G5];[$JobPosition.$A$2:.$B$102])" office:value-type="float" office:value="0">
            <text:p>#N/A</text:p>
          </table:table-cell>
          <table:table-cell/>
          <table:table-cell table:number-columns-repeated="2"/>
          <table:table-cell table:formula="of:=&quot;VALUES (&quot;&amp;[.A5]&amp;&quot;, &quot;&amp;[.B5]&amp;&quot;, &quot;&amp;[.C5]&amp;&quot;, &quot;&amp;Q([.F5])&amp;&quot;, &quot;&amp;ID([.G5])&amp;&quot;, &quot;&amp;Q([.I5]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table:formula="of:=[.A5]+1"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style-name="ce37" table:formula="of:=LOOKUP([.B6];[$Alumni.$A$2:.$B$105])" office:value-type="string" office:string-value="Teman">
            <text:p>Teman</text:p>
          </table:table-cell>
          <table:table-cell table:style-name="ce37" table:formula="of:=LOOKUP([.C6];[$Organization.$A$2:.$B$107])" office:value-type="string" office:string-value="Dirjen Sesuatu">
            <text:p>Dirjen Sesuatu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style-name="ce37" table:formula="of:=LOOKUP([.G6];[$JobPosition.$A$2:.$B$102])" office:value-type="string" office:string-value="Direksi">
            <text:p>Direksi</text:p>
          </table:table-cell>
          <table:table-cell office:value-type="string">
            <text:p>Dirjen Something</text:p>
          </table:table-cell>
          <table:table-cell table:number-columns-repeated="2"/>
          <table:table-cell table:formula="of:=&quot;VALUES (&quot;&amp;[.A6]&amp;&quot;, &quot;&amp;[.B6]&amp;&quot;, &quot;&amp;[.C6]&amp;&quot;, &quot;&amp;Q([.F6])&amp;&quot;, &quot;&amp;ID([.G6])&amp;&quot;, &quot;&amp;Q([.I6]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table:formula="of:=[.A6]+1" office:value-type="float" office:value="5">
            <text:p>5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5">
            <text:p>25</text:p>
          </table:table-cell>
          <table:table-cell table:style-name="ce37" table:formula="of:=LOOKUP([.B7];[$Alumni.$A$2:.$B$105])" office:value-type="string" office:string-value="Epsiarto Rizqi Nurwijayadi">
            <text:p>Epsiarto Rizqi Nurwijayadi</text:p>
          </table:table-cell>
          <table:table-cell table:style-name="ce37" table:formula="of:=LOOKUP([.C7];[$Organization.$A$2:.$B$107])" office:value-type="string" office:string-value="PT. Citra Jayaara Andalan">
            <text:p>PT. Citra Jayaara Andalan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style-name="ce37" table:formula="of:=LOOKUP([.G7];[$JobPosition.$A$2:.$B$102])" office:value-type="string" office:string-value="Pemilik Perusahaan">
            <text:p>Pemilik Perusahaan</text:p>
          </table:table-cell>
          <table:table-cell/>
          <table:table-cell table:number-columns-repeated="2"/>
          <table:table-cell table:formula="of:=&quot;VALUES (&quot;&amp;[.A7]&amp;&quot;, &quot;&amp;[.B7]&amp;&quot;, &quot;&amp;[.C7]&amp;&quot;, &quot;&amp;Q([.F7])&amp;&quot;, &quot;&amp;ID([.G7])&amp;&quot;, &quot;&amp;Q([.I7])&amp;&quot;);&quot;" office:value-type="float" office:value="0">
            <text:p>#VALUE!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style-name="ce37" table:number-columns-repeated="2"/>
          <table:table-cell table:style-name="ce33" table:number-columns-repeated="2"/>
          <table:table-cell table:style-name="ce37"/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_Communities" table:style-name="ta7">
        <office:forms form:automatic-focus="false" form:apply-design-mode="false"/>
        <table:table-column table:style-name="co56" table:default-cell-style-name="Default"/>
        <table:table-column table:style-name="co9" table:number-columns-repeated="2" table:default-cell-style-name="ce32"/>
        <table:table-column table:style-name="co27" table:default-cell-style-name="ce57"/>
        <table:table-column table:style-name="co64" table:default-cell-style-name="ce57"/>
        <table:table-column table:style-name="co65" table:default-cell-style-name="ce32"/>
        <table:table-column table:style-name="co9" table:default-cell-style-name="ce32"/>
        <table:table-column table:style-name="co66" table:default-cell-style-name="Default"/>
        <table:table-column table:style-name="co23" table:number-columns-repeated="1016" table:default-cell-style-name="Default"/>
        <table:table-row table:style-name="ro5">
          <table:table-cell table:number-columns-repeated="7"/>
          <table:table-cell table:style-name="ce20" office:value-type="string">
            <text:p>INSERT INTO ACommunities (DID, AID, CID, Angkatan, Khusus)</text:p>
          </table:table-cell>
          <table:table-cell table:number-columns-repeated="1016"/>
        </table:table-row>
        <table:table-row table:style-name="ro5">
          <table:table-cell table:style-name="ce18" office:value-type="string">
            <text:p>DID</text:p>
          </table:table-cell>
          <table:table-cell table:style-name="ce59" office:value-type="string">
            <text:p>AID</text:p>
          </table:table-cell>
          <table:table-cell table:style-name="ce59" office:value-type="string">
            <text:p>CID</text:p>
          </table:table-cell>
          <table:table-cell table:style-name="ce60" office:value-type="string">
            <text:p>Community</text:p>
          </table:table-cell>
          <table:table-cell table:style-name="ce60" office:value-type="string">
            <text:p>nama</text:p>
          </table:table-cell>
          <table:table-cell table:style-name="ce59" office:value-type="string">
            <text:p>Angkatan</text:p>
          </table:table-cell>
          <table:table-cell table:style-name="ce59" office:value-type="string">
            <text:p>Khusus</text:p>
          </table:table-cell>
          <table:table-cell table:style-name="ce21" office:value-type="string">
            <text:p>SQL Command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37" table:formula="of:=LOOKUP([.C3];[$Community.$A$2:.$B$41])" office:value-type="string" office:string-value="Mesin (Regular)">
            <text:p>Mesin (Regular)</text:p>
          </table:table-cell>
          <table:table-cell table:style-name="ce37" table:formula="of:=LOOKUP([.B3];[$Alumni.$A$2:.$B$105])" office:value-type="string" office:string-value="Epsiarto Rizqi Nurwijayadi">
            <text:p>Epsiarto Rizqi Nurwijayadi</text:p>
          </table:table-cell>
          <table:table-cell office:value-type="float" office:value="1993">
            <text:p>1993</text:p>
          </table:table-cell>
          <table:table-cell/>
          <table:table-cell table:style-name="ce20" table:formula="of:=&quot;VALUES (&quot;&amp;[.A3]&amp;&quot;, &quot;&amp;[.B3]&amp;&quot;, &quot;&amp;[.C3]&amp;&quot;, &quot;&amp;Q([.F3])&amp;&quot;, &quot;&amp;Q([.G3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3]+1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ce37" table:formula="of:=LOOKUP([.C4];[$Community.$A$2:.$B$41])" office:value-type="string" office:string-value="Elektro (Regular)">
            <text:p>Elektro (Regular)</text:p>
          </table:table-cell>
          <table:table-cell table:style-name="ce37" table:formula="of:=LOOKUP([.B4];[$Alumni.$A$2:.$B$105])" office:value-type="string" office:string-value="Sahabat">
            <text:p>Sahabat</text:p>
          </table:table-cell>
          <table:table-cell table:style-name="ce33" office:value-type="float" office:value="1992">
            <text:p>1992</text:p>
          </table:table-cell>
          <table:table-cell/>
          <table:table-cell table:style-name="ce20" table:formula="of:=&quot;VALUES (&quot;&amp;[.A4]&amp;&quot;, &quot;&amp;[.B4]&amp;&quot;, &quot;&amp;[.C4]&amp;&quot;, &quot;&amp;Q([.F4])&amp;&quot;, &quot;&amp;Q([.G4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4]+1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37" table:formula="of:=LOOKUP([.C5];[$Community.$A$2:.$B$41])" office:value-type="string" office:string-value="Elektro (Regular)">
            <text:p>Elektro (Regular)</text:p>
          </table:table-cell>
          <table:table-cell table:style-name="ce37" table:formula="of:=LOOKUP([.B5];[$Alumni.$A$2:.$B$105])" office:value-type="string" office:string-value="Kawan">
            <text:p>Kawan</text:p>
          </table:table-cell>
          <table:table-cell table:style-name="ce33" office:value-type="float" office:value="1988">
            <text:p>1988</text:p>
          </table:table-cell>
          <table:table-cell/>
          <table:table-cell table:style-name="ce20" table:formula="of:=&quot;VALUES (&quot;&amp;[.A5]&amp;&quot;, &quot;&amp;[.B5]&amp;&quot;, &quot;&amp;[.C5]&amp;&quot;, &quot;&amp;Q([.F5])&amp;&quot;, &quot;&amp;Q([.G5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5]+1"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table:style-name="ce37" table:formula="of:=LOOKUP([.C6];[$Community.$A$2:.$B$41])" office:value-type="string" office:string-value="Elektro (Doktor)">
            <text:p>Elektro (Doktor)</text:p>
          </table:table-cell>
          <table:table-cell table:style-name="ce37" table:formula="of:=LOOKUP([.B6];[$Alumni.$A$2:.$B$105])" office:value-type="string" office:string-value="Kawan">
            <text:p>Kawan</text:p>
          </table:table-cell>
          <table:table-cell table:style-name="ce33"/>
          <table:table-cell/>
          <table:table-cell table:style-name="ce20" table:formula="of:=&quot;VALUES (&quot;&amp;[.A6]&amp;&quot;, &quot;&amp;[.B6]&amp;&quot;, &quot;&amp;[.C6]&amp;&quot;, &quot;&amp;Q([.F6])&amp;&quot;, &quot;&amp;Q([.G6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6]+1"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style-name="ce37" table:formula="of:=LOOKUP([.C7];[$Community.$A$2:.$B$41])" office:value-type="string" office:string-value="Gas dan Petrokimia (Regular)">
            <text:p>Gas dan Petrokimia (Regular)</text:p>
          </table:table-cell>
          <table:table-cell table:style-name="ce37" table:formula="of:=LOOKUP([.B7];[$Alumni.$A$2:.$B$105])" office:value-type="string" office:string-value="Teman">
            <text:p>Teman</text:p>
          </table:table-cell>
          <table:table-cell table:style-name="ce33" office:value-type="float" office:value="1979">
            <text:p>1979</text:p>
          </table:table-cell>
          <table:table-cell office:value-type="string">
            <text:p>Regular I</text:p>
          </table:table-cell>
          <table:table-cell table:style-name="ce20" table:formula="of:=&quot;VALUES (&quot;&amp;[.A7]&amp;&quot;, &quot;&amp;[.B7]&amp;&quot;, &quot;&amp;[.C7]&amp;&quot;, &quot;&amp;Q([.F7])&amp;&quot;, &quot;&amp;Q([.G7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7]+1"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37" table:formula="of:=LOOKUP([.C8];[$Community.$A$2:.$B$41])" office:value-type="string" office:string-value="Arsitek (Regular)">
            <text:p>Arsitek (Regular)</text:p>
          </table:table-cell>
          <table:table-cell table:style-name="ce37" table:formula="of:=LOOKUP([.B8];[$Alumni.$A$2:.$B$105])" office:value-type="string" office:string-value="Kenalan">
            <text:p>Kenalan</text:p>
          </table:table-cell>
          <table:table-cell office:value-type="float" office:value="1993">
            <text:p>1993</text:p>
          </table:table-cell>
          <table:table-cell/>
          <table:table-cell table:style-name="ce20" table:formula="of:=&quot;VALUES (&quot;&amp;[.A8]&amp;&quot;, &quot;&amp;[.B8]&amp;&quot;, &quot;&amp;[.C8]&amp;&quot;, &quot;&amp;Q([.F8])&amp;&quot;, &quot;&amp;Q([.G8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8]+1"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style-name="ce37" table:formula="of:=LOOKUP([.C9];[$Community.$A$2:.$B$41])" office:value-type="string" office:string-value="Arsitek (Regular)">
            <text:p>Arsitek (Regular)</text:p>
          </table:table-cell>
          <table:table-cell table:style-name="ce37" table:formula="of:=LOOKUP([.B9];[$Alumni.$A$2:.$B$105])" office:value-type="string" office:string-value="Rekan">
            <text:p>Rekan</text:p>
          </table:table-cell>
          <table:table-cell office:value-type="float" office:value="1993">
            <text:p>1993</text:p>
          </table:table-cell>
          <table:table-cell/>
          <table:table-cell table:style-name="ce20" table:formula="of:=&quot;VALUES (&quot;&amp;[.A9]&amp;&quot;, &quot;&amp;[.B9]&amp;&quot;, &quot;&amp;[.C9]&amp;&quot;, &quot;&amp;Q([.F9])&amp;&quot;, &quot;&amp;Q([.G9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9]+1"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37" table:formula="of:=LOOKUP([.C10];[$Community.$A$2:.$B$41])" office:value-type="string" office:string-value="Arsitek (Regular)">
            <text:p>Arsitek (Regular)</text:p>
          </table:table-cell>
          <table:table-cell table:style-name="ce37" table:formula="of:=LOOKUP([.B10];[$Alumni.$A$2:.$B$105])" office:value-type="string" office:string-value="Seorang Gadis">
            <text:p>Seorang Gadis</text:p>
          </table:table-cell>
          <table:table-cell office:value-type="float" office:value="1993">
            <text:p>1993</text:p>
          </table:table-cell>
          <table:table-cell/>
          <table:table-cell table:style-name="ce20" table:formula="of:=&quot;VALUES (&quot;&amp;[.A10]&amp;&quot;, &quot;&amp;[.B10]&amp;&quot;, &quot;&amp;[.C10]&amp;&quot;, &quot;&amp;Q([.F10])&amp;&quot;, &quot;&amp;Q([.G10])&amp;&quot;);&quot;" office:value-type="float" office:value="0">
            <text:p>#VALUE!</text:p>
          </table:table-cell>
          <table:table-cell table:number-columns-repeated="1016"/>
        </table:table-row>
        <table:table-row table:style-name="ro5">
          <table:table-cell table:formula="of:=[.A10]+1"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style-name="ce37" table:formula="of:=LOOKUP([.C11];[$Community.$A$2:.$B$41])" office:value-type="string" office:string-value="Arsitek (Regular)">
            <text:p>Arsitek (Regular)</text:p>
          </table:table-cell>
          <table:table-cell table:style-name="ce37" table:formula="of:=LOOKUP([.B11];[$Alumni.$A$2:.$B$105])" office:value-type="string" office:string-value="Seorang Pria">
            <text:p>Seorang Pria</text:p>
          </table:table-cell>
          <table:table-cell office:value-type="float" office:value="1993">
            <text:p>1993</text:p>
          </table:table-cell>
          <table:table-cell/>
          <table:table-cell table:style-name="ce20" table:formula="of:=&quot;VALUES (&quot;&amp;[.A11]&amp;&quot;, &quot;&amp;[.B11]&amp;&quot;, &quot;&amp;[.C11]&amp;&quot;, &quot;&amp;Q([.F11])&amp;&quot;, &quot;&amp;Q([.G11])&amp;&quot;);&quot;" office:value-type="float" office:value="0">
            <text:p>#VALUE!</text:p>
          </table:table-cell>
          <table:table-cell table:number-columns-repeated="1016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igion" table:style-name="ta8">
        <office:forms form:automatic-focus="false" form:apply-design-mode="false"/>
        <table:table-column table:style-name="co23" table:default-cell-style-name="Default"/>
        <table:table-column table:style-name="co67" table:default-cell-style-name="Default"/>
        <table:table-column table:style-name="co68" table:default-cell-style-name="ce20"/>
        <table:table-column table:style-name="co23" table:number-columns-repeated="1021" table:default-cell-style-name="Default"/>
        <table:table-row table:style-name="ro5">
          <table:table-cell table:style-name="ce18"/>
          <table:table-cell/>
          <table:table-cell office:value-type="string">
            <text:p>INSERT INTO Religion (ReligionID, Religion)</text:p>
          </table:table-cell>
          <table:table-cell table:number-columns-repeated="1021"/>
        </table:table-row>
        <table:table-row table:style-name="ro5">
          <table:table-cell table:style-name="ce18" office:value-type="string">
            <text:p>ReID</text:p>
          </table:table-cell>
          <table:table-cell table:style-name="ce18" office:value-type="string">
            <text:p>Religion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Islam</text:p>
          </table:table-cell>
          <table:table-cell table:formula="of:=CONCATENATE([.$C$1];&quot; VALUES (&quot;;[.A3];&quot;, '&quot;;[.B3];&quot;');&quot;)" office:value-type="string" office:string-value="INSERT INTO Religion (ReligionID, Religion) VALUES (1, 'Islam');">
            <text:p>INSERT INTO Religion (ReligionID, Religion) VALUES (1, 'Islam');</text:p>
          </table:table-cell>
          <table:table-cell table:number-columns-repeated="102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Kristen Protestan</text:p>
          </table:table-cell>
          <table:table-cell table:formula="of:=CONCATENATE([.$C$1];&quot; VALUES (&quot;;[.A4];&quot;, '&quot;;[.B4];&quot;');&quot;)" office:value-type="string" office:string-value="INSERT INTO Religion (ReligionID, Religion) VALUES (2, 'Kristen Protestan');">
            <text:p>INSERT INTO Religion (ReligionID, Religion) VALUES (2, 'Kristen Protestan');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Katholik</text:p>
          </table:table-cell>
          <table:table-cell table:formula="of:=CONCATENATE([.$C$1];&quot; VALUES (&quot;;[.A5];&quot;, '&quot;;[.B5];&quot;');&quot;)" office:value-type="string" office:string-value="INSERT INTO Religion (ReligionID, Religion) VALUES (3, 'Katholik');">
            <text:p>INSERT INTO Religion (ReligionID, Religion) VALUES (3, 'Katholik');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Buddha</text:p>
          </table:table-cell>
          <table:table-cell table:formula="of:=CONCATENATE([.$C$1];&quot; VALUES (&quot;;[.A6];&quot;, '&quot;;[.B6];&quot;');&quot;)" office:value-type="string" office:string-value="INSERT INTO Religion (ReligionID, Religion) VALUES (4, 'Buddha');">
            <text:p>INSERT INTO Religion (ReligionID, Religion) VALUES (4, 'Buddha');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indu</text:p>
          </table:table-cell>
          <table:table-cell table:formula="of:=CONCATENATE([.$C$1];&quot; VALUES (&quot;;[.A7];&quot;, '&quot;;[.B7];&quot;');&quot;)" office:value-type="string" office:string-value="INSERT INTO Religion (ReligionID, Religion) VALUES (5, 'Hindu');">
            <text:p>INSERT INTO Religion (ReligionID, Religion) VALUES (5, 'Hindu');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ong Hu Cu</text:p>
          </table:table-cell>
          <table:table-cell table:formula="of:=CONCATENATE([.$C$1];&quot; VALUES (&quot;;[.A8];&quot;, '&quot;;[.B8];&quot;');&quot;)" office:value-type="string" office:string-value="INSERT INTO Religion (ReligionID, Religion) VALUES (6, 'Kong Hu Cu');">
            <text:p>INSERT INTO Religion (ReligionID, Religion) VALUES (6, 'Kong Hu Cu');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Kepercayaan</text:p>
          </table:table-cell>
          <table:table-cell table:formula="of:=CONCATENATE([.$C$1];&quot; VALUES (&quot;;[.A9];&quot;, '&quot;;[.B9];&quot;');&quot;)" office:value-type="string" office:string-value="INSERT INTO Religion (ReligionID, Religion) VALUES (7, 'Kepercayaan');">
            <text:p>INSERT INTO Religion (ReligionID, Religion) VALUES (7, 'Kepercayaan');</text:p>
          </table:table-cell>
          <table:table-cell table:number-columns-repeated="1021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gram" table:style-name="ta9">
        <office:forms form:automatic-focus="false" form:apply-design-mode="false"/>
        <table:table-column table:style-name="co35" table:default-cell-style-name="Default"/>
        <table:table-column table:style-name="co23" table:default-cell-style-name="Default"/>
        <table:table-column table:style-name="co69" table:default-cell-style-name="ce20"/>
        <table:table-column table:style-name="co23" table:number-columns-repeated="1021" table:default-cell-style-name="Default"/>
        <table:table-row table:style-name="ro5">
          <table:table-cell/>
          <table:table-cell table:style-name="ce61"/>
          <table:table-cell office:value-type="string">
            <text:p>INSERT INTO Program (ProgramID, Program)</text:p>
          </table:table-cell>
          <table:table-cell table:number-columns-repeated="1021"/>
        </table:table-row>
        <table:table-row table:style-name="ro5">
          <table:table-cell table:style-name="ce61" office:value-type="string">
            <text:p>ProgramID</text:p>
          </table:table-cell>
          <table:table-cell table:style-name="ce61" office:value-type="string">
            <text:p>Program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table:style-name="ce62" office:value-type="float" office:value="10">
            <text:p>10</text:p>
          </table:table-cell>
          <table:table-cell table:style-name="ce62" office:value-type="string">
            <text:p>Regular</text:p>
          </table:table-cell>
          <table:table-cell table:formula="of:=CONCATENATE([.$C$1];&quot; VALUES (&quot;;[.A3];&quot;, '&quot;;[.B3];&quot;');&quot;)" office:value-type="string" office:string-value="INSERT INTO Program (ProgramID, Program) VALUES (10, 'Regular');">
            <text:p>INSERT INTO Program (ProgramID, Program) VALUES (10, 'Regular');</text:p>
          </table:table-cell>
          <table:table-cell table:number-columns-repeated="1021"/>
        </table:table-row>
        <table:table-row table:style-name="ro5">
          <table:table-cell table:style-name="ce62" office:value-type="float" office:value="11">
            <text:p>11</text:p>
          </table:table-cell>
          <table:table-cell table:style-name="ce62" office:value-type="string">
            <text:p>Ekstensi</text:p>
          </table:table-cell>
          <table:table-cell table:formula="of:=CONCATENATE([.$C$1];&quot; VALUES (&quot;;[.A4];&quot;, '&quot;;[.B4];&quot;');&quot;)" office:value-type="string" office:string-value="INSERT INTO Program (ProgramID, Program) VALUES (11, 'Ekstensi');">
            <text:p>INSERT INTO Program (ProgramID, Program) VALUES (11, 'Ekstensi');</text:p>
          </table:table-cell>
          <table:table-cell table:number-columns-repeated="1021"/>
        </table:table-row>
        <table:table-row table:style-name="ro5">
          <table:table-cell table:style-name="ce62" office:value-type="float" office:value="20">
            <text:p>20</text:p>
          </table:table-cell>
          <table:table-cell table:style-name="ce62" office:value-type="string">
            <text:p>S2</text:p>
          </table:table-cell>
          <table:table-cell table:formula="of:=CONCATENATE([.$C$1];&quot; VALUES (&quot;;[.A5];&quot;, '&quot;;[.B5];&quot;');&quot;)" office:value-type="string" office:string-value="INSERT INTO Program (ProgramID, Program) VALUES (20, 'S2');">
            <text:p>INSERT INTO Program (ProgramID, Program) VALUES (20, 'S2');</text:p>
          </table:table-cell>
          <table:table-cell table:number-columns-repeated="1021"/>
        </table:table-row>
        <table:table-row table:style-name="ro5">
          <table:table-cell table:style-name="ce32" office:value-type="float" office:value="21">
            <text:p>21</text:p>
          </table:table-cell>
          <table:table-cell table:style-name="ce32" office:value-type="string">
            <text:p>Magister</text:p>
          </table:table-cell>
          <table:table-cell table:formula="of:=CONCATENATE([.$C$1];&quot; VALUES (&quot;;[.A6];&quot;, '&quot;;[.B6];&quot;');&quot;)" office:value-type="string" office:string-value="INSERT INTO Program (ProgramID, Program) VALUES (21, 'Magister');">
            <text:p>INSERT INTO Program (ProgramID, Program) VALUES (21, 'Magister');</text:p>
          </table:table-cell>
          <table:table-cell table:number-columns-repeated="1021"/>
        </table:table-row>
        <table:table-row table:style-name="ro5">
          <table:table-cell table:style-name="ce62" office:value-type="float" office:value="30">
            <text:p>30</text:p>
          </table:table-cell>
          <table:table-cell table:style-name="ce62" office:value-type="string">
            <text:p>Doktor</text:p>
          </table:table-cell>
          <table:table-cell table:formula="of:=CONCATENATE([.$C$1];&quot; VALUES (&quot;;[.A7];&quot;, '&quot;;[.B7];&quot;');&quot;)" office:value-type="string" office:string-value="INSERT INTO Program (ProgramID, Program) VALUES (30, 'Doktor');">
            <text:p>INSERT INTO Program (ProgramID, Program) VALUES (30, 'Doktor');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partment" table:style-name="ta10">
        <office:forms form:automatic-focus="false" form:apply-design-mode="false"/>
        <table:table-column table:style-name="co67" table:default-cell-style-name="Default"/>
        <table:table-column table:style-name="co15" table:default-cell-style-name="Default"/>
        <table:table-column table:style-name="co70" table:default-cell-style-name="ce20"/>
        <table:table-column table:style-name="co23" table:number-columns-repeated="1021" table:default-cell-style-name="Default"/>
        <table:table-row table:style-name="ro5">
          <table:table-cell table:number-columns-repeated="2"/>
          <table:table-cell office:value-type="string">
            <text:p>INSERT INTO Department (DepartmentID, Department)</text:p>
          </table:table-cell>
          <table:table-cell table:number-columns-repeated="1021"/>
        </table:table-row>
        <table:table-row table:style-name="ro5">
          <table:table-cell table:style-name="ce61" office:value-type="string">
            <text:p>DepartmentID</text:p>
          </table:table-cell>
          <table:table-cell table:style-name="ce61" office:value-type="string">
            <text:p>Departement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table:style-name="ce62" office:value-type="float" office:value="1">
            <text:p>1</text:p>
          </table:table-cell>
          <table:table-cell table:style-name="ce62" office:value-type="string">
            <text:p>Sipil</text:p>
          </table:table-cell>
          <table:table-cell table:formula="of:=CONCATENATE([.$C$1];&quot; VALUES (&quot;;[.A3];&quot;, '&quot;;[.B3];&quot;');&quot;)" office:value-type="string" office:string-value="INSERT INTO Department (DepartmentID, Department) VALUES (1, 'Sipil');">
            <text:p>INSERT INTO Department (DepartmentID, Department) VALUES (1, 'Sipil');</text:p>
          </table:table-cell>
          <table:table-cell table:number-columns-repeated="1021"/>
        </table:table-row>
        <table:table-row table:style-name="ro5">
          <table:table-cell table:style-name="ce62" office:value-type="float" office:value="2">
            <text:p>2</text:p>
          </table:table-cell>
          <table:table-cell table:style-name="ce62" office:value-type="string">
            <text:p>Mesin</text:p>
          </table:table-cell>
          <table:table-cell table:formula="of:=CONCATENATE([.$C$1];&quot; VALUES (&quot;;[.A4];&quot;, '&quot;;[.B4];&quot;');&quot;)" office:value-type="string" office:string-value="INSERT INTO Department (DepartmentID, Department) VALUES (2, 'Mesin');">
            <text:p>INSERT INTO Department (DepartmentID, Department) VALUES (2, 'Mesin');</text:p>
          </table:table-cell>
          <table:table-cell table:number-columns-repeated="1021"/>
        </table:table-row>
        <table:table-row table:style-name="ro5">
          <table:table-cell table:style-name="ce62" office:value-type="float" office:value="3">
            <text:p>3</text:p>
          </table:table-cell>
          <table:table-cell table:style-name="ce62" office:value-type="string">
            <text:p>Elektro</text:p>
          </table:table-cell>
          <table:table-cell table:formula="of:=CONCATENATE([.$C$1];&quot; VALUES (&quot;;[.A5];&quot;, '&quot;;[.B5];&quot;');&quot;)" office:value-type="string" office:string-value="INSERT INTO Department (DepartmentID, Department) VALUES (3, 'Elektro');">
            <text:p>INSERT INTO Department (DepartmentID, Department) VALUES (3, 'Elektro');</text:p>
          </table:table-cell>
          <table:table-cell table:number-columns-repeated="1021"/>
        </table:table-row>
        <table:table-row table:style-name="ro5">
          <table:table-cell table:style-name="ce62" office:value-type="float" office:value="4">
            <text:p>4</text:p>
          </table:table-cell>
          <table:table-cell table:style-name="ce62" office:value-type="string">
            <text:p>Metalurgi</text:p>
          </table:table-cell>
          <table:table-cell table:formula="of:=CONCATENATE([.$C$1];&quot; VALUES (&quot;;[.A6];&quot;, '&quot;;[.B6];&quot;');&quot;)" office:value-type="string" office:string-value="INSERT INTO Department (DepartmentID, Department) VALUES (4, 'Metalurgi');">
            <text:p>INSERT INTO Department (DepartmentID, Department) VALUES (4, 'Metalurgi');</text:p>
          </table:table-cell>
          <table:table-cell table:number-columns-repeated="1021"/>
        </table:table-row>
        <table:table-row table:style-name="ro5">
          <table:table-cell table:style-name="ce62" office:value-type="float" office:value="5">
            <text:p>5</text:p>
          </table:table-cell>
          <table:table-cell table:style-name="ce62" office:value-type="string">
            <text:p>Arsitek</text:p>
          </table:table-cell>
          <table:table-cell table:formula="of:=CONCATENATE([.$C$1];&quot; VALUES (&quot;;[.A7];&quot;, '&quot;;[.B7];&quot;');&quot;)" office:value-type="string" office:string-value="INSERT INTO Department (DepartmentID, Department) VALUES (5, 'Arsitek');">
            <text:p>INSERT INTO Department (DepartmentID, Department) VALUES (5, 'Arsitek');</text:p>
          </table:table-cell>
          <table:table-cell table:number-columns-repeated="1021"/>
        </table:table-row>
        <table:table-row table:style-name="ro5">
          <table:table-cell table:style-name="ce62" office:value-type="float" office:value="6">
            <text:p>6</text:p>
          </table:table-cell>
          <table:table-cell table:style-name="ce62" office:value-type="string">
            <text:p>Gas dan Petrokimia</text:p>
          </table:table-cell>
          <table:table-cell table:formula="of:=CONCATENATE([.$C$1];&quot; VALUES (&quot;;[.A8];&quot;, '&quot;;[.B8];&quot;');&quot;)" office:value-type="string" office:string-value="INSERT INTO Department (DepartmentID, Department) VALUES (6, 'Gas dan Petrokimia');">
            <text:p>INSERT INTO Department (DepartmentID, Department) VALUES (6, 'Gas dan Petrokimia');</text:p>
          </table:table-cell>
          <table:table-cell table:number-columns-repeated="1021"/>
        </table:table-row>
        <table:table-row table:style-name="ro5">
          <table:table-cell table:style-name="ce62" office:value-type="float" office:value="7">
            <text:p>7</text:p>
          </table:table-cell>
          <table:table-cell table:style-name="ce62" office:value-type="string">
            <text:p>Industri</text:p>
          </table:table-cell>
          <table:table-cell table:formula="of:=CONCATENATE([.$C$1];&quot; VALUES (&quot;;[.A9];&quot;, '&quot;;[.B9];&quot;');&quot;)" office:value-type="string" office:string-value="INSERT INTO Department (DepartmentID, Department) VALUES (7, 'Industri');">
            <text:p>INSERT INTO Department (DepartmentID, Department) VALUES (7, 'Industri');</text:p>
          </table:table-cell>
          <table:table-cell table:number-columns-repeated="1021"/>
        </table:table-row>
        <table:table-row table:style-name="ro5">
          <table:table-cell table:style-name="ce62" office:value-type="float" office:value="8">
            <text:p>8</text:p>
          </table:table-cell>
          <table:table-cell table:style-name="ce62" office:value-type="string">
            <text:p>Perkapalan</text:p>
          </table:table-cell>
          <table:table-cell table:formula="of:=CONCATENATE([.$C$1];&quot; VALUES (&quot;;[.A10];&quot;, '&quot;;[.B10];&quot;');&quot;)" office:value-type="string" office:string-value="INSERT INTO Department (DepartmentID, Department) VALUES (8, 'Perkapalan');">
            <text:p>INSERT INTO Department (DepartmentID, Department) VALUES (8, 'Perkapalan');</text:p>
          </table:table-cell>
          <table:table-cell table:number-columns-repeated="1021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munity" table:style-name="ta11">
        <office:forms form:automatic-focus="false" form:apply-design-mode="false"/>
        <table:table-column table:style-name="co71" table:default-cell-style-name="ce62"/>
        <table:table-column table:style-name="co72" table:default-cell-style-name="ce63"/>
        <table:table-column table:style-name="co67" table:default-cell-style-name="ce62"/>
        <table:table-column table:style-name="co35" table:default-cell-style-name="ce62"/>
        <table:table-column table:style-name="co73" table:default-cell-style-name="ce65"/>
        <table:table-column table:style-name="co74" table:default-cell-style-name="ce65"/>
        <table:table-column table:style-name="co75" table:default-cell-style-name="ce67"/>
        <table:table-column table:style-name="co9" table:default-cell-style-name="ce62"/>
        <table:table-column table:style-name="co23" table:number-columns-repeated="1016" table:default-cell-style-name="Default"/>
        <table:table-row table:style-name="ro5">
          <table:table-cell table:number-columns-repeated="6"/>
          <table:table-cell table:style-name="ce20" office:value-type="string">
            <text:p>INSERT INTO Community (CID, Community, DepartmentID, ProgramID)</text:p>
          </table:table-cell>
          <table:table-cell table:number-columns-repeated="1017"/>
        </table:table-row>
        <table:table-row table:style-name="ro5">
          <table:table-cell table:style-name="ce61" office:value-type="string">
            <text:p>CommunityID</text:p>
          </table:table-cell>
          <table:table-cell table:style-name="ce64" office:value-type="string">
            <text:p>Community</text:p>
          </table:table-cell>
          <table:table-cell table:style-name="ce61" office:value-type="string">
            <text:p>DepartmentID</text:p>
          </table:table-cell>
          <table:table-cell table:style-name="ce61" office:value-type="string">
            <text:p>ProgramID</text:p>
          </table:table-cell>
          <table:table-cell table:style-name="ce66" office:value-type="string">
            <text:p>Departement</text:p>
          </table:table-cell>
          <table:table-cell table:style-name="ce66" office:value-type="string">
            <text:p>Program</text:p>
          </table:table-cell>
          <table:table-cell table:style-name="ce21" office:value-type="string">
            <text:p>SQL Command</text:p>
          </table:table-cell>
          <table:table-cell table:style-name="ce59"/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Sipil (Regular)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7" table:formula="of:=LOOKUP([.C3];[$Department.$A$2:.$B$26])" office:value-type="string" office:string-value="Sipil">
            <text:p>Sipil</text:p>
          </table:table-cell>
          <table:table-cell table:style-name="ce37" table:formula="of:=LOOKUP([.D3];[$Program.$A$2:.$B$26])" office:value-type="string" office:string-value="Regular">
            <text:p>Regular</text:p>
          </table:table-cell>
          <table:table-cell table:style-name="ce20" table:formula="of:=CONCATENATE([.$G$1];&quot; VALUES (&quot;;[.A3];&quot;, '&quot;;[.B3];&quot;', &quot;;[.C3];&quot;, &quot;;[.D3];&quot;);&quot;)" office:value-type="string" office:string-value="INSERT INTO Community (CID, Community, DepartmentID, ProgramID) VALUES (1, 'Sipil (Regular)', 1, 10);">
            <text:p>INSERT INTO Community (CID, Community, DepartmentID, ProgramID) VALUES (1, 'Sipil (Regular)', 1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Mesin (Regular)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7" table:formula="of:=LOOKUP([.C4];[$Department.$A$2:.$B$26])" office:value-type="string" office:string-value="Mesin">
            <text:p>Mesin</text:p>
          </table:table-cell>
          <table:table-cell table:style-name="ce37" table:formula="of:=LOOKUP([.D4];[$Program.$A$2:.$B$26])" office:value-type="string" office:string-value="Regular">
            <text:p>Regular</text:p>
          </table:table-cell>
          <table:table-cell table:style-name="ce20" table:formula="of:=CONCATENATE([.$G$1];&quot; VALUES (&quot;;[.A4];&quot;, '&quot;;[.B4];&quot;', &quot;;[.C4];&quot;, &quot;;[.D4];&quot;);&quot;)" office:value-type="string" office:string-value="INSERT INTO Community (CID, Community, DepartmentID, ProgramID) VALUES (2, 'Mesin (Regular)', 2, 10);">
            <text:p>INSERT INTO Community (CID, Community, DepartmentID, ProgramID) VALUES (2, 'Mesin (Regular)', 2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Elektro (Regular)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37" table:formula="of:=LOOKUP([.C5];[$Department.$A$2:.$B$26])" office:value-type="string" office:string-value="Elektro">
            <text:p>Elektro</text:p>
          </table:table-cell>
          <table:table-cell table:style-name="ce37" table:formula="of:=LOOKUP([.D5];[$Program.$A$2:.$B$26])" office:value-type="string" office:string-value="Regular">
            <text:p>Regular</text:p>
          </table:table-cell>
          <table:table-cell table:style-name="ce20" table:formula="of:=CONCATENATE([.$G$1];&quot; VALUES (&quot;;[.A5];&quot;, '&quot;;[.B5];&quot;', &quot;;[.C5];&quot;, &quot;;[.D5];&quot;);&quot;)" office:value-type="string" office:string-value="INSERT INTO Community (CID, Community, DepartmentID, ProgramID) VALUES (3, 'Elektro (Regular)', 3, 10);">
            <text:p>INSERT INTO Community (CID, Community, DepartmentID, ProgramID) VALUES (3, 'Elektro (Regular)', 3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etalurgi (Regular)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7" table:formula="of:=LOOKUP([.C6];[$Department.$A$2:.$B$26])" office:value-type="string" office:string-value="Metalurgi">
            <text:p>Metalurgi</text:p>
          </table:table-cell>
          <table:table-cell table:style-name="ce37" table:formula="of:=LOOKUP([.D6];[$Program.$A$2:.$B$26])" office:value-type="string" office:string-value="Regular">
            <text:p>Regular</text:p>
          </table:table-cell>
          <table:table-cell table:style-name="ce20" table:formula="of:=CONCATENATE([.$G$1];&quot; VALUES (&quot;;[.A6];&quot;, '&quot;;[.B6];&quot;', &quot;;[.C6];&quot;, &quot;;[.D6];&quot;);&quot;)" office:value-type="string" office:string-value="INSERT INTO Community (CID, Community, DepartmentID, ProgramID) VALUES (4, 'Metalurgi (Regular)', 4, 10);">
            <text:p>INSERT INTO Community (CID, Community, DepartmentID, ProgramID) VALUES (4, 'Metalurgi (Regular)', 4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rsitek (Regular)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7" table:formula="of:=LOOKUP([.C7];[$Department.$A$2:.$B$26])" office:value-type="string" office:string-value="Arsitek">
            <text:p>Arsitek</text:p>
          </table:table-cell>
          <table:table-cell table:style-name="ce37" table:formula="of:=LOOKUP([.D7];[$Program.$A$2:.$B$26])" office:value-type="string" office:string-value="Regular">
            <text:p>Regular</text:p>
          </table:table-cell>
          <table:table-cell table:style-name="ce20" table:formula="of:=CONCATENATE([.$G$1];&quot; VALUES (&quot;;[.A7];&quot;, '&quot;;[.B7];&quot;', &quot;;[.C7];&quot;, &quot;;[.D7];&quot;);&quot;)" office:value-type="string" office:string-value="INSERT INTO Community (CID, Community, DepartmentID, ProgramID) VALUES (5, 'Arsitek (Regular)', 5, 10);">
            <text:p>INSERT INTO Community (CID, Community, DepartmentID, ProgramID) VALUES (5, 'Arsitek (Regular)', 5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Gas dan Petrokimia (Regular)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7" table:formula="of:=LOOKUP([.C8];[$Department.$A$2:.$B$26])" office:value-type="string" office:string-value="Gas dan Petrokimia">
            <text:p>Gas dan Petrokimia</text:p>
          </table:table-cell>
          <table:table-cell table:style-name="ce37" table:formula="of:=LOOKUP([.D8];[$Program.$A$2:.$B$26])" office:value-type="string" office:string-value="Regular">
            <text:p>Regular</text:p>
          </table:table-cell>
          <table:table-cell table:style-name="ce20" table:formula="of:=CONCATENATE([.$G$1];&quot; VALUES (&quot;;[.A8];&quot;, '&quot;;[.B8];&quot;', &quot;;[.C8];&quot;, &quot;;[.D8];&quot;);&quot;)" office:value-type="string" office:string-value="INSERT INTO Community (CID, Community, DepartmentID, ProgramID) VALUES (6, 'Gas dan Petrokimia (Regular)', 6, 10);">
            <text:p>INSERT INTO Community (CID, Community, DepartmentID, ProgramID) VALUES (6, 'Gas dan Petrokimia (Regular)', 6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Industri (Regular)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37" table:formula="of:=LOOKUP([.C9];[$Department.$A$2:.$B$26])" office:value-type="string" office:string-value="Industri">
            <text:p>Industri</text:p>
          </table:table-cell>
          <table:table-cell table:style-name="ce37" table:formula="of:=LOOKUP([.D9];[$Program.$A$2:.$B$26])" office:value-type="string" office:string-value="Regular">
            <text:p>Regular</text:p>
          </table:table-cell>
          <table:table-cell table:style-name="ce20" table:formula="of:=CONCATENATE([.$G$1];&quot; VALUES (&quot;;[.A9];&quot;, '&quot;;[.B9];&quot;', &quot;;[.C9];&quot;, &quot;;[.D9];&quot;);&quot;)" office:value-type="string" office:string-value="INSERT INTO Community (CID, Community, DepartmentID, ProgramID) VALUES (7, 'Industri (Regular)', 7, 10);">
            <text:p>INSERT INTO Community (CID, Community, DepartmentID, ProgramID) VALUES (7, 'Industri (Regular)', 7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erkapalan (Regular)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37" table:formula="of:=LOOKUP([.C10];[$Department.$A$2:.$B$26])" office:value-type="string" office:string-value="Perkapalan">
            <text:p>Perkapalan</text:p>
          </table:table-cell>
          <table:table-cell table:style-name="ce37" table:formula="of:=LOOKUP([.D10];[$Program.$A$2:.$B$26])" office:value-type="string" office:string-value="Regular">
            <text:p>Regular</text:p>
          </table:table-cell>
          <table:table-cell table:style-name="ce20" table:formula="of:=CONCATENATE([.$G$1];&quot; VALUES (&quot;;[.A10];&quot;, '&quot;;[.B10];&quot;', &quot;;[.C10];&quot;, &quot;;[.D10];&quot;);&quot;)" office:value-type="string" office:string-value="INSERT INTO Community (CID, Community, DepartmentID, ProgramID) VALUES (8, 'Perkapalan (Regular)', 8, 10);">
            <text:p>INSERT INTO Community (CID, Community, DepartmentID, ProgramID) VALUES (8, 'Perkapalan (Regular)', 8, 1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Sipil (Ekstensi)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7" table:formula="of:=LOOKUP([.C11];[$Department.$A$2:.$B$26])" office:value-type="string" office:string-value="Sipil">
            <text:p>Sipil</text:p>
          </table:table-cell>
          <table:table-cell table:style-name="ce37" table:formula="of:=LOOKUP([.D11];[$Program.$A$2:.$B$26])" office:value-type="string" office:string-value="Ekstensi">
            <text:p>Ekstensi</text:p>
          </table:table-cell>
          <table:table-cell table:style-name="ce20" table:formula="of:=CONCATENATE([.$G$1];&quot; VALUES (&quot;;[.A11];&quot;, '&quot;;[.B11];&quot;', &quot;;[.C11];&quot;, &quot;;[.D11];&quot;);&quot;)" office:value-type="string" office:string-value="INSERT INTO Community (CID, Community, DepartmentID, ProgramID) VALUES (21, 'Sipil (Ekstensi)', 1, 11);">
            <text:p>INSERT INTO Community (CID, Community, DepartmentID, ProgramID) VALUES (21, 'Sipil (Ekstensi)', 1, 1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Mesin (Ekstensi)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37" table:formula="of:=LOOKUP([.C12];[$Department.$A$2:.$B$26])" office:value-type="string" office:string-value="Mesin">
            <text:p>Mesin</text:p>
          </table:table-cell>
          <table:table-cell table:style-name="ce37" table:formula="of:=LOOKUP([.D12];[$Program.$A$2:.$B$26])" office:value-type="string" office:string-value="Ekstensi">
            <text:p>Ekstensi</text:p>
          </table:table-cell>
          <table:table-cell table:style-name="ce20" table:formula="of:=CONCATENATE([.$G$1];&quot; VALUES (&quot;;[.A12];&quot;, '&quot;;[.B12];&quot;', &quot;;[.C12];&quot;, &quot;;[.D12];&quot;);&quot;)" office:value-type="string" office:string-value="INSERT INTO Community (CID, Community, DepartmentID, ProgramID) VALUES (22, 'Mesin (Ekstensi)', 2, 11);">
            <text:p>INSERT INTO Community (CID, Community, DepartmentID, ProgramID) VALUES (22, 'Mesin (Ekstensi)', 2, 1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Elektro (Ekstensi)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37" table:formula="of:=LOOKUP([.C13];[$Department.$A$2:.$B$26])" office:value-type="string" office:string-value="Elektro">
            <text:p>Elektro</text:p>
          </table:table-cell>
          <table:table-cell table:style-name="ce37" table:formula="of:=LOOKUP([.D13];[$Program.$A$2:.$B$26])" office:value-type="string" office:string-value="Ekstensi">
            <text:p>Ekstensi</text:p>
          </table:table-cell>
          <table:table-cell table:style-name="ce20" table:formula="of:=CONCATENATE([.$G$1];&quot; VALUES (&quot;;[.A13];&quot;, '&quot;;[.B13];&quot;', &quot;;[.C13];&quot;, &quot;;[.D13];&quot;);&quot;)" office:value-type="string" office:string-value="INSERT INTO Community (CID, Community, DepartmentID, ProgramID) VALUES (23, 'Elektro (Ekstensi)', 3, 11);">
            <text:p>INSERT INTO Community (CID, Community, DepartmentID, ProgramID) VALUES (23, 'Elektro (Ekstensi)', 3, 1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Gas dan Petrokimia (Ekstensi)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ce37" table:formula="of:=LOOKUP([.C14];[$Department.$A$2:.$B$26])" office:value-type="string" office:string-value="Gas dan Petrokimia">
            <text:p>Gas dan Petrokimia</text:p>
          </table:table-cell>
          <table:table-cell table:style-name="ce37" table:formula="of:=LOOKUP([.D14];[$Program.$A$2:.$B$26])" office:value-type="string" office:string-value="Ekstensi">
            <text:p>Ekstensi</text:p>
          </table:table-cell>
          <table:table-cell table:style-name="ce20" table:formula="of:=CONCATENATE([.$G$1];&quot; VALUES (&quot;;[.A14];&quot;, '&quot;;[.B14];&quot;', &quot;;[.C14];&quot;, &quot;;[.D14];&quot;);&quot;)" office:value-type="string" office:string-value="INSERT INTO Community (CID, Community, DepartmentID, ProgramID) VALUES (26, 'Gas dan Petrokimia (Ekstensi)', 6, 11);">
            <text:p>INSERT INTO Community (CID, Community, DepartmentID, ProgramID) VALUES (26, 'Gas dan Petrokimia (Ekstensi)', 6, 1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Sipil (Magister)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7" table:formula="of:=LOOKUP([.C15];[$Department.$A$2:.$B$26])" office:value-type="string" office:string-value="Sipil">
            <text:p>Sipil</text:p>
          </table:table-cell>
          <table:table-cell table:style-name="ce37" table:formula="of:=LOOKUP([.D15];[$Program.$A$2:.$B$26])" office:value-type="string" office:string-value="Magister">
            <text:p>Magister</text:p>
          </table:table-cell>
          <table:table-cell table:style-name="ce20" table:formula="of:=CONCATENATE([.$G$1];&quot; VALUES (&quot;;[.A15];&quot;, '&quot;;[.B15];&quot;', &quot;;[.C15];&quot;, &quot;;[.D15];&quot;);&quot;)" office:value-type="string" office:string-value="INSERT INTO Community (CID, Community, DepartmentID, ProgramID) VALUES (41, 'Sipil (Magister)', 1, 21);">
            <text:p>INSERT INTO Community (CID, Community, DepartmentID, ProgramID) VALUES (41, 'Sipil (Magister)', 1, 2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Mesin (Magister)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37" table:formula="of:=LOOKUP([.C16];[$Department.$A$2:.$B$26])" office:value-type="string" office:string-value="Mesin">
            <text:p>Mesin</text:p>
          </table:table-cell>
          <table:table-cell table:style-name="ce37" table:formula="of:=LOOKUP([.D16];[$Program.$A$2:.$B$26])" office:value-type="string" office:string-value="Magister">
            <text:p>Magister</text:p>
          </table:table-cell>
          <table:table-cell table:style-name="ce20" table:formula="of:=CONCATENATE([.$G$1];&quot; VALUES (&quot;;[.A16];&quot;, '&quot;;[.B16];&quot;', &quot;;[.C16];&quot;, &quot;;[.D16];&quot;);&quot;)" office:value-type="string" office:string-value="INSERT INTO Community (CID, Community, DepartmentID, ProgramID) VALUES (42, 'Mesin (Magister)', 2, 21);">
            <text:p>INSERT INTO Community (CID, Community, DepartmentID, ProgramID) VALUES (42, 'Mesin (Magister)', 2, 2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Metalurgi (Magister)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style-name="ce37" table:formula="of:=LOOKUP([.C17];[$Department.$A$2:.$B$26])" office:value-type="string" office:string-value="Metalurgi">
            <text:p>Metalurgi</text:p>
          </table:table-cell>
          <table:table-cell table:style-name="ce37" table:formula="of:=LOOKUP([.D17];[$Program.$A$2:.$B$26])" office:value-type="string" office:string-value="Magister">
            <text:p>Magister</text:p>
          </table:table-cell>
          <table:table-cell table:style-name="ce20" table:formula="of:=CONCATENATE([.$G$1];&quot; VALUES (&quot;;[.A17];&quot;, '&quot;;[.B17];&quot;', &quot;;[.C17];&quot;, &quot;;[.D17];&quot;);&quot;)" office:value-type="string" office:string-value="INSERT INTO Community (CID, Community, DepartmentID, ProgramID) VALUES (44, 'Metalurgi (Magister)', 4, 21);">
            <text:p>INSERT INTO Community (CID, Community, DepartmentID, ProgramID) VALUES (44, 'Metalurgi (Magister)', 4, 2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Gas dan Petrokimia (Magister)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style-name="ce37" table:formula="of:=LOOKUP([.C18];[$Department.$A$2:.$B$26])" office:value-type="string" office:string-value="Gas dan Petrokimia">
            <text:p>Gas dan Petrokimia</text:p>
          </table:table-cell>
          <table:table-cell table:style-name="ce37" table:formula="of:=LOOKUP([.D18];[$Program.$A$2:.$B$26])" office:value-type="string" office:string-value="Magister">
            <text:p>Magister</text:p>
          </table:table-cell>
          <table:table-cell table:style-name="ce20" table:formula="of:=CONCATENATE([.$G$1];&quot; VALUES (&quot;;[.A18];&quot;, '&quot;;[.B18];&quot;', &quot;;[.C18];&quot;, &quot;;[.D18];&quot;);&quot;)" office:value-type="string" office:string-value="INSERT INTO Community (CID, Community, DepartmentID, ProgramID) VALUES (46, 'Gas dan Petrokimia (Magister)', 6, 21);">
            <text:p>INSERT INTO Community (CID, Community, DepartmentID, ProgramID) VALUES (46, 'Gas dan Petrokimia (Magister)', 6, 2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Industri (Magister)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style-name="ce37" table:formula="of:=LOOKUP([.C19];[$Department.$A$2:.$B$26])" office:value-type="string" office:string-value="Industri">
            <text:p>Industri</text:p>
          </table:table-cell>
          <table:table-cell table:style-name="ce37" table:formula="of:=LOOKUP([.D19];[$Program.$A$2:.$B$26])" office:value-type="string" office:string-value="Magister">
            <text:p>Magister</text:p>
          </table:table-cell>
          <table:table-cell table:style-name="ce20" table:formula="of:=CONCATENATE([.$G$1];&quot; VALUES (&quot;;[.A19];&quot;, '&quot;;[.B19];&quot;', &quot;;[.C19];&quot;, &quot;;[.D19];&quot;);&quot;)" office:value-type="string" office:string-value="INSERT INTO Community (CID, Community, DepartmentID, ProgramID) VALUES (47, 'Industri (Magister)', 7, 21);">
            <text:p>INSERT INTO Community (CID, Community, DepartmentID, ProgramID) VALUES (47, 'Industri (Magister)', 7, 21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61">
            <text:p>61</text:p>
          </table:table-cell>
          <table:table-cell table:style-name="ce64" office:value-type="string">
            <text:p>Elektronika (S2)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37" table:formula="of:=LOOKUP([.C20];[$Department.$A$2:.$B$26])" office:value-type="string" office:string-value="Elektro">
            <text:p>Elektro</text:p>
          </table:table-cell>
          <table:table-cell table:style-name="ce37" table:formula="of:=LOOKUP([.D20];[$Program.$A$2:.$B$26])" office:value-type="string" office:string-value="S2">
            <text:p>S2</text:p>
          </table:table-cell>
          <table:table-cell table:style-name="ce20" table:formula="of:=CONCATENATE([.$G$1];&quot; VALUES (&quot;;[.A20];&quot;, '&quot;;[.B20];&quot;', &quot;;[.C20];&quot;, &quot;;[.D20];&quot;);&quot;)" office:value-type="string" office:string-value="INSERT INTO Community (CID, Community, DepartmentID, ProgramID) VALUES (61, 'Elektronika (S2)', 3, 20);">
            <text:p>INSERT INTO Community (CID, Community, DepartmentID, ProgramID) VALUES (61, 'Elektronika (S2)', 3, 2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62">
            <text:p>62</text:p>
          </table:table-cell>
          <table:table-cell table:style-name="ce64" office:value-type="string">
            <text:p>Optoelektronika (S2)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37" table:formula="of:=LOOKUP([.C21];[$Department.$A$2:.$B$26])" office:value-type="string" office:string-value="Elektro">
            <text:p>Elektro</text:p>
          </table:table-cell>
          <table:table-cell table:style-name="ce37" table:formula="of:=LOOKUP([.D21];[$Program.$A$2:.$B$26])" office:value-type="string" office:string-value="S2">
            <text:p>S2</text:p>
          </table:table-cell>
          <table:table-cell table:style-name="ce20" table:formula="of:=CONCATENATE([.$G$1];&quot; VALUES (&quot;;[.A21];&quot;, '&quot;;[.B21];&quot;', &quot;;[.C21];&quot;, &quot;;[.D21];&quot;);&quot;)" office:value-type="string" office:string-value="INSERT INTO Community (CID, Community, DepartmentID, ProgramID) VALUES (62, 'Optoelektronika (S2)', 3, 20);">
            <text:p>INSERT INTO Community (CID, Community, DepartmentID, ProgramID) VALUES (62, 'Optoelektronika (S2)', 3, 2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Sipil (Doktor)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37" table:formula="of:=LOOKUP([.C22];[$Department.$A$2:.$B$26])" office:value-type="string" office:string-value="Sipil">
            <text:p>Sipil</text:p>
          </table:table-cell>
          <table:table-cell table:style-name="ce37" table:formula="of:=LOOKUP([.D22];[$Program.$A$2:.$B$26])" office:value-type="string" office:string-value="Doktor">
            <text:p>Doktor</text:p>
          </table:table-cell>
          <table:table-cell table:style-name="ce20" table:formula="of:=CONCATENATE([.$G$1];&quot; VALUES (&quot;;[.A22];&quot;, '&quot;;[.B22];&quot;', &quot;;[.C22];&quot;, &quot;;[.D22];&quot;);&quot;)" office:value-type="string" office:string-value="INSERT INTO Community (CID, Community, DepartmentID, ProgramID) VALUES (81, 'Sipil (Doktor)', 1, 30);">
            <text:p>INSERT INTO Community (CID, Community, DepartmentID, ProgramID) VALUES (81, 'Sipil (Doktor)', 1, 3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Mesin (Doktor)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37" table:formula="of:=LOOKUP([.C23];[$Department.$A$2:.$B$26])" office:value-type="string" office:string-value="Mesin">
            <text:p>Mesin</text:p>
          </table:table-cell>
          <table:table-cell table:style-name="ce37" table:formula="of:=LOOKUP([.D23];[$Program.$A$2:.$B$26])" office:value-type="string" office:string-value="Doktor">
            <text:p>Doktor</text:p>
          </table:table-cell>
          <table:table-cell table:style-name="ce20" table:formula="of:=CONCATENATE([.$G$1];&quot; VALUES (&quot;;[.A23];&quot;, '&quot;;[.B23];&quot;', &quot;;[.C23];&quot;, &quot;;[.D23];&quot;);&quot;)" office:value-type="string" office:string-value="INSERT INTO Community (CID, Community, DepartmentID, ProgramID) VALUES (82, 'Mesin (Doktor)', 2, 30);">
            <text:p>INSERT INTO Community (CID, Community, DepartmentID, ProgramID) VALUES (82, 'Mesin (Doktor)', 2, 30);</text:p>
          </table:table-cell>
          <table:table-cell table:style-name="ce32"/>
          <table:table-cell table:number-columns-repeated="1016"/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Elektro (Doktor)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37" table:formula="of:=LOOKUP([.C24];[$Department.$A$2:.$B$26])" office:value-type="string" office:string-value="Elektro">
            <text:p>Elektro</text:p>
          </table:table-cell>
          <table:table-cell table:style-name="ce37" table:formula="of:=LOOKUP([.D24];[$Program.$A$2:.$B$26])" office:value-type="string" office:string-value="Doktor">
            <text:p>Doktor</text:p>
          </table:table-cell>
          <table:table-cell table:style-name="ce20" table:formula="of:=CONCATENATE([.$G$1];&quot; VALUES (&quot;;[.A24];&quot;, '&quot;;[.B24];&quot;', &quot;;[.C24];&quot;, &quot;;[.D24];&quot;);&quot;)" office:value-type="string" office:string-value="INSERT INTO Community (CID, Community, DepartmentID, ProgramID) VALUES (83, 'Elektro (Doktor)', 3, 30);">
            <text:p>INSERT INTO Community (CID, Community, DepartmentID, ProgramID) VALUES (83, 'Elektro (Doktor)', 3, 30);</text:p>
          </table:table-cell>
          <table:table-cell table:style-name="ce32"/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pdater" table:style-name="ta12">
        <office:forms form:automatic-focus="false" form:apply-design-mode="false"/>
        <table:table-column table:style-name="co9" table:default-cell-style-name="ce62"/>
        <table:table-column table:style-name="co35" table:default-cell-style-name="ce62"/>
        <table:table-column table:style-name="co35" table:default-cell-style-name="ce67"/>
        <table:table-column table:style-name="co9" table:number-columns-repeated="2" table:default-cell-style-name="ce62"/>
        <table:table-column table:style-name="co76" table:default-cell-style-name="ce62"/>
        <table:table-column table:style-name="co9" table:number-columns-repeated="3" table:default-cell-style-name="ce62"/>
        <table:table-column table:style-name="co9" table:default-cell-style-name="ce20"/>
        <table:table-column table:style-name="co23" table:number-columns-repeated="1014" table:default-cell-style-name="Default"/>
        <table:table-row table:style-name="ro5">
          <table:table-cell table:number-columns-repeated="2"/>
          <table:table-cell table:style-name="ce20" office:value-type="string">
            <text:p>INSERT INTO Updater (UpdaterID, Updater)</text:p>
          </table:table-cell>
          <table:table-cell table:number-columns-repeated="6"/>
          <table:table-cell office:value-type="string">
            <text:p>INSERT INTO Collector (CollectorID, Collector)</text:p>
          </table:table-cell>
          <table:table-cell table:number-columns-repeated="1014"/>
        </table:table-row>
        <table:table-row table:style-name="ro5">
          <table:table-cell table:style-name="ce68" office:value-type="string">
            <text:p>UpID</text:p>
          </table:table-cell>
          <table:table-cell table:style-name="ce71" office:value-type="string">
            <text:p>Updater</text:p>
          </table:table-cell>
          <table:table-cell table:style-name="ce21" office:value-type="string">
            <text:p>SQL Command</text:p>
          </table:table-cell>
          <table:table-cell/>
          <table:table-cell table:style-name="ce74" office:value-type="string">
            <text:p>S_ID</text:p>
          </table:table-cell>
          <table:table-cell table:style-name="ce75" office:value-type="string">
            <text:p>Source</text:p>
          </table:table-cell>
          <table:table-cell/>
          <table:table-cell table:style-name="ce68" office:value-type="string">
            <text:p>CoID</text:p>
          </table:table-cell>
          <table:table-cell table:style-name="ce71" office:value-type="string">
            <text:p>Collector</text:p>
          </table:table-cell>
          <table:table-cell table:style-name="ce21" office:value-type="string">
            <text:p>SQL Command</text:p>
          </table:table-cell>
          <table:table-cell table:number-columns-repeated="1014"/>
        </table:table-row>
        <table:table-row table:style-name="ro5">
          <table:table-cell table:style-name="ce69" office:value-type="float" office:value="1">
            <text:p>1</text:p>
          </table:table-cell>
          <table:table-cell table:style-name="ce72" office:value-type="string">
            <text:p>Web User</text:p>
          </table:table-cell>
          <table:table-cell table:style-name="ce20" table:formula="of:=CONCATENATE([.$C$1];&quot; VALUES (&quot;;[.A3];&quot;, '&quot;;[.B3];&quot;');&quot;)" office:value-type="string" office:string-value="INSERT INTO Updater (UpdaterID, Updater) VALUES (1, 'Web User');">
            <text:p>INSERT INTO Updater (UpdaterID, Updater) VALUES (1, 'Web User');</text:p>
          </table:table-cell>
          <table:table-cell/>
          <table:table-cell table:style-name="ce69" office:value-type="float" office:value="1">
            <text:p>1</text:p>
          </table:table-cell>
          <table:table-cell table:style-name="ce72" office:value-type="string">
            <text:p>Personal Entry</text:p>
          </table:table-cell>
          <table:table-cell/>
          <table:table-cell table:style-name="ce69" office:value-type="float" office:value="21">
            <text:p>21</text:p>
          </table:table-cell>
          <table:table-cell table:style-name="ce72" office:value-type="string">
            <text:p>Nama 1</text:p>
          </table:table-cell>
          <table:table-cell table:formula="of:=CONCATENATE([.$J$1];&quot; VALUES (&quot;;[.H3];&quot;, '&quot;;[.I3];&quot;');&quot;)" office:value-type="string" office:string-value="INSERT INTO Collector (CollectorID, Collector) VALUES (21, 'Nama 1');">
            <text:p>INSERT INTO Collector (CollectorID, Collector) VALUES (21, 'Nama 1');</text:p>
          </table:table-cell>
          <table:table-cell table:number-columns-repeated="1014"/>
        </table:table-row>
        <table:table-row table:style-name="ro5">
          <table:table-cell table:style-name="ce69" office:value-type="float" office:value="2">
            <text:p>2</text:p>
          </table:table-cell>
          <table:table-cell table:style-name="ce72" office:value-type="string">
            <text:p>Web Admin</text:p>
          </table:table-cell>
          <table:table-cell table:style-name="ce20" table:formula="of:=CONCATENATE([.$C$1];&quot; VALUES (&quot;;[.A4];&quot;, '&quot;;[.B4];&quot;');&quot;)" office:value-type="string" office:string-value="INSERT INTO Updater (UpdaterID, Updater) VALUES (2, 'Web Admin');">
            <text:p>INSERT INTO Updater (UpdaterID, Updater) VALUES (2, 'Web Admin');</text:p>
          </table:table-cell>
          <table:table-cell/>
          <table:table-cell table:style-name="ce69" office:value-type="float" office:value="2">
            <text:p>2</text:p>
          </table:table-cell>
          <table:table-cell table:style-name="ce72" office:value-type="string">
            <text:p>Buku Alumni</text:p>
          </table:table-cell>
          <table:table-cell/>
          <table:table-cell table:style-name="ce69" office:value-type="float" office:value="22">
            <text:p>22</text:p>
          </table:table-cell>
          <table:table-cell table:style-name="ce72" office:value-type="string">
            <text:p>Nama 2</text:p>
          </table:table-cell>
          <table:table-cell table:formula="of:=CONCATENATE([.$J$1];&quot; VALUES (&quot;;[.H4];&quot;, '&quot;;[.I4];&quot;');&quot;)" office:value-type="string" office:string-value="INSERT INTO Collector (CollectorID, Collector) VALUES (22, 'Nama 2');">
            <text:p>INSERT INTO Collector (CollectorID, Collector) VALUES (22, 'Nama 2');</text:p>
          </table:table-cell>
          <table:table-cell table:number-columns-repeated="1014"/>
        </table:table-row>
        <table:table-row table:style-name="ro5">
          <table:table-cell table:style-name="ce69" office:value-type="float" office:value="11">
            <text:p>11</text:p>
          </table:table-cell>
          <table:table-cell table:style-name="ce72" office:value-type="string">
            <text:p>Epsi</text:p>
          </table:table-cell>
          <table:table-cell table:style-name="ce20" table:formula="of:=CONCATENATE([.$C$1];&quot; VALUES (&quot;;[.A5];&quot;, '&quot;;[.B5];&quot;');&quot;)" office:value-type="string" office:string-value="INSERT INTO Updater (UpdaterID, Updater) VALUES (11, 'Epsi');">
            <text:p>INSERT INTO Updater (UpdaterID, Updater) VALUES (11, 'Epsi');</text:p>
          </table:table-cell>
          <table:table-cell/>
          <table:table-cell table:style-name="ce69" office:value-type="float" office:value="3">
            <text:p>3</text:p>
          </table:table-cell>
          <table:table-cell table:style-name="ce72" office:value-type="string">
            <text:p>Sekretariat Bersama</text:p>
          </table:table-cell>
          <table:table-cell/>
          <table:table-cell table:style-name="ce69" office:value-type="float" office:value="23">
            <text:p>23</text:p>
          </table:table-cell>
          <table:table-cell table:style-name="ce72" office:value-type="string">
            <text:p>Nama 3</text:p>
          </table:table-cell>
          <table:table-cell table:formula="of:=CONCATENATE([.$J$1];&quot; VALUES (&quot;;[.H5];&quot;, '&quot;;[.I5];&quot;');&quot;)" office:value-type="string" office:string-value="INSERT INTO Collector (CollectorID, Collector) VALUES (23, 'Nama 3');">
            <text:p>INSERT INTO Collector (CollectorID, Collector) VALUES (23, 'Nama 3');</text:p>
          </table:table-cell>
          <table:table-cell table:number-columns-repeated="1014"/>
        </table:table-row>
        <table:table-row table:style-name="ro5">
          <table:table-cell table:style-name="ce69" office:value-type="float" office:value="12">
            <text:p>12</text:p>
          </table:table-cell>
          <table:table-cell table:style-name="ce72" office:value-type="string">
            <text:p>Ida</text:p>
          </table:table-cell>
          <table:table-cell table:style-name="ce20" table:formula="of:=CONCATENATE([.$C$1];&quot; VALUES (&quot;;[.A6];&quot;, '&quot;;[.B6];&quot;');&quot;)" office:value-type="string" office:string-value="INSERT INTO Updater (UpdaterID, Updater) VALUES (12, 'Ida');">
            <text:p>INSERT INTO Updater (UpdaterID, Updater) VALUES (12, 'Ida');</text:p>
          </table:table-cell>
          <table:table-cell/>
          <table:table-cell table:style-name="ce69" office:value-type="float" office:value="4">
            <text:p>4</text:p>
          </table:table-cell>
          <table:table-cell table:style-name="ce72" office:value-type="string">
            <text:p>Web Site</text:p>
          </table:table-cell>
          <table:table-cell/>
          <table:table-cell table:style-name="ce69" office:value-type="float" office:value="24">
            <text:p>24</text:p>
          </table:table-cell>
          <table:table-cell table:style-name="ce72" office:value-type="string">
            <text:p>Nama 4</text:p>
          </table:table-cell>
          <table:table-cell table:formula="of:=CONCATENATE([.$J$1];&quot; VALUES (&quot;;[.H6];&quot;, '&quot;;[.I6];&quot;');&quot;)" office:value-type="string" office:string-value="INSERT INTO Collector (CollectorID, Collector) VALUES (24, 'Nama 4');">
            <text:p>INSERT INTO Collector (CollectorID, Collector) VALUES (24, 'Nama 4');</text:p>
          </table:table-cell>
          <table:table-cell table:number-columns-repeated="1014"/>
        </table:table-row>
        <table:table-row table:style-name="ro5">
          <table:table-cell table:style-name="ce69" office:value-type="float" office:value="13">
            <text:p>13</text:p>
          </table:table-cell>
          <table:table-cell table:style-name="ce72" office:value-type="string">
            <text:p>Pii</text:p>
          </table:table-cell>
          <table:table-cell table:style-name="ce20" table:formula="of:=CONCATENATE([.$C$1];&quot; VALUES (&quot;;[.A7];&quot;, '&quot;;[.B7];&quot;');&quot;)" office:value-type="string" office:string-value="INSERT INTO Updater (UpdaterID, Updater) VALUES (13, 'Pii');">
            <text:p>INSERT INTO Updater (UpdaterID, Updater) VALUES (13, 'Pii');</text:p>
          </table:table-cell>
          <table:table-cell/>
          <table:table-cell table:style-name="ce69" office:value-type="float" office:value="5">
            <text:p>5</text:p>
          </table:table-cell>
          <table:table-cell table:style-name="ce72" office:value-type="string">
            <text:p>Mailing List</text:p>
          </table:table-cell>
          <table:table-cell/>
          <table:table-cell table:style-name="ce69" office:value-type="float" office:value="25">
            <text:p>25</text:p>
          </table:table-cell>
          <table:table-cell table:style-name="ce72" office:value-type="string">
            <text:p>Nama 5</text:p>
          </table:table-cell>
          <table:table-cell table:formula="of:=CONCATENATE([.$J$1];&quot; VALUES (&quot;;[.H7];&quot;, '&quot;;[.I7];&quot;');&quot;)" office:value-type="string" office:string-value="INSERT INTO Collector (CollectorID, Collector) VALUES (25, 'Nama 5');">
            <text:p>INSERT INTO Collector (CollectorID, Collector) VALUES (25, 'Nama 5');</text:p>
          </table:table-cell>
          <table:table-cell table:number-columns-repeated="1014"/>
        </table:table-row>
        <table:table-row table:style-name="ro5">
          <table:table-cell table:style-name="ce69" office:value-type="float" office:value="14">
            <text:p>14</text:p>
          </table:table-cell>
          <table:table-cell table:style-name="ce72" office:value-type="string">
            <text:p>Nita</text:p>
          </table:table-cell>
          <table:table-cell table:style-name="ce20" table:formula="of:=CONCATENATE([.$C$1];&quot; VALUES (&quot;;[.A8];&quot;, '&quot;;[.B8];&quot;');&quot;)" office:value-type="string" office:string-value="INSERT INTO Updater (UpdaterID, Updater) VALUES (14, 'Nita');">
            <text:p>INSERT INTO Updater (UpdaterID, Updater) VALUES (14, 'Nita');</text:p>
          </table:table-cell>
          <table:table-cell/>
          <table:table-cell table:style-name="ce69" office:value-type="float" office:value="11">
            <text:p>11</text:p>
          </table:table-cell>
          <table:table-cell table:style-name="ce72" office:value-type="string">
            <text:p>Maminsib</text:p>
          </table:table-cell>
          <table:table-cell/>
          <table:table-cell table:style-name="ce69" office:value-type="float" office:value="26">
            <text:p>26</text:p>
          </table:table-cell>
          <table:table-cell table:style-name="ce72" office:value-type="string">
            <text:p>Nama 6</text:p>
          </table:table-cell>
          <table:table-cell table:formula="of:=CONCATENATE([.$J$1];&quot; VALUES (&quot;;[.H8];&quot;, '&quot;;[.I8];&quot;');&quot;)" office:value-type="string" office:string-value="INSERT INTO Collector (CollectorID, Collector) VALUES (26, 'Nama 6');">
            <text:p>INSERT INTO Collector (CollectorID, Collector) VALUES (26, 'Nama 6');</text:p>
          </table:table-cell>
          <table:table-cell table:number-columns-repeated="1014"/>
        </table:table-row>
        <table:table-row table:style-name="ro5">
          <table:table-cell table:style-name="ce69" office:value-type="float" office:value="15">
            <text:p>15</text:p>
          </table:table-cell>
          <table:table-cell table:style-name="ce72" office:value-type="string">
            <text:p>Aswil</text:p>
          </table:table-cell>
          <table:table-cell table:style-name="ce20" table:formula="of:=CONCATENATE([.$C$1];&quot; VALUES (&quot;;[.A9];&quot;, '&quot;;[.B9];&quot;');&quot;)" office:value-type="string" office:string-value="INSERT INTO Updater (UpdaterID, Updater) VALUES (15, 'Aswil');">
            <text:p>INSERT INTO Updater (UpdaterID, Updater) VALUES (15, 'Aswil');</text:p>
          </table:table-cell>
          <table:table-cell/>
          <table:table-cell table:style-name="ce70" office:value-type="float" office:value="12">
            <text:p>12</text:p>
          </table:table-cell>
          <table:table-cell table:style-name="ce73" office:value-type="string">
            <text:p>Unity</text:p>
          </table:table-cell>
          <table:table-cell/>
          <table:table-cell table:style-name="ce69" office:value-type="float" office:value="27">
            <text:p>27</text:p>
          </table:table-cell>
          <table:table-cell table:style-name="ce72" office:value-type="string">
            <text:p>Nama 7</text:p>
          </table:table-cell>
          <table:table-cell table:formula="of:=CONCATENATE([.$J$1];&quot; VALUES (&quot;;[.H9];&quot;, '&quot;;[.I9];&quot;');&quot;)" office:value-type="string" office:string-value="INSERT INTO Collector (CollectorID, Collector) VALUES (27, 'Nama 7');">
            <text:p>INSERT INTO Collector (CollectorID, Collector) VALUES (27, 'Nama 7');</text:p>
          </table:table-cell>
          <table:table-cell table:number-columns-repeated="1014"/>
        </table:table-row>
        <table:table-row table:style-name="ro5">
          <table:table-cell table:style-name="ce69" office:value-type="float" office:value="21">
            <text:p>21</text:p>
          </table:table-cell>
          <table:table-cell table:style-name="ce72" office:value-type="string">
            <text:p>Operator 1</text:p>
          </table:table-cell>
          <table:table-cell table:style-name="ce20" table:formula="of:=CONCATENATE([.$C$1];&quot; VALUES (&quot;;[.A10];&quot;, '&quot;;[.B10];&quot;');&quot;)" office:value-type="string" office:string-value="INSERT INTO Updater (UpdaterID, Updater) VALUES (21, 'Operator 1');">
            <text:p>INSERT INTO Updater (UpdaterID, Updater) VALUES (21, 'Operator 1');</text:p>
          </table:table-cell>
          <table:table-cell table:number-columns-repeated="4"/>
          <table:table-cell table:style-name="ce69"/>
          <table:table-cell table:style-name="ce72"/>
          <table:table-cell table:number-columns-repeated="1015"/>
        </table:table-row>
        <table:table-row table:style-name="ro5">
          <table:table-cell table:style-name="ce69" office:value-type="float" office:value="22">
            <text:p>22</text:p>
          </table:table-cell>
          <table:table-cell table:style-name="ce72" office:value-type="string">
            <text:p>Operator 2</text:p>
          </table:table-cell>
          <table:table-cell table:style-name="ce20" table:formula="of:=CONCATENATE([.$C$1];&quot; VALUES (&quot;;[.A11];&quot;, '&quot;;[.B11];&quot;');&quot;)" office:value-type="string" office:string-value="INSERT INTO Updater (UpdaterID, Updater) VALUES (22, 'Operator 2');">
            <text:p>INSERT INTO Updater (UpdaterID, Updater) VALUES (22, 'Operator 2');</text:p>
          </table:table-cell>
          <table:table-cell table:number-columns-repeated="4"/>
          <table:table-cell table:style-name="ce69"/>
          <table:table-cell table:style-name="ce72"/>
          <table:table-cell table:number-columns-repeated="1015"/>
        </table:table-row>
        <table:table-row table:style-name="ro5">
          <table:table-cell table:style-name="ce69" office:value-type="float" office:value="23">
            <text:p>23</text:p>
          </table:table-cell>
          <table:table-cell table:style-name="ce72" office:value-type="string">
            <text:p>Operator 3</text:p>
          </table:table-cell>
          <table:table-cell table:style-name="ce20" table:formula="of:=CONCATENATE([.$C$1];&quot; VALUES (&quot;;[.A12];&quot;, '&quot;;[.B12];&quot;');&quot;)" office:value-type="string" office:string-value="INSERT INTO Updater (UpdaterID, Updater) VALUES (23, 'Operator 3');">
            <text:p>INSERT INTO Updater (UpdaterID, Updater) VALUES (23, 'Operator 3');</text:p>
          </table:table-cell>
          <table:table-cell table:number-columns-repeated="4"/>
          <table:table-cell table:style-name="ce69"/>
          <table:table-cell table:style-name="ce72"/>
          <table:table-cell table:number-columns-repeated="1015"/>
        </table:table-row>
        <table:table-row table:style-name="ro5">
          <table:table-cell table:style-name="ce69" office:value-type="float" office:value="24">
            <text:p>24</text:p>
          </table:table-cell>
          <table:table-cell table:style-name="ce72" office:value-type="string">
            <text:p>Operator 4</text:p>
          </table:table-cell>
          <table:table-cell table:style-name="ce20" table:formula="of:=CONCATENATE([.$C$1];&quot; VALUES (&quot;;[.A13];&quot;, '&quot;;[.B13];&quot;');&quot;)" office:value-type="string" office:string-value="INSERT INTO Updater (UpdaterID, Updater) VALUES (24, 'Operator 4');">
            <text:p>INSERT INTO Updater (UpdaterID, Updater) VALUES (24, 'Operator 4');</text:p>
          </table:table-cell>
          <table:table-cell table:number-columns-repeated="4"/>
          <table:table-cell table:style-name="ce69"/>
          <table:table-cell table:style-name="ce72"/>
          <table:table-cell table:number-columns-repeated="1015"/>
        </table:table-row>
        <table:table-row table:style-name="ro5">
          <table:table-cell table:style-name="ce69" office:value-type="float" office:value="25">
            <text:p>25</text:p>
          </table:table-cell>
          <table:table-cell table:style-name="ce72" office:value-type="string">
            <text:p>Operator 5</text:p>
          </table:table-cell>
          <table:table-cell table:style-name="ce20" table:formula="of:=CONCATENATE([.$C$1];&quot; VALUES (&quot;;[.A14];&quot;, '&quot;;[.B14];&quot;');&quot;)" office:value-type="string" office:string-value="INSERT INTO Updater (UpdaterID, Updater) VALUES (25, 'Operator 5');">
            <text:p>INSERT INTO Updater (UpdaterID, Updater) VALUES (25, 'Operator 5');</text:p>
          </table:table-cell>
          <table:table-cell table:number-columns-repeated="4"/>
          <table:table-cell table:style-name="ce69"/>
          <table:table-cell table:style-name="ce72"/>
          <table:table-cell table:number-columns-repeated="1015"/>
        </table:table-row>
        <table:table-row table:style-name="ro5">
          <table:table-cell table:style-name="ce69" office:value-type="float" office:value="26">
            <text:p>26</text:p>
          </table:table-cell>
          <table:table-cell table:style-name="ce72" office:value-type="string">
            <text:p>Operator 6</text:p>
          </table:table-cell>
          <table:table-cell table:style-name="ce20" table:formula="of:=CONCATENATE([.$C$1];&quot; VALUES (&quot;;[.A15];&quot;, '&quot;;[.B15];&quot;');&quot;)" office:value-type="string" office:string-value="INSERT INTO Updater (UpdaterID, Updater) VALUES (26, 'Operator 6');">
            <text:p>INSERT INTO Updater (UpdaterID, Updater) VALUES (26, 'Operator 6');</text:p>
          </table:table-cell>
          <table:table-cell table:number-columns-repeated="4"/>
          <table:table-cell table:style-name="ce69"/>
          <table:table-cell table:style-name="ce72"/>
          <table:table-cell table:number-columns-repeated="1015"/>
        </table:table-row>
        <table:table-row table:style-name="ro5">
          <table:table-cell table:style-name="ce70" office:value-type="float" office:value="27">
            <text:p>27</text:p>
          </table:table-cell>
          <table:table-cell table:style-name="ce73" office:value-type="string">
            <text:p>Operator 7</text:p>
          </table:table-cell>
          <table:table-cell table:style-name="ce20" table:formula="of:=CONCATENATE([.$C$1];&quot; VALUES (&quot;;[.A16];&quot;, '&quot;;[.B16];&quot;');&quot;)" office:value-type="string" office:string-value="INSERT INTO Updater (UpdaterID, Updater) VALUES (27, 'Operator 7');">
            <text:p>INSERT INTO Updater (UpdaterID, Updater) VALUES (27, 'Operator 7');</text:p>
          </table:table-cell>
          <table:table-cell table:number-columns-repeated="4"/>
          <table:table-cell table:style-name="ce70"/>
          <table:table-cell table:style-name="ce73"/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tactType" table:style-name="ta13">
        <office:forms form:automatic-focus="false" form:apply-design-mode="false"/>
        <table:table-column table:style-name="co77" table:default-cell-style-name="ce32"/>
        <table:table-column table:style-name="co78" table:default-cell-style-name="ce32"/>
        <table:table-column table:style-name="co79" table:default-cell-style-name="ce20"/>
        <table:table-column table:style-name="co23" table:number-columns-repeated="1021" table:default-cell-style-name="Default"/>
        <table:table-row table:style-name="ro5">
          <table:table-cell table:number-columns-repeated="2"/>
          <table:table-cell office:value-type="string">
            <text:p>INSERT INTO ContactType (CTID, ContactType)</text:p>
          </table:table-cell>
          <table:table-cell table:number-columns-repeated="1021"/>
        </table:table-row>
        <table:table-row table:style-name="ro5">
          <table:table-cell table:style-name="ce59" office:value-type="string">
            <text:p>CTID</text:p>
          </table:table-cell>
          <table:table-cell table:style-name="ce59" office:value-type="string">
            <text:p>Contact Type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HP</text:p>
          </table:table-cell>
          <table:table-cell table:formula="of:=CONCATENATE([.$C$1];&quot; VALUES (&quot;;[.A3];&quot;, '&quot;;[.B3];&quot;');&quot;)" office:value-type="string" office:string-value="INSERT INTO ContactType (CTID, ContactType) VALUES (3, 'HP');">
            <text:p>INSERT INTO ContactType (CTID, ContactType) VALUES (3, 'HP');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Phone</text:p>
          </table:table-cell>
          <table:table-cell table:formula="of:=CONCATENATE([.$C$1];&quot; VALUES (&quot;;[.A4];&quot;, '&quot;;[.B4];&quot;');&quot;)" office:value-type="string" office:string-value="INSERT INTO ContactType (CTID, ContactType) VALUES (4, 'Phone');">
            <text:p>INSERT INTO ContactType (CTID, ContactType) VALUES (4, 'Phone');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Fax</text:p>
          </table:table-cell>
          <table:table-cell table:formula="of:=CONCATENATE([.$C$1];&quot; VALUES (&quot;;[.A5];&quot;, '&quot;;[.B5];&quot;');&quot;)" office:value-type="string" office:string-value="INSERT INTO ContactType (CTID, ContactType) VALUES (6, 'Fax');">
            <text:p>INSERT INTO ContactType (CTID, ContactType) VALUES (6, 'Fax');</text:p>
          </table:table-cell>
          <table:table-cell table:number-columns-repeated="102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e-mail</text:p>
          </table:table-cell>
          <table:table-cell table:formula="of:=CONCATENATE([.$C$1];&quot; VALUES (&quot;;[.A6];&quot;, '&quot;;[.B6];&quot;');&quot;)" office:value-type="string" office:string-value="INSERT INTO ContactType (CTID, ContactType) VALUES (8, 'e-mail');">
            <text:p>INSERT INTO ContactType (CTID, ContactType) VALUES (8, 'e-mail');</text:p>
          </table:table-cell>
          <table:table-cell table:number-columns-repeated="1021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Website</text:p>
          </table:table-cell>
          <table:table-cell table:formula="of:=CONCATENATE([.$C$1];&quot; VALUES (&quot;;[.A7];&quot;, '&quot;;[.B7];&quot;');&quot;)" office:value-type="string" office:string-value="INSERT INTO ContactType (CTID, ContactType) VALUES (9, 'Website');">
            <text:p>INSERT INTO ContactType (CTID, ContactType) VALUES (9, 'Website');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bType" table:style-name="ta14">
        <office:forms form:automatic-focus="false" form:apply-design-mode="false"/>
        <table:table-column table:style-name="co80" table:default-cell-style-name="ce32"/>
        <table:table-column table:style-name="co44" table:default-cell-style-name="ce32"/>
        <table:table-column table:style-name="co81" table:default-cell-style-name="ce20"/>
        <table:table-column table:style-name="co23" table:number-columns-repeated="1021" table:default-cell-style-name="Default"/>
        <table:table-row table:style-name="ro5">
          <table:table-cell table:number-columns-repeated="2"/>
          <table:table-cell office:value-type="string">
            <text:p>INSERT INTO JobType (JobTypeID, JobType)</text:p>
          </table:table-cell>
          <table:table-cell table:number-columns-repeated="1021"/>
        </table:table-row>
        <table:table-row table:style-name="ro5">
          <table:table-cell table:style-name="ce59" office:value-type="string">
            <text:p>JTID</text:p>
          </table:table-cell>
          <table:table-cell table:style-name="ce59" office:value-type="string">
            <text:p>Job Type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Tidak Diketahui</text:p>
          </table:table-cell>
          <table:table-cell table:formula="of:=CONCATENATE([.$C$1];&quot; VALUES (&quot;;[.A3];&quot;, '&quot;;[.B3];&quot;');&quot;)" office:value-type="string" office:string-value="INSERT INTO JobType (JobTypeID, JobType) VALUES (0, 'Tidak Diketahui');">
            <text:p>INSERT INTO JobType (JobTypeID, JobType) VALUES (0, 'Tidak Diketahui');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Tidak Bekerja</text:p>
          </table:table-cell>
          <table:table-cell table:formula="of:=CONCATENATE([.$C$1];&quot; VALUES (&quot;;[.A4];&quot;, '&quot;;[.B4];&quot;');&quot;)" office:value-type="string" office:string-value="INSERT INTO JobType (JobTypeID, JobType) VALUES (1, 'Tidak Bekerja');">
            <text:p>INSERT INTO JobType (JobTypeID, JobType) VALUES (1, 'Tidak Bekerja');</text:p>
          </table:table-cell>
          <table:table-cell table:number-columns-repeated="102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egawai Negeri Sipil, Lembaga Negara</text:p>
          </table:table-cell>
          <table:table-cell table:formula="of:=CONCATENATE([.$C$1];&quot; VALUES (&quot;;[.A5];&quot;, '&quot;;[.B5];&quot;');&quot;)" office:value-type="string" office:string-value="INSERT INTO JobType (JobTypeID, JobType) VALUES (2, 'Pegawai Negeri Sipil, Lembaga Negara');">
            <text:p>INSERT INTO JobType (JobTypeID, JobType) VALUES (2, 'Pegawai Negeri Sipil, Lembaga Negara');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Perusahaan swasta</text:p>
          </table:table-cell>
          <table:table-cell table:formula="of:=CONCATENATE([.$C$1];&quot; VALUES (&quot;;[.A6];&quot;, '&quot;;[.B6];&quot;');&quot;)" office:value-type="string" office:string-value="INSERT INTO JobType (JobTypeID, JobType) VALUES (3, 'Perusahaan swasta');">
            <text:p>INSERT INTO JobType (JobTypeID, JobType) VALUES (3, 'Perusahaan swasta');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Freelance / Tidak Tetap</text:p>
          </table:table-cell>
          <table:table-cell table:formula="of:=CONCATENATE([.$C$1];&quot; VALUES (&quot;;[.A7];&quot;, '&quot;;[.B7];&quot;');&quot;)" office:value-type="string" office:string-value="INSERT INTO JobType (JobTypeID, JobType) VALUES (4, 'Freelance / Tidak Tetap');">
            <text:p>INSERT INTO JobType (JobTypeID, JobType) VALUES (4, 'Freelance / Tidak Tetap');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TNI &amp; POLRI</text:p>
          </table:table-cell>
          <table:table-cell table:formula="of:=CONCATENATE([.$C$1];&quot; VALUES (&quot;;[.A8];&quot;, '&quot;;[.B8];&quot;');&quot;)" office:value-type="string" office:string-value="INSERT INTO JobType (JobTypeID, JobType) VALUES (5, 'TNI &amp; POLRI');">
            <text:p>INSERT INTO JobType (JobTypeID, JobType) VALUES (5, 'TNI &amp; POLRI');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Wira usaha / usaha sendiri</text:p>
          </table:table-cell>
          <table:table-cell table:formula="of:=CONCATENATE([.$C$1];&quot; VALUES (&quot;;[.A9];&quot;, '&quot;;[.B9];&quot;');&quot;)" office:value-type="string" office:string-value="INSERT INTO JobType (JobTypeID, JobType) VALUES (6, 'Wira usaha / usaha sendiri');">
            <text:p>INSERT INTO JobType (JobTypeID, JobType) VALUES (6, 'Wira usaha / usaha sendiri');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Pensiun</text:p>
          </table:table-cell>
          <table:table-cell table:formula="of:=CONCATENATE([.$C$1];&quot; VALUES (&quot;;[.A10];&quot;, '&quot;;[.B10];&quot;');&quot;)" office:value-type="string" office:string-value="INSERT INTO JobType (JobTypeID, JobType) VALUES (7, 'Pensiun');">
            <text:p>INSERT INTO JobType (JobTypeID, JobType) VALUES (7, 'Pensiun');</text:p>
          </table:table-cell>
          <table:table-cell table:number-columns-repeated="102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BUMN</text:p>
          </table:table-cell>
          <table:table-cell table:formula="of:=CONCATENATE([.$C$1];&quot; VALUES (&quot;;[.A11];&quot;, '&quot;;[.B11];&quot;');&quot;)" office:value-type="string" office:string-value="INSERT INTO JobType (JobTypeID, JobType) VALUES (8, 'BUMN');">
            <text:p>INSERT INTO JobType (JobTypeID, JobType) VALUES (8, 'BUMN');</text:p>
          </table:table-cell>
          <table:table-cell table:number-columns-repeated="1021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NGO/ LSM / Lembaga Sosial / Parpol</text:p>
          </table:table-cell>
          <table:table-cell table:formula="of:=CONCATENATE([.$C$1];&quot; VALUES (&quot;;[.A12];&quot;, '&quot;;[.B12];&quot;');&quot;)" office:value-type="string" office:string-value="INSERT INTO JobType (JobTypeID, JobType) VALUES (9, 'NGO/ LSM / Lembaga Sosial / Parpol');">
            <text:p>INSERT INTO JobType (JobTypeID, JobType) VALUES (9, 'NGO/ LSM / Lembaga Sosial / Parpol');</text:p>
          </table:table-cell>
          <table:table-cell table:number-columns-repeated="1021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bPosition" table:style-name="ta15">
        <office:forms form:automatic-focus="false" form:apply-design-mode="false"/>
        <table:table-column table:style-name="co82" table:default-cell-style-name="ce32"/>
        <table:table-column table:style-name="co83" table:default-cell-style-name="ce32"/>
        <table:table-column table:style-name="co84" table:default-cell-style-name="ce20"/>
        <table:table-column table:style-name="co23" table:number-columns-repeated="1021" table:default-cell-style-name="Default"/>
        <table:table-row table:style-name="ro5">
          <table:table-cell table:number-columns-repeated="2"/>
          <table:table-cell office:value-type="string">
            <text:p>INSERT INTO JobPosition (JobPositionID, JobPosition)</text:p>
          </table:table-cell>
          <table:table-cell table:number-columns-repeated="1021"/>
        </table:table-row>
        <table:table-row table:style-name="ro5">
          <table:table-cell table:style-name="ce59" office:value-type="string">
            <text:p>JID</text:p>
          </table:table-cell>
          <table:table-cell table:style-name="ce59" office:value-type="string">
            <text:p>JobPosition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Lain-lain</text:p>
          </table:table-cell>
          <table:table-cell table:formula="of:=CONCATENATE([.$C$1];&quot; VALUES (&quot;;[.A3];&quot;, '&quot;;[.B3];&quot;');&quot;)" office:value-type="string" office:string-value="INSERT INTO JobPosition (JobPositionID, JobPosition) VALUES (1, 'Lain-lain');">
            <text:p>INSERT INTO JobPosition (JobPositionID, JobPosition) VALUES (1, 'Lain-lain');</text:p>
          </table:table-cell>
          <table:table-cell table:number-columns-repeated="102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emilik Perusahaan</text:p>
          </table:table-cell>
          <table:table-cell table:formula="of:=CONCATENATE([.$C$1];&quot; VALUES (&quot;;[.A4];&quot;, '&quot;;[.B4];&quot;');&quot;)" office:value-type="string" office:string-value="INSERT INTO JobPosition (JobPositionID, JobPosition) VALUES (2, 'Pemilik Perusahaan');">
            <text:p>INSERT INTO JobPosition (JobPositionID, JobPosition) VALUES (2, 'Pemilik Perusahaan');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Komisaris</text:p>
          </table:table-cell>
          <table:table-cell table:formula="of:=CONCATENATE([.$C$1];&quot; VALUES (&quot;;[.A5];&quot;, '&quot;;[.B5];&quot;');&quot;)" office:value-type="string" office:string-value="INSERT INTO JobPosition (JobPositionID, JobPosition) VALUES (3, 'Komisaris');">
            <text:p>INSERT INTO JobPosition (JobPositionID, JobPosition) VALUES (3, 'Komisaris');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Direksi</text:p>
          </table:table-cell>
          <table:table-cell table:formula="of:=CONCATENATE([.$C$1];&quot; VALUES (&quot;;[.A6];&quot;, '&quot;;[.B6];&quot;');&quot;)" office:value-type="string" office:string-value="INSERT INTO JobPosition (JobPositionID, JobPosition) VALUES (4, 'Direksi');">
            <text:p>INSERT INTO JobPosition (JobPositionID, JobPosition) VALUES (4, 'Direksi');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Eksekutif / Senior Management / GM</text:p>
          </table:table-cell>
          <table:table-cell table:formula="of:=CONCATENATE([.$C$1];&quot; VALUES (&quot;;[.A7];&quot;, '&quot;;[.B7];&quot;');&quot;)" office:value-type="string" office:string-value="INSERT INTO JobPosition (JobPositionID, JobPosition) VALUES (5, 'Eksekutif / Senior Management / GM');">
            <text:p>INSERT INTO JobPosition (JobPositionID, JobPosition) VALUES (5, 'Eksekutif / Senior Management / GM');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Manager Level <text:s/>/ Kepala Departemen</text:p>
          </table:table-cell>
          <table:table-cell table:formula="of:=CONCATENATE([.$C$1];&quot; VALUES (&quot;;[.A8];&quot;, '&quot;;[.B8];&quot;');&quot;)" office:value-type="string" office:string-value="INSERT INTO JobPosition (JobPositionID, JobPosition) VALUES (6, 'Manager Level  / Kepala Departemen');">
            <text:p>INSERT INTO JobPosition (JobPositionID, JobPosition) VALUES (6, 'Manager Level <text:s/>/ Kepala Departemen');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eam Leader / Chief Group</text:p>
          </table:table-cell>
          <table:table-cell table:formula="of:=CONCATENATE([.$C$1];&quot; VALUES (&quot;;[.A9];&quot;, '&quot;;[.B9];&quot;');&quot;)" office:value-type="string" office:string-value="INSERT INTO JobPosition (JobPositionID, JobPosition) VALUES (7, 'Team Leader / Chief Group');">
            <text:p>INSERT INTO JobPosition (JobPositionID, JobPosition) VALUES (7, 'Team Leader / Chief Group');</text:p>
          </table:table-cell>
          <table:table-cell table:number-columns-repeated="102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Engineer / Designer / Technical / Staff</text:p>
          </table:table-cell>
          <table:table-cell table:formula="of:=CONCATENATE([.$C$1];&quot; VALUES (&quot;;[.A10];&quot;, '&quot;;[.B10];&quot;');&quot;)" office:value-type="string" office:string-value="INSERT INTO JobPosition (JobPositionID, JobPosition) VALUES (8, 'Engineer / Designer / Technical / Staff');">
            <text:p>INSERT INTO JobPosition (JobPositionID, JobPosition) VALUES (8, 'Engineer / Designer / Technical / Staff');</text:p>
          </table:table-cell>
          <table:table-cell table:number-columns-repeated="1021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af Ahli / Staf Khusus</text:p>
          </table:table-cell>
          <table:table-cell table:formula="of:=CONCATENATE([.$C$1];&quot; VALUES (&quot;;[.A11];&quot;, '&quot;;[.B11];&quot;');&quot;)" office:value-type="string" office:string-value="INSERT INTO JobPosition (JobPositionID, JobPosition) VALUES (9, 'Staf Ahli / Staf Khusus');">
            <text:p>INSERT INTO JobPosition (JobPositionID, JobPosition) VALUES (9, 'Staf Ahli / Staf Khusus');</text:p>
          </table:table-cell>
          <table:table-cell table:number-columns-repeated="102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rata" table:style-name="ta16">
        <office:forms form:automatic-focus="false" form:apply-design-mode="false"/>
        <table:table-column table:style-name="co23" table:default-cell-style-name="Default"/>
        <table:table-column table:style-name="co6" table:default-cell-style-name="Default"/>
        <table:table-column table:style-name="co85" table:default-cell-style-name="ce20"/>
        <table:table-column table:style-name="co23" table:number-columns-repeated="1021" table:default-cell-style-name="Default"/>
        <table:table-row table:style-name="ro5">
          <table:table-cell table:style-name="ce18"/>
          <table:table-cell/>
          <table:table-cell office:value-type="string">
            <text:p>INSERT INTO Strata (StrataID, Strata)</text:p>
          </table:table-cell>
          <table:table-cell table:number-columns-repeated="1021"/>
        </table:table-row>
        <table:table-row table:style-name="ro5">
          <table:table-cell table:style-name="ce18" office:value-type="string">
            <text:p>StrataID</text:p>
          </table:table-cell>
          <table:table-cell table:style-name="ce18" office:value-type="string">
            <text:p>Strata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iploma 3</text:p>
          </table:table-cell>
          <table:table-cell table:formula="of:=CONCATENATE([.$C$1];&quot; VALUES (&quot;;[.A3];&quot;, '&quot;;[.B3];&quot;');&quot;)" office:value-type="string" office:string-value="INSERT INTO Strata (StrataID, Strata) VALUES (7, 'Diploma 3');">
            <text:p>INSERT INTO Strata (StrataID, Strata) VALUES (7, 'Diploma 3');</text:p>
          </table:table-cell>
          <table:table-cell table:number-columns-repeated="1021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Strata 1</text:p>
          </table:table-cell>
          <table:table-cell table:formula="of:=CONCATENATE([.$C$1];&quot; VALUES (&quot;;[.A4];&quot;, '&quot;;[.B4];&quot;');&quot;)" office:value-type="string" office:string-value="INSERT INTO Strata (StrataID, Strata) VALUES (10, 'Strata 1');">
            <text:p>INSERT INTO Strata (StrataID, Strata) VALUES (10, 'Strata 1');</text:p>
          </table:table-cell>
          <table:table-cell table:number-columns-repeated="1021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Strata 2</text:p>
          </table:table-cell>
          <table:table-cell table:formula="of:=CONCATENATE([.$C$1];&quot; VALUES (&quot;;[.A5];&quot;, '&quot;;[.B5];&quot;');&quot;)" office:value-type="string" office:string-value="INSERT INTO Strata (StrataID, Strata) VALUES (20, 'Strata 2');">
            <text:p>INSERT INTO Strata (StrataID, Strata) VALUES (20, 'Strata 2');</text:p>
          </table:table-cell>
          <table:table-cell table:number-columns-repeated="1021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Strata 3</text:p>
          </table:table-cell>
          <table:table-cell table:formula="of:=CONCATENATE([.$C$1];&quot; VALUES (&quot;;[.A6];&quot;, '&quot;;[.B6];&quot;');&quot;)" office:value-type="string" office:string-value="INSERT INTO Strata (StrataID, Strata) VALUES (30, 'Strata 3');">
            <text:p>INSERT INTO Strata (StrataID, Strata) VALUES (30, 'Strata 3');</text:p>
          </table:table-cell>
          <table:table-cell table:number-columns-repeated="1021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Post Doctoral</text:p>
          </table:table-cell>
          <table:table-cell table:formula="of:=CONCATENATE([.$C$1];&quot; VALUES (&quot;;[.A7];&quot;, '&quot;;[.B7];&quot;');&quot;)" office:value-type="string" office:string-value="INSERT INTO Strata (StrataID, Strata) VALUES (40, 'Post Doctoral');">
            <text:p>INSERT INTO Strata (StrataID, Strata) VALUES (40, 'Post Doctoral');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petency" table:style-name="ta17">
        <office:forms form:automatic-focus="false" form:apply-design-mode="false"/>
        <table:table-column table:style-name="co45" table:default-cell-style-name="ce32"/>
        <table:table-column table:style-name="co86" table:default-cell-style-name="ce32"/>
        <table:table-column table:style-name="co87" table:default-cell-style-name="Default"/>
        <table:table-column table:style-name="co88" table:default-cell-style-name="ce20"/>
        <table:table-column table:style-name="co23" table:number-columns-repeated="1020" table:default-cell-style-name="Default"/>
        <table:table-row table:style-name="ro5">
          <table:table-cell table:number-columns-repeated="3"/>
          <table:table-cell office:value-type="string">
            <text:p>INSERT INTO Competency (CompetencyID, Competency)</text:p>
          </table:table-cell>
          <table:table-cell table:number-columns-repeated="1020"/>
        </table:table-row>
        <table:table-row table:style-name="ro5">
          <table:table-cell table:style-name="ce59" office:value-type="string">
            <text:p>CmID</text:p>
          </table:table-cell>
          <table:table-cell table:style-name="ce59" office:value-type="string">
            <text:p>Competency</text:p>
          </table:table-cell>
          <table:table-cell table:style-name="ce18" office:value-type="string">
            <text:p>Description</text:p>
          </table:table-cell>
          <table:table-cell table:style-name="ce21" office:value-type="string">
            <text:p>SQL Command (not all field)</text:p>
          </table:table-cell>
          <table:table-cell table:number-columns-repeated="1020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Lain-lain</text:p>
          </table:table-cell>
          <table:table-cell/>
          <table:table-cell table:formula="of:=CONCATENATE([.$D$1];&quot; VALUES (&quot;;[.A3];&quot;, '&quot;;[.B3];&quot;' );&quot;)" office:value-type="string" office:string-value="INSERT INTO Competency (CompetencyID, Competency) VALUES (1, 'Lain-lain' );">
            <text:p>INSERT INTO Competency (CompetencyID, Competency) VALUES (1, 'Lain-lain' 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Management</text:p>
          </table:table-cell>
          <table:table-cell office:value-type="string">
            <text:p>Management Perusahaan,Birokrasi, Project, Sumber Daya, Engineering,Konstruksi, Resiko, Research, Quality</text:p>
          </table:table-cell>
          <table:table-cell table:formula="of:=CONCATENATE([.$D$1];&quot; VALUES (&quot;;[.A4];&quot;, '&quot;;[.B4];&quot;' );&quot;)" office:value-type="string" office:string-value="INSERT INTO Competency (CompetencyID, Competency) VALUES (2, 'Management' );">
            <text:p>INSERT INTO Competency (CompetencyID, Competency) VALUES (2, 'Management' 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Tenaga Ahli</text:p>
          </table:table-cell>
          <table:table-cell office:value-type="string">
            <text:p>Tenaga Ahli R&amp;D, Tenaga Ahli bidang tertentu atau Dosen dengan keahlian bidang tertentu</text:p>
          </table:table-cell>
          <table:table-cell table:formula="of:=CONCATENATE([.$D$1];&quot; VALUES (&quot;;[.A5];&quot;, '&quot;;[.B5];&quot;' );&quot;)" office:value-type="string" office:string-value="INSERT INTO Competency (CompetencyID, Competency) VALUES (3, 'Tenaga Ahli' );">
            <text:p>INSERT INTO Competency (CompetencyID, Competency) VALUES (3, 'Tenaga Ahli' 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urveyor</text:p>
          </table:table-cell>
          <table:table-cell office:value-type="string">
            <text:p>Quantity Surveyor, Land surveyor, Quality surveyor</text:p>
          </table:table-cell>
          <table:table-cell table:formula="of:=CONCATENATE([.$D$1];&quot; VALUES (&quot;;[.A6];&quot;, '&quot;;[.B6];&quot;' );&quot;)" office:value-type="string" office:string-value="INSERT INTO Competency (CompetencyID, Competency) VALUES (4, 'Surveyor' );">
            <text:p>INSERT INTO Competency (CompetencyID, Competency) VALUES (4, 'Surveyor' 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Marketing</text:p>
          </table:table-cell>
          <table:table-cell office:value-type="string">
            <text:p>Marketing consumer goods, Automotive, Property, Asuransi, IT Product, System solution, Jasa</text:p>
          </table:table-cell>
          <table:table-cell table:formula="of:=CONCATENATE([.$D$1];&quot; VALUES (&quot;;[.A7];&quot;, '&quot;;[.B7];&quot;' );&quot;)" office:value-type="string" office:string-value="INSERT INTO Competency (CompetencyID, Competency) VALUES (5, 'Marketing' );">
            <text:p>INSERT INTO Competency (CompetencyID, Competency) VALUES (5, 'Marketing' 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Engineer / Designer</text:p>
          </table:table-cell>
          <table:table-cell office:value-type="string">
            <text:p>Arsitek, Civil/structure engineer, Mechanical, Electrical, Instrument, Safety, Metallurgist, Process</text:p>
          </table:table-cell>
          <table:table-cell table:formula="of:=CONCATENATE([.$D$1];&quot; VALUES (&quot;;[.A8];&quot;, '&quot;;[.B8];&quot;' );&quot;)" office:value-type="string" office:string-value="INSERT INTO Competency (CompetencyID, Competency) VALUES (6, 'Engineer / Designer' );">
            <text:p>INSERT INTO Competency (CompetencyID, Competency) VALUES (6, 'Engineer / Designer' 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Pengajar / Trainer</text:p>
          </table:table-cell>
          <table:table-cell office:value-type="string">
            <text:p>Dosen, Trainer Management Perusahaan, Management Project, Marketing, Bahasa, IT, <text:s/>Keahlian khusus</text:p>
          </table:table-cell>
          <table:table-cell table:formula="of:=CONCATENATE([.$D$1];&quot; VALUES (&quot;;[.A9];&quot;, '&quot;;[.B9];&quot;' );&quot;)" office:value-type="string" office:string-value="INSERT INTO Competency (CompetencyID, Competency) VALUES (7, 'Pengajar / Trainer' );">
            <text:p>INSERT INTO Competency (CompetencyID, Competency) VALUES (7, 'Pengajar / Trainer' 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Auditor</text:p>
          </table:table-cell>
          <table:table-cell office:value-type="string">
            <text:p>Safety/HSE Auditor, QA/QC Auditor, IT Auditor</text:p>
          </table:table-cell>
          <table:table-cell table:formula="of:=CONCATENATE([.$D$1];&quot; VALUES (&quot;;[.A10];&quot;, '&quot;;[.B10];&quot;' );&quot;)" office:value-type="string" office:string-value="INSERT INTO Competency (CompetencyID, Competency) VALUES (8, 'Auditor' );">
            <text:p>INSERT INTO Competency (CompetencyID, Competency) VALUES (8, 'Auditor' );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eld" table:style-name="ta18">
        <office:forms form:automatic-focus="false" form:apply-design-mode="false"/>
        <table:table-column table:style-name="co89" table:default-cell-style-name="ce32"/>
        <table:table-column table:style-name="co90" table:default-cell-style-name="ce32"/>
        <table:table-column table:style-name="co91" table:default-cell-style-name="ce32"/>
        <table:table-column table:style-name="co92" table:default-cell-style-name="ce79"/>
        <table:table-column table:style-name="co93" table:default-cell-style-name="ce32"/>
        <table:table-column table:style-name="co23" table:number-columns-repeated="1019" table:default-cell-style-name="Default"/>
        <table:table-row table:style-name="ro5">
          <table:table-cell table:number-columns-repeated="3"/>
          <table:table-cell table:style-name="ce20" office:value-type="string">
            <text:p>INSERT INTO Field (FieldID, Field)</text:p>
          </table:table-cell>
          <table:table-cell table:number-columns-repeated="1020"/>
        </table:table-row>
        <table:table-row table:style-name="ro5">
          <table:table-cell table:style-name="ce59" office:value-type="string">
            <text:p>FieldID</text:p>
          </table:table-cell>
          <table:table-cell table:style-name="ce59" office:value-type="string">
            <text:p>Field</text:p>
          </table:table-cell>
          <table:table-cell table:style-name="ce59" office:value-type="string">
            <text:p>Description</text:p>
          </table:table-cell>
          <table:table-cell table:style-name="ce53" office:value-type="string">
            <text:p>SQL Command (not all field)</text:p>
          </table:table-cell>
          <table:table-cell table:style-name="ce59"/>
          <table:table-cell table:number-columns-repeated="1019"/>
        </table:table-row>
        <table:table-row table:style-name="ro5">
          <table:table-cell office:value-type="float" office:value="1">
            <text:p>1</text:p>
          </table:table-cell>
          <table:table-cell table:style-name="ce76" office:value-type="string">
            <text:p>Lain lain</text:p>
          </table:table-cell>
          <table:table-cell/>
          <table:table-cell table:style-name="ce20" table:formula="of:=CONCATENATE([.$D$1];&quot; VALUES (&quot;;[.A3];&quot;, '&quot;;[.B3];&quot;' );&quot;)" office:value-type="string" office:string-value="INSERT INTO Field (FieldID, Field) VALUES (1, 'Lain lain' );">
            <text:p>INSERT INTO Field (FieldID, Field) VALUES (1, 'Lain lain' );</text:p>
          </table:table-cell>
          <table:table-cell table:style-name="ce80"/>
          <table:table-cell table:number-columns-repeated="1019"/>
        </table:table-row>
        <table:table-row table:style-name="ro5">
          <table:table-cell office:value-type="float" office:value="2">
            <text:p>2</text:p>
          </table:table-cell>
          <table:table-cell table:style-name="ce77" office:value-type="string">
            <text:p>Industri / Manufacturer</text:p>
          </table:table-cell>
          <table:table-cell table:style-name="ce78" office:value-type="string">
            <text:p>Semua jenis industri baik ringan, berat,kimia,petrokimia,logam,non logam dengan kapital dan tenaga kerja skala besar</text:p>
          </table:table-cell>
          <table:table-cell table:style-name="ce20" table:formula="of:=CONCATENATE([.$D$1];&quot; VALUES (&quot;;[.A4];&quot;, '&quot;;[.B4];&quot;' );&quot;)" office:value-type="string" office:string-value="INSERT INTO Field (FieldID, Field) VALUES (2, 'Industri / Manufacturer' );">
            <text:p>INSERT INTO Field (FieldID, Field) VALUES (2, 'Industri / Manufacturer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table:style-name="ce77" office:value-type="string">
            <text:p>Industri Kecil </text:p>
          </table:table-cell>
          <table:table-cell office:value-type="string">
            <text:p>Semua jenis industri yang melibatkan kapital dan tenaga kerja skala kecil</text:p>
          </table:table-cell>
          <table:table-cell table:style-name="ce20" table:formula="of:=CONCATENATE([.$D$1];&quot; VALUES (&quot;;[.A5];&quot;, '&quot;;[.B5];&quot;' );&quot;)" office:value-type="string" office:string-value="INSERT INTO Field (FieldID, Field) VALUES (3, 'Industri Kecil ' );">
            <text:p>INSERT INTO Field (FieldID, Field) VALUES (3, 'Industri Kecil 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4">
            <text:p>4</text:p>
          </table:table-cell>
          <table:table-cell table:style-name="ce77" office:value-type="string">
            <text:p>Perdagangan </text:p>
          </table:table-cell>
          <table:table-cell office:value-type="string">
            <text:p>Seluruh jasa perdagangan, Distributor, Keagenan, Penyalur, Broker ,Retail /Eceran, Penyewaan, Leasing dll</text:p>
          </table:table-cell>
          <table:table-cell table:style-name="ce20" table:formula="of:=CONCATENATE([.$D$1];&quot; VALUES (&quot;;[.A6];&quot;, '&quot;;[.B6];&quot;' );&quot;)" office:value-type="string" office:string-value="INSERT INTO Field (FieldID, Field) VALUES (4, 'Perdagangan ' );">
            <text:p>INSERT INTO Field (FieldID, Field) VALUES (4, 'Perdagangan 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5">
            <text:p>5</text:p>
          </table:table-cell>
          <table:table-cell table:style-name="ce77" office:value-type="string">
            <text:p>Konsultan ( Bidang Teknik )</text:p>
          </table:table-cell>
          <table:table-cell office:value-type="string">
            <text:p>Jasa Engineering dan Design baik feasibility studi, konseptual study, basic design maupun Detail Design dan Engineering</text:p>
          </table:table-cell>
          <table:table-cell table:style-name="ce20" table:formula="of:=CONCATENATE([.$D$1];&quot; VALUES (&quot;;[.A7];&quot;, '&quot;;[.B7];&quot;' );&quot;)" office:value-type="string" office:string-value="INSERT INTO Field (FieldID, Field) VALUES (5, 'Konsultan ( Bidang Teknik )' );">
            <text:p>INSERT INTO Field (FieldID, Field) VALUES (5, 'Konsultan ( Bidang Teknik )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6">
            <text:p>6</text:p>
          </table:table-cell>
          <table:table-cell table:style-name="ce77" office:value-type="string">
            <text:p>Konstruksi</text:p>
          </table:table-cell>
          <table:table-cell office:value-type="string">
            <text:p>Seluruh jasa konstruksi,fabrikasi, Instalasi,commissioning, EPC kontraktor, Property,Infrastruktur, jalan <text:s/>dll</text:p>
          </table:table-cell>
          <table:table-cell table:style-name="ce20" table:formula="of:=CONCATENATE([.$D$1];&quot; VALUES (&quot;;[.A8];&quot;, '&quot;;[.B8];&quot;' );&quot;)" office:value-type="string" office:string-value="INSERT INTO Field (FieldID, Field) VALUES (6, 'Konstruksi' );">
            <text:p>INSERT INTO Field (FieldID, Field) VALUES (6, 'Konstruksi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7">
            <text:p>7</text:p>
          </table:table-cell>
          <table:table-cell table:style-name="ce77" office:value-type="string">
            <text:p>Konsultan ( Non Teknik )</text:p>
          </table:table-cell>
          <table:table-cell office:value-type="string">
            <text:p>Jasa konsultan tetapi bidang non teknik seperti : Sumber daya, Management , IT, keuangan dll</text:p>
          </table:table-cell>
          <table:table-cell table:style-name="ce20" table:formula="of:=CONCATENATE([.$D$1];&quot; VALUES (&quot;;[.A9];&quot;, '&quot;;[.B9];&quot;' );&quot;)" office:value-type="string" office:string-value="INSERT INTO Field (FieldID, Field) VALUES (7, 'Konsultan ( Non Teknik )' );">
            <text:p>INSERT INTO Field (FieldID, Field) VALUES (7, 'Konsultan ( Non Teknik )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8">
            <text:p>8</text:p>
          </table:table-cell>
          <table:table-cell table:style-name="ce77" office:value-type="string">
            <text:p>Migas</text:p>
          </table:table-cell>
          <table:table-cell office:value-type="string">
            <text:p>Perusahaan yg mempunyai konsesi explorasi Migas atau fasiltas processingnya</text:p>
          </table:table-cell>
          <table:table-cell table:style-name="ce20" table:formula="of:=CONCATENATE([.$D$1];&quot; VALUES (&quot;;[.A10];&quot;, '&quot;;[.B10];&quot;' );&quot;)" office:value-type="string" office:string-value="INSERT INTO Field (FieldID, Field) VALUES (8, 'Migas' );">
            <text:p>INSERT INTO Field (FieldID, Field) VALUES (8, 'Migas' );</text:p>
          </table:table-cell>
          <table:table-cell table:style-name="ce77"/>
          <table:table-cell table:number-columns-repeated="1019"/>
        </table:table-row>
        <table:table-row table:style-name="ro5">
          <table:table-cell office:value-type="float" office:value="9">
            <text:p>9</text:p>
          </table:table-cell>
          <table:table-cell table:style-name="ce77" office:value-type="string">
            <text:p>Energi</text:p>
          </table:table-cell>
          <table:table-cell office:value-type="string">
            <text:p>Perusahaan penyedia energy Listrik dan energy baru lainnya</text:p>
          </table:table-cell>
          <table:table-cell table:style-name="ce20" table:formula="of:=CONCATENATE([.$D$1];&quot; VALUES (&quot;;[.A11];&quot;, '&quot;;[.B11];&quot;' );&quot;)" office:value-type="string" office:string-value="INSERT INTO Field (FieldID, Field) VALUES (9, 'Energi' );">
            <text:p>INSERT INTO Field (FieldID, Field) VALUES (9, 'Energi' 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table:style-name="ce77" office:value-type="string">
            <text:p>Pertambangan</text:p>
          </table:table-cell>
          <table:table-cell office:value-type="string">
            <text:p>Seluruh usaha pertambangan diluar Migas</text:p>
          </table:table-cell>
          <table:table-cell table:style-name="ce20" table:formula="of:=CONCATENATE([.$D$1];&quot; VALUES (&quot;;[.A12];&quot;, '&quot;;[.B12];&quot;' );&quot;)" office:value-type="string" office:string-value="INSERT INTO Field (FieldID, Field) VALUES (10, 'Pertambangan' );">
            <text:p>INSERT INTO Field (FieldID, Field) VALUES (10, 'Pertambangan' 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table:style-name="ce77" office:value-type="string">
            <text:p>Agrobisnis</text:p>
          </table:table-cell>
          <table:table-cell table:style-name="ce78" office:value-type="string">
            <text:p>Pertanian , Perikanan, Kehutanan , Perkebunan dan industri nya</text:p>
          </table:table-cell>
          <table:table-cell table:style-name="ce20" table:formula="of:=CONCATENATE([.$D$1];&quot; VALUES (&quot;;[.A13];&quot;, '&quot;;[.B13];&quot;' );&quot;)" office:value-type="string" office:string-value="INSERT INTO Field (FieldID, Field) VALUES (11, 'Agrobisnis' );">
            <text:p>INSERT INTO Field (FieldID, Field) VALUES (11, 'Agrobisnis' 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table:style-name="ce77" office:value-type="string">
            <text:p>Transportasi dan Kurir</text:p>
          </table:table-cell>
          <table:table-cell table:style-name="ce78" office:value-type="string">
            <text:p>Penyedia dan pengelola transportasi penumpang dan barang ,Darat, Laut dan Udara, jasa kurir, logistik, forwarder dll</text:p>
          </table:table-cell>
          <table:table-cell table:style-name="ce20" table:formula="of:=CONCATENATE([.$D$1];&quot; VALUES (&quot;;[.A14];&quot;, '&quot;;[.B14];&quot;' );&quot;)" office:value-type="string" office:string-value="INSERT INTO Field (FieldID, Field) VALUES (12, 'Transportasi dan Kurir' );">
            <text:p>INSERT INTO Field (FieldID, Field) VALUES (12, 'Transportasi dan Kurir' 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table:style-name="ce77" office:value-type="string">
            <text:p>Sertifikasi</text:p>
          </table:table-cell>
          <table:table-cell table:style-name="ce78" office:value-type="string">
            <text:p>Perusahaan penyedia jasa sertifikasi mutu, ISO, HSE ( Health, Safety and Environment ) <text:s/>dll</text:p>
          </table:table-cell>
          <table:table-cell table:style-name="ce20" table:formula="of:=CONCATENATE([.$D$1];&quot; VALUES (&quot;;[.A15];&quot;, '&quot;;[.B15];&quot;' );&quot;)" office:value-type="string" office:string-value="INSERT INTO Field (FieldID, Field) VALUES (13, 'Sertifikasi' );">
            <text:p>INSERT INTO Field (FieldID, Field) VALUES (13, 'Sertifikasi' 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table:style-name="ce77" office:value-type="string">
            <text:p>Holding Group</text:p>
          </table:table-cell>
          <table:table-cell table:style-name="ce78" office:value-type="string">
            <text:p>Bekerja pada induk perusahaan / Holding group</text:p>
          </table:table-cell>
          <table:table-cell table:style-name="ce20" table:formula="of:=CONCATENATE([.$D$1];&quot; VALUES (&quot;;[.A16];&quot;, '&quot;;[.B16];&quot;' );&quot;)" office:value-type="string" office:string-value="INSERT INTO Field (FieldID, Field) VALUES (14, 'Holding Group' );">
            <text:p>INSERT INTO Field (FieldID, Field) VALUES (14, 'Holding Group' 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table:style-name="ce77" office:value-type="string">
            <text:p>Perbankan &amp; Finance</text:p>
          </table:table-cell>
          <table:table-cell table:style-name="ce78" office:value-type="string">
            <text:p>Bank, Bank Syariah, BPR, Asuransi dan turunannya, Bursa dan turunannya dan financial institusi lainnya</text:p>
          </table:table-cell>
          <table:table-cell table:style-name="ce20" table:formula="of:=CONCATENATE([.$D$1];&quot; VALUES (&quot;;[.A17];&quot;, '&quot;;[.B17];&quot;' );&quot;)" office:value-type="string" office:string-value="INSERT INTO Field (FieldID, Field) VALUES (15, 'Perbankan &amp; Finance' );">
            <text:p>INSERT INTO Field (FieldID, Field) VALUES (15, 'Perbankan &amp; Finance' );</text:p>
          </table:table-cell>
          <table:table-cell table:number-columns-repeated="1020"/>
        </table:table-row>
        <table:table-row table:style-name="ro5">
          <table:table-cell office:value-type="float" office:value="16">
            <text:p>16</text:p>
          </table:table-cell>
          <table:table-cell table:style-name="ce77" office:value-type="string">
            <text:p>IT dan Telekomunikasi</text:p>
          </table:table-cell>
          <table:table-cell table:style-name="ce78" office:value-type="string">
            <text:p>Komputer, Hardware, software, operator system telekomunikasi, network, dot.com, <text:s/>dll </text:p>
          </table:table-cell>
          <table:table-cell table:style-name="ce20" table:formula="of:=CONCATENATE([.$D$1];&quot; VALUES (&quot;;[.A18];&quot;, '&quot;;[.B18];&quot;' );&quot;)" office:value-type="string" office:string-value="INSERT INTO Field (FieldID, Field) VALUES (16, 'IT dan Telekomunikasi' );">
            <text:p>INSERT INTO Field (FieldID, Field) VALUES (16, 'IT dan Telekomunikasi' 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table:style-name="ce77" office:value-type="string">
            <text:p>Media Cetak &amp; Elektronik </text:p>
          </table:table-cell>
          <table:table-cell table:style-name="ce78" office:value-type="string">
            <text:p>Koran, majalah, radio ,TV, Wartawan</text:p>
          </table:table-cell>
          <table:table-cell table:style-name="ce20" table:formula="of:=CONCATENATE([.$D$1];&quot; VALUES (&quot;;[.A19];&quot;, '&quot;;[.B19];&quot;' );&quot;)" office:value-type="string" office:string-value="INSERT INTO Field (FieldID, Field) VALUES (17, 'Media Cetak &amp; Elektronik ' );">
            <text:p>INSERT INTO Field (FieldID, Field) VALUES (17, 'Media Cetak &amp; Elektronik ' 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table:style-name="ce77" office:value-type="string">
            <text:p>Pariwisata, Hotel dan Restoran</text:p>
          </table:table-cell>
          <table:table-cell table:style-name="ce78" office:value-type="string">
            <text:p>Travel biro, Tour guide, Hotel, Restoran, Kafe serta usaha yg berhubungan dengan tourism</text:p>
          </table:table-cell>
          <table:table-cell table:style-name="ce20" table:formula="of:=CONCATENATE([.$D$1];&quot; VALUES (&quot;;[.A20];&quot;, '&quot;;[.B20];&quot;' );&quot;)" office:value-type="string" office:string-value="INSERT INTO Field (FieldID, Field) VALUES (18, 'Pariwisata, Hotel dan Restoran' );">
            <text:p>INSERT INTO Field (FieldID, Field) VALUES (18, 'Pariwisata, Hotel dan Restoran' 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table:style-name="ce77" office:value-type="string">
            <text:p>Art &amp; Entertainment</text:p>
          </table:table-cell>
          <table:table-cell table:style-name="ce78" office:value-type="string">
            <text:p>Seni Lukis, Seni Rupa, Seni Tari, Seni Budaya, Kerajinan dll</text:p>
          </table:table-cell>
          <table:table-cell table:style-name="ce20" table:formula="of:=CONCATENATE([.$D$1];&quot; VALUES (&quot;;[.A21];&quot;, '&quot;;[.B21];&quot;' );&quot;)" office:value-type="string" office:string-value="INSERT INTO Field (FieldID, Field) VALUES (19, 'Art &amp; Entertainment' );">
            <text:p>INSERT INTO Field (FieldID, Field) VALUES (19, 'Art &amp; Entertainment' 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table:style-name="ce77" office:value-type="string">
            <text:p>Entertainment</text:p>
          </table:table-cell>
          <table:table-cell table:style-name="ce78" office:value-type="string">
            <text:p>Musik, Film, Production House, Event organizer, Usaha Pertunjukan dan hiburan lainnya.</text:p>
          </table:table-cell>
          <table:table-cell table:style-name="ce20" table:formula="of:=CONCATENATE([.$D$1];&quot; VALUES (&quot;;[.A22];&quot;, '&quot;;[.B22];&quot;' );&quot;)" office:value-type="string" office:string-value="INSERT INTO Field (FieldID, Field) VALUES (20, 'Entertainment' );">
            <text:p>INSERT INTO Field (FieldID, Field) VALUES (20, 'Entertainment' 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table:style-name="ce77" office:value-type="string">
            <text:p>Periklanan </text:p>
          </table:table-cell>
          <table:table-cell table:style-name="ce78" office:value-type="string">
            <text:p>Periklanan</text:p>
          </table:table-cell>
          <table:table-cell table:style-name="ce20" table:formula="of:=CONCATENATE([.$D$1];&quot; VALUES (&quot;;[.A23];&quot;, '&quot;;[.B23];&quot;' );&quot;)" office:value-type="string" office:string-value="INSERT INTO Field (FieldID, Field) VALUES (21, 'Periklanan ' );">
            <text:p>INSERT INTO Field (FieldID, Field) VALUES (21, 'Periklanan ' 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table:style-name="ce77" office:value-type="string">
            <text:p>UKM </text:p>
          </table:table-cell>
          <table:table-cell table:style-name="ce78" office:value-type="string">
            <text:p>Usaha skala kecil s/d menengah untuk contoh : Kebugaran, Salon, SPA, Pakaian, Makanan, Furniture, Laundry dll</text:p>
          </table:table-cell>
          <table:table-cell table:style-name="ce20" table:formula="of:=CONCATENATE([.$D$1];&quot; VALUES (&quot;;[.A24];&quot;, '&quot;;[.B24];&quot;' );&quot;)" office:value-type="string" office:string-value="INSERT INTO Field (FieldID, Field) VALUES (22, 'UKM ' );">
            <text:p>INSERT INTO Field (FieldID, Field) VALUES (22, 'UKM ' 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table:style-name="ce77" office:value-type="string">
            <text:p>Pelayanan Kesehatan</text:p>
          </table:table-cell>
          <table:table-cell table:style-name="ce78" office:value-type="string">
            <text:p>Klinik/RS pelayanan kesehatan, praktek pelayanan kesehatan, Club kesehatan dll</text:p>
          </table:table-cell>
          <table:table-cell table:style-name="ce20" table:formula="of:=CONCATENATE([.$D$1];&quot; VALUES (&quot;;[.A25];&quot;, '&quot;;[.B25];&quot;' );&quot;)" office:value-type="string" office:string-value="INSERT INTO Field (FieldID, Field) VALUES (23, 'Pelayanan Kesehatan' );">
            <text:p>INSERT INTO Field (FieldID, Field) VALUES (23, 'Pelayanan Kesehatan' );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table:style-name="ce77" office:value-type="string">
            <text:p>Pendidikan &amp; Training</text:p>
          </table:table-cell>
          <table:table-cell table:style-name="ce78" office:value-type="string">
            <text:p>Sekolah kelas playgroup s/d Pendidikan Tinggi, Bimbingan Test, <text:s/>Kursus, Jasa pelatihan/Training dll</text:p>
          </table:table-cell>
          <table:table-cell table:style-name="ce20" table:formula="of:=CONCATENATE([.$D$1];&quot; VALUES (&quot;;[.A26];&quot;, '&quot;;[.B26];&quot;' );&quot;)" office:value-type="string" office:string-value="INSERT INTO Field (FieldID, Field) VALUES (24, 'Pendidikan &amp; Training' );">
            <text:p>INSERT INTO Field (FieldID, Field) VALUES (24, 'Pendidikan &amp; Training' 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Jasa Services Khusus</text:p>
          </table:table-cell>
          <table:table-cell office:value-type="string">
            <text:p>Drilling Services, Survey, &amp; pemetaan dll</text:p>
          </table:table-cell>
          <table:table-cell table:formula="of:=CONCATENATE([.$D$1];&quot; VALUES (&quot;;[.A27];&quot;, '&quot;;[.B27];&quot;' );&quot;)" office:value-type="string" office:string-value="INSERT INTO Field (FieldID, Field) VALUES (25, 'Jasa Services Khusus' );">
            <text:p>INSERT INTO Field (FieldID, Field) VALUES (25, 'Jasa Services Khusus' );</text:p>
          </table:table-cell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egara" table:style-name="ta19">
        <office:forms form:automatic-focus="false" form:apply-design-mode="false"/>
        <table:table-column table:style-name="co77" table:default-cell-style-name="Default"/>
        <table:table-column table:style-name="co94" table:default-cell-style-name="Default"/>
        <table:table-column table:style-name="co95" table:default-cell-style-name="ce20"/>
        <table:table-column table:style-name="co23" table:number-columns-repeated="1021" table:default-cell-style-name="Default"/>
        <table:table-row table:style-name="ro5">
          <table:table-cell table:number-columns-repeated="2"/>
          <table:table-cell office:value-type="string">
            <text:p>INSERT INTO Negara (NegaraID, Negara)</text:p>
          </table:table-cell>
          <table:table-cell table:number-columns-repeated="1021"/>
        </table:table-row>
        <table:table-row table:style-name="ro5">
          <table:table-cell table:style-name="ce18" office:value-type="string">
            <text:p>Negara_ID</text:p>
          </table:table-cell>
          <table:table-cell table:style-name="ce18" office:value-type="string">
            <text:p>Negara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fghanistan</text:p>
          </table:table-cell>
          <table:table-cell table:formula="of:=CONCATENATE([.$C$1];&quot; VALUES (&quot;;[.A3];&quot;, '&quot;;[.B3];&quot;');&quot;)" office:value-type="string" office:string-value="INSERT INTO Negara (NegaraID, Negara) VALUES (1, 'Afghanistan');">
            <text:p>INSERT INTO Negara (NegaraID, Negara) VALUES (1, 'Afghanistan');</text:p>
          </table:table-cell>
          <table:table-cell table:number-columns-repeated="102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Albania</text:p>
          </table:table-cell>
          <table:table-cell table:formula="of:=CONCATENATE([.$C$1];&quot; VALUES (&quot;;[.A4];&quot;, '&quot;;[.B4];&quot;');&quot;)" office:value-type="string" office:string-value="INSERT INTO Negara (NegaraID, Negara) VALUES (2, 'Albania');">
            <text:p>INSERT INTO Negara (NegaraID, Negara) VALUES (2, 'Albania');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lgeria</text:p>
          </table:table-cell>
          <table:table-cell table:formula="of:=CONCATENATE([.$C$1];&quot; VALUES (&quot;;[.A5];&quot;, '&quot;;[.B5];&quot;');&quot;)" office:value-type="string" office:string-value="INSERT INTO Negara (NegaraID, Negara) VALUES (3, 'Algeria');">
            <text:p>INSERT INTO Negara (NegaraID, Negara) VALUES (3, 'Algeria');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merican Samoa</text:p>
          </table:table-cell>
          <table:table-cell table:formula="of:=CONCATENATE([.$C$1];&quot; VALUES (&quot;;[.A6];&quot;, '&quot;;[.B6];&quot;');&quot;)" office:value-type="string" office:string-value="INSERT INTO Negara (NegaraID, Negara) VALUES (4, 'American Samoa');">
            <text:p>INSERT INTO Negara (NegaraID, Negara) VALUES (4, 'American Samoa');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ndorra</text:p>
          </table:table-cell>
          <table:table-cell table:formula="of:=CONCATENATE([.$C$1];&quot; VALUES (&quot;;[.A7];&quot;, '&quot;;[.B7];&quot;');&quot;)" office:value-type="string" office:string-value="INSERT INTO Negara (NegaraID, Negara) VALUES (5, 'Andorra');">
            <text:p>INSERT INTO Negara (NegaraID, Negara) VALUES (5, 'Andorra');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Angola</text:p>
          </table:table-cell>
          <table:table-cell table:formula="of:=CONCATENATE([.$C$1];&quot; VALUES (&quot;;[.A8];&quot;, '&quot;;[.B8];&quot;');&quot;)" office:value-type="string" office:string-value="INSERT INTO Negara (NegaraID, Negara) VALUES (6, 'Angola');">
            <text:p>INSERT INTO Negara (NegaraID, Negara) VALUES (6, 'Angola');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Anguilla</text:p>
          </table:table-cell>
          <table:table-cell table:formula="of:=CONCATENATE([.$C$1];&quot; VALUES (&quot;;[.A9];&quot;, '&quot;;[.B9];&quot;');&quot;)" office:value-type="string" office:string-value="INSERT INTO Negara (NegaraID, Negara) VALUES (7, 'Anguilla');">
            <text:p>INSERT INTO Negara (NegaraID, Negara) VALUES (7, 'Anguilla');</text:p>
          </table:table-cell>
          <table:table-cell table:number-columns-repeated="102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Antarctica</text:p>
          </table:table-cell>
          <table:table-cell table:formula="of:=CONCATENATE([.$C$1];&quot; VALUES (&quot;;[.A10];&quot;, '&quot;;[.B10];&quot;');&quot;)" office:value-type="string" office:string-value="INSERT INTO Negara (NegaraID, Negara) VALUES (8, 'Antarctica');">
            <text:p>INSERT INTO Negara (NegaraID, Negara) VALUES (8, 'Antarctica');</text:p>
          </table:table-cell>
          <table:table-cell table:number-columns-repeated="1021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Antigua &amp; Barbuda</text:p>
          </table:table-cell>
          <table:table-cell table:formula="of:=CONCATENATE([.$C$1];&quot; VALUES (&quot;;[.A11];&quot;, '&quot;;[.B11];&quot;');&quot;)" office:value-type="string" office:string-value="INSERT INTO Negara (NegaraID, Negara) VALUES (9, 'Antigua &amp; Barbuda');">
            <text:p>INSERT INTO Negara (NegaraID, Negara) VALUES (9, 'Antigua &amp; Barbuda');</text:p>
          </table:table-cell>
          <table:table-cell table:number-columns-repeated="1021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Argentina</text:p>
          </table:table-cell>
          <table:table-cell table:formula="of:=CONCATENATE([.$C$1];&quot; VALUES (&quot;;[.A12];&quot;, '&quot;;[.B12];&quot;');&quot;)" office:value-type="string" office:string-value="INSERT INTO Negara (NegaraID, Negara) VALUES (10, 'Argentina');">
            <text:p>INSERT INTO Negara (NegaraID, Negara) VALUES (10, 'Argentina');</text:p>
          </table:table-cell>
          <table:table-cell table:number-columns-repeated="1021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Armenia</text:p>
          </table:table-cell>
          <table:table-cell table:formula="of:=CONCATENATE([.$C$1];&quot; VALUES (&quot;;[.A13];&quot;, '&quot;;[.B13];&quot;');&quot;)" office:value-type="string" office:string-value="INSERT INTO Negara (NegaraID, Negara) VALUES (11, 'Armenia');">
            <text:p>INSERT INTO Negara (NegaraID, Negara) VALUES (11, 'Armenia');</text:p>
          </table:table-cell>
          <table:table-cell table:number-columns-repeated="1021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Aruba</text:p>
          </table:table-cell>
          <table:table-cell table:formula="of:=CONCATENATE([.$C$1];&quot; VALUES (&quot;;[.A14];&quot;, '&quot;;[.B14];&quot;');&quot;)" office:value-type="string" office:string-value="INSERT INTO Negara (NegaraID, Negara) VALUES (12, 'Aruba');">
            <text:p>INSERT INTO Negara (NegaraID, Negara) VALUES (12, 'Aruba');</text:p>
          </table:table-cell>
          <table:table-cell table:number-columns-repeated="1021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Australia</text:p>
          </table:table-cell>
          <table:table-cell table:formula="of:=CONCATENATE([.$C$1];&quot; VALUES (&quot;;[.A15];&quot;, '&quot;;[.B15];&quot;');&quot;)" office:value-type="string" office:string-value="INSERT INTO Negara (NegaraID, Negara) VALUES (13, 'Australia');">
            <text:p>INSERT INTO Negara (NegaraID, Negara) VALUES (13, 'Australia');</text:p>
          </table:table-cell>
          <table:table-cell table:number-columns-repeated="1021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ustria</text:p>
          </table:table-cell>
          <table:table-cell table:formula="of:=CONCATENATE([.$C$1];&quot; VALUES (&quot;;[.A16];&quot;, '&quot;;[.B16];&quot;');&quot;)" office:value-type="string" office:string-value="INSERT INTO Negara (NegaraID, Negara) VALUES (14, 'Austria');">
            <text:p>INSERT INTO Negara (NegaraID, Negara) VALUES (14, 'Austria');</text:p>
          </table:table-cell>
          <table:table-cell table:number-columns-repeated="1021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Azerbaijan</text:p>
          </table:table-cell>
          <table:table-cell table:formula="of:=CONCATENATE([.$C$1];&quot; VALUES (&quot;;[.A17];&quot;, '&quot;;[.B17];&quot;');&quot;)" office:value-type="string" office:string-value="INSERT INTO Negara (NegaraID, Negara) VALUES (15, 'Azerbaijan');">
            <text:p>INSERT INTO Negara (NegaraID, Negara) VALUES (15, 'Azerbaijan');</text:p>
          </table:table-cell>
          <table:table-cell table:number-columns-repeated="1021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Bahamas</text:p>
          </table:table-cell>
          <table:table-cell table:formula="of:=CONCATENATE([.$C$1];&quot; VALUES (&quot;;[.A18];&quot;, '&quot;;[.B18];&quot;');&quot;)" office:value-type="string" office:string-value="INSERT INTO Negara (NegaraID, Negara) VALUES (16, 'Bahamas');">
            <text:p>INSERT INTO Negara (NegaraID, Negara) VALUES (16, 'Bahamas');</text:p>
          </table:table-cell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Bahrain</text:p>
          </table:table-cell>
          <table:table-cell table:formula="of:=CONCATENATE([.$C$1];&quot; VALUES (&quot;;[.A19];&quot;, '&quot;;[.B19];&quot;');&quot;)" office:value-type="string" office:string-value="INSERT INTO Negara (NegaraID, Negara) VALUES (17, 'Bahrain');">
            <text:p>INSERT INTO Negara (NegaraID, Negara) VALUES (17, 'Bahrain');</text:p>
          </table:table-cell>
          <table:table-cell table:number-columns-repeated="1021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Bangladesh</text:p>
          </table:table-cell>
          <table:table-cell table:formula="of:=CONCATENATE([.$C$1];&quot; VALUES (&quot;;[.A20];&quot;, '&quot;;[.B20];&quot;');&quot;)" office:value-type="string" office:string-value="INSERT INTO Negara (NegaraID, Negara) VALUES (18, 'Bangladesh');">
            <text:p>INSERT INTO Negara (NegaraID, Negara) VALUES (18, 'Bangladesh');</text:p>
          </table:table-cell>
          <table:table-cell table:number-columns-repeated="1021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Barbados</text:p>
          </table:table-cell>
          <table:table-cell table:formula="of:=CONCATENATE([.$C$1];&quot; VALUES (&quot;;[.A21];&quot;, '&quot;;[.B21];&quot;');&quot;)" office:value-type="string" office:string-value="INSERT INTO Negara (NegaraID, Negara) VALUES (19, 'Barbados');">
            <text:p>INSERT INTO Negara (NegaraID, Negara) VALUES (19, 'Barbados');</text:p>
          </table:table-cell>
          <table:table-cell table:number-columns-repeated="1021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Belarus</text:p>
          </table:table-cell>
          <table:table-cell table:formula="of:=CONCATENATE([.$C$1];&quot; VALUES (&quot;;[.A22];&quot;, '&quot;;[.B22];&quot;');&quot;)" office:value-type="string" office:string-value="INSERT INTO Negara (NegaraID, Negara) VALUES (20, 'Belarus');">
            <text:p>INSERT INTO Negara (NegaraID, Negara) VALUES (20, 'Belarus');</text:p>
          </table:table-cell>
          <table:table-cell table:number-columns-repeated="1021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Belgium</text:p>
          </table:table-cell>
          <table:table-cell table:formula="of:=CONCATENATE([.$C$1];&quot; VALUES (&quot;;[.A23];&quot;, '&quot;;[.B23];&quot;');&quot;)" office:value-type="string" office:string-value="INSERT INTO Negara (NegaraID, Negara) VALUES (21, 'Belgium');">
            <text:p>INSERT INTO Negara (NegaraID, Negara) VALUES (21, 'Belgium');</text:p>
          </table:table-cell>
          <table:table-cell table:number-columns-repeated="1021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Belize</text:p>
          </table:table-cell>
          <table:table-cell table:formula="of:=CONCATENATE([.$C$1];&quot; VALUES (&quot;;[.A24];&quot;, '&quot;;[.B24];&quot;');&quot;)" office:value-type="string" office:string-value="INSERT INTO Negara (NegaraID, Negara) VALUES (22, 'Belize');">
            <text:p>INSERT INTO Negara (NegaraID, Negara) VALUES (22, 'Belize');</text:p>
          </table:table-cell>
          <table:table-cell table:number-columns-repeated="1021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Benin</text:p>
          </table:table-cell>
          <table:table-cell table:formula="of:=CONCATENATE([.$C$1];&quot; VALUES (&quot;;[.A25];&quot;, '&quot;;[.B25];&quot;');&quot;)" office:value-type="string" office:string-value="INSERT INTO Negara (NegaraID, Negara) VALUES (23, 'Benin');">
            <text:p>INSERT INTO Negara (NegaraID, Negara) VALUES (23, 'Benin');</text:p>
          </table:table-cell>
          <table:table-cell table:number-columns-repeated="1021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Bermuda</text:p>
          </table:table-cell>
          <table:table-cell table:formula="of:=CONCATENATE([.$C$1];&quot; VALUES (&quot;;[.A26];&quot;, '&quot;;[.B26];&quot;');&quot;)" office:value-type="string" office:string-value="INSERT INTO Negara (NegaraID, Negara) VALUES (24, 'Bermuda');">
            <text:p>INSERT INTO Negara (NegaraID, Negara) VALUES (24, 'Bermuda');</text:p>
          </table:table-cell>
          <table:table-cell table:number-columns-repeated="1021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Bhutan</text:p>
          </table:table-cell>
          <table:table-cell table:formula="of:=CONCATENATE([.$C$1];&quot; VALUES (&quot;;[.A27];&quot;, '&quot;;[.B27];&quot;');&quot;)" office:value-type="string" office:string-value="INSERT INTO Negara (NegaraID, Negara) VALUES (25, 'Bhutan');">
            <text:p>INSERT INTO Negara (NegaraID, Negara) VALUES (25, 'Bhutan');</text:p>
          </table:table-cell>
          <table:table-cell table:number-columns-repeated="1021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Bolivia</text:p>
          </table:table-cell>
          <table:table-cell table:formula="of:=CONCATENATE([.$C$1];&quot; VALUES (&quot;;[.A28];&quot;, '&quot;;[.B28];&quot;');&quot;)" office:value-type="string" office:string-value="INSERT INTO Negara (NegaraID, Negara) VALUES (26, 'Bolivia');">
            <text:p>INSERT INTO Negara (NegaraID, Negara) VALUES (26, 'Bolivia');</text:p>
          </table:table-cell>
          <table:table-cell table:number-columns-repeated="1021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Bosnia &amp; Herzegovina</text:p>
          </table:table-cell>
          <table:table-cell table:formula="of:=CONCATENATE([.$C$1];&quot; VALUES (&quot;;[.A29];&quot;, '&quot;;[.B29];&quot;');&quot;)" office:value-type="string" office:string-value="INSERT INTO Negara (NegaraID, Negara) VALUES (27, 'Bosnia &amp; Herzegovina');">
            <text:p>INSERT INTO Negara (NegaraID, Negara) VALUES (27, 'Bosnia &amp; Herzegovina');</text:p>
          </table:table-cell>
          <table:table-cell table:number-columns-repeated="1021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Botswana</text:p>
          </table:table-cell>
          <table:table-cell table:formula="of:=CONCATENATE([.$C$1];&quot; VALUES (&quot;;[.A30];&quot;, '&quot;;[.B30];&quot;');&quot;)" office:value-type="string" office:string-value="INSERT INTO Negara (NegaraID, Negara) VALUES (28, 'Botswana');">
            <text:p>INSERT INTO Negara (NegaraID, Negara) VALUES (28, 'Botswana');</text:p>
          </table:table-cell>
          <table:table-cell table:number-columns-repeated="1021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Bouvet Island</text:p>
          </table:table-cell>
          <table:table-cell table:formula="of:=CONCATENATE([.$C$1];&quot; VALUES (&quot;;[.A31];&quot;, '&quot;;[.B31];&quot;');&quot;)" office:value-type="string" office:string-value="INSERT INTO Negara (NegaraID, Negara) VALUES (29, 'Bouvet Island');">
            <text:p>INSERT INTO Negara (NegaraID, Negara) VALUES (29, 'Bouvet Island');</text:p>
          </table:table-cell>
          <table:table-cell table:number-columns-repeated="1021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Brazil</text:p>
          </table:table-cell>
          <table:table-cell table:formula="of:=CONCATENATE([.$C$1];&quot; VALUES (&quot;;[.A32];&quot;, '&quot;;[.B32];&quot;');&quot;)" office:value-type="string" office:string-value="INSERT INTO Negara (NegaraID, Negara) VALUES (30, 'Brazil');">
            <text:p>INSERT INTO Negara (NegaraID, Negara) VALUES (30, 'Brazil');</text:p>
          </table:table-cell>
          <table:table-cell table:number-columns-repeated="1021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British Virgin Islands</text:p>
          </table:table-cell>
          <table:table-cell table:formula="of:=CONCATENATE([.$C$1];&quot; VALUES (&quot;;[.A33];&quot;, '&quot;;[.B33];&quot;');&quot;)" office:value-type="string" office:string-value="INSERT INTO Negara (NegaraID, Negara) VALUES (31, 'British Virgin Islands');">
            <text:p>INSERT INTO Negara (NegaraID, Negara) VALUES (31, 'British Virgin Islands');</text:p>
          </table:table-cell>
          <table:table-cell table:number-columns-repeated="1021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Brunei</text:p>
          </table:table-cell>
          <table:table-cell table:formula="of:=CONCATENATE([.$C$1];&quot; VALUES (&quot;;[.A34];&quot;, '&quot;;[.B34];&quot;');&quot;)" office:value-type="string" office:string-value="INSERT INTO Negara (NegaraID, Negara) VALUES (32, 'Brunei');">
            <text:p>INSERT INTO Negara (NegaraID, Negara) VALUES (32, 'Brunei');</text:p>
          </table:table-cell>
          <table:table-cell table:number-columns-repeated="1021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Bulgaria</text:p>
          </table:table-cell>
          <table:table-cell table:formula="of:=CONCATENATE([.$C$1];&quot; VALUES (&quot;;[.A35];&quot;, '&quot;;[.B35];&quot;');&quot;)" office:value-type="string" office:string-value="INSERT INTO Negara (NegaraID, Negara) VALUES (33, 'Bulgaria');">
            <text:p>INSERT INTO Negara (NegaraID, Negara) VALUES (33, 'Bulgaria');</text:p>
          </table:table-cell>
          <table:table-cell table:number-columns-repeated="1021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Burkina Faso</text:p>
          </table:table-cell>
          <table:table-cell table:formula="of:=CONCATENATE([.$C$1];&quot; VALUES (&quot;;[.A36];&quot;, '&quot;;[.B36];&quot;');&quot;)" office:value-type="string" office:string-value="INSERT INTO Negara (NegaraID, Negara) VALUES (34, 'Burkina Faso');">
            <text:p>INSERT INTO Negara (NegaraID, Negara) VALUES (34, 'Burkina Faso');</text:p>
          </table:table-cell>
          <table:table-cell table:number-columns-repeated="1021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Burundi</text:p>
          </table:table-cell>
          <table:table-cell table:formula="of:=CONCATENATE([.$C$1];&quot; VALUES (&quot;;[.A37];&quot;, '&quot;;[.B37];&quot;');&quot;)" office:value-type="string" office:string-value="INSERT INTO Negara (NegaraID, Negara) VALUES (35, 'Burundi');">
            <text:p>INSERT INTO Negara (NegaraID, Negara) VALUES (35, 'Burundi');</text:p>
          </table:table-cell>
          <table:table-cell table:number-columns-repeated="1021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Cambodia</text:p>
          </table:table-cell>
          <table:table-cell table:formula="of:=CONCATENATE([.$C$1];&quot; VALUES (&quot;;[.A38];&quot;, '&quot;;[.B38];&quot;');&quot;)" office:value-type="string" office:string-value="INSERT INTO Negara (NegaraID, Negara) VALUES (36, 'Cambodia');">
            <text:p>INSERT INTO Negara (NegaraID, Negara) VALUES (36, 'Cambodia');</text:p>
          </table:table-cell>
          <table:table-cell table:number-columns-repeated="1021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Cameroon</text:p>
          </table:table-cell>
          <table:table-cell table:formula="of:=CONCATENATE([.$C$1];&quot; VALUES (&quot;;[.A39];&quot;, '&quot;;[.B39];&quot;');&quot;)" office:value-type="string" office:string-value="INSERT INTO Negara (NegaraID, Negara) VALUES (37, 'Cameroon');">
            <text:p>INSERT INTO Negara (NegaraID, Negara) VALUES (37, 'Cameroon');</text:p>
          </table:table-cell>
          <table:table-cell table:number-columns-repeated="1021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Canada</text:p>
          </table:table-cell>
          <table:table-cell table:formula="of:=CONCATENATE([.$C$1];&quot; VALUES (&quot;;[.A40];&quot;, '&quot;;[.B40];&quot;');&quot;)" office:value-type="string" office:string-value="INSERT INTO Negara (NegaraID, Negara) VALUES (38, 'Canada');">
            <text:p>INSERT INTO Negara (NegaraID, Negara) VALUES (38, 'Canada');</text:p>
          </table:table-cell>
          <table:table-cell table:number-columns-repeated="1021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Cape Verde</text:p>
          </table:table-cell>
          <table:table-cell table:formula="of:=CONCATENATE([.$C$1];&quot; VALUES (&quot;;[.A41];&quot;, '&quot;;[.B41];&quot;');&quot;)" office:value-type="string" office:string-value="INSERT INTO Negara (NegaraID, Negara) VALUES (39, 'Cape Verde');">
            <text:p>INSERT INTO Negara (NegaraID, Negara) VALUES (39, 'Cape Verde');</text:p>
          </table:table-cell>
          <table:table-cell table:number-columns-repeated="1021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Cayman Islands</text:p>
          </table:table-cell>
          <table:table-cell table:formula="of:=CONCATENATE([.$C$1];&quot; VALUES (&quot;;[.A42];&quot;, '&quot;;[.B42];&quot;');&quot;)" office:value-type="string" office:string-value="INSERT INTO Negara (NegaraID, Negara) VALUES (40, 'Cayman Islands');">
            <text:p>INSERT INTO Negara (NegaraID, Negara) VALUES (40, 'Cayman Islands');</text:p>
          </table:table-cell>
          <table:table-cell table:number-columns-repeated="1021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Central African Republic</text:p>
          </table:table-cell>
          <table:table-cell table:formula="of:=CONCATENATE([.$C$1];&quot; VALUES (&quot;;[.A43];&quot;, '&quot;;[.B43];&quot;');&quot;)" office:value-type="string" office:string-value="INSERT INTO Negara (NegaraID, Negara) VALUES (41, 'Central African Republic');">
            <text:p>INSERT INTO Negara (NegaraID, Negara) VALUES (41, 'Central African Republic');</text:p>
          </table:table-cell>
          <table:table-cell table:number-columns-repeated="1021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Chad</text:p>
          </table:table-cell>
          <table:table-cell table:formula="of:=CONCATENATE([.$C$1];&quot; VALUES (&quot;;[.A44];&quot;, '&quot;;[.B44];&quot;');&quot;)" office:value-type="string" office:string-value="INSERT INTO Negara (NegaraID, Negara) VALUES (42, 'Chad');">
            <text:p>INSERT INTO Negara (NegaraID, Negara) VALUES (42, 'Chad');</text:p>
          </table:table-cell>
          <table:table-cell table:number-columns-repeated="1021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Channel Islands</text:p>
          </table:table-cell>
          <table:table-cell table:formula="of:=CONCATENATE([.$C$1];&quot; VALUES (&quot;;[.A45];&quot;, '&quot;;[.B45];&quot;');&quot;)" office:value-type="string" office:string-value="INSERT INTO Negara (NegaraID, Negara) VALUES (43, 'Channel Islands');">
            <text:p>INSERT INTO Negara (NegaraID, Negara) VALUES (43, 'Channel Islands');</text:p>
          </table:table-cell>
          <table:table-cell table:number-columns-repeated="1021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Chile</text:p>
          </table:table-cell>
          <table:table-cell table:formula="of:=CONCATENATE([.$C$1];&quot; VALUES (&quot;;[.A46];&quot;, '&quot;;[.B46];&quot;');&quot;)" office:value-type="string" office:string-value="INSERT INTO Negara (NegaraID, Negara) VALUES (44, 'Chile');">
            <text:p>INSERT INTO Negara (NegaraID, Negara) VALUES (44, 'Chile');</text:p>
          </table:table-cell>
          <table:table-cell table:number-columns-repeated="1021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China</text:p>
          </table:table-cell>
          <table:table-cell table:formula="of:=CONCATENATE([.$C$1];&quot; VALUES (&quot;;[.A47];&quot;, '&quot;;[.B47];&quot;');&quot;)" office:value-type="string" office:string-value="INSERT INTO Negara (NegaraID, Negara) VALUES (45, 'China');">
            <text:p>INSERT INTO Negara (NegaraID, Negara) VALUES (45, 'China');</text:p>
          </table:table-cell>
          <table:table-cell table:number-columns-repeated="1021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Christmas Island</text:p>
          </table:table-cell>
          <table:table-cell table:formula="of:=CONCATENATE([.$C$1];&quot; VALUES (&quot;;[.A48];&quot;, '&quot;;[.B48];&quot;');&quot;)" office:value-type="string" office:string-value="INSERT INTO Negara (NegaraID, Negara) VALUES (46, 'Christmas Island');">
            <text:p>INSERT INTO Negara (NegaraID, Negara) VALUES (46, 'Christmas Island');</text:p>
          </table:table-cell>
          <table:table-cell table:number-columns-repeated="1021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Cocos (Keeling) Islands</text:p>
          </table:table-cell>
          <table:table-cell table:formula="of:=CONCATENATE([.$C$1];&quot; VALUES (&quot;;[.A49];&quot;, '&quot;;[.B49];&quot;');&quot;)" office:value-type="string" office:string-value="INSERT INTO Negara (NegaraID, Negara) VALUES (47, 'Cocos (Keeling) Islands');">
            <text:p>INSERT INTO Negara (NegaraID, Negara) VALUES (47, 'Cocos (Keeling) Islands');</text:p>
          </table:table-cell>
          <table:table-cell table:number-columns-repeated="1021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Colombia</text:p>
          </table:table-cell>
          <table:table-cell table:formula="of:=CONCATENATE([.$C$1];&quot; VALUES (&quot;;[.A50];&quot;, '&quot;;[.B50];&quot;');&quot;)" office:value-type="string" office:string-value="INSERT INTO Negara (NegaraID, Negara) VALUES (48, 'Colombia');">
            <text:p>INSERT INTO Negara (NegaraID, Negara) VALUES (48, 'Colombia');</text:p>
          </table:table-cell>
          <table:table-cell table:number-columns-repeated="1021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Comoros</text:p>
          </table:table-cell>
          <table:table-cell table:formula="of:=CONCATENATE([.$C$1];&quot; VALUES (&quot;;[.A51];&quot;, '&quot;;[.B51];&quot;');&quot;)" office:value-type="string" office:string-value="INSERT INTO Negara (NegaraID, Negara) VALUES (49, 'Comoros');">
            <text:p>INSERT INTO Negara (NegaraID, Negara) VALUES (49, 'Comoros');</text:p>
          </table:table-cell>
          <table:table-cell table:number-columns-repeated="1021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Congo</text:p>
          </table:table-cell>
          <table:table-cell table:formula="of:=CONCATENATE([.$C$1];&quot; VALUES (&quot;;[.A52];&quot;, '&quot;;[.B52];&quot;');&quot;)" office:value-type="string" office:string-value="INSERT INTO Negara (NegaraID, Negara) VALUES (50, 'Congo');">
            <text:p>INSERT INTO Negara (NegaraID, Negara) VALUES (50, 'Congo');</text:p>
          </table:table-cell>
          <table:table-cell table:number-columns-repeated="1021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Cook Islands</text:p>
          </table:table-cell>
          <table:table-cell table:formula="of:=CONCATENATE([.$C$1];&quot; VALUES (&quot;;[.A53];&quot;, '&quot;;[.B53];&quot;');&quot;)" office:value-type="string" office:string-value="INSERT INTO Negara (NegaraID, Negara) VALUES (51, 'Cook Islands');">
            <text:p>INSERT INTO Negara (NegaraID, Negara) VALUES (51, 'Cook Islands');</text:p>
          </table:table-cell>
          <table:table-cell table:number-columns-repeated="1021"/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Costa Rica</text:p>
          </table:table-cell>
          <table:table-cell table:formula="of:=CONCATENATE([.$C$1];&quot; VALUES (&quot;;[.A54];&quot;, '&quot;;[.B54];&quot;');&quot;)" office:value-type="string" office:string-value="INSERT INTO Negara (NegaraID, Negara) VALUES (52, 'Costa Rica');">
            <text:p>INSERT INTO Negara (NegaraID, Negara) VALUES (52, 'Costa Rica');</text:p>
          </table:table-cell>
          <table:table-cell table:number-columns-repeated="1021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Cote Divoire (Ivory Coast)</text:p>
          </table:table-cell>
          <table:table-cell table:formula="of:=CONCATENATE([.$C$1];&quot; VALUES (&quot;;[.A55];&quot;, '&quot;;[.B55];&quot;');&quot;)" office:value-type="string" office:string-value="INSERT INTO Negara (NegaraID, Negara) VALUES (53, 'Cote Divoire (Ivory Coast)');">
            <text:p>INSERT INTO Negara (NegaraID, Negara) VALUES (53, 'Cote Divoire (Ivory Coast)');</text:p>
          </table:table-cell>
          <table:table-cell table:number-columns-repeated="1021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Croatia</text:p>
          </table:table-cell>
          <table:table-cell table:formula="of:=CONCATENATE([.$C$1];&quot; VALUES (&quot;;[.A56];&quot;, '&quot;;[.B56];&quot;');&quot;)" office:value-type="string" office:string-value="INSERT INTO Negara (NegaraID, Negara) VALUES (54, 'Croatia');">
            <text:p>INSERT INTO Negara (NegaraID, Negara) VALUES (54, 'Croatia');</text:p>
          </table:table-cell>
          <table:table-cell table:number-columns-repeated="1021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Cuba</text:p>
          </table:table-cell>
          <table:table-cell table:formula="of:=CONCATENATE([.$C$1];&quot; VALUES (&quot;;[.A57];&quot;, '&quot;;[.B57];&quot;');&quot;)" office:value-type="string" office:string-value="INSERT INTO Negara (NegaraID, Negara) VALUES (55, 'Cuba');">
            <text:p>INSERT INTO Negara (NegaraID, Negara) VALUES (55, 'Cuba');</text:p>
          </table:table-cell>
          <table:table-cell table:number-columns-repeated="1021"/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Cyprus</text:p>
          </table:table-cell>
          <table:table-cell table:formula="of:=CONCATENATE([.$C$1];&quot; VALUES (&quot;;[.A58];&quot;, '&quot;;[.B58];&quot;');&quot;)" office:value-type="string" office:string-value="INSERT INTO Negara (NegaraID, Negara) VALUES (56, 'Cyprus');">
            <text:p>INSERT INTO Negara (NegaraID, Negara) VALUES (56, 'Cyprus');</text:p>
          </table:table-cell>
          <table:table-cell table:number-columns-repeated="1021"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Czech Republic</text:p>
          </table:table-cell>
          <table:table-cell table:formula="of:=CONCATENATE([.$C$1];&quot; VALUES (&quot;;[.A59];&quot;, '&quot;;[.B59];&quot;');&quot;)" office:value-type="string" office:string-value="INSERT INTO Negara (NegaraID, Negara) VALUES (57, 'Czech Republic');">
            <text:p>INSERT INTO Negara (NegaraID, Negara) VALUES (57, 'Czech Republic');</text:p>
          </table:table-cell>
          <table:table-cell table:number-columns-repeated="1021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Denmark</text:p>
          </table:table-cell>
          <table:table-cell table:formula="of:=CONCATENATE([.$C$1];&quot; VALUES (&quot;;[.A60];&quot;, '&quot;;[.B60];&quot;');&quot;)" office:value-type="string" office:string-value="INSERT INTO Negara (NegaraID, Negara) VALUES (58, 'Denmark');">
            <text:p>INSERT INTO Negara (NegaraID, Negara) VALUES (58, 'Denmark');</text:p>
          </table:table-cell>
          <table:table-cell table:number-columns-repeated="1021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Djibouti</text:p>
          </table:table-cell>
          <table:table-cell table:formula="of:=CONCATENATE([.$C$1];&quot; VALUES (&quot;;[.A61];&quot;, '&quot;;[.B61];&quot;');&quot;)" office:value-type="string" office:string-value="INSERT INTO Negara (NegaraID, Negara) VALUES (59, 'Djibouti');">
            <text:p>INSERT INTO Negara (NegaraID, Negara) VALUES (59, 'Djibouti');</text:p>
          </table:table-cell>
          <table:table-cell table:number-columns-repeated="1021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Dominica</text:p>
          </table:table-cell>
          <table:table-cell table:formula="of:=CONCATENATE([.$C$1];&quot; VALUES (&quot;;[.A62];&quot;, '&quot;;[.B62];&quot;');&quot;)" office:value-type="string" office:string-value="INSERT INTO Negara (NegaraID, Negara) VALUES (60, 'Dominica');">
            <text:p>INSERT INTO Negara (NegaraID, Negara) VALUES (60, 'Dominica');</text:p>
          </table:table-cell>
          <table:table-cell table:number-columns-repeated="1021"/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Dominican Republic</text:p>
          </table:table-cell>
          <table:table-cell table:formula="of:=CONCATENATE([.$C$1];&quot; VALUES (&quot;;[.A63];&quot;, '&quot;;[.B63];&quot;');&quot;)" office:value-type="string" office:string-value="INSERT INTO Negara (NegaraID, Negara) VALUES (61, 'Dominican Republic');">
            <text:p>INSERT INTO Negara (NegaraID, Negara) VALUES (61, 'Dominican Republic');</text:p>
          </table:table-cell>
          <table:table-cell table:number-columns-repeated="1021"/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East Timor</text:p>
          </table:table-cell>
          <table:table-cell table:formula="of:=CONCATENATE([.$C$1];&quot; VALUES (&quot;;[.A64];&quot;, '&quot;;[.B64];&quot;');&quot;)" office:value-type="string" office:string-value="INSERT INTO Negara (NegaraID, Negara) VALUES (62, 'East Timor');">
            <text:p>INSERT INTO Negara (NegaraID, Negara) VALUES (62, 'East Timor');</text:p>
          </table:table-cell>
          <table:table-cell table:number-columns-repeated="1021"/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Ecuador</text:p>
          </table:table-cell>
          <table:table-cell table:formula="of:=CONCATENATE([.$C$1];&quot; VALUES (&quot;;[.A65];&quot;, '&quot;;[.B65];&quot;');&quot;)" office:value-type="string" office:string-value="INSERT INTO Negara (NegaraID, Negara) VALUES (63, 'Ecuador');">
            <text:p>INSERT INTO Negara (NegaraID, Negara) VALUES (63, 'Ecuador');</text:p>
          </table:table-cell>
          <table:table-cell table:number-columns-repeated="1021"/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Egypt</text:p>
          </table:table-cell>
          <table:table-cell table:formula="of:=CONCATENATE([.$C$1];&quot; VALUES (&quot;;[.A66];&quot;, '&quot;;[.B66];&quot;');&quot;)" office:value-type="string" office:string-value="INSERT INTO Negara (NegaraID, Negara) VALUES (64, 'Egypt');">
            <text:p>INSERT INTO Negara (NegaraID, Negara) VALUES (64, 'Egypt');</text:p>
          </table:table-cell>
          <table:table-cell table:number-columns-repeated="1021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El Salvador</text:p>
          </table:table-cell>
          <table:table-cell table:formula="of:=CONCATENATE([.$C$1];&quot; VALUES (&quot;;[.A67];&quot;, '&quot;;[.B67];&quot;');&quot;)" office:value-type="string" office:string-value="INSERT INTO Negara (NegaraID, Negara) VALUES (65, 'El Salvador');">
            <text:p>INSERT INTO Negara (NegaraID, Negara) VALUES (65, 'El Salvador');</text:p>
          </table:table-cell>
          <table:table-cell table:number-columns-repeated="1021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Equatorial Guinea</text:p>
          </table:table-cell>
          <table:table-cell table:formula="of:=CONCATENATE([.$C$1];&quot; VALUES (&quot;;[.A68];&quot;, '&quot;;[.B68];&quot;');&quot;)" office:value-type="string" office:string-value="INSERT INTO Negara (NegaraID, Negara) VALUES (66, 'Equatorial Guinea');">
            <text:p>INSERT INTO Negara (NegaraID, Negara) VALUES (66, 'Equatorial Guinea');</text:p>
          </table:table-cell>
          <table:table-cell table:number-columns-repeated="1021"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Eritrea</text:p>
          </table:table-cell>
          <table:table-cell table:formula="of:=CONCATENATE([.$C$1];&quot; VALUES (&quot;;[.A69];&quot;, '&quot;;[.B69];&quot;');&quot;)" office:value-type="string" office:string-value="INSERT INTO Negara (NegaraID, Negara) VALUES (67, 'Eritrea');">
            <text:p>INSERT INTO Negara (NegaraID, Negara) VALUES (67, 'Eritrea');</text:p>
          </table:table-cell>
          <table:table-cell table:number-columns-repeated="1021"/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Estonia</text:p>
          </table:table-cell>
          <table:table-cell table:formula="of:=CONCATENATE([.$C$1];&quot; VALUES (&quot;;[.A70];&quot;, '&quot;;[.B70];&quot;');&quot;)" office:value-type="string" office:string-value="INSERT INTO Negara (NegaraID, Negara) VALUES (68, 'Estonia');">
            <text:p>INSERT INTO Negara (NegaraID, Negara) VALUES (68, 'Estonia');</text:p>
          </table:table-cell>
          <table:table-cell table:number-columns-repeated="1021"/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Ethiopia</text:p>
          </table:table-cell>
          <table:table-cell table:formula="of:=CONCATENATE([.$C$1];&quot; VALUES (&quot;;[.A71];&quot;, '&quot;;[.B71];&quot;');&quot;)" office:value-type="string" office:string-value="INSERT INTO Negara (NegaraID, Negara) VALUES (69, 'Ethiopia');">
            <text:p>INSERT INTO Negara (NegaraID, Negara) VALUES (69, 'Ethiopia');</text:p>
          </table:table-cell>
          <table:table-cell table:number-columns-repeated="1021"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Falkland Islands (Malvinas)</text:p>
          </table:table-cell>
          <table:table-cell table:formula="of:=CONCATENATE([.$C$1];&quot; VALUES (&quot;;[.A72];&quot;, '&quot;;[.B72];&quot;');&quot;)" office:value-type="string" office:string-value="INSERT INTO Negara (NegaraID, Negara) VALUES (70, 'Falkland Islands (Malvinas)');">
            <text:p>INSERT INTO Negara (NegaraID, Negara) VALUES (70, 'Falkland Islands (Malvinas)');</text:p>
          </table:table-cell>
          <table:table-cell table:number-columns-repeated="1021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Faroe Islands</text:p>
          </table:table-cell>
          <table:table-cell table:formula="of:=CONCATENATE([.$C$1];&quot; VALUES (&quot;;[.A73];&quot;, '&quot;;[.B73];&quot;');&quot;)" office:value-type="string" office:string-value="INSERT INTO Negara (NegaraID, Negara) VALUES (71, 'Faroe Islands');">
            <text:p>INSERT INTO Negara (NegaraID, Negara) VALUES (71, 'Faroe Islands');</text:p>
          </table:table-cell>
          <table:table-cell table:number-columns-repeated="1021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Fiji</text:p>
          </table:table-cell>
          <table:table-cell table:formula="of:=CONCATENATE([.$C$1];&quot; VALUES (&quot;;[.A74];&quot;, '&quot;;[.B74];&quot;');&quot;)" office:value-type="string" office:string-value="INSERT INTO Negara (NegaraID, Negara) VALUES (72, 'Fiji');">
            <text:p>INSERT INTO Negara (NegaraID, Negara) VALUES (72, 'Fiji');</text:p>
          </table:table-cell>
          <table:table-cell table:number-columns-repeated="1021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Finland</text:p>
          </table:table-cell>
          <table:table-cell table:formula="of:=CONCATENATE([.$C$1];&quot; VALUES (&quot;;[.A75];&quot;, '&quot;;[.B75];&quot;');&quot;)" office:value-type="string" office:string-value="INSERT INTO Negara (NegaraID, Negara) VALUES (73, 'Finland');">
            <text:p>INSERT INTO Negara (NegaraID, Negara) VALUES (73, 'Finland');</text:p>
          </table:table-cell>
          <table:table-cell table:number-columns-repeated="1021"/>
        </table:table-row>
        <table:table-row table:style-name="ro5">
          <table:table-cell office:value-type="float" office:value="74">
            <text:p>74</text:p>
          </table:table-cell>
          <table:table-cell office:value-type="string">
            <text:p>France</text:p>
          </table:table-cell>
          <table:table-cell table:formula="of:=CONCATENATE([.$C$1];&quot; VALUES (&quot;;[.A76];&quot;, '&quot;;[.B76];&quot;');&quot;)" office:value-type="string" office:string-value="INSERT INTO Negara (NegaraID, Negara) VALUES (74, 'France');">
            <text:p>INSERT INTO Negara (NegaraID, Negara) VALUES (74, 'France');</text:p>
          </table:table-cell>
          <table:table-cell table:number-columns-repeated="1021"/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French Guiana</text:p>
          </table:table-cell>
          <table:table-cell table:formula="of:=CONCATENATE([.$C$1];&quot; VALUES (&quot;;[.A77];&quot;, '&quot;;[.B77];&quot;');&quot;)" office:value-type="string" office:string-value="INSERT INTO Negara (NegaraID, Negara) VALUES (75, 'French Guiana');">
            <text:p>INSERT INTO Negara (NegaraID, Negara) VALUES (75, 'French Guiana');</text:p>
          </table:table-cell>
          <table:table-cell table:number-columns-repeated="1021"/>
        </table:table-row>
        <table:table-row table:style-name="ro5">
          <table:table-cell office:value-type="float" office:value="76">
            <text:p>76</text:p>
          </table:table-cell>
          <table:table-cell office:value-type="string">
            <text:p>French Polynesia</text:p>
          </table:table-cell>
          <table:table-cell table:formula="of:=CONCATENATE([.$C$1];&quot; VALUES (&quot;;[.A78];&quot;, '&quot;;[.B78];&quot;');&quot;)" office:value-type="string" office:string-value="INSERT INTO Negara (NegaraID, Negara) VALUES (76, 'French Polynesia');">
            <text:p>INSERT INTO Negara (NegaraID, Negara) VALUES (76, 'French Polynesia');</text:p>
          </table:table-cell>
          <table:table-cell table:number-columns-repeated="1021"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French Southern Territories</text:p>
          </table:table-cell>
          <table:table-cell table:formula="of:=CONCATENATE([.$C$1];&quot; VALUES (&quot;;[.A79];&quot;, '&quot;;[.B79];&quot;');&quot;)" office:value-type="string" office:string-value="INSERT INTO Negara (NegaraID, Negara) VALUES (77, 'French Southern Territories');">
            <text:p>INSERT INTO Negara (NegaraID, Negara) VALUES (77, 'French Southern Territories');</text:p>
          </table:table-cell>
          <table:table-cell table:number-columns-repeated="1021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Gabon</text:p>
          </table:table-cell>
          <table:table-cell table:formula="of:=CONCATENATE([.$C$1];&quot; VALUES (&quot;;[.A80];&quot;, '&quot;;[.B80];&quot;');&quot;)" office:value-type="string" office:string-value="INSERT INTO Negara (NegaraID, Negara) VALUES (78, 'Gabon');">
            <text:p>INSERT INTO Negara (NegaraID, Negara) VALUES (78, 'Gabon');</text:p>
          </table:table-cell>
          <table:table-cell table:number-columns-repeated="1021"/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Gambia</text:p>
          </table:table-cell>
          <table:table-cell table:formula="of:=CONCATENATE([.$C$1];&quot; VALUES (&quot;;[.A81];&quot;, '&quot;;[.B81];&quot;');&quot;)" office:value-type="string" office:string-value="INSERT INTO Negara (NegaraID, Negara) VALUES (79, 'Gambia');">
            <text:p>INSERT INTO Negara (NegaraID, Negara) VALUES (79, 'Gambia');</text:p>
          </table:table-cell>
          <table:table-cell table:number-columns-repeated="1021"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Georgia</text:p>
          </table:table-cell>
          <table:table-cell table:formula="of:=CONCATENATE([.$C$1];&quot; VALUES (&quot;;[.A82];&quot;, '&quot;;[.B82];&quot;');&quot;)" office:value-type="string" office:string-value="INSERT INTO Negara (NegaraID, Negara) VALUES (80, 'Georgia');">
            <text:p>INSERT INTO Negara (NegaraID, Negara) VALUES (80, 'Georgia');</text:p>
          </table:table-cell>
          <table:table-cell table:number-columns-repeated="1021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Germany</text:p>
          </table:table-cell>
          <table:table-cell table:formula="of:=CONCATENATE([.$C$1];&quot; VALUES (&quot;;[.A83];&quot;, '&quot;;[.B83];&quot;');&quot;)" office:value-type="string" office:string-value="INSERT INTO Negara (NegaraID, Negara) VALUES (81, 'Germany');">
            <text:p>INSERT INTO Negara (NegaraID, Negara) VALUES (81, 'Germany');</text:p>
          </table:table-cell>
          <table:table-cell table:number-columns-repeated="1021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Ghana</text:p>
          </table:table-cell>
          <table:table-cell table:formula="of:=CONCATENATE([.$C$1];&quot; VALUES (&quot;;[.A84];&quot;, '&quot;;[.B84];&quot;');&quot;)" office:value-type="string" office:string-value="INSERT INTO Negara (NegaraID, Negara) VALUES (82, 'Ghana');">
            <text:p>INSERT INTO Negara (NegaraID, Negara) VALUES (82, 'Ghana');</text:p>
          </table:table-cell>
          <table:table-cell table:number-columns-repeated="1021"/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Gibraltar</text:p>
          </table:table-cell>
          <table:table-cell table:formula="of:=CONCATENATE([.$C$1];&quot; VALUES (&quot;;[.A85];&quot;, '&quot;;[.B85];&quot;');&quot;)" office:value-type="string" office:string-value="INSERT INTO Negara (NegaraID, Negara) VALUES (83, 'Gibraltar');">
            <text:p>INSERT INTO Negara (NegaraID, Negara) VALUES (83, 'Gibraltar');</text:p>
          </table:table-cell>
          <table:table-cell table:number-columns-repeated="1021"/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Greece</text:p>
          </table:table-cell>
          <table:table-cell table:formula="of:=CONCATENATE([.$C$1];&quot; VALUES (&quot;;[.A86];&quot;, '&quot;;[.B86];&quot;');&quot;)" office:value-type="string" office:string-value="INSERT INTO Negara (NegaraID, Negara) VALUES (84, 'Greece');">
            <text:p>INSERT INTO Negara (NegaraID, Negara) VALUES (84, 'Greece');</text:p>
          </table:table-cell>
          <table:table-cell table:number-columns-repeated="1021"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Greenland</text:p>
          </table:table-cell>
          <table:table-cell table:formula="of:=CONCATENATE([.$C$1];&quot; VALUES (&quot;;[.A87];&quot;, '&quot;;[.B87];&quot;');&quot;)" office:value-type="string" office:string-value="INSERT INTO Negara (NegaraID, Negara) VALUES (85, 'Greenland');">
            <text:p>INSERT INTO Negara (NegaraID, Negara) VALUES (85, 'Greenland');</text:p>
          </table:table-cell>
          <table:table-cell table:number-columns-repeated="1021"/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Grenada</text:p>
          </table:table-cell>
          <table:table-cell table:formula="of:=CONCATENATE([.$C$1];&quot; VALUES (&quot;;[.A88];&quot;, '&quot;;[.B88];&quot;');&quot;)" office:value-type="string" office:string-value="INSERT INTO Negara (NegaraID, Negara) VALUES (86, 'Grenada');">
            <text:p>INSERT INTO Negara (NegaraID, Negara) VALUES (86, 'Grenada');</text:p>
          </table:table-cell>
          <table:table-cell table:number-columns-repeated="1021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Guadeloupe</text:p>
          </table:table-cell>
          <table:table-cell table:formula="of:=CONCATENATE([.$C$1];&quot; VALUES (&quot;;[.A89];&quot;, '&quot;;[.B89];&quot;');&quot;)" office:value-type="string" office:string-value="INSERT INTO Negara (NegaraID, Negara) VALUES (87, 'Guadeloupe');">
            <text:p>INSERT INTO Negara (NegaraID, Negara) VALUES (87, 'Guadeloupe');</text:p>
          </table:table-cell>
          <table:table-cell table:number-columns-repeated="1021"/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Guam</text:p>
          </table:table-cell>
          <table:table-cell table:formula="of:=CONCATENATE([.$C$1];&quot; VALUES (&quot;;[.A90];&quot;, '&quot;;[.B90];&quot;');&quot;)" office:value-type="string" office:string-value="INSERT INTO Negara (NegaraID, Negara) VALUES (88, 'Guam');">
            <text:p>INSERT INTO Negara (NegaraID, Negara) VALUES (88, 'Guam');</text:p>
          </table:table-cell>
          <table:table-cell table:number-columns-repeated="1021"/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Guatemala</text:p>
          </table:table-cell>
          <table:table-cell table:formula="of:=CONCATENATE([.$C$1];&quot; VALUES (&quot;;[.A91];&quot;, '&quot;;[.B91];&quot;');&quot;)" office:value-type="string" office:string-value="INSERT INTO Negara (NegaraID, Negara) VALUES (89, 'Guatemala');">
            <text:p>INSERT INTO Negara (NegaraID, Negara) VALUES (89, 'Guatemala');</text:p>
          </table:table-cell>
          <table:table-cell table:number-columns-repeated="1021"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Guinea</text:p>
          </table:table-cell>
          <table:table-cell table:formula="of:=CONCATENATE([.$C$1];&quot; VALUES (&quot;;[.A92];&quot;, '&quot;;[.B92];&quot;');&quot;)" office:value-type="string" office:string-value="INSERT INTO Negara (NegaraID, Negara) VALUES (90, 'Guinea');">
            <text:p>INSERT INTO Negara (NegaraID, Negara) VALUES (90, 'Guinea');</text:p>
          </table:table-cell>
          <table:table-cell table:number-columns-repeated="1021"/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Guinea-Bissau</text:p>
          </table:table-cell>
          <table:table-cell table:formula="of:=CONCATENATE([.$C$1];&quot; VALUES (&quot;;[.A93];&quot;, '&quot;;[.B93];&quot;');&quot;)" office:value-type="string" office:string-value="INSERT INTO Negara (NegaraID, Negara) VALUES (91, 'Guinea-Bissau');">
            <text:p>INSERT INTO Negara (NegaraID, Negara) VALUES (91, 'Guinea-Bissau');</text:p>
          </table:table-cell>
          <table:table-cell table:number-columns-repeated="1021"/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Guyana</text:p>
          </table:table-cell>
          <table:table-cell table:formula="of:=CONCATENATE([.$C$1];&quot; VALUES (&quot;;[.A94];&quot;, '&quot;;[.B94];&quot;');&quot;)" office:value-type="string" office:string-value="INSERT INTO Negara (NegaraID, Negara) VALUES (92, 'Guyana');">
            <text:p>INSERT INTO Negara (NegaraID, Negara) VALUES (92, 'Guyana');</text:p>
          </table:table-cell>
          <table:table-cell table:number-columns-repeated="1021"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Haiti</text:p>
          </table:table-cell>
          <table:table-cell table:formula="of:=CONCATENATE([.$C$1];&quot; VALUES (&quot;;[.A95];&quot;, '&quot;;[.B95];&quot;');&quot;)" office:value-type="string" office:string-value="INSERT INTO Negara (NegaraID, Negara) VALUES (93, 'Haiti');">
            <text:p>INSERT INTO Negara (NegaraID, Negara) VALUES (93, 'Haiti');</text:p>
          </table:table-cell>
          <table:table-cell table:number-columns-repeated="1021"/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Honduras</text:p>
          </table:table-cell>
          <table:table-cell table:formula="of:=CONCATENATE([.$C$1];&quot; VALUES (&quot;;[.A96];&quot;, '&quot;;[.B96];&quot;');&quot;)" office:value-type="string" office:string-value="INSERT INTO Negara (NegaraID, Negara) VALUES (94, 'Honduras');">
            <text:p>INSERT INTO Negara (NegaraID, Negara) VALUES (94, 'Honduras');</text:p>
          </table:table-cell>
          <table:table-cell table:number-columns-repeated="1021"/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Hong Kong</text:p>
          </table:table-cell>
          <table:table-cell table:formula="of:=CONCATENATE([.$C$1];&quot; VALUES (&quot;;[.A97];&quot;, '&quot;;[.B97];&quot;');&quot;)" office:value-type="string" office:string-value="INSERT INTO Negara (NegaraID, Negara) VALUES (95, 'Hong Kong');">
            <text:p>INSERT INTO Negara (NegaraID, Negara) VALUES (95, 'Hong Kong');</text:p>
          </table:table-cell>
          <table:table-cell table:number-columns-repeated="1021"/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Hungary</text:p>
          </table:table-cell>
          <table:table-cell table:formula="of:=CONCATENATE([.$C$1];&quot; VALUES (&quot;;[.A98];&quot;, '&quot;;[.B98];&quot;');&quot;)" office:value-type="string" office:string-value="INSERT INTO Negara (NegaraID, Negara) VALUES (96, 'Hungary');">
            <text:p>INSERT INTO Negara (NegaraID, Negara) VALUES (96, 'Hungary');</text:p>
          </table:table-cell>
          <table:table-cell table:number-columns-repeated="1021"/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Iceland</text:p>
          </table:table-cell>
          <table:table-cell table:formula="of:=CONCATENATE([.$C$1];&quot; VALUES (&quot;;[.A99];&quot;, '&quot;;[.B99];&quot;');&quot;)" office:value-type="string" office:string-value="INSERT INTO Negara (NegaraID, Negara) VALUES (97, 'Iceland');">
            <text:p>INSERT INTO Negara (NegaraID, Negara) VALUES (97, 'Iceland');</text:p>
          </table:table-cell>
          <table:table-cell table:number-columns-repeated="1021"/>
        </table:table-row>
        <table:table-row table:style-name="ro5">
          <table:table-cell office:value-type="float" office:value="98">
            <text:p>98</text:p>
          </table:table-cell>
          <table:table-cell office:value-type="string">
            <text:p>India</text:p>
          </table:table-cell>
          <table:table-cell table:formula="of:=CONCATENATE([.$C$1];&quot; VALUES (&quot;;[.A100];&quot;, '&quot;;[.B100];&quot;');&quot;)" office:value-type="string" office:string-value="INSERT INTO Negara (NegaraID, Negara) VALUES (98, 'India');">
            <text:p>INSERT INTO Negara (NegaraID, Negara) VALUES (98, 'India');</text:p>
          </table:table-cell>
          <table:table-cell table:number-columns-repeated="1021"/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Indonesia</text:p>
          </table:table-cell>
          <table:table-cell table:formula="of:=CONCATENATE([.$C$1];&quot; VALUES (&quot;;[.A101];&quot;, '&quot;;[.B101];&quot;');&quot;)" office:value-type="string" office:string-value="INSERT INTO Negara (NegaraID, Negara) VALUES (99, 'Indonesia');">
            <text:p>INSERT INTO Negara (NegaraID, Negara) VALUES (99, 'Indonesia');</text:p>
          </table:table-cell>
          <table:table-cell table:number-columns-repeated="1021"/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Iraq</text:p>
          </table:table-cell>
          <table:table-cell table:formula="of:=CONCATENATE([.$C$1];&quot; VALUES (&quot;;[.A102];&quot;, '&quot;;[.B102];&quot;');&quot;)" office:value-type="string" office:string-value="INSERT INTO Negara (NegaraID, Negara) VALUES (100, 'Iraq');">
            <text:p>INSERT INTO Negara (NegaraID, Negara) VALUES (100, 'Iraq');</text:p>
          </table:table-cell>
          <table:table-cell table:number-columns-repeated="1021"/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Ireland</text:p>
          </table:table-cell>
          <table:table-cell table:formula="of:=CONCATENATE([.$C$1];&quot; VALUES (&quot;;[.A103];&quot;, '&quot;;[.B103];&quot;');&quot;)" office:value-type="string" office:string-value="INSERT INTO Negara (NegaraID, Negara) VALUES (101, 'Ireland');">
            <text:p>INSERT INTO Negara (NegaraID, Negara) VALUES (101, 'Ireland');</text:p>
          </table:table-cell>
          <table:table-cell table:number-columns-repeated="1021"/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Iran</text:p>
          </table:table-cell>
          <table:table-cell table:formula="of:=CONCATENATE([.$C$1];&quot; VALUES (&quot;;[.A104];&quot;, '&quot;;[.B104];&quot;');&quot;)" office:value-type="string" office:string-value="INSERT INTO Negara (NegaraID, Negara) VALUES (102, 'Iran');">
            <text:p>INSERT INTO Negara (NegaraID, Negara) VALUES (102, 'Iran');</text:p>
          </table:table-cell>
          <table:table-cell table:number-columns-repeated="1021"/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Isle of Man</text:p>
          </table:table-cell>
          <table:table-cell table:formula="of:=CONCATENATE([.$C$1];&quot; VALUES (&quot;;[.A105];&quot;, '&quot;;[.B105];&quot;');&quot;)" office:value-type="string" office:string-value="INSERT INTO Negara (NegaraID, Negara) VALUES (103, 'Isle of Man');">
            <text:p>INSERT INTO Negara (NegaraID, Negara) VALUES (103, 'Isle of Man');</text:p>
          </table:table-cell>
          <table:table-cell table:number-columns-repeated="1021"/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Israel</text:p>
          </table:table-cell>
          <table:table-cell table:formula="of:=CONCATENATE([.$C$1];&quot; VALUES (&quot;;[.A106];&quot;, '&quot;;[.B106];&quot;');&quot;)" office:value-type="string" office:string-value="INSERT INTO Negara (NegaraID, Negara) VALUES (104, 'Israel');">
            <text:p>INSERT INTO Negara (NegaraID, Negara) VALUES (104, 'Israel');</text:p>
          </table:table-cell>
          <table:table-cell table:number-columns-repeated="1021"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Italy</text:p>
          </table:table-cell>
          <table:table-cell table:formula="of:=CONCATENATE([.$C$1];&quot; VALUES (&quot;;[.A107];&quot;, '&quot;;[.B107];&quot;');&quot;)" office:value-type="string" office:string-value="INSERT INTO Negara (NegaraID, Negara) VALUES (105, 'Italy');">
            <text:p>INSERT INTO Negara (NegaraID, Negara) VALUES (105, 'Italy');</text:p>
          </table:table-cell>
          <table:table-cell table:number-columns-repeated="1021"/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Jamaica</text:p>
          </table:table-cell>
          <table:table-cell table:formula="of:=CONCATENATE([.$C$1];&quot; VALUES (&quot;;[.A108];&quot;, '&quot;;[.B108];&quot;');&quot;)" office:value-type="string" office:string-value="INSERT INTO Negara (NegaraID, Negara) VALUES (106, 'Jamaica');">
            <text:p>INSERT INTO Negara (NegaraID, Negara) VALUES (106, 'Jamaica');</text:p>
          </table:table-cell>
          <table:table-cell table:number-columns-repeated="1021"/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Japan</text:p>
          </table:table-cell>
          <table:table-cell table:formula="of:=CONCATENATE([.$C$1];&quot; VALUES (&quot;;[.A109];&quot;, '&quot;;[.B109];&quot;');&quot;)" office:value-type="string" office:string-value="INSERT INTO Negara (NegaraID, Negara) VALUES (107, 'Japan');">
            <text:p>INSERT INTO Negara (NegaraID, Negara) VALUES (107, 'Japan');</text:p>
          </table:table-cell>
          <table:table-cell table:number-columns-repeated="1021"/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Jordan</text:p>
          </table:table-cell>
          <table:table-cell table:formula="of:=CONCATENATE([.$C$1];&quot; VALUES (&quot;;[.A110];&quot;, '&quot;;[.B110];&quot;');&quot;)" office:value-type="string" office:string-value="INSERT INTO Negara (NegaraID, Negara) VALUES (108, 'Jordan');">
            <text:p>INSERT INTO Negara (NegaraID, Negara) VALUES (108, 'Jordan');</text:p>
          </table:table-cell>
          <table:table-cell table:number-columns-repeated="1021"/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Kazakhstan</text:p>
          </table:table-cell>
          <table:table-cell table:formula="of:=CONCATENATE([.$C$1];&quot; VALUES (&quot;;[.A111];&quot;, '&quot;;[.B111];&quot;');&quot;)" office:value-type="string" office:string-value="INSERT INTO Negara (NegaraID, Negara) VALUES (109, 'Kazakhstan');">
            <text:p>INSERT INTO Negara (NegaraID, Negara) VALUES (109, 'Kazakhstan');</text:p>
          </table:table-cell>
          <table:table-cell table:number-columns-repeated="1021"/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Kenya</text:p>
          </table:table-cell>
          <table:table-cell table:formula="of:=CONCATENATE([.$C$1];&quot; VALUES (&quot;;[.A112];&quot;, '&quot;;[.B112];&quot;');&quot;)" office:value-type="string" office:string-value="INSERT INTO Negara (NegaraID, Negara) VALUES (110, 'Kenya');">
            <text:p>INSERT INTO Negara (NegaraID, Negara) VALUES (110, 'Kenya');</text:p>
          </table:table-cell>
          <table:table-cell table:number-columns-repeated="1021"/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Kiribati</text:p>
          </table:table-cell>
          <table:table-cell table:formula="of:=CONCATENATE([.$C$1];&quot; VALUES (&quot;;[.A113];&quot;, '&quot;;[.B113];&quot;');&quot;)" office:value-type="string" office:string-value="INSERT INTO Negara (NegaraID, Negara) VALUES (111, 'Kiribati');">
            <text:p>INSERT INTO Negara (NegaraID, Negara) VALUES (111, 'Kiribati');</text:p>
          </table:table-cell>
          <table:table-cell table:number-columns-repeated="1021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Korea</text:p>
          </table:table-cell>
          <table:table-cell table:formula="of:=CONCATENATE([.$C$1];&quot; VALUES (&quot;;[.A114];&quot;, '&quot;;[.B114];&quot;');&quot;)" office:value-type="string" office:string-value="INSERT INTO Negara (NegaraID, Negara) VALUES (112, 'Korea');">
            <text:p>INSERT INTO Negara (NegaraID, Negara) VALUES (112, 'Korea');</text:p>
          </table:table-cell>
          <table:table-cell table:number-columns-repeated="1021"/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Kuwait</text:p>
          </table:table-cell>
          <table:table-cell table:formula="of:=CONCATENATE([.$C$1];&quot; VALUES (&quot;;[.A115];&quot;, '&quot;;[.B115];&quot;');&quot;)" office:value-type="string" office:string-value="INSERT INTO Negara (NegaraID, Negara) VALUES (113, 'Kuwait');">
            <text:p>INSERT INTO Negara (NegaraID, Negara) VALUES (113, 'Kuwait');</text:p>
          </table:table-cell>
          <table:table-cell table:number-columns-repeated="1021"/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Kyrgyzstan</text:p>
          </table:table-cell>
          <table:table-cell table:formula="of:=CONCATENATE([.$C$1];&quot; VALUES (&quot;;[.A116];&quot;, '&quot;;[.B116];&quot;');&quot;)" office:value-type="string" office:string-value="INSERT INTO Negara (NegaraID, Negara) VALUES (114, 'Kyrgyzstan');">
            <text:p>INSERT INTO Negara (NegaraID, Negara) VALUES (114, 'Kyrgyzstan');</text:p>
          </table:table-cell>
          <table:table-cell table:number-columns-repeated="1021"/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Lao</text:p>
          </table:table-cell>
          <table:table-cell table:formula="of:=CONCATENATE([.$C$1];&quot; VALUES (&quot;;[.A117];&quot;, '&quot;;[.B117];&quot;');&quot;)" office:value-type="string" office:string-value="INSERT INTO Negara (NegaraID, Negara) VALUES (115, 'Lao');">
            <text:p>INSERT INTO Negara (NegaraID, Negara) VALUES (115, 'Lao');</text:p>
          </table:table-cell>
          <table:table-cell table:number-columns-repeated="1021"/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Latvia</text:p>
          </table:table-cell>
          <table:table-cell table:formula="of:=CONCATENATE([.$C$1];&quot; VALUES (&quot;;[.A118];&quot;, '&quot;;[.B118];&quot;');&quot;)" office:value-type="string" office:string-value="INSERT INTO Negara (NegaraID, Negara) VALUES (116, 'Latvia');">
            <text:p>INSERT INTO Negara (NegaraID, Negara) VALUES (116, 'Latvia');</text:p>
          </table:table-cell>
          <table:table-cell table:number-columns-repeated="1021"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Lebanon</text:p>
          </table:table-cell>
          <table:table-cell table:formula="of:=CONCATENATE([.$C$1];&quot; VALUES (&quot;;[.A119];&quot;, '&quot;;[.B119];&quot;');&quot;)" office:value-type="string" office:string-value="INSERT INTO Negara (NegaraID, Negara) VALUES (117, 'Lebanon');">
            <text:p>INSERT INTO Negara (NegaraID, Negara) VALUES (117, 'Lebanon');</text:p>
          </table:table-cell>
          <table:table-cell table:number-columns-repeated="1021"/>
        </table:table-row>
        <table:table-row table:style-name="ro5">
          <table:table-cell office:value-type="float" office:value="118">
            <text:p>118</text:p>
          </table:table-cell>
          <table:table-cell office:value-type="string">
            <text:p>Lesotho</text:p>
          </table:table-cell>
          <table:table-cell table:formula="of:=CONCATENATE([.$C$1];&quot; VALUES (&quot;;[.A120];&quot;, '&quot;;[.B120];&quot;');&quot;)" office:value-type="string" office:string-value="INSERT INTO Negara (NegaraID, Negara) VALUES (118, 'Lesotho');">
            <text:p>INSERT INTO Negara (NegaraID, Negara) VALUES (118, 'Lesotho');</text:p>
          </table:table-cell>
          <table:table-cell table:number-columns-repeated="1021"/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Liberia</text:p>
          </table:table-cell>
          <table:table-cell table:formula="of:=CONCATENATE([.$C$1];&quot; VALUES (&quot;;[.A121];&quot;, '&quot;;[.B121];&quot;');&quot;)" office:value-type="string" office:string-value="INSERT INTO Negara (NegaraID, Negara) VALUES (119, 'Liberia');">
            <text:p>INSERT INTO Negara (NegaraID, Negara) VALUES (119, 'Liberia');</text:p>
          </table:table-cell>
          <table:table-cell table:number-columns-repeated="1021"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Libya</text:p>
          </table:table-cell>
          <table:table-cell table:formula="of:=CONCATENATE([.$C$1];&quot; VALUES (&quot;;[.A122];&quot;, '&quot;;[.B122];&quot;');&quot;)" office:value-type="string" office:string-value="INSERT INTO Negara (NegaraID, Negara) VALUES (120, 'Libya');">
            <text:p>INSERT INTO Negara (NegaraID, Negara) VALUES (120, 'Libya');</text:p>
          </table:table-cell>
          <table:table-cell table:number-columns-repeated="1021"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Liechtenstein</text:p>
          </table:table-cell>
          <table:table-cell table:formula="of:=CONCATENATE([.$C$1];&quot; VALUES (&quot;;[.A123];&quot;, '&quot;;[.B123];&quot;');&quot;)" office:value-type="string" office:string-value="INSERT INTO Negara (NegaraID, Negara) VALUES (121, 'Liechtenstein');">
            <text:p>INSERT INTO Negara (NegaraID, Negara) VALUES (121, 'Liechtenstein');</text:p>
          </table:table-cell>
          <table:table-cell table:number-columns-repeated="1021"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Lithuania</text:p>
          </table:table-cell>
          <table:table-cell table:formula="of:=CONCATENATE([.$C$1];&quot; VALUES (&quot;;[.A124];&quot;, '&quot;;[.B124];&quot;');&quot;)" office:value-type="string" office:string-value="INSERT INTO Negara (NegaraID, Negara) VALUES (122, 'Lithuania');">
            <text:p>INSERT INTO Negara (NegaraID, Negara) VALUES (122, 'Lithuania');</text:p>
          </table:table-cell>
          <table:table-cell table:number-columns-repeated="1021"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Luxembourg</text:p>
          </table:table-cell>
          <table:table-cell table:formula="of:=CONCATENATE([.$C$1];&quot; VALUES (&quot;;[.A125];&quot;, '&quot;;[.B125];&quot;');&quot;)" office:value-type="string" office:string-value="INSERT INTO Negara (NegaraID, Negara) VALUES (123, 'Luxembourg');">
            <text:p>INSERT INTO Negara (NegaraID, Negara) VALUES (123, 'Luxembourg');</text:p>
          </table:table-cell>
          <table:table-cell table:number-columns-repeated="1021"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Macau</text:p>
          </table:table-cell>
          <table:table-cell table:formula="of:=CONCATENATE([.$C$1];&quot; VALUES (&quot;;[.A126];&quot;, '&quot;;[.B126];&quot;');&quot;)" office:value-type="string" office:string-value="INSERT INTO Negara (NegaraID, Negara) VALUES (124, 'Macau');">
            <text:p>INSERT INTO Negara (NegaraID, Negara) VALUES (124, 'Macau');</text:p>
          </table:table-cell>
          <table:table-cell table:number-columns-repeated="1021"/>
        </table:table-row>
        <table:table-row table:style-name="ro5">
          <table:table-cell office:value-type="float" office:value="125">
            <text:p>125</text:p>
          </table:table-cell>
          <table:table-cell office:value-type="string">
            <text:p>Macedonia</text:p>
          </table:table-cell>
          <table:table-cell table:formula="of:=CONCATENATE([.$C$1];&quot; VALUES (&quot;;[.A127];&quot;, '&quot;;[.B127];&quot;');&quot;)" office:value-type="string" office:string-value="INSERT INTO Negara (NegaraID, Negara) VALUES (125, 'Macedonia');">
            <text:p>INSERT INTO Negara (NegaraID, Negara) VALUES (125, 'Macedonia');</text:p>
          </table:table-cell>
          <table:table-cell table:number-columns-repeated="1021"/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Madagascar</text:p>
          </table:table-cell>
          <table:table-cell table:formula="of:=CONCATENATE([.$C$1];&quot; VALUES (&quot;;[.A128];&quot;, '&quot;;[.B128];&quot;');&quot;)" office:value-type="string" office:string-value="INSERT INTO Negara (NegaraID, Negara) VALUES (126, 'Madagascar');">
            <text:p>INSERT INTO Negara (NegaraID, Negara) VALUES (126, 'Madagascar');</text:p>
          </table:table-cell>
          <table:table-cell table:number-columns-repeated="1021"/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Malawi</text:p>
          </table:table-cell>
          <table:table-cell table:formula="of:=CONCATENATE([.$C$1];&quot; VALUES (&quot;;[.A129];&quot;, '&quot;;[.B129];&quot;');&quot;)" office:value-type="string" office:string-value="INSERT INTO Negara (NegaraID, Negara) VALUES (127, 'Malawi');">
            <text:p>INSERT INTO Negara (NegaraID, Negara) VALUES (127, 'Malawi');</text:p>
          </table:table-cell>
          <table:table-cell table:number-columns-repeated="1021"/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Malaysia</text:p>
          </table:table-cell>
          <table:table-cell table:formula="of:=CONCATENATE([.$C$1];&quot; VALUES (&quot;;[.A130];&quot;, '&quot;;[.B130];&quot;');&quot;)" office:value-type="string" office:string-value="INSERT INTO Negara (NegaraID, Negara) VALUES (128, 'Malaysia');">
            <text:p>INSERT INTO Negara (NegaraID, Negara) VALUES (128, 'Malaysia');</text:p>
          </table:table-cell>
          <table:table-cell table:number-columns-repeated="1021"/>
        </table:table-row>
        <table:table-row table:style-name="ro5">
          <table:table-cell office:value-type="float" office:value="129">
            <text:p>129</text:p>
          </table:table-cell>
          <table:table-cell office:value-type="string">
            <text:p>Maldives</text:p>
          </table:table-cell>
          <table:table-cell table:formula="of:=CONCATENATE([.$C$1];&quot; VALUES (&quot;;[.A131];&quot;, '&quot;;[.B131];&quot;');&quot;)" office:value-type="string" office:string-value="INSERT INTO Negara (NegaraID, Negara) VALUES (129, 'Maldives');">
            <text:p>INSERT INTO Negara (NegaraID, Negara) VALUES (129, 'Maldives');</text:p>
          </table:table-cell>
          <table:table-cell table:number-columns-repeated="1021"/>
        </table:table-row>
        <table:table-row table:style-name="ro5">
          <table:table-cell office:value-type="float" office:value="130">
            <text:p>130</text:p>
          </table:table-cell>
          <table:table-cell office:value-type="string">
            <text:p>Mali</text:p>
          </table:table-cell>
          <table:table-cell table:formula="of:=CONCATENATE([.$C$1];&quot; VALUES (&quot;;[.A132];&quot;, '&quot;;[.B132];&quot;');&quot;)" office:value-type="string" office:string-value="INSERT INTO Negara (NegaraID, Negara) VALUES (130, 'Mali');">
            <text:p>INSERT INTO Negara (NegaraID, Negara) VALUES (130, 'Mali');</text:p>
          </table:table-cell>
          <table:table-cell table:number-columns-repeated="1021"/>
        </table:table-row>
        <table:table-row table:style-name="ro5">
          <table:table-cell office:value-type="float" office:value="131">
            <text:p>131</text:p>
          </table:table-cell>
          <table:table-cell office:value-type="string">
            <text:p>Malta</text:p>
          </table:table-cell>
          <table:table-cell table:formula="of:=CONCATENATE([.$C$1];&quot; VALUES (&quot;;[.A133];&quot;, '&quot;;[.B133];&quot;');&quot;)" office:value-type="string" office:string-value="INSERT INTO Negara (NegaraID, Negara) VALUES (131, 'Malta');">
            <text:p>INSERT INTO Negara (NegaraID, Negara) VALUES (131, 'Malta');</text:p>
          </table:table-cell>
          <table:table-cell table:number-columns-repeated="1021"/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Marshall Islands</text:p>
          </table:table-cell>
          <table:table-cell table:formula="of:=CONCATENATE([.$C$1];&quot; VALUES (&quot;;[.A134];&quot;, '&quot;;[.B134];&quot;');&quot;)" office:value-type="string" office:string-value="INSERT INTO Negara (NegaraID, Negara) VALUES (132, 'Marshall Islands');">
            <text:p>INSERT INTO Negara (NegaraID, Negara) VALUES (132, 'Marshall Islands');</text:p>
          </table:table-cell>
          <table:table-cell table:number-columns-repeated="1021"/>
        </table:table-row>
        <table:table-row table:style-name="ro5">
          <table:table-cell office:value-type="float" office:value="133">
            <text:p>133</text:p>
          </table:table-cell>
          <table:table-cell office:value-type="string">
            <text:p>Martinique</text:p>
          </table:table-cell>
          <table:table-cell table:formula="of:=CONCATENATE([.$C$1];&quot; VALUES (&quot;;[.A135];&quot;, '&quot;;[.B135];&quot;');&quot;)" office:value-type="string" office:string-value="INSERT INTO Negara (NegaraID, Negara) VALUES (133, 'Martinique');">
            <text:p>INSERT INTO Negara (NegaraID, Negara) VALUES (133, 'Martinique');</text:p>
          </table:table-cell>
          <table:table-cell table:number-columns-repeated="1021"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Mauritania</text:p>
          </table:table-cell>
          <table:table-cell table:formula="of:=CONCATENATE([.$C$1];&quot; VALUES (&quot;;[.A136];&quot;, '&quot;;[.B136];&quot;');&quot;)" office:value-type="string" office:string-value="INSERT INTO Negara (NegaraID, Negara) VALUES (134, 'Mauritania');">
            <text:p>INSERT INTO Negara (NegaraID, Negara) VALUES (134, 'Mauritania');</text:p>
          </table:table-cell>
          <table:table-cell table:number-columns-repeated="1021"/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Mauritius</text:p>
          </table:table-cell>
          <table:table-cell table:formula="of:=CONCATENATE([.$C$1];&quot; VALUES (&quot;;[.A137];&quot;, '&quot;;[.B137];&quot;');&quot;)" office:value-type="string" office:string-value="INSERT INTO Negara (NegaraID, Negara) VALUES (135, 'Mauritius');">
            <text:p>INSERT INTO Negara (NegaraID, Negara) VALUES (135, 'Mauritius');</text:p>
          </table:table-cell>
          <table:table-cell table:number-columns-repeated="1021"/>
        </table:table-row>
        <table:table-row table:style-name="ro5">
          <table:table-cell office:value-type="float" office:value="136">
            <text:p>136</text:p>
          </table:table-cell>
          <table:table-cell office:value-type="string">
            <text:p>Mayotte</text:p>
          </table:table-cell>
          <table:table-cell table:formula="of:=CONCATENATE([.$C$1];&quot; VALUES (&quot;;[.A138];&quot;, '&quot;;[.B138];&quot;');&quot;)" office:value-type="string" office:string-value="INSERT INTO Negara (NegaraID, Negara) VALUES (136, 'Mayotte');">
            <text:p>INSERT INTO Negara (NegaraID, Negara) VALUES (136, 'Mayotte');</text:p>
          </table:table-cell>
          <table:table-cell table:number-columns-repeated="1021"/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Mexico</text:p>
          </table:table-cell>
          <table:table-cell table:formula="of:=CONCATENATE([.$C$1];&quot; VALUES (&quot;;[.A139];&quot;, '&quot;;[.B139];&quot;');&quot;)" office:value-type="string" office:string-value="INSERT INTO Negara (NegaraID, Negara) VALUES (137, 'Mexico');">
            <text:p>INSERT INTO Negara (NegaraID, Negara) VALUES (137, 'Mexico');</text:p>
          </table:table-cell>
          <table:table-cell table:number-columns-repeated="1021"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Micronesia</text:p>
          </table:table-cell>
          <table:table-cell table:formula="of:=CONCATENATE([.$C$1];&quot; VALUES (&quot;;[.A140];&quot;, '&quot;;[.B140];&quot;');&quot;)" office:value-type="string" office:string-value="INSERT INTO Negara (NegaraID, Negara) VALUES (138, 'Micronesia');">
            <text:p>INSERT INTO Negara (NegaraID, Negara) VALUES (138, 'Micronesia');</text:p>
          </table:table-cell>
          <table:table-cell table:number-columns-repeated="1021"/>
        </table:table-row>
        <table:table-row table:style-name="ro5">
          <table:table-cell office:value-type="float" office:value="139">
            <text:p>139</text:p>
          </table:table-cell>
          <table:table-cell office:value-type="string">
            <text:p>Moldova</text:p>
          </table:table-cell>
          <table:table-cell table:formula="of:=CONCATENATE([.$C$1];&quot; VALUES (&quot;;[.A141];&quot;, '&quot;;[.B141];&quot;');&quot;)" office:value-type="string" office:string-value="INSERT INTO Negara (NegaraID, Negara) VALUES (139, 'Moldova');">
            <text:p>INSERT INTO Negara (NegaraID, Negara) VALUES (139, 'Moldova');</text:p>
          </table:table-cell>
          <table:table-cell table:number-columns-repeated="1021"/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Monaco</text:p>
          </table:table-cell>
          <table:table-cell table:formula="of:=CONCATENATE([.$C$1];&quot; VALUES (&quot;;[.A142];&quot;, '&quot;;[.B142];&quot;');&quot;)" office:value-type="string" office:string-value="INSERT INTO Negara (NegaraID, Negara) VALUES (140, 'Monaco');">
            <text:p>INSERT INTO Negara (NegaraID, Negara) VALUES (140, 'Monaco');</text:p>
          </table:table-cell>
          <table:table-cell table:number-columns-repeated="1021"/>
        </table:table-row>
        <table:table-row table:style-name="ro5">
          <table:table-cell office:value-type="float" office:value="141">
            <text:p>141</text:p>
          </table:table-cell>
          <table:table-cell office:value-type="string">
            <text:p>Mongolia</text:p>
          </table:table-cell>
          <table:table-cell table:formula="of:=CONCATENATE([.$C$1];&quot; VALUES (&quot;;[.A143];&quot;, '&quot;;[.B143];&quot;');&quot;)" office:value-type="string" office:string-value="INSERT INTO Negara (NegaraID, Negara) VALUES (141, 'Mongolia');">
            <text:p>INSERT INTO Negara (NegaraID, Negara) VALUES (141, 'Mongolia');</text:p>
          </table:table-cell>
          <table:table-cell table:number-columns-repeated="1021"/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Monserrat</text:p>
          </table:table-cell>
          <table:table-cell table:formula="of:=CONCATENATE([.$C$1];&quot; VALUES (&quot;;[.A144];&quot;, '&quot;;[.B144];&quot;');&quot;)" office:value-type="string" office:string-value="INSERT INTO Negara (NegaraID, Negara) VALUES (142, 'Monserrat');">
            <text:p>INSERT INTO Negara (NegaraID, Negara) VALUES (142, 'Monserrat');</text:p>
          </table:table-cell>
          <table:table-cell table:number-columns-repeated="1021"/>
        </table:table-row>
        <table:table-row table:style-name="ro5">
          <table:table-cell office:value-type="float" office:value="143">
            <text:p>143</text:p>
          </table:table-cell>
          <table:table-cell office:value-type="string">
            <text:p>Morocco</text:p>
          </table:table-cell>
          <table:table-cell table:formula="of:=CONCATENATE([.$C$1];&quot; VALUES (&quot;;[.A145];&quot;, '&quot;;[.B145];&quot;');&quot;)" office:value-type="string" office:string-value="INSERT INTO Negara (NegaraID, Negara) VALUES (143, 'Morocco');">
            <text:p>INSERT INTO Negara (NegaraID, Negara) VALUES (143, 'Morocco');</text:p>
          </table:table-cell>
          <table:table-cell table:number-columns-repeated="1021"/>
        </table:table-row>
        <table:table-row table:style-name="ro5">
          <table:table-cell office:value-type="float" office:value="144">
            <text:p>144</text:p>
          </table:table-cell>
          <table:table-cell office:value-type="string">
            <text:p>Mozambique</text:p>
          </table:table-cell>
          <table:table-cell table:formula="of:=CONCATENATE([.$C$1];&quot; VALUES (&quot;;[.A146];&quot;, '&quot;;[.B146];&quot;');&quot;)" office:value-type="string" office:string-value="INSERT INTO Negara (NegaraID, Negara) VALUES (144, 'Mozambique');">
            <text:p>INSERT INTO Negara (NegaraID, Negara) VALUES (144, 'Mozambique');</text:p>
          </table:table-cell>
          <table:table-cell table:number-columns-repeated="1021"/>
        </table:table-row>
        <table:table-row table:style-name="ro5">
          <table:table-cell office:value-type="float" office:value="145">
            <text:p>145</text:p>
          </table:table-cell>
          <table:table-cell office:value-type="string">
            <text:p>Myanmar</text:p>
          </table:table-cell>
          <table:table-cell table:formula="of:=CONCATENATE([.$C$1];&quot; VALUES (&quot;;[.A147];&quot;, '&quot;;[.B147];&quot;');&quot;)" office:value-type="string" office:string-value="INSERT INTO Negara (NegaraID, Negara) VALUES (145, 'Myanmar');">
            <text:p>INSERT INTO Negara (NegaraID, Negara) VALUES (145, 'Myanmar');</text:p>
          </table:table-cell>
          <table:table-cell table:number-columns-repeated="1021"/>
        </table:table-row>
        <table:table-row table:style-name="ro5">
          <table:table-cell office:value-type="float" office:value="146">
            <text:p>146</text:p>
          </table:table-cell>
          <table:table-cell office:value-type="string">
            <text:p>Namibia</text:p>
          </table:table-cell>
          <table:table-cell table:formula="of:=CONCATENATE([.$C$1];&quot; VALUES (&quot;;[.A148];&quot;, '&quot;;[.B148];&quot;');&quot;)" office:value-type="string" office:string-value="INSERT INTO Negara (NegaraID, Negara) VALUES (146, 'Namibia');">
            <text:p>INSERT INTO Negara (NegaraID, Negara) VALUES (146, 'Namibia');</text:p>
          </table:table-cell>
          <table:table-cell table:number-columns-repeated="1021"/>
        </table:table-row>
        <table:table-row table:style-name="ro5">
          <table:table-cell office:value-type="float" office:value="147">
            <text:p>147</text:p>
          </table:table-cell>
          <table:table-cell office:value-type="string">
            <text:p>Nauru</text:p>
          </table:table-cell>
          <table:table-cell table:formula="of:=CONCATENATE([.$C$1];&quot; VALUES (&quot;;[.A149];&quot;, '&quot;;[.B149];&quot;');&quot;)" office:value-type="string" office:string-value="INSERT INTO Negara (NegaraID, Negara) VALUES (147, 'Nauru');">
            <text:p>INSERT INTO Negara (NegaraID, Negara) VALUES (147, 'Nauru');</text:p>
          </table:table-cell>
          <table:table-cell table:number-columns-repeated="1021"/>
        </table:table-row>
        <table:table-row table:style-name="ro5">
          <table:table-cell office:value-type="float" office:value="148">
            <text:p>148</text:p>
          </table:table-cell>
          <table:table-cell office:value-type="string">
            <text:p>Nepal</text:p>
          </table:table-cell>
          <table:table-cell table:formula="of:=CONCATENATE([.$C$1];&quot; VALUES (&quot;;[.A150];&quot;, '&quot;;[.B150];&quot;');&quot;)" office:value-type="string" office:string-value="INSERT INTO Negara (NegaraID, Negara) VALUES (148, 'Nepal');">
            <text:p>INSERT INTO Negara (NegaraID, Negara) VALUES (148, 'Nepal');</text:p>
          </table:table-cell>
          <table:table-cell table:number-columns-repeated="1021"/>
        </table:table-row>
        <table:table-row table:style-name="ro5">
          <table:table-cell office:value-type="float" office:value="149">
            <text:p>149</text:p>
          </table:table-cell>
          <table:table-cell office:value-type="string">
            <text:p>Netherlands</text:p>
          </table:table-cell>
          <table:table-cell table:formula="of:=CONCATENATE([.$C$1];&quot; VALUES (&quot;;[.A151];&quot;, '&quot;;[.B151];&quot;');&quot;)" office:value-type="string" office:string-value="INSERT INTO Negara (NegaraID, Negara) VALUES (149, 'Netherlands');">
            <text:p>INSERT INTO Negara (NegaraID, Negara) VALUES (149, 'Netherlands');</text:p>
          </table:table-cell>
          <table:table-cell table:number-columns-repeated="1021"/>
        </table:table-row>
        <table:table-row table:style-name="ro5">
          <table:table-cell office:value-type="float" office:value="150">
            <text:p>150</text:p>
          </table:table-cell>
          <table:table-cell office:value-type="string">
            <text:p>New Caledonia</text:p>
          </table:table-cell>
          <table:table-cell table:formula="of:=CONCATENATE([.$C$1];&quot; VALUES (&quot;;[.A152];&quot;, '&quot;;[.B152];&quot;');&quot;)" office:value-type="string" office:string-value="INSERT INTO Negara (NegaraID, Negara) VALUES (150, 'New Caledonia');">
            <text:p>INSERT INTO Negara (NegaraID, Negara) VALUES (150, 'New Caledonia');</text:p>
          </table:table-cell>
          <table:table-cell table:number-columns-repeated="1021"/>
        </table:table-row>
        <table:table-row table:style-name="ro5">
          <table:table-cell office:value-type="float" office:value="151">
            <text:p>151</text:p>
          </table:table-cell>
          <table:table-cell office:value-type="string">
            <text:p>New Zealand</text:p>
          </table:table-cell>
          <table:table-cell table:formula="of:=CONCATENATE([.$C$1];&quot; VALUES (&quot;;[.A153];&quot;, '&quot;;[.B153];&quot;');&quot;)" office:value-type="string" office:string-value="INSERT INTO Negara (NegaraID, Negara) VALUES (151, 'New Zealand');">
            <text:p>INSERT INTO Negara (NegaraID, Negara) VALUES (151, 'New Zealand');</text:p>
          </table:table-cell>
          <table:table-cell table:number-columns-repeated="1021"/>
        </table:table-row>
        <table:table-row table:style-name="ro5">
          <table:table-cell office:value-type="float" office:value="152">
            <text:p>152</text:p>
          </table:table-cell>
          <table:table-cell office:value-type="string">
            <text:p>Nicaragua</text:p>
          </table:table-cell>
          <table:table-cell table:formula="of:=CONCATENATE([.$C$1];&quot; VALUES (&quot;;[.A154];&quot;, '&quot;;[.B154];&quot;');&quot;)" office:value-type="string" office:string-value="INSERT INTO Negara (NegaraID, Negara) VALUES (152, 'Nicaragua');">
            <text:p>INSERT INTO Negara (NegaraID, Negara) VALUES (152, 'Nicaragua');</text:p>
          </table:table-cell>
          <table:table-cell table:number-columns-repeated="1021"/>
        </table:table-row>
        <table:table-row table:style-name="ro5">
          <table:table-cell office:value-type="float" office:value="153">
            <text:p>153</text:p>
          </table:table-cell>
          <table:table-cell office:value-type="string">
            <text:p>Niger</text:p>
          </table:table-cell>
          <table:table-cell table:formula="of:=CONCATENATE([.$C$1];&quot; VALUES (&quot;;[.A155];&quot;, '&quot;;[.B155];&quot;');&quot;)" office:value-type="string" office:string-value="INSERT INTO Negara (NegaraID, Negara) VALUES (153, 'Niger');">
            <text:p>INSERT INTO Negara (NegaraID, Negara) VALUES (153, 'Niger');</text:p>
          </table:table-cell>
          <table:table-cell table:number-columns-repeated="1021"/>
        </table:table-row>
        <table:table-row table:style-name="ro5">
          <table:table-cell office:value-type="float" office:value="154">
            <text:p>154</text:p>
          </table:table-cell>
          <table:table-cell office:value-type="string">
            <text:p>Nigeria</text:p>
          </table:table-cell>
          <table:table-cell table:formula="of:=CONCATENATE([.$C$1];&quot; VALUES (&quot;;[.A156];&quot;, '&quot;;[.B156];&quot;');&quot;)" office:value-type="string" office:string-value="INSERT INTO Negara (NegaraID, Negara) VALUES (154, 'Nigeria');">
            <text:p>INSERT INTO Negara (NegaraID, Negara) VALUES (154, 'Nigeria');</text:p>
          </table:table-cell>
          <table:table-cell table:number-columns-repeated="1021"/>
        </table:table-row>
        <table:table-row table:style-name="ro5">
          <table:table-cell office:value-type="float" office:value="155">
            <text:p>155</text:p>
          </table:table-cell>
          <table:table-cell office:value-type="string">
            <text:p>Niue</text:p>
          </table:table-cell>
          <table:table-cell table:formula="of:=CONCATENATE([.$C$1];&quot; VALUES (&quot;;[.A157];&quot;, '&quot;;[.B157];&quot;');&quot;)" office:value-type="string" office:string-value="INSERT INTO Negara (NegaraID, Negara) VALUES (155, 'Niue');">
            <text:p>INSERT INTO Negara (NegaraID, Negara) VALUES (155, 'Niue');</text:p>
          </table:table-cell>
          <table:table-cell table:number-columns-repeated="1021"/>
        </table:table-row>
        <table:table-row table:style-name="ro5">
          <table:table-cell office:value-type="float" office:value="156">
            <text:p>156</text:p>
          </table:table-cell>
          <table:table-cell office:value-type="string">
            <text:p>Norfolk Island</text:p>
          </table:table-cell>
          <table:table-cell table:formula="of:=CONCATENATE([.$C$1];&quot; VALUES (&quot;;[.A158];&quot;, '&quot;;[.B158];&quot;');&quot;)" office:value-type="string" office:string-value="INSERT INTO Negara (NegaraID, Negara) VALUES (156, 'Norfolk Island');">
            <text:p>INSERT INTO Negara (NegaraID, Negara) VALUES (156, 'Norfolk Island');</text:p>
          </table:table-cell>
          <table:table-cell table:number-columns-repeated="1021"/>
        </table:table-row>
        <table:table-row table:style-name="ro5">
          <table:table-cell office:value-type="float" office:value="157">
            <text:p>157</text:p>
          </table:table-cell>
          <table:table-cell office:value-type="string">
            <text:p>Northern Mariana</text:p>
          </table:table-cell>
          <table:table-cell table:formula="of:=CONCATENATE([.$C$1];&quot; VALUES (&quot;;[.A159];&quot;, '&quot;;[.B159];&quot;');&quot;)" office:value-type="string" office:string-value="INSERT INTO Negara (NegaraID, Negara) VALUES (157, 'Northern Mariana');">
            <text:p>INSERT INTO Negara (NegaraID, Negara) VALUES (157, 'Northern Mariana');</text:p>
          </table:table-cell>
          <table:table-cell table:number-columns-repeated="1021"/>
        </table:table-row>
        <table:table-row table:style-name="ro5">
          <table:table-cell office:value-type="float" office:value="158">
            <text:p>158</text:p>
          </table:table-cell>
          <table:table-cell office:value-type="string">
            <text:p>Norway</text:p>
          </table:table-cell>
          <table:table-cell table:formula="of:=CONCATENATE([.$C$1];&quot; VALUES (&quot;;[.A160];&quot;, '&quot;;[.B160];&quot;');&quot;)" office:value-type="string" office:string-value="INSERT INTO Negara (NegaraID, Negara) VALUES (158, 'Norway');">
            <text:p>INSERT INTO Negara (NegaraID, Negara) VALUES (158, 'Norway');</text:p>
          </table:table-cell>
          <table:table-cell table:number-columns-repeated="1021"/>
        </table:table-row>
        <table:table-row table:style-name="ro5">
          <table:table-cell office:value-type="float" office:value="159">
            <text:p>159</text:p>
          </table:table-cell>
          <table:table-cell office:value-type="string">
            <text:p>Oman</text:p>
          </table:table-cell>
          <table:table-cell table:formula="of:=CONCATENATE([.$C$1];&quot; VALUES (&quot;;[.A161];&quot;, '&quot;;[.B161];&quot;');&quot;)" office:value-type="string" office:string-value="INSERT INTO Negara (NegaraID, Negara) VALUES (159, 'Oman');">
            <text:p>INSERT INTO Negara (NegaraID, Negara) VALUES (159, 'Oman');</text:p>
          </table:table-cell>
          <table:table-cell table:number-columns-repeated="1021"/>
        </table:table-row>
        <table:table-row table:style-name="ro5">
          <table:table-cell office:value-type="float" office:value="160">
            <text:p>160</text:p>
          </table:table-cell>
          <table:table-cell office:value-type="string">
            <text:p>Pakistan</text:p>
          </table:table-cell>
          <table:table-cell table:formula="of:=CONCATENATE([.$C$1];&quot; VALUES (&quot;;[.A162];&quot;, '&quot;;[.B162];&quot;');&quot;)" office:value-type="string" office:string-value="INSERT INTO Negara (NegaraID, Negara) VALUES (160, 'Pakistan');">
            <text:p>INSERT INTO Negara (NegaraID, Negara) VALUES (160, 'Pakistan');</text:p>
          </table:table-cell>
          <table:table-cell table:number-columns-repeated="1021"/>
        </table:table-row>
        <table:table-row table:style-name="ro5">
          <table:table-cell office:value-type="float" office:value="161">
            <text:p>161</text:p>
          </table:table-cell>
          <table:table-cell office:value-type="string">
            <text:p>Palau</text:p>
          </table:table-cell>
          <table:table-cell table:formula="of:=CONCATENATE([.$C$1];&quot; VALUES (&quot;;[.A163];&quot;, '&quot;;[.B163];&quot;');&quot;)" office:value-type="string" office:string-value="INSERT INTO Negara (NegaraID, Negara) VALUES (161, 'Palau');">
            <text:p>INSERT INTO Negara (NegaraID, Negara) VALUES (161, 'Palau');</text:p>
          </table:table-cell>
          <table:table-cell table:number-columns-repeated="1021"/>
        </table:table-row>
        <table:table-row table:style-name="ro5">
          <table:table-cell office:value-type="float" office:value="162">
            <text:p>162</text:p>
          </table:table-cell>
          <table:table-cell office:value-type="string">
            <text:p>Panama</text:p>
          </table:table-cell>
          <table:table-cell table:formula="of:=CONCATENATE([.$C$1];&quot; VALUES (&quot;;[.A164];&quot;, '&quot;;[.B164];&quot;');&quot;)" office:value-type="string" office:string-value="INSERT INTO Negara (NegaraID, Negara) VALUES (162, 'Panama');">
            <text:p>INSERT INTO Negara (NegaraID, Negara) VALUES (162, 'Panama');</text:p>
          </table:table-cell>
          <table:table-cell table:number-columns-repeated="1021"/>
        </table:table-row>
        <table:table-row table:style-name="ro5">
          <table:table-cell office:value-type="float" office:value="163">
            <text:p>163</text:p>
          </table:table-cell>
          <table:table-cell office:value-type="string">
            <text:p>Papua New Guinea</text:p>
          </table:table-cell>
          <table:table-cell table:formula="of:=CONCATENATE([.$C$1];&quot; VALUES (&quot;;[.A165];&quot;, '&quot;;[.B165];&quot;');&quot;)" office:value-type="string" office:string-value="INSERT INTO Negara (NegaraID, Negara) VALUES (163, 'Papua New Guinea');">
            <text:p>INSERT INTO Negara (NegaraID, Negara) VALUES (163, 'Papua New Guinea');</text:p>
          </table:table-cell>
          <table:table-cell table:number-columns-repeated="1021"/>
        </table:table-row>
        <table:table-row table:style-name="ro5">
          <table:table-cell office:value-type="float" office:value="164">
            <text:p>164</text:p>
          </table:table-cell>
          <table:table-cell office:value-type="string">
            <text:p>Paraguay</text:p>
          </table:table-cell>
          <table:table-cell table:formula="of:=CONCATENATE([.$C$1];&quot; VALUES (&quot;;[.A166];&quot;, '&quot;;[.B166];&quot;');&quot;)" office:value-type="string" office:string-value="INSERT INTO Negara (NegaraID, Negara) VALUES (164, 'Paraguay');">
            <text:p>INSERT INTO Negara (NegaraID, Negara) VALUES (164, 'Paraguay');</text:p>
          </table:table-cell>
          <table:table-cell table:number-columns-repeated="1021"/>
        </table:table-row>
        <table:table-row table:style-name="ro5">
          <table:table-cell office:value-type="float" office:value="165">
            <text:p>165</text:p>
          </table:table-cell>
          <table:table-cell office:value-type="string">
            <text:p>Peru</text:p>
          </table:table-cell>
          <table:table-cell table:formula="of:=CONCATENATE([.$C$1];&quot; VALUES (&quot;;[.A167];&quot;, '&quot;;[.B167];&quot;');&quot;)" office:value-type="string" office:string-value="INSERT INTO Negara (NegaraID, Negara) VALUES (165, 'Peru');">
            <text:p>INSERT INTO Negara (NegaraID, Negara) VALUES (165, 'Peru');</text:p>
          </table:table-cell>
          <table:table-cell table:number-columns-repeated="1021"/>
        </table:table-row>
        <table:table-row table:style-name="ro5">
          <table:table-cell office:value-type="float" office:value="166">
            <text:p>166</text:p>
          </table:table-cell>
          <table:table-cell office:value-type="string">
            <text:p>Philippines</text:p>
          </table:table-cell>
          <table:table-cell table:formula="of:=CONCATENATE([.$C$1];&quot; VALUES (&quot;;[.A168];&quot;, '&quot;;[.B168];&quot;');&quot;)" office:value-type="string" office:string-value="INSERT INTO Negara (NegaraID, Negara) VALUES (166, 'Philippines');">
            <text:p>INSERT INTO Negara (NegaraID, Negara) VALUES (166, 'Philippines');</text:p>
          </table:table-cell>
          <table:table-cell table:number-columns-repeated="1021"/>
        </table:table-row>
        <table:table-row table:style-name="ro5">
          <table:table-cell office:value-type="float" office:value="167">
            <text:p>167</text:p>
          </table:table-cell>
          <table:table-cell office:value-type="string">
            <text:p>Pitcairn</text:p>
          </table:table-cell>
          <table:table-cell table:formula="of:=CONCATENATE([.$C$1];&quot; VALUES (&quot;;[.A169];&quot;, '&quot;;[.B169];&quot;');&quot;)" office:value-type="string" office:string-value="INSERT INTO Negara (NegaraID, Negara) VALUES (167, 'Pitcairn');">
            <text:p>INSERT INTO Negara (NegaraID, Negara) VALUES (167, 'Pitcairn');</text:p>
          </table:table-cell>
          <table:table-cell table:number-columns-repeated="1021"/>
        </table:table-row>
        <table:table-row table:style-name="ro5">
          <table:table-cell office:value-type="float" office:value="168">
            <text:p>168</text:p>
          </table:table-cell>
          <table:table-cell office:value-type="string">
            <text:p>Poland</text:p>
          </table:table-cell>
          <table:table-cell table:formula="of:=CONCATENATE([.$C$1];&quot; VALUES (&quot;;[.A170];&quot;, '&quot;;[.B170];&quot;');&quot;)" office:value-type="string" office:string-value="INSERT INTO Negara (NegaraID, Negara) VALUES (168, 'Poland');">
            <text:p>INSERT INTO Negara (NegaraID, Negara) VALUES (168, 'Poland');</text:p>
          </table:table-cell>
          <table:table-cell table:number-columns-repeated="1021"/>
        </table:table-row>
        <table:table-row table:style-name="ro5">
          <table:table-cell office:value-type="float" office:value="169">
            <text:p>169</text:p>
          </table:table-cell>
          <table:table-cell office:value-type="string">
            <text:p>Portugal</text:p>
          </table:table-cell>
          <table:table-cell table:formula="of:=CONCATENATE([.$C$1];&quot; VALUES (&quot;;[.A171];&quot;, '&quot;;[.B171];&quot;');&quot;)" office:value-type="string" office:string-value="INSERT INTO Negara (NegaraID, Negara) VALUES (169, 'Portugal');">
            <text:p>INSERT INTO Negara (NegaraID, Negara) VALUES (169, 'Portugal');</text:p>
          </table:table-cell>
          <table:table-cell table:number-columns-repeated="1021"/>
        </table:table-row>
        <table:table-row table:style-name="ro5">
          <table:table-cell office:value-type="float" office:value="170">
            <text:p>170</text:p>
          </table:table-cell>
          <table:table-cell office:value-type="string">
            <text:p>Puerto Rico</text:p>
          </table:table-cell>
          <table:table-cell table:formula="of:=CONCATENATE([.$C$1];&quot; VALUES (&quot;;[.A172];&quot;, '&quot;;[.B172];&quot;');&quot;)" office:value-type="string" office:string-value="INSERT INTO Negara (NegaraID, Negara) VALUES (170, 'Puerto Rico');">
            <text:p>INSERT INTO Negara (NegaraID, Negara) VALUES (170, 'Puerto Rico');</text:p>
          </table:table-cell>
          <table:table-cell table:number-columns-repeated="1021"/>
        </table:table-row>
        <table:table-row table:style-name="ro5">
          <table:table-cell office:value-type="float" office:value="171">
            <text:p>171</text:p>
          </table:table-cell>
          <table:table-cell office:value-type="string">
            <text:p>Qatar</text:p>
          </table:table-cell>
          <table:table-cell table:formula="of:=CONCATENATE([.$C$1];&quot; VALUES (&quot;;[.A173];&quot;, '&quot;;[.B173];&quot;');&quot;)" office:value-type="string" office:string-value="INSERT INTO Negara (NegaraID, Negara) VALUES (171, 'Qatar');">
            <text:p>INSERT INTO Negara (NegaraID, Negara) VALUES (171, 'Qatar');</text:p>
          </table:table-cell>
          <table:table-cell table:number-columns-repeated="1021"/>
        </table:table-row>
        <table:table-row table:style-name="ro5">
          <table:table-cell office:value-type="float" office:value="172">
            <text:p>172</text:p>
          </table:table-cell>
          <table:table-cell office:value-type="string">
            <text:p>Reunion</text:p>
          </table:table-cell>
          <table:table-cell table:formula="of:=CONCATENATE([.$C$1];&quot; VALUES (&quot;;[.A174];&quot;, '&quot;;[.B174];&quot;');&quot;)" office:value-type="string" office:string-value="INSERT INTO Negara (NegaraID, Negara) VALUES (172, 'Reunion');">
            <text:p>INSERT INTO Negara (NegaraID, Negara) VALUES (172, 'Reunion');</text:p>
          </table:table-cell>
          <table:table-cell table:number-columns-repeated="1021"/>
        </table:table-row>
        <table:table-row table:style-name="ro5">
          <table:table-cell office:value-type="float" office:value="173">
            <text:p>173</text:p>
          </table:table-cell>
          <table:table-cell office:value-type="string">
            <text:p>Romania</text:p>
          </table:table-cell>
          <table:table-cell table:formula="of:=CONCATENATE([.$C$1];&quot; VALUES (&quot;;[.A175];&quot;, '&quot;;[.B175];&quot;');&quot;)" office:value-type="string" office:string-value="INSERT INTO Negara (NegaraID, Negara) VALUES (173, 'Romania');">
            <text:p>INSERT INTO Negara (NegaraID, Negara) VALUES (173, 'Romania');</text:p>
          </table:table-cell>
          <table:table-cell table:number-columns-repeated="1021"/>
        </table:table-row>
        <table:table-row table:style-name="ro5">
          <table:table-cell office:value-type="float" office:value="174">
            <text:p>174</text:p>
          </table:table-cell>
          <table:table-cell office:value-type="string">
            <text:p>Russian Federation</text:p>
          </table:table-cell>
          <table:table-cell table:formula="of:=CONCATENATE([.$C$1];&quot; VALUES (&quot;;[.A176];&quot;, '&quot;;[.B176];&quot;');&quot;)" office:value-type="string" office:string-value="INSERT INTO Negara (NegaraID, Negara) VALUES (174, 'Russian Federation');">
            <text:p>INSERT INTO Negara (NegaraID, Negara) VALUES (174, 'Russian Federation');</text:p>
          </table:table-cell>
          <table:table-cell table:number-columns-repeated="1021"/>
        </table:table-row>
        <table:table-row table:style-name="ro5">
          <table:table-cell office:value-type="float" office:value="175">
            <text:p>175</text:p>
          </table:table-cell>
          <table:table-cell office:value-type="string">
            <text:p>Rwanda</text:p>
          </table:table-cell>
          <table:table-cell table:formula="of:=CONCATENATE([.$C$1];&quot; VALUES (&quot;;[.A177];&quot;, '&quot;;[.B177];&quot;');&quot;)" office:value-type="string" office:string-value="INSERT INTO Negara (NegaraID, Negara) VALUES (175, 'Rwanda');">
            <text:p>INSERT INTO Negara (NegaraID, Negara) VALUES (175, 'Rwanda');</text:p>
          </table:table-cell>
          <table:table-cell table:number-columns-repeated="1021"/>
        </table:table-row>
        <table:table-row table:style-name="ro5">
          <table:table-cell office:value-type="float" office:value="176">
            <text:p>176</text:p>
          </table:table-cell>
          <table:table-cell office:value-type="string">
            <text:p>Saint Lucia</text:p>
          </table:table-cell>
          <table:table-cell table:formula="of:=CONCATENATE([.$C$1];&quot; VALUES (&quot;;[.A178];&quot;, '&quot;;[.B178];&quot;');&quot;)" office:value-type="string" office:string-value="INSERT INTO Negara (NegaraID, Negara) VALUES (176, 'Saint Lucia');">
            <text:p>INSERT INTO Negara (NegaraID, Negara) VALUES (176, 'Saint Lucia');</text:p>
          </table:table-cell>
          <table:table-cell table:number-columns-repeated="1021"/>
        </table:table-row>
        <table:table-row table:style-name="ro5">
          <table:table-cell office:value-type="float" office:value="177">
            <text:p>177</text:p>
          </table:table-cell>
          <table:table-cell office:value-type="string">
            <text:p>Saipan</text:p>
          </table:table-cell>
          <table:table-cell table:formula="of:=CONCATENATE([.$C$1];&quot; VALUES (&quot;;[.A179];&quot;, '&quot;;[.B179];&quot;');&quot;)" office:value-type="string" office:string-value="INSERT INTO Negara (NegaraID, Negara) VALUES (177, 'Saipan');">
            <text:p>INSERT INTO Negara (NegaraID, Negara) VALUES (177, 'Saipan');</text:p>
          </table:table-cell>
          <table:table-cell table:number-columns-repeated="1021"/>
        </table:table-row>
        <table:table-row table:style-name="ro5">
          <table:table-cell office:value-type="float" office:value="178">
            <text:p>178</text:p>
          </table:table-cell>
          <table:table-cell office:value-type="string">
            <text:p>Samoa</text:p>
          </table:table-cell>
          <table:table-cell table:formula="of:=CONCATENATE([.$C$1];&quot; VALUES (&quot;;[.A180];&quot;, '&quot;;[.B180];&quot;');&quot;)" office:value-type="string" office:string-value="INSERT INTO Negara (NegaraID, Negara) VALUES (178, 'Samoa');">
            <text:p>INSERT INTO Negara (NegaraID, Negara) VALUES (178, 'Samoa');</text:p>
          </table:table-cell>
          <table:table-cell table:number-columns-repeated="1021"/>
        </table:table-row>
        <table:table-row table:style-name="ro5">
          <table:table-cell office:value-type="float" office:value="179">
            <text:p>179</text:p>
          </table:table-cell>
          <table:table-cell office:value-type="string">
            <text:p>San Marino</text:p>
          </table:table-cell>
          <table:table-cell table:formula="of:=CONCATENATE([.$C$1];&quot; VALUES (&quot;;[.A181];&quot;, '&quot;;[.B181];&quot;');&quot;)" office:value-type="string" office:string-value="INSERT INTO Negara (NegaraID, Negara) VALUES (179, 'San Marino');">
            <text:p>INSERT INTO Negara (NegaraID, Negara) VALUES (179, 'San Marino');</text:p>
          </table:table-cell>
          <table:table-cell table:number-columns-repeated="1021"/>
        </table:table-row>
        <table:table-row table:style-name="ro5">
          <table:table-cell office:value-type="float" office:value="180">
            <text:p>180</text:p>
          </table:table-cell>
          <table:table-cell office:value-type="string">
            <text:p>Sao Tome &amp; Principe</text:p>
          </table:table-cell>
          <table:table-cell table:formula="of:=CONCATENATE([.$C$1];&quot; VALUES (&quot;;[.A182];&quot;, '&quot;;[.B182];&quot;');&quot;)" office:value-type="string" office:string-value="INSERT INTO Negara (NegaraID, Negara) VALUES (180, 'Sao Tome &amp; Principe');">
            <text:p>INSERT INTO Negara (NegaraID, Negara) VALUES (180, 'Sao Tome &amp; Principe');</text:p>
          </table:table-cell>
          <table:table-cell table:number-columns-repeated="1021"/>
        </table:table-row>
        <table:table-row table:style-name="ro5">
          <table:table-cell office:value-type="float" office:value="181">
            <text:p>181</text:p>
          </table:table-cell>
          <table:table-cell office:value-type="string">
            <text:p>Saudi Arabia</text:p>
          </table:table-cell>
          <table:table-cell table:formula="of:=CONCATENATE([.$C$1];&quot; VALUES (&quot;;[.A183];&quot;, '&quot;;[.B183];&quot;');&quot;)" office:value-type="string" office:string-value="INSERT INTO Negara (NegaraID, Negara) VALUES (181, 'Saudi Arabia');">
            <text:p>INSERT INTO Negara (NegaraID, Negara) VALUES (181, 'Saudi Arabia');</text:p>
          </table:table-cell>
          <table:table-cell table:number-columns-repeated="1021"/>
        </table:table-row>
        <table:table-row table:style-name="ro5">
          <table:table-cell office:value-type="float" office:value="182">
            <text:p>182</text:p>
          </table:table-cell>
          <table:table-cell office:value-type="string">
            <text:p>Senegal</text:p>
          </table:table-cell>
          <table:table-cell table:formula="of:=CONCATENATE([.$C$1];&quot; VALUES (&quot;;[.A184];&quot;, '&quot;;[.B184];&quot;');&quot;)" office:value-type="string" office:string-value="INSERT INTO Negara (NegaraID, Negara) VALUES (182, 'Senegal');">
            <text:p>INSERT INTO Negara (NegaraID, Negara) VALUES (182, 'Senegal');</text:p>
          </table:table-cell>
          <table:table-cell table:number-columns-repeated="1021"/>
        </table:table-row>
        <table:table-row table:style-name="ro5">
          <table:table-cell office:value-type="float" office:value="183">
            <text:p>183</text:p>
          </table:table-cell>
          <table:table-cell office:value-type="string">
            <text:p>Seychelles</text:p>
          </table:table-cell>
          <table:table-cell table:formula="of:=CONCATENATE([.$C$1];&quot; VALUES (&quot;;[.A185];&quot;, '&quot;;[.B185];&quot;');&quot;)" office:value-type="string" office:string-value="INSERT INTO Negara (NegaraID, Negara) VALUES (183, 'Seychelles');">
            <text:p>INSERT INTO Negara (NegaraID, Negara) VALUES (183, 'Seychelles');</text:p>
          </table:table-cell>
          <table:table-cell table:number-columns-repeated="1021"/>
        </table:table-row>
        <table:table-row table:style-name="ro5">
          <table:table-cell office:value-type="float" office:value="184">
            <text:p>184</text:p>
          </table:table-cell>
          <table:table-cell office:value-type="string">
            <text:p>Sierra Leone</text:p>
          </table:table-cell>
          <table:table-cell table:formula="of:=CONCATENATE([.$C$1];&quot; VALUES (&quot;;[.A186];&quot;, '&quot;;[.B186];&quot;');&quot;)" office:value-type="string" office:string-value="INSERT INTO Negara (NegaraID, Negara) VALUES (184, 'Sierra Leone');">
            <text:p>INSERT INTO Negara (NegaraID, Negara) VALUES (184, 'Sierra Leone');</text:p>
          </table:table-cell>
          <table:table-cell table:number-columns-repeated="1021"/>
        </table:table-row>
        <table:table-row table:style-name="ro5">
          <table:table-cell office:value-type="float" office:value="185">
            <text:p>185</text:p>
          </table:table-cell>
          <table:table-cell office:value-type="string">
            <text:p>Singapore</text:p>
          </table:table-cell>
          <table:table-cell table:formula="of:=CONCATENATE([.$C$1];&quot; VALUES (&quot;;[.A187];&quot;, '&quot;;[.B187];&quot;');&quot;)" office:value-type="string" office:string-value="INSERT INTO Negara (NegaraID, Negara) VALUES (185, 'Singapore');">
            <text:p>INSERT INTO Negara (NegaraID, Negara) VALUES (185, 'Singapore');</text:p>
          </table:table-cell>
          <table:table-cell table:number-columns-repeated="1021"/>
        </table:table-row>
        <table:table-row table:style-name="ro5">
          <table:table-cell office:value-type="float" office:value="186">
            <text:p>186</text:p>
          </table:table-cell>
          <table:table-cell office:value-type="string">
            <text:p>Slovakia</text:p>
          </table:table-cell>
          <table:table-cell table:formula="of:=CONCATENATE([.$C$1];&quot; VALUES (&quot;;[.A188];&quot;, '&quot;;[.B188];&quot;');&quot;)" office:value-type="string" office:string-value="INSERT INTO Negara (NegaraID, Negara) VALUES (186, 'Slovakia');">
            <text:p>INSERT INTO Negara (NegaraID, Negara) VALUES (186, 'Slovakia');</text:p>
          </table:table-cell>
          <table:table-cell table:number-columns-repeated="1021"/>
        </table:table-row>
        <table:table-row table:style-name="ro5">
          <table:table-cell office:value-type="float" office:value="187">
            <text:p>187</text:p>
          </table:table-cell>
          <table:table-cell office:value-type="string">
            <text:p>Slovenia</text:p>
          </table:table-cell>
          <table:table-cell table:formula="of:=CONCATENATE([.$C$1];&quot; VALUES (&quot;;[.A189];&quot;, '&quot;;[.B189];&quot;');&quot;)" office:value-type="string" office:string-value="INSERT INTO Negara (NegaraID, Negara) VALUES (187, 'Slovenia');">
            <text:p>INSERT INTO Negara (NegaraID, Negara) VALUES (187, 'Slovenia');</text:p>
          </table:table-cell>
          <table:table-cell table:number-columns-repeated="1021"/>
        </table:table-row>
        <table:table-row table:style-name="ro5">
          <table:table-cell office:value-type="float" office:value="188">
            <text:p>188</text:p>
          </table:table-cell>
          <table:table-cell office:value-type="string">
            <text:p>Solomon Islands</text:p>
          </table:table-cell>
          <table:table-cell table:formula="of:=CONCATENATE([.$C$1];&quot; VALUES (&quot;;[.A190];&quot;, '&quot;;[.B190];&quot;');&quot;)" office:value-type="string" office:string-value="INSERT INTO Negara (NegaraID, Negara) VALUES (188, 'Solomon Islands');">
            <text:p>INSERT INTO Negara (NegaraID, Negara) VALUES (188, 'Solomon Islands');</text:p>
          </table:table-cell>
          <table:table-cell table:number-columns-repeated="1021"/>
        </table:table-row>
        <table:table-row table:style-name="ro5">
          <table:table-cell office:value-type="float" office:value="189">
            <text:p>189</text:p>
          </table:table-cell>
          <table:table-cell office:value-type="string">
            <text:p>Somalia</text:p>
          </table:table-cell>
          <table:table-cell table:formula="of:=CONCATENATE([.$C$1];&quot; VALUES (&quot;;[.A191];&quot;, '&quot;;[.B191];&quot;');&quot;)" office:value-type="string" office:string-value="INSERT INTO Negara (NegaraID, Negara) VALUES (189, 'Somalia');">
            <text:p>INSERT INTO Negara (NegaraID, Negara) VALUES (189, 'Somalia');</text:p>
          </table:table-cell>
          <table:table-cell table:number-columns-repeated="1021"/>
        </table:table-row>
        <table:table-row table:style-name="ro5">
          <table:table-cell office:value-type="float" office:value="190">
            <text:p>190</text:p>
          </table:table-cell>
          <table:table-cell office:value-type="string">
            <text:p>South Africa</text:p>
          </table:table-cell>
          <table:table-cell table:formula="of:=CONCATENATE([.$C$1];&quot; VALUES (&quot;;[.A192];&quot;, '&quot;;[.B192];&quot;');&quot;)" office:value-type="string" office:string-value="INSERT INTO Negara (NegaraID, Negara) VALUES (190, 'South Africa');">
            <text:p>INSERT INTO Negara (NegaraID, Negara) VALUES (190, 'South Africa');</text:p>
          </table:table-cell>
          <table:table-cell table:number-columns-repeated="1021"/>
        </table:table-row>
        <table:table-row table:style-name="ro5">
          <table:table-cell office:value-type="float" office:value="191">
            <text:p>191</text:p>
          </table:table-cell>
          <table:table-cell office:value-type="string">
            <text:p>Spain</text:p>
          </table:table-cell>
          <table:table-cell table:formula="of:=CONCATENATE([.$C$1];&quot; VALUES (&quot;;[.A193];&quot;, '&quot;;[.B193];&quot;');&quot;)" office:value-type="string" office:string-value="INSERT INTO Negara (NegaraID, Negara) VALUES (191, 'Spain');">
            <text:p>INSERT INTO Negara (NegaraID, Negara) VALUES (191, 'Spain');</text:p>
          </table:table-cell>
          <table:table-cell table:number-columns-repeated="1021"/>
        </table:table-row>
        <table:table-row table:style-name="ro5">
          <table:table-cell office:value-type="float" office:value="192">
            <text:p>192</text:p>
          </table:table-cell>
          <table:table-cell office:value-type="string">
            <text:p>Sri Lanka</text:p>
          </table:table-cell>
          <table:table-cell table:formula="of:=CONCATENATE([.$C$1];&quot; VALUES (&quot;;[.A194];&quot;, '&quot;;[.B194];&quot;');&quot;)" office:value-type="string" office:string-value="INSERT INTO Negara (NegaraID, Negara) VALUES (192, 'Sri Lanka');">
            <text:p>INSERT INTO Negara (NegaraID, Negara) VALUES (192, 'Sri Lanka');</text:p>
          </table:table-cell>
          <table:table-cell table:number-columns-repeated="1021"/>
        </table:table-row>
        <table:table-row table:style-name="ro5">
          <table:table-cell office:value-type="float" office:value="193">
            <text:p>193</text:p>
          </table:table-cell>
          <table:table-cell office:value-type="string">
            <text:p>St. Helena</text:p>
          </table:table-cell>
          <table:table-cell table:formula="of:=CONCATENATE([.$C$1];&quot; VALUES (&quot;;[.A195];&quot;, '&quot;;[.B195];&quot;');&quot;)" office:value-type="string" office:string-value="INSERT INTO Negara (NegaraID, Negara) VALUES (193, 'St. Helena');">
            <text:p>INSERT INTO Negara (NegaraID, Negara) VALUES (193, 'St. Helena');</text:p>
          </table:table-cell>
          <table:table-cell table:number-columns-repeated="1021"/>
        </table:table-row>
        <table:table-row table:style-name="ro5">
          <table:table-cell office:value-type="float" office:value="194">
            <text:p>194</text:p>
          </table:table-cell>
          <table:table-cell office:value-type="string">
            <text:p>St. Kitts and Nevis</text:p>
          </table:table-cell>
          <table:table-cell table:formula="of:=CONCATENATE([.$C$1];&quot; VALUES (&quot;;[.A196];&quot;, '&quot;;[.B196];&quot;');&quot;)" office:value-type="string" office:string-value="INSERT INTO Negara (NegaraID, Negara) VALUES (194, 'St. Kitts and Nevis');">
            <text:p>INSERT INTO Negara (NegaraID, Negara) VALUES (194, 'St. Kitts and Nevis');</text:p>
          </table:table-cell>
          <table:table-cell table:number-columns-repeated="1021"/>
        </table:table-row>
        <table:table-row table:style-name="ro5">
          <table:table-cell office:value-type="float" office:value="195">
            <text:p>195</text:p>
          </table:table-cell>
          <table:table-cell office:value-type="string">
            <text:p>St. Pierre &amp; Miquelon</text:p>
          </table:table-cell>
          <table:table-cell table:formula="of:=CONCATENATE([.$C$1];&quot; VALUES (&quot;;[.A197];&quot;, '&quot;;[.B197];&quot;');&quot;)" office:value-type="string" office:string-value="INSERT INTO Negara (NegaraID, Negara) VALUES (195, 'St. Pierre &amp; Miquelon');">
            <text:p>INSERT INTO Negara (NegaraID, Negara) VALUES (195, 'St. Pierre &amp; Miquelon');</text:p>
          </table:table-cell>
          <table:table-cell table:number-columns-repeated="1021"/>
        </table:table-row>
        <table:table-row table:style-name="ro5">
          <table:table-cell office:value-type="float" office:value="196">
            <text:p>196</text:p>
          </table:table-cell>
          <table:table-cell office:value-type="string">
            <text:p>St. Vincent &amp; the Grenadines</text:p>
          </table:table-cell>
          <table:table-cell table:formula="of:=CONCATENATE([.$C$1];&quot; VALUES (&quot;;[.A198];&quot;, '&quot;;[.B198];&quot;');&quot;)" office:value-type="string" office:string-value="INSERT INTO Negara (NegaraID, Negara) VALUES (196, 'St. Vincent &amp; the Grenadines');">
            <text:p>INSERT INTO Negara (NegaraID, Negara) VALUES (196, 'St. Vincent &amp; the Grenadines');</text:p>
          </table:table-cell>
          <table:table-cell table:number-columns-repeated="1021"/>
        </table:table-row>
        <table:table-row table:style-name="ro5">
          <table:table-cell office:value-type="float" office:value="197">
            <text:p>197</text:p>
          </table:table-cell>
          <table:table-cell office:value-type="string">
            <text:p>Sudan</text:p>
          </table:table-cell>
          <table:table-cell table:formula="of:=CONCATENATE([.$C$1];&quot; VALUES (&quot;;[.A199];&quot;, '&quot;;[.B199];&quot;');&quot;)" office:value-type="string" office:string-value="INSERT INTO Negara (NegaraID, Negara) VALUES (197, 'Sudan');">
            <text:p>INSERT INTO Negara (NegaraID, Negara) VALUES (197, 'Sudan');</text:p>
          </table:table-cell>
          <table:table-cell table:number-columns-repeated="1021"/>
        </table:table-row>
        <table:table-row table:style-name="ro5">
          <table:table-cell office:value-type="float" office:value="198">
            <text:p>198</text:p>
          </table:table-cell>
          <table:table-cell office:value-type="string">
            <text:p>Suriname</text:p>
          </table:table-cell>
          <table:table-cell table:formula="of:=CONCATENATE([.$C$1];&quot; VALUES (&quot;;[.A200];&quot;, '&quot;;[.B200];&quot;');&quot;)" office:value-type="string" office:string-value="INSERT INTO Negara (NegaraID, Negara) VALUES (198, 'Suriname');">
            <text:p>INSERT INTO Negara (NegaraID, Negara) VALUES (198, 'Suriname');</text:p>
          </table:table-cell>
          <table:table-cell table:number-columns-repeated="1021"/>
        </table:table-row>
        <table:table-row table:style-name="ro5">
          <table:table-cell office:value-type="float" office:value="199">
            <text:p>199</text:p>
          </table:table-cell>
          <table:table-cell office:value-type="string">
            <text:p>Svalbard &amp; Jan Mayen Islands</text:p>
          </table:table-cell>
          <table:table-cell table:formula="of:=CONCATENATE([.$C$1];&quot; VALUES (&quot;;[.A201];&quot;, '&quot;;[.B201];&quot;');&quot;)" office:value-type="string" office:string-value="INSERT INTO Negara (NegaraID, Negara) VALUES (199, 'Svalbard &amp; Jan Mayen Islands');">
            <text:p>INSERT INTO Negara (NegaraID, Negara) VALUES (199, 'Svalbard &amp; Jan Mayen Islands');</text:p>
          </table:table-cell>
          <table:table-cell table:number-columns-repeated="1021"/>
        </table:table-row>
        <table:table-row table:style-name="ro5">
          <table:table-cell office:value-type="float" office:value="200">
            <text:p>200</text:p>
          </table:table-cell>
          <table:table-cell office:value-type="string">
            <text:p>Swaziland</text:p>
          </table:table-cell>
          <table:table-cell table:formula="of:=CONCATENATE([.$C$1];&quot; VALUES (&quot;;[.A202];&quot;, '&quot;;[.B202];&quot;');&quot;)" office:value-type="string" office:string-value="INSERT INTO Negara (NegaraID, Negara) VALUES (200, 'Swaziland');">
            <text:p>INSERT INTO Negara (NegaraID, Negara) VALUES (200, 'Swaziland');</text:p>
          </table:table-cell>
          <table:table-cell table:number-columns-repeated="1021"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Sweden</text:p>
          </table:table-cell>
          <table:table-cell table:formula="of:=CONCATENATE([.$C$1];&quot; VALUES (&quot;;[.A203];&quot;, '&quot;;[.B203];&quot;');&quot;)" office:value-type="string" office:string-value="INSERT INTO Negara (NegaraID, Negara) VALUES (201, 'Sweden');">
            <text:p>INSERT INTO Negara (NegaraID, Negara) VALUES (201, 'Sweden');</text:p>
          </table:table-cell>
          <table:table-cell table:number-columns-repeated="1021"/>
        </table:table-row>
        <table:table-row table:style-name="ro5">
          <table:table-cell office:value-type="float" office:value="202">
            <text:p>202</text:p>
          </table:table-cell>
          <table:table-cell office:value-type="string">
            <text:p>Switzerland</text:p>
          </table:table-cell>
          <table:table-cell table:formula="of:=CONCATENATE([.$C$1];&quot; VALUES (&quot;;[.A204];&quot;, '&quot;;[.B204];&quot;');&quot;)" office:value-type="string" office:string-value="INSERT INTO Negara (NegaraID, Negara) VALUES (202, 'Switzerland');">
            <text:p>INSERT INTO Negara (NegaraID, Negara) VALUES (202, 'Switzerland');</text:p>
          </table:table-cell>
          <table:table-cell table:number-columns-repeated="1021"/>
        </table:table-row>
        <table:table-row table:style-name="ro5">
          <table:table-cell office:value-type="float" office:value="203">
            <text:p>203</text:p>
          </table:table-cell>
          <table:table-cell office:value-type="string">
            <text:p>Syrian Arab Republic</text:p>
          </table:table-cell>
          <table:table-cell table:formula="of:=CONCATENATE([.$C$1];&quot; VALUES (&quot;;[.A205];&quot;, '&quot;;[.B205];&quot;');&quot;)" office:value-type="string" office:string-value="INSERT INTO Negara (NegaraID, Negara) VALUES (203, 'Syrian Arab Republic');">
            <text:p>INSERT INTO Negara (NegaraID, Negara) VALUES (203, 'Syrian Arab Republic');</text:p>
          </table:table-cell>
          <table:table-cell table:number-columns-repeated="1021"/>
        </table:table-row>
        <table:table-row table:style-name="ro5">
          <table:table-cell office:value-type="float" office:value="204">
            <text:p>204</text:p>
          </table:table-cell>
          <table:table-cell office:value-type="string">
            <text:p>Taiwan</text:p>
          </table:table-cell>
          <table:table-cell table:formula="of:=CONCATENATE([.$C$1];&quot; VALUES (&quot;;[.A206];&quot;, '&quot;;[.B206];&quot;');&quot;)" office:value-type="string" office:string-value="INSERT INTO Negara (NegaraID, Negara) VALUES (204, 'Taiwan');">
            <text:p>INSERT INTO Negara (NegaraID, Negara) VALUES (204, 'Taiwan');</text:p>
          </table:table-cell>
          <table:table-cell table:number-columns-repeated="1021"/>
        </table:table-row>
        <table:table-row table:style-name="ro5">
          <table:table-cell office:value-type="float" office:value="205">
            <text:p>205</text:p>
          </table:table-cell>
          <table:table-cell office:value-type="string">
            <text:p>Tajikistan</text:p>
          </table:table-cell>
          <table:table-cell table:formula="of:=CONCATENATE([.$C$1];&quot; VALUES (&quot;;[.A207];&quot;, '&quot;;[.B207];&quot;');&quot;)" office:value-type="string" office:string-value="INSERT INTO Negara (NegaraID, Negara) VALUES (205, 'Tajikistan');">
            <text:p>INSERT INTO Negara (NegaraID, Negara) VALUES (205, 'Tajikistan');</text:p>
          </table:table-cell>
          <table:table-cell table:number-columns-repeated="1021"/>
        </table:table-row>
        <table:table-row table:style-name="ro5">
          <table:table-cell office:value-type="float" office:value="206">
            <text:p>206</text:p>
          </table:table-cell>
          <table:table-cell office:value-type="string">
            <text:p>Tanzania</text:p>
          </table:table-cell>
          <table:table-cell table:formula="of:=CONCATENATE([.$C$1];&quot; VALUES (&quot;;[.A208];&quot;, '&quot;;[.B208];&quot;');&quot;)" office:value-type="string" office:string-value="INSERT INTO Negara (NegaraID, Negara) VALUES (206, 'Tanzania');">
            <text:p>INSERT INTO Negara (NegaraID, Negara) VALUES (206, 'Tanzania');</text:p>
          </table:table-cell>
          <table:table-cell table:number-columns-repeated="1021"/>
        </table:table-row>
        <table:table-row table:style-name="ro5">
          <table:table-cell office:value-type="float" office:value="207">
            <text:p>207</text:p>
          </table:table-cell>
          <table:table-cell office:value-type="string">
            <text:p>Thailand</text:p>
          </table:table-cell>
          <table:table-cell table:formula="of:=CONCATENATE([.$C$1];&quot; VALUES (&quot;;[.A209];&quot;, '&quot;;[.B209];&quot;');&quot;)" office:value-type="string" office:string-value="INSERT INTO Negara (NegaraID, Negara) VALUES (207, 'Thailand');">
            <text:p>INSERT INTO Negara (NegaraID, Negara) VALUES (207, 'Thailand');</text:p>
          </table:table-cell>
          <table:table-cell table:number-columns-repeated="1021"/>
        </table:table-row>
        <table:table-row table:style-name="ro5">
          <table:table-cell office:value-type="float" office:value="208">
            <text:p>208</text:p>
          </table:table-cell>
          <table:table-cell office:value-type="string">
            <text:p>Togo</text:p>
          </table:table-cell>
          <table:table-cell table:formula="of:=CONCATENATE([.$C$1];&quot; VALUES (&quot;;[.A210];&quot;, '&quot;;[.B210];&quot;');&quot;)" office:value-type="string" office:string-value="INSERT INTO Negara (NegaraID, Negara) VALUES (208, 'Togo');">
            <text:p>INSERT INTO Negara (NegaraID, Negara) VALUES (208, 'Togo');</text:p>
          </table:table-cell>
          <table:table-cell table:number-columns-repeated="1021"/>
        </table:table-row>
        <table:table-row table:style-name="ro5">
          <table:table-cell office:value-type="float" office:value="209">
            <text:p>209</text:p>
          </table:table-cell>
          <table:table-cell office:value-type="string">
            <text:p>Tokelau</text:p>
          </table:table-cell>
          <table:table-cell table:formula="of:=CONCATENATE([.$C$1];&quot; VALUES (&quot;;[.A211];&quot;, '&quot;;[.B211];&quot;');&quot;)" office:value-type="string" office:string-value="INSERT INTO Negara (NegaraID, Negara) VALUES (209, 'Tokelau');">
            <text:p>INSERT INTO Negara (NegaraID, Negara) VALUES (209, 'Tokelau');</text:p>
          </table:table-cell>
          <table:table-cell table:number-columns-repeated="1021"/>
        </table:table-row>
        <table:table-row table:style-name="ro5">
          <table:table-cell office:value-type="float" office:value="210">
            <text:p>210</text:p>
          </table:table-cell>
          <table:table-cell office:value-type="string">
            <text:p>Tonga</text:p>
          </table:table-cell>
          <table:table-cell table:formula="of:=CONCATENATE([.$C$1];&quot; VALUES (&quot;;[.A212];&quot;, '&quot;;[.B212];&quot;');&quot;)" office:value-type="string" office:string-value="INSERT INTO Negara (NegaraID, Negara) VALUES (210, 'Tonga');">
            <text:p>INSERT INTO Negara (NegaraID, Negara) VALUES (210, 'Tonga');</text:p>
          </table:table-cell>
          <table:table-cell table:number-columns-repeated="1021"/>
        </table:table-row>
        <table:table-row table:style-name="ro5">
          <table:table-cell office:value-type="float" office:value="211">
            <text:p>211</text:p>
          </table:table-cell>
          <table:table-cell office:value-type="string">
            <text:p>Trinidad &amp; Tobago</text:p>
          </table:table-cell>
          <table:table-cell table:formula="of:=CONCATENATE([.$C$1];&quot; VALUES (&quot;;[.A213];&quot;, '&quot;;[.B213];&quot;');&quot;)" office:value-type="string" office:string-value="INSERT INTO Negara (NegaraID, Negara) VALUES (211, 'Trinidad &amp; Tobago');">
            <text:p>INSERT INTO Negara (NegaraID, Negara) VALUES (211, 'Trinidad &amp; Tobago');</text:p>
          </table:table-cell>
          <table:table-cell table:number-columns-repeated="1021"/>
        </table:table-row>
        <table:table-row table:style-name="ro5">
          <table:table-cell office:value-type="float" office:value="212">
            <text:p>212</text:p>
          </table:table-cell>
          <table:table-cell office:value-type="string">
            <text:p>Tunisia</text:p>
          </table:table-cell>
          <table:table-cell table:formula="of:=CONCATENATE([.$C$1];&quot; VALUES (&quot;;[.A214];&quot;, '&quot;;[.B214];&quot;');&quot;)" office:value-type="string" office:string-value="INSERT INTO Negara (NegaraID, Negara) VALUES (212, 'Tunisia');">
            <text:p>INSERT INTO Negara (NegaraID, Negara) VALUES (212, 'Tunisia');</text:p>
          </table:table-cell>
          <table:table-cell table:number-columns-repeated="1021"/>
        </table:table-row>
        <table:table-row table:style-name="ro5">
          <table:table-cell office:value-type="float" office:value="213">
            <text:p>213</text:p>
          </table:table-cell>
          <table:table-cell office:value-type="string">
            <text:p>Turkey</text:p>
          </table:table-cell>
          <table:table-cell table:formula="of:=CONCATENATE([.$C$1];&quot; VALUES (&quot;;[.A215];&quot;, '&quot;;[.B215];&quot;');&quot;)" office:value-type="string" office:string-value="INSERT INTO Negara (NegaraID, Negara) VALUES (213, 'Turkey');">
            <text:p>INSERT INTO Negara (NegaraID, Negara) VALUES (213, 'Turkey');</text:p>
          </table:table-cell>
          <table:table-cell table:number-columns-repeated="1021"/>
        </table:table-row>
        <table:table-row table:style-name="ro5">
          <table:table-cell office:value-type="float" office:value="214">
            <text:p>214</text:p>
          </table:table-cell>
          <table:table-cell office:value-type="string">
            <text:p>Turkmenistan</text:p>
          </table:table-cell>
          <table:table-cell table:formula="of:=CONCATENATE([.$C$1];&quot; VALUES (&quot;;[.A216];&quot;, '&quot;;[.B216];&quot;');&quot;)" office:value-type="string" office:string-value="INSERT INTO Negara (NegaraID, Negara) VALUES (214, 'Turkmenistan');">
            <text:p>INSERT INTO Negara (NegaraID, Negara) VALUES (214, 'Turkmenistan');</text:p>
          </table:table-cell>
          <table:table-cell table:number-columns-repeated="1021"/>
        </table:table-row>
        <table:table-row table:style-name="ro5">
          <table:table-cell office:value-type="float" office:value="215">
            <text:p>215</text:p>
          </table:table-cell>
          <table:table-cell office:value-type="string">
            <text:p>Turks &amp; Caicos Islands</text:p>
          </table:table-cell>
          <table:table-cell table:formula="of:=CONCATENATE([.$C$1];&quot; VALUES (&quot;;[.A217];&quot;, '&quot;;[.B217];&quot;');&quot;)" office:value-type="string" office:string-value="INSERT INTO Negara (NegaraID, Negara) VALUES (215, 'Turks &amp; Caicos Islands');">
            <text:p>INSERT INTO Negara (NegaraID, Negara) VALUES (215, 'Turks &amp; Caicos Islands');</text:p>
          </table:table-cell>
          <table:table-cell table:number-columns-repeated="1021"/>
        </table:table-row>
        <table:table-row table:style-name="ro5">
          <table:table-cell office:value-type="float" office:value="216">
            <text:p>216</text:p>
          </table:table-cell>
          <table:table-cell office:value-type="string">
            <text:p>Tuvalu</text:p>
          </table:table-cell>
          <table:table-cell table:formula="of:=CONCATENATE([.$C$1];&quot; VALUES (&quot;;[.A218];&quot;, '&quot;;[.B218];&quot;');&quot;)" office:value-type="string" office:string-value="INSERT INTO Negara (NegaraID, Negara) VALUES (216, 'Tuvalu');">
            <text:p>INSERT INTO Negara (NegaraID, Negara) VALUES (216, 'Tuvalu');</text:p>
          </table:table-cell>
          <table:table-cell table:number-columns-repeated="1021"/>
        </table:table-row>
        <table:table-row table:style-name="ro5">
          <table:table-cell office:value-type="float" office:value="217">
            <text:p>217</text:p>
          </table:table-cell>
          <table:table-cell office:value-type="string">
            <text:p>Uganda</text:p>
          </table:table-cell>
          <table:table-cell table:formula="of:=CONCATENATE([.$C$1];&quot; VALUES (&quot;;[.A219];&quot;, '&quot;;[.B219];&quot;');&quot;)" office:value-type="string" office:string-value="INSERT INTO Negara (NegaraID, Negara) VALUES (217, 'Uganda');">
            <text:p>INSERT INTO Negara (NegaraID, Negara) VALUES (217, 'Uganda');</text:p>
          </table:table-cell>
          <table:table-cell table:number-columns-repeated="1021"/>
        </table:table-row>
        <table:table-row table:style-name="ro5">
          <table:table-cell office:value-type="float" office:value="218">
            <text:p>218</text:p>
          </table:table-cell>
          <table:table-cell office:value-type="string">
            <text:p>Ukraine</text:p>
          </table:table-cell>
          <table:table-cell table:formula="of:=CONCATENATE([.$C$1];&quot; VALUES (&quot;;[.A220];&quot;, '&quot;;[.B220];&quot;');&quot;)" office:value-type="string" office:string-value="INSERT INTO Negara (NegaraID, Negara) VALUES (218, 'Ukraine');">
            <text:p>INSERT INTO Negara (NegaraID, Negara) VALUES (218, 'Ukraine');</text:p>
          </table:table-cell>
          <table:table-cell table:number-columns-repeated="1021"/>
        </table:table-row>
        <table:table-row table:style-name="ro5">
          <table:table-cell office:value-type="float" office:value="219">
            <text:p>219</text:p>
          </table:table-cell>
          <table:table-cell office:value-type="string">
            <text:p>United Arab Emirates</text:p>
          </table:table-cell>
          <table:table-cell table:formula="of:=CONCATENATE([.$C$1];&quot; VALUES (&quot;;[.A221];&quot;, '&quot;;[.B221];&quot;');&quot;)" office:value-type="string" office:string-value="INSERT INTO Negara (NegaraID, Negara) VALUES (219, 'United Arab Emirates');">
            <text:p>INSERT INTO Negara (NegaraID, Negara) VALUES (219, 'United Arab Emirates');</text:p>
          </table:table-cell>
          <table:table-cell table:number-columns-repeated="1021"/>
        </table:table-row>
        <table:table-row table:style-name="ro5">
          <table:table-cell office:value-type="float" office:value="220">
            <text:p>220</text:p>
          </table:table-cell>
          <table:table-cell office:value-type="string">
            <text:p>United Kingdom (Great Britain)</text:p>
          </table:table-cell>
          <table:table-cell table:formula="of:=CONCATENATE([.$C$1];&quot; VALUES (&quot;;[.A222];&quot;, '&quot;;[.B222];&quot;');&quot;)" office:value-type="string" office:string-value="INSERT INTO Negara (NegaraID, Negara) VALUES (220, 'United Kingdom (Great Britain)');">
            <text:p>INSERT INTO Negara (NegaraID, Negara) VALUES (220, 'United Kingdom (Great Britain)');</text:p>
          </table:table-cell>
          <table:table-cell table:number-columns-repeated="1021"/>
        </table:table-row>
        <table:table-row table:style-name="ro5">
          <table:table-cell office:value-type="float" office:value="221">
            <text:p>221</text:p>
          </table:table-cell>
          <table:table-cell office:value-type="string">
            <text:p>United States (USA)</text:p>
          </table:table-cell>
          <table:table-cell table:formula="of:=CONCATENATE([.$C$1];&quot; VALUES (&quot;;[.A223];&quot;, '&quot;;[.B223];&quot;');&quot;)" office:value-type="string" office:string-value="INSERT INTO Negara (NegaraID, Negara) VALUES (221, 'United States (USA)');">
            <text:p>INSERT INTO Negara (NegaraID, Negara) VALUES (221, 'United States (USA)');</text:p>
          </table:table-cell>
          <table:table-cell table:number-columns-repeated="1021"/>
        </table:table-row>
        <table:table-row table:style-name="ro5">
          <table:table-cell office:value-type="float" office:value="222">
            <text:p>222</text:p>
          </table:table-cell>
          <table:table-cell office:value-type="string">
            <text:p>Uruguay</text:p>
          </table:table-cell>
          <table:table-cell table:formula="of:=CONCATENATE([.$C$1];&quot; VALUES (&quot;;[.A224];&quot;, '&quot;;[.B224];&quot;');&quot;)" office:value-type="string" office:string-value="INSERT INTO Negara (NegaraID, Negara) VALUES (222, 'Uruguay');">
            <text:p>INSERT INTO Negara (NegaraID, Negara) VALUES (222, 'Uruguay');</text:p>
          </table:table-cell>
          <table:table-cell table:number-columns-repeated="1021"/>
        </table:table-row>
        <table:table-row table:style-name="ro5">
          <table:table-cell office:value-type="float" office:value="223">
            <text:p>223</text:p>
          </table:table-cell>
          <table:table-cell office:value-type="string">
            <text:p>Uzbekistan</text:p>
          </table:table-cell>
          <table:table-cell table:formula="of:=CONCATENATE([.$C$1];&quot; VALUES (&quot;;[.A225];&quot;, '&quot;;[.B225];&quot;');&quot;)" office:value-type="string" office:string-value="INSERT INTO Negara (NegaraID, Negara) VALUES (223, 'Uzbekistan');">
            <text:p>INSERT INTO Negara (NegaraID, Negara) VALUES (223, 'Uzbekistan');</text:p>
          </table:table-cell>
          <table:table-cell table:number-columns-repeated="1021"/>
        </table:table-row>
        <table:table-row table:style-name="ro5">
          <table:table-cell office:value-type="float" office:value="224">
            <text:p>224</text:p>
          </table:table-cell>
          <table:table-cell office:value-type="string">
            <text:p>Vanuatu</text:p>
          </table:table-cell>
          <table:table-cell table:formula="of:=CONCATENATE([.$C$1];&quot; VALUES (&quot;;[.A226];&quot;, '&quot;;[.B226];&quot;');&quot;)" office:value-type="string" office:string-value="INSERT INTO Negara (NegaraID, Negara) VALUES (224, 'Vanuatu');">
            <text:p>INSERT INTO Negara (NegaraID, Negara) VALUES (224, 'Vanuatu');</text:p>
          </table:table-cell>
          <table:table-cell table:number-columns-repeated="1021"/>
        </table:table-row>
        <table:table-row table:style-name="ro5">
          <table:table-cell office:value-type="float" office:value="225">
            <text:p>225</text:p>
          </table:table-cell>
          <table:table-cell office:value-type="string">
            <text:p>Vatican</text:p>
          </table:table-cell>
          <table:table-cell table:formula="of:=CONCATENATE([.$C$1];&quot; VALUES (&quot;;[.A227];&quot;, '&quot;;[.B227];&quot;');&quot;)" office:value-type="string" office:string-value="INSERT INTO Negara (NegaraID, Negara) VALUES (225, 'Vatican');">
            <text:p>INSERT INTO Negara (NegaraID, Negara) VALUES (225, 'Vatican');</text:p>
          </table:table-cell>
          <table:table-cell table:number-columns-repeated="1021"/>
        </table:table-row>
        <table:table-row table:style-name="ro5">
          <table:table-cell office:value-type="float" office:value="226">
            <text:p>226</text:p>
          </table:table-cell>
          <table:table-cell office:value-type="string">
            <text:p>Venezuela</text:p>
          </table:table-cell>
          <table:table-cell table:formula="of:=CONCATENATE([.$C$1];&quot; VALUES (&quot;;[.A228];&quot;, '&quot;;[.B228];&quot;');&quot;)" office:value-type="string" office:string-value="INSERT INTO Negara (NegaraID, Negara) VALUES (226, 'Venezuela');">
            <text:p>INSERT INTO Negara (NegaraID, Negara) VALUES (226, 'Venezuela');</text:p>
          </table:table-cell>
          <table:table-cell table:number-columns-repeated="1021"/>
        </table:table-row>
        <table:table-row table:style-name="ro5">
          <table:table-cell office:value-type="float" office:value="227">
            <text:p>227</text:p>
          </table:table-cell>
          <table:table-cell office:value-type="string">
            <text:p>Viet Nam</text:p>
          </table:table-cell>
          <table:table-cell table:formula="of:=CONCATENATE([.$C$1];&quot; VALUES (&quot;;[.A229];&quot;, '&quot;;[.B229];&quot;');&quot;)" office:value-type="string" office:string-value="INSERT INTO Negara (NegaraID, Negara) VALUES (227, 'Viet Nam');">
            <text:p>INSERT INTO Negara (NegaraID, Negara) VALUES (227, 'Viet Nam');</text:p>
          </table:table-cell>
          <table:table-cell table:number-columns-repeated="1021"/>
        </table:table-row>
        <table:table-row table:style-name="ro5">
          <table:table-cell office:value-type="float" office:value="228">
            <text:p>228</text:p>
          </table:table-cell>
          <table:table-cell office:value-type="string">
            <text:p>Wallis &amp; Futuna Islands</text:p>
          </table:table-cell>
          <table:table-cell table:formula="of:=CONCATENATE([.$C$1];&quot; VALUES (&quot;;[.A230];&quot;, '&quot;;[.B230];&quot;');&quot;)" office:value-type="string" office:string-value="INSERT INTO Negara (NegaraID, Negara) VALUES (228, 'Wallis &amp; Futuna Islands');">
            <text:p>INSERT INTO Negara (NegaraID, Negara) VALUES (228, 'Wallis &amp; Futuna Islands');</text:p>
          </table:table-cell>
          <table:table-cell table:number-columns-repeated="1021"/>
        </table:table-row>
        <table:table-row table:style-name="ro5">
          <table:table-cell office:value-type="float" office:value="229">
            <text:p>229</text:p>
          </table:table-cell>
          <table:table-cell office:value-type="string">
            <text:p>Western Sahara</text:p>
          </table:table-cell>
          <table:table-cell table:formula="of:=CONCATENATE([.$C$1];&quot; VALUES (&quot;;[.A231];&quot;, '&quot;;[.B231];&quot;');&quot;)" office:value-type="string" office:string-value="INSERT INTO Negara (NegaraID, Negara) VALUES (229, 'Western Sahara');">
            <text:p>INSERT INTO Negara (NegaraID, Negara) VALUES (229, 'Western Sahara');</text:p>
          </table:table-cell>
          <table:table-cell table:number-columns-repeated="1021"/>
        </table:table-row>
        <table:table-row table:style-name="ro5">
          <table:table-cell office:value-type="float" office:value="230">
            <text:p>230</text:p>
          </table:table-cell>
          <table:table-cell office:value-type="string">
            <text:p>Yemen</text:p>
          </table:table-cell>
          <table:table-cell table:formula="of:=CONCATENATE([.$C$1];&quot; VALUES (&quot;;[.A232];&quot;, '&quot;;[.B232];&quot;');&quot;)" office:value-type="string" office:string-value="INSERT INTO Negara (NegaraID, Negara) VALUES (230, 'Yemen');">
            <text:p>INSERT INTO Negara (NegaraID, Negara) VALUES (230, 'Yemen');</text:p>
          </table:table-cell>
          <table:table-cell table:number-columns-repeated="1021"/>
        </table:table-row>
        <table:table-row table:style-name="ro5">
          <table:table-cell office:value-type="float" office:value="231">
            <text:p>231</text:p>
          </table:table-cell>
          <table:table-cell office:value-type="string">
            <text:p>Yugoslavia</text:p>
          </table:table-cell>
          <table:table-cell table:formula="of:=CONCATENATE([.$C$1];&quot; VALUES (&quot;;[.A233];&quot;, '&quot;;[.B233];&quot;');&quot;)" office:value-type="string" office:string-value="INSERT INTO Negara (NegaraID, Negara) VALUES (231, 'Yugoslavia');">
            <text:p>INSERT INTO Negara (NegaraID, Negara) VALUES (231, 'Yugoslavia');</text:p>
          </table:table-cell>
          <table:table-cell table:number-columns-repeated="1021"/>
        </table:table-row>
        <table:table-row table:style-name="ro5">
          <table:table-cell office:value-type="float" office:value="232">
            <text:p>232</text:p>
          </table:table-cell>
          <table:table-cell office:value-type="string">
            <text:p>Zaire</text:p>
          </table:table-cell>
          <table:table-cell table:formula="of:=CONCATENATE([.$C$1];&quot; VALUES (&quot;;[.A234];&quot;, '&quot;;[.B234];&quot;');&quot;)" office:value-type="string" office:string-value="INSERT INTO Negara (NegaraID, Negara) VALUES (232, 'Zaire');">
            <text:p>INSERT INTO Negara (NegaraID, Negara) VALUES (232, 'Zaire');</text:p>
          </table:table-cell>
          <table:table-cell table:number-columns-repeated="1021"/>
        </table:table-row>
        <table:table-row table:style-name="ro5">
          <table:table-cell office:value-type="float" office:value="233">
            <text:p>233</text:p>
          </table:table-cell>
          <table:table-cell office:value-type="string">
            <text:p>Zambia</text:p>
          </table:table-cell>
          <table:table-cell table:formula="of:=CONCATENATE([.$C$1];&quot; VALUES (&quot;;[.A235];&quot;, '&quot;;[.B235];&quot;');&quot;)" office:value-type="string" office:string-value="INSERT INTO Negara (NegaraID, Negara) VALUES (233, 'Zambia');">
            <text:p>INSERT INTO Negara (NegaraID, Negara) VALUES (233, 'Zambia');</text:p>
          </table:table-cell>
          <table:table-cell table:number-columns-repeated="1021"/>
        </table:table-row>
        <table:table-row table:style-name="ro5">
          <table:table-cell office:value-type="float" office:value="234">
            <text:p>234</text:p>
          </table:table-cell>
          <table:table-cell office:value-type="string">
            <text:p>Zimbabwe</text:p>
          </table:table-cell>
          <table:table-cell table:formula="of:=CONCATENATE([.$C$1];&quot; VALUES (&quot;;[.A236];&quot;, '&quot;;[.B236];&quot;');&quot;)" office:value-type="string" office:string-value="INSERT INTO Negara (NegaraID, Negara) VALUES (234, 'Zimbabwe');">
            <text:p>INSERT INTO Negara (NegaraID, Negara) VALUES (234, 'Zimbabwe');</text:p>
          </table:table-cell>
          <table:table-cell table:number-columns-repeated="1021"/>
        </table:table-row>
        <table:table-row table:style-name="ro5" table:number-rows-repeated="10483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pinsi" table:style-name="ta20">
        <office:forms form:automatic-focus="false" form:apply-design-mode="false"/>
        <table:table-column table:style-name="co77" table:default-cell-style-name="ce32"/>
        <table:table-column table:style-name="co96" table:default-cell-style-name="ce32"/>
        <table:table-column table:style-name="co95" table:default-cell-style-name="ce20"/>
        <table:table-column table:style-name="co23" table:number-columns-repeated="1021" table:default-cell-style-name="Default"/>
        <table:table-row table:style-name="ro5">
          <table:table-cell table:number-columns-repeated="2"/>
          <table:table-cell office:value-type="string">
            <text:p>INSERT INTO Propinsi (PropinsiID, Propinsi)</text:p>
          </table:table-cell>
          <table:table-cell table:number-columns-repeated="1021"/>
        </table:table-row>
        <table:table-row table:style-name="ro5">
          <table:table-cell table:style-name="ce59" office:value-type="string">
            <text:p>propinsi_id</text:p>
          </table:table-cell>
          <table:table-cell table:style-name="ce59" office:value-type="string">
            <text:p>Propinsi</text:p>
          </table:table-cell>
          <table:table-cell table:style-name="ce21" office:value-type="string">
            <text:p>SQL Command</text:p>
          </table:table-cell>
          <table:table-cell table:number-columns-repeated="1021"/>
        </table:table-row>
        <table:table-row table:style-name="ro5">
          <table:table-cell office:value-type="float" office:value="-1">
            <text:p>-1</text:p>
          </table:table-cell>
          <table:table-cell office:value-type="string">
            <text:p>Di Luar Negeri</text:p>
          </table:table-cell>
          <table:table-cell table:formula="of:=CONCATENATE([.$C$1];&quot; VALUES (&quot;;[.A3];&quot;, '&quot;;[.B3];&quot;');&quot;)" office:value-type="string" office:string-value="INSERT INTO Propinsi (PropinsiID, Propinsi) VALUES (-1, 'Di Luar Negeri');">
            <text:p>INSERT INTO Propinsi (PropinsiID, Propinsi) VALUES (-1, 'Di Luar Negeri');</text:p>
          </table:table-cell>
          <table:table-cell table:number-columns-repeated="1021"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Tidak diketahui</text:p>
          </table:table-cell>
          <table:table-cell table:formula="of:=CONCATENATE([.$C$1];&quot; VALUES (&quot;;[.A4];&quot;, '&quot;;[.B4];&quot;');&quot;)" office:value-type="string" office:string-value="INSERT INTO Propinsi (PropinsiID, Propinsi) VALUES (0, 'Tidak diketahui');">
            <text:p>INSERT INTO Propinsi (PropinsiID, Propinsi) VALUES (0, 'Tidak diketahui');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Nanggroe Aceh Darussalam</text:p>
          </table:table-cell>
          <table:table-cell table:formula="of:=CONCATENATE([.$C$1];&quot; VALUES (&quot;;[.A5];&quot;, '&quot;;[.B5];&quot;');&quot;)" office:value-type="string" office:string-value="INSERT INTO Propinsi (PropinsiID, Propinsi) VALUES (1, 'Nanggroe Aceh Darussalam');">
            <text:p>INSERT INTO Propinsi (PropinsiID, Propinsi) VALUES (1, 'Nanggroe Aceh Darussalam');</text:p>
          </table:table-cell>
          <table:table-cell table:number-columns-repeated="1021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Sumatera Utara</text:p>
          </table:table-cell>
          <table:table-cell table:formula="of:=CONCATENATE([.$C$1];&quot; VALUES (&quot;;[.A6];&quot;, '&quot;;[.B6];&quot;');&quot;)" office:value-type="string" office:string-value="INSERT INTO Propinsi (PropinsiID, Propinsi) VALUES (2, 'Sumatera Utara');">
            <text:p>INSERT INTO Propinsi (PropinsiID, Propinsi) VALUES (2, 'Sumatera Utara');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Bengkulu</text:p>
          </table:table-cell>
          <table:table-cell table:formula="of:=CONCATENATE([.$C$1];&quot; VALUES (&quot;;[.A7];&quot;, '&quot;;[.B7];&quot;');&quot;)" office:value-type="string" office:string-value="INSERT INTO Propinsi (PropinsiID, Propinsi) VALUES (3, 'Bengkulu');">
            <text:p>INSERT INTO Propinsi (PropinsiID, Propinsi) VALUES (3, 'Bengkulu');</text:p>
          </table:table-cell>
          <table:table-cell table:number-columns-repeated="1021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Jambi</text:p>
          </table:table-cell>
          <table:table-cell table:formula="of:=CONCATENATE([.$C$1];&quot; VALUES (&quot;;[.A8];&quot;, '&quot;;[.B8];&quot;');&quot;)" office:value-type="string" office:string-value="INSERT INTO Propinsi (PropinsiID, Propinsi) VALUES (4, 'Jambi');">
            <text:p>INSERT INTO Propinsi (PropinsiID, Propinsi) VALUES (4, 'Jambi');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Riau</text:p>
          </table:table-cell>
          <table:table-cell table:formula="of:=CONCATENATE([.$C$1];&quot; VALUES (&quot;;[.A9];&quot;, '&quot;;[.B9];&quot;');&quot;)" office:value-type="string" office:string-value="INSERT INTO Propinsi (PropinsiID, Propinsi) VALUES (5, 'Riau');">
            <text:p>INSERT INTO Propinsi (PropinsiID, Propinsi) VALUES (5, 'Riau');</text:p>
          </table:table-cell>
          <table:table-cell table:number-columns-repeated="1021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Sumatera Barat</text:p>
          </table:table-cell>
          <table:table-cell table:formula="of:=CONCATENATE([.$C$1];&quot; VALUES (&quot;;[.A10];&quot;, '&quot;;[.B10];&quot;');&quot;)" office:value-type="string" office:string-value="INSERT INTO Propinsi (PropinsiID, Propinsi) VALUES (6, 'Sumatera Barat');">
            <text:p>INSERT INTO Propinsi (PropinsiID, Propinsi) VALUES (6, 'Sumatera Barat');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Sumatera Selatan</text:p>
          </table:table-cell>
          <table:table-cell table:formula="of:=CONCATENATE([.$C$1];&quot; VALUES (&quot;;[.A11];&quot;, '&quot;;[.B11];&quot;');&quot;)" office:value-type="string" office:string-value="INSERT INTO Propinsi (PropinsiID, Propinsi) VALUES (7, 'Sumatera Selatan');">
            <text:p>INSERT INTO Propinsi (PropinsiID, Propinsi) VALUES (7, 'Sumatera Selatan');</text:p>
          </table:table-cell>
          <table:table-cell table:number-columns-repeated="102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ampung</text:p>
          </table:table-cell>
          <table:table-cell table:formula="of:=CONCATENATE([.$C$1];&quot; VALUES (&quot;;[.A12];&quot;, '&quot;;[.B12];&quot;');&quot;)" office:value-type="string" office:string-value="INSERT INTO Propinsi (PropinsiID, Propinsi) VALUES (8, 'Lampung');">
            <text:p>INSERT INTO Propinsi (PropinsiID, Propinsi) VALUES (8, 'Lampung');</text:p>
          </table:table-cell>
          <table:table-cell table:number-columns-repeated="1021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Kepulauan Bangka Belitung</text:p>
          </table:table-cell>
          <table:table-cell table:formula="of:=CONCATENATE([.$C$1];&quot; VALUES (&quot;;[.A13];&quot;, '&quot;;[.B13];&quot;');&quot;)" office:value-type="string" office:string-value="INSERT INTO Propinsi (PropinsiID, Propinsi) VALUES (9, 'Kepulauan Bangka Belitung');">
            <text:p>INSERT INTO Propinsi (PropinsiID, Propinsi) VALUES (9, 'Kepulauan Bangka Belitung');</text:p>
          </table:table-cell>
          <table:table-cell table:number-columns-repeated="1021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Riau Kepulauan</text:p>
          </table:table-cell>
          <table:table-cell table:formula="of:=CONCATENATE([.$C$1];&quot; VALUES (&quot;;[.A14];&quot;, '&quot;;[.B14];&quot;');&quot;)" office:value-type="string" office:string-value="INSERT INTO Propinsi (PropinsiID, Propinsi) VALUES (10, 'Riau Kepulauan');">
            <text:p>INSERT INTO Propinsi (PropinsiID, Propinsi) VALUES (10, 'Riau Kepulauan');</text:p>
          </table:table-cell>
          <table:table-cell table:number-columns-repeated="1021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Banten</text:p>
          </table:table-cell>
          <table:table-cell table:formula="of:=CONCATENATE([.$C$1];&quot; VALUES (&quot;;[.A15];&quot;, '&quot;;[.B15];&quot;');&quot;)" office:value-type="string" office:string-value="INSERT INTO Propinsi (PropinsiID, Propinsi) VALUES (11, 'Banten');">
            <text:p>INSERT INTO Propinsi (PropinsiID, Propinsi) VALUES (11, 'Banten');</text:p>
          </table:table-cell>
          <table:table-cell table:number-columns-repeated="1021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Jawa Barat</text:p>
          </table:table-cell>
          <table:table-cell table:formula="of:=CONCATENATE([.$C$1];&quot; VALUES (&quot;;[.A16];&quot;, '&quot;;[.B16];&quot;');&quot;)" office:value-type="string" office:string-value="INSERT INTO Propinsi (PropinsiID, Propinsi) VALUES (12, 'Jawa Barat');">
            <text:p>INSERT INTO Propinsi (PropinsiID, Propinsi) VALUES (12, 'Jawa Barat');</text:p>
          </table:table-cell>
          <table:table-cell table:number-columns-repeated="1021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DKI Jakarta</text:p>
          </table:table-cell>
          <table:table-cell table:formula="of:=CONCATENATE([.$C$1];&quot; VALUES (&quot;;[.A17];&quot;, '&quot;;[.B17];&quot;');&quot;)" office:value-type="string" office:string-value="INSERT INTO Propinsi (PropinsiID, Propinsi) VALUES (13, 'DKI Jakarta');">
            <text:p>INSERT INTO Propinsi (PropinsiID, Propinsi) VALUES (13, 'DKI Jakarta');</text:p>
          </table:table-cell>
          <table:table-cell table:number-columns-repeated="1021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Jawa Tengah</text:p>
          </table:table-cell>
          <table:table-cell table:formula="of:=CONCATENATE([.$C$1];&quot; VALUES (&quot;;[.A18];&quot;, '&quot;;[.B18];&quot;');&quot;)" office:value-type="string" office:string-value="INSERT INTO Propinsi (PropinsiID, Propinsi) VALUES (14, 'Jawa Tengah');">
            <text:p>INSERT INTO Propinsi (PropinsiID, Propinsi) VALUES (14, 'Jawa Tengah');</text:p>
          </table:table-cell>
          <table:table-cell table:number-columns-repeated="1021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Jawa Timur</text:p>
          </table:table-cell>
          <table:table-cell table:formula="of:=CONCATENATE([.$C$1];&quot; VALUES (&quot;;[.A19];&quot;, '&quot;;[.B19];&quot;');&quot;)" office:value-type="string" office:string-value="INSERT INTO Propinsi (PropinsiID, Propinsi) VALUES (15, 'Jawa Timur');">
            <text:p>INSERT INTO Propinsi (PropinsiID, Propinsi) VALUES (15, 'Jawa Timur');</text:p>
          </table:table-cell>
          <table:table-cell table:number-columns-repeated="1021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Daerah Istimewa Yogyakarta</text:p>
          </table:table-cell>
          <table:table-cell table:formula="of:=CONCATENATE([.$C$1];&quot; VALUES (&quot;;[.A20];&quot;, '&quot;;[.B20];&quot;');&quot;)" office:value-type="string" office:string-value="INSERT INTO Propinsi (PropinsiID, Propinsi) VALUES (16, 'Daerah Istimewa Yogyakarta');">
            <text:p>INSERT INTO Propinsi (PropinsiID, Propinsi) VALUES (16, 'Daerah Istimewa Yogyakarta');</text:p>
          </table:table-cell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Bali</text:p>
          </table:table-cell>
          <table:table-cell table:formula="of:=CONCATENATE([.$C$1];&quot; VALUES (&quot;;[.A21];&quot;, '&quot;;[.B21];&quot;');&quot;)" office:value-type="string" office:string-value="INSERT INTO Propinsi (PropinsiID, Propinsi) VALUES (17, 'Bali');">
            <text:p>INSERT INTO Propinsi (PropinsiID, Propinsi) VALUES (17, 'Bali');</text:p>
          </table:table-cell>
          <table:table-cell table:number-columns-repeated="1021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Nusa Tenggara Barat</text:p>
          </table:table-cell>
          <table:table-cell table:formula="of:=CONCATENATE([.$C$1];&quot; VALUES (&quot;;[.A22];&quot;, '&quot;;[.B22];&quot;');&quot;)" office:value-type="string" office:string-value="INSERT INTO Propinsi (PropinsiID, Propinsi) VALUES (18, 'Nusa Tenggara Barat');">
            <text:p>INSERT INTO Propinsi (PropinsiID, Propinsi) VALUES (18, 'Nusa Tenggara Barat');</text:p>
          </table:table-cell>
          <table:table-cell table:number-columns-repeated="1021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Nusa Tenggara Timur</text:p>
          </table:table-cell>
          <table:table-cell table:formula="of:=CONCATENATE([.$C$1];&quot; VALUES (&quot;;[.A23];&quot;, '&quot;;[.B23];&quot;');&quot;)" office:value-type="string" office:string-value="INSERT INTO Propinsi (PropinsiID, Propinsi) VALUES (19, 'Nusa Tenggara Timur');">
            <text:p>INSERT INTO Propinsi (PropinsiID, Propinsi) VALUES (19, 'Nusa Tenggara Timur');</text:p>
          </table:table-cell>
          <table:table-cell table:number-columns-repeated="1021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Kalimantan Barat</text:p>
          </table:table-cell>
          <table:table-cell table:formula="of:=CONCATENATE([.$C$1];&quot; VALUES (&quot;;[.A24];&quot;, '&quot;;[.B24];&quot;');&quot;)" office:value-type="string" office:string-value="INSERT INTO Propinsi (PropinsiID, Propinsi) VALUES (20, 'Kalimantan Barat');">
            <text:p>INSERT INTO Propinsi (PropinsiID, Propinsi) VALUES (20, 'Kalimantan Barat');</text:p>
          </table:table-cell>
          <table:table-cell table:number-columns-repeated="1021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Kalimantan Selatan</text:p>
          </table:table-cell>
          <table:table-cell table:formula="of:=CONCATENATE([.$C$1];&quot; VALUES (&quot;;[.A25];&quot;, '&quot;;[.B25];&quot;');&quot;)" office:value-type="string" office:string-value="INSERT INTO Propinsi (PropinsiID, Propinsi) VALUES (21, 'Kalimantan Selatan');">
            <text:p>INSERT INTO Propinsi (PropinsiID, Propinsi) VALUES (21, 'Kalimantan Selatan');</text:p>
          </table:table-cell>
          <table:table-cell table:number-columns-repeated="1021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Kalimantan Tengah</text:p>
          </table:table-cell>
          <table:table-cell table:formula="of:=CONCATENATE([.$C$1];&quot; VALUES (&quot;;[.A26];&quot;, '&quot;;[.B26];&quot;');&quot;)" office:value-type="string" office:string-value="INSERT INTO Propinsi (PropinsiID, Propinsi) VALUES (22, 'Kalimantan Tengah');">
            <text:p>INSERT INTO Propinsi (PropinsiID, Propinsi) VALUES (22, 'Kalimantan Tengah');</text:p>
          </table:table-cell>
          <table:table-cell table:number-columns-repeated="1021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Kalimantan Timur</text:p>
          </table:table-cell>
          <table:table-cell table:formula="of:=CONCATENATE([.$C$1];&quot; VALUES (&quot;;[.A27];&quot;, '&quot;;[.B27];&quot;');&quot;)" office:value-type="string" office:string-value="INSERT INTO Propinsi (PropinsiID, Propinsi) VALUES (23, 'Kalimantan Timur');">
            <text:p>INSERT INTO Propinsi (PropinsiID, Propinsi) VALUES (23, 'Kalimantan Timur');</text:p>
          </table:table-cell>
          <table:table-cell table:number-columns-repeated="1021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Gorontalo</text:p>
          </table:table-cell>
          <table:table-cell table:formula="of:=CONCATENATE([.$C$1];&quot; VALUES (&quot;;[.A28];&quot;, '&quot;;[.B28];&quot;');&quot;)" office:value-type="string" office:string-value="INSERT INTO Propinsi (PropinsiID, Propinsi) VALUES (24, 'Gorontalo');">
            <text:p>INSERT INTO Propinsi (PropinsiID, Propinsi) VALUES (24, 'Gorontalo');</text:p>
          </table:table-cell>
          <table:table-cell table:number-columns-repeated="1021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Sulawesi Selatan</text:p>
          </table:table-cell>
          <table:table-cell table:formula="of:=CONCATENATE([.$C$1];&quot; VALUES (&quot;;[.A29];&quot;, '&quot;;[.B29];&quot;');&quot;)" office:value-type="string" office:string-value="INSERT INTO Propinsi (PropinsiID, Propinsi) VALUES (25, 'Sulawesi Selatan');">
            <text:p>INSERT INTO Propinsi (PropinsiID, Propinsi) VALUES (25, 'Sulawesi Selatan');</text:p>
          </table:table-cell>
          <table:table-cell table:number-columns-repeated="1021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Sulawesi Tenggara</text:p>
          </table:table-cell>
          <table:table-cell table:formula="of:=CONCATENATE([.$C$1];&quot; VALUES (&quot;;[.A30];&quot;, '&quot;;[.B30];&quot;');&quot;)" office:value-type="string" office:string-value="INSERT INTO Propinsi (PropinsiID, Propinsi) VALUES (26, 'Sulawesi Tenggara');">
            <text:p>INSERT INTO Propinsi (PropinsiID, Propinsi) VALUES (26, 'Sulawesi Tenggara');</text:p>
          </table:table-cell>
          <table:table-cell table:number-columns-repeated="1021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Sulawesi Tengah</text:p>
          </table:table-cell>
          <table:table-cell table:formula="of:=CONCATENATE([.$C$1];&quot; VALUES (&quot;;[.A31];&quot;, '&quot;;[.B31];&quot;');&quot;)" office:value-type="string" office:string-value="INSERT INTO Propinsi (PropinsiID, Propinsi) VALUES (27, 'Sulawesi Tengah');">
            <text:p>INSERT INTO Propinsi (PropinsiID, Propinsi) VALUES (27, 'Sulawesi Tengah');</text:p>
          </table:table-cell>
          <table:table-cell table:number-columns-repeated="1021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Sulawesi Utara</text:p>
          </table:table-cell>
          <table:table-cell table:formula="of:=CONCATENATE([.$C$1];&quot; VALUES (&quot;;[.A32];&quot;, '&quot;;[.B32];&quot;');&quot;)" office:value-type="string" office:string-value="INSERT INTO Propinsi (PropinsiID, Propinsi) VALUES (28, 'Sulawesi Utara');">
            <text:p>INSERT INTO Propinsi (PropinsiID, Propinsi) VALUES (28, 'Sulawesi Utara');</text:p>
          </table:table-cell>
          <table:table-cell table:number-columns-repeated="1021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Maluku</text:p>
          </table:table-cell>
          <table:table-cell table:formula="of:=CONCATENATE([.$C$1];&quot; VALUES (&quot;;[.A33];&quot;, '&quot;;[.B33];&quot;');&quot;)" office:value-type="string" office:string-value="INSERT INTO Propinsi (PropinsiID, Propinsi) VALUES (29, 'Maluku');">
            <text:p>INSERT INTO Propinsi (PropinsiID, Propinsi) VALUES (29, 'Maluku');</text:p>
          </table:table-cell>
          <table:table-cell table:number-columns-repeated="1021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Maluku Utara</text:p>
          </table:table-cell>
          <table:table-cell table:formula="of:=CONCATENATE([.$C$1];&quot; VALUES (&quot;;[.A34];&quot;, '&quot;;[.B34];&quot;');&quot;)" office:value-type="string" office:string-value="INSERT INTO Propinsi (PropinsiID, Propinsi) VALUES (30, 'Maluku Utara');">
            <text:p>INSERT INTO Propinsi (PropinsiID, Propinsi) VALUES (30, 'Maluku Utara');</text:p>
          </table:table-cell>
          <table:table-cell table:number-columns-repeated="1021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Irian Jaya Barat</text:p>
          </table:table-cell>
          <table:table-cell table:formula="of:=CONCATENATE([.$C$1];&quot; VALUES (&quot;;[.A35];&quot;, '&quot;;[.B35];&quot;');&quot;)" office:value-type="string" office:string-value="INSERT INTO Propinsi (PropinsiID, Propinsi) VALUES (31, 'Irian Jaya Barat');">
            <text:p>INSERT INTO Propinsi (PropinsiID, Propinsi) VALUES (31, 'Irian Jaya Barat');</text:p>
          </table:table-cell>
          <table:table-cell table:number-columns-repeated="1021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Papua (Irian Jaya)</text:p>
          </table:table-cell>
          <table:table-cell table:formula="of:=CONCATENATE([.$C$1];&quot; VALUES (&quot;;[.A36];&quot;, '&quot;;[.B36];&quot;');&quot;)" office:value-type="string" office:string-value="INSERT INTO Propinsi (PropinsiID, Propinsi) VALUES (32, 'Papua (Irian Jaya)');">
            <text:p>INSERT INTO Propinsi (PropinsiID, Propinsi) VALUES (32, 'Papua (Irian Jaya)');</text:p>
          </table:table-cell>
          <table:table-cell table:number-columns-repeated="1021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ilayah" table:style-name="ta21">
        <office:forms form:automatic-focus="false" form:apply-design-mode="false"/>
        <table:table-column table:style-name="co89" table:number-columns-repeated="2" table:default-cell-style-name="ce32"/>
        <table:table-column table:style-name="co97" table:default-cell-style-name="ce62"/>
        <table:table-column table:style-name="co98" table:default-cell-style-name="ce20"/>
        <table:table-column table:style-name="co23" table:number-columns-repeated="1020" table:default-cell-style-name="Default"/>
        <table:table-row table:style-name="ro5">
          <table:table-cell table:number-columns-repeated="3"/>
          <table:table-cell office:value-type="string">
            <text:p>INSERT INTO Wilayah (WilayahID, PropinsiID, Wilayah)</text:p>
          </table:table-cell>
          <table:table-cell table:number-columns-repeated="1020"/>
        </table:table-row>
        <table:table-row table:style-name="ro5">
          <table:table-cell table:style-name="ce59" office:value-type="string">
            <text:p>PropinsiID</text:p>
          </table:table-cell>
          <table:table-cell table:style-name="ce59" office:value-type="string">
            <text:p>WilayahID</text:p>
          </table:table-cell>
          <table:table-cell table:style-name="ce61" office:value-type="string">
            <text:p>Wilayah</text:p>
          </table:table-cell>
          <table:table-cell table:style-name="ce21" office:value-type="string">
            <text:p>SQL Command</text:p>
          </table:table-cell>
          <table:table-cell table:number-columns-repeated="1020"/>
        </table:table-row>
        <table:table-row table:style-name="ro5">
          <table:table-cell table:number-columns-repeated="2" office:value-type="float" office:value="-1">
            <text:p>-1</text:p>
          </table:table-cell>
          <table:table-cell office:value-type="string">
            <text:p>Kosongkan</text:p>
          </table:table-cell>
          <table:table-cell table:formula="of:=CONCATENATE([.$D$1];&quot; VALUES (&quot;;[.B3];&quot;, &quot;;[.A3];&quot;, '&quot;;[.C3];&quot;');&quot;)" office:value-type="string" office:string-value="INSERT INTO Wilayah (WilayahID, PropinsiID, Wilayah) VALUES (-1, -1, 'Kosongkan');">
            <text:p>INSERT INTO Wilayah (WilayahID, PropinsiID, Wilayah) VALUES (-1, -1, 'Kosongkan');</text:p>
          </table:table-cell>
          <table:table-cell table:number-columns-repeated="1020"/>
        </table:table-row>
        <table:table-row table:style-name="ro5">
          <table:table-cell table:number-columns-repeated="2" office:value-type="float" office:value="0">
            <text:p>0</text:p>
          </table:table-cell>
          <table:table-cell office:value-type="string">
            <text:p>Tidak diketahui</text:p>
          </table:table-cell>
          <table:table-cell table:formula="of:=CONCATENATE([.$D$1];&quot; VALUES (&quot;;[.B4];&quot;, &quot;;[.A4];&quot;, '&quot;;[.C4];&quot;');&quot;)" office:value-type="string" office:string-value="INSERT INTO Wilayah (WilayahID, PropinsiID, Wilayah) VALUES (0, 0, 'Tidak diketahui');">
            <text:p>INSERT INTO Wilayah (WilayahID, PropinsiID, Wilayah) VALUES (0, 0, 'Tidak diketahui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Aceh Barat</text:p>
          </table:table-cell>
          <table:table-cell table:formula="of:=CONCATENATE([.$D$1];&quot; VALUES (&quot;;[.B5];&quot;, &quot;;[.A5];&quot;, '&quot;;[.C5];&quot;');&quot;)" office:value-type="string" office:string-value="INSERT INTO Wilayah (WilayahID, PropinsiID, Wilayah) VALUES (1, 1, 'Aceh Barat');">
            <text:p>INSERT INTO Wilayah (WilayahID, PropinsiID, Wilayah) VALUES (1, 1, 'Aceh Barat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ceh Barat Daya</text:p>
          </table:table-cell>
          <table:table-cell table:formula="of:=CONCATENATE([.$D$1];&quot; VALUES (&quot;;[.B6];&quot;, &quot;;[.A6];&quot;, '&quot;;[.C6];&quot;');&quot;)" office:value-type="string" office:string-value="INSERT INTO Wilayah (WilayahID, PropinsiID, Wilayah) VALUES (2, 1, 'Aceh Barat Daya');">
            <text:p>INSERT INTO Wilayah (WilayahID, PropinsiID, Wilayah) VALUES (2, 1, 'Aceh Barat Daya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ceh Besar</text:p>
          </table:table-cell>
          <table:table-cell table:formula="of:=CONCATENATE([.$D$1];&quot; VALUES (&quot;;[.B7];&quot;, &quot;;[.A7];&quot;, '&quot;;[.C7];&quot;');&quot;)" office:value-type="string" office:string-value="INSERT INTO Wilayah (WilayahID, PropinsiID, Wilayah) VALUES (3, 1, 'Aceh Besar');">
            <text:p>INSERT INTO Wilayah (WilayahID, PropinsiID, Wilayah) VALUES (3, 1, 'Aceh Besar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ceh Jaya</text:p>
          </table:table-cell>
          <table:table-cell table:formula="of:=CONCATENATE([.$D$1];&quot; VALUES (&quot;;[.B8];&quot;, &quot;;[.A8];&quot;, '&quot;;[.C8];&quot;');&quot;)" office:value-type="string" office:string-value="INSERT INTO Wilayah (WilayahID, PropinsiID, Wilayah) VALUES (4, 1, 'Aceh Jaya');">
            <text:p>INSERT INTO Wilayah (WilayahID, PropinsiID, Wilayah) VALUES (4, 1, 'Aceh Jaya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ceh Selatan</text:p>
          </table:table-cell>
          <table:table-cell table:formula="of:=CONCATENATE([.$D$1];&quot; VALUES (&quot;;[.B9];&quot;, &quot;;[.A9];&quot;, '&quot;;[.C9];&quot;');&quot;)" office:value-type="string" office:string-value="INSERT INTO Wilayah (WilayahID, PropinsiID, Wilayah) VALUES (5, 1, 'Aceh Selatan');">
            <text:p>INSERT INTO Wilayah (WilayahID, PropinsiID, Wilayah) VALUES (5, 1, 'Aceh Selatan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ceh Singkil</text:p>
          </table:table-cell>
          <table:table-cell table:formula="of:=CONCATENATE([.$D$1];&quot; VALUES (&quot;;[.B10];&quot;, &quot;;[.A10];&quot;, '&quot;;[.C10];&quot;');&quot;)" office:value-type="string" office:string-value="INSERT INTO Wilayah (WilayahID, PropinsiID, Wilayah) VALUES (6, 1, 'Aceh Singkil');">
            <text:p>INSERT INTO Wilayah (WilayahID, PropinsiID, Wilayah) VALUES (6, 1, 'Aceh Singkil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ceh Tamiang</text:p>
          </table:table-cell>
          <table:table-cell table:formula="of:=CONCATENATE([.$D$1];&quot; VALUES (&quot;;[.B11];&quot;, &quot;;[.A11];&quot;, '&quot;;[.C11];&quot;');&quot;)" office:value-type="string" office:string-value="INSERT INTO Wilayah (WilayahID, PropinsiID, Wilayah) VALUES (7, 1, 'Aceh Tamiang');">
            <text:p>INSERT INTO Wilayah (WilayahID, PropinsiID, Wilayah) VALUES (7, 1, 'Aceh Tamiang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Aceh Tengah</text:p>
          </table:table-cell>
          <table:table-cell table:formula="of:=CONCATENATE([.$D$1];&quot; VALUES (&quot;;[.B12];&quot;, &quot;;[.A12];&quot;, '&quot;;[.C12];&quot;');&quot;)" office:value-type="string" office:string-value="INSERT INTO Wilayah (WilayahID, PropinsiID, Wilayah) VALUES (8, 1, 'Aceh Tengah');">
            <text:p>INSERT INTO Wilayah (WilayahID, PropinsiID, Wilayah) VALUES (8, 1, 'Aceh Tengah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ceh Tenggara</text:p>
          </table:table-cell>
          <table:table-cell table:formula="of:=CONCATENATE([.$D$1];&quot; VALUES (&quot;;[.B13];&quot;, &quot;;[.A13];&quot;, '&quot;;[.C13];&quot;');&quot;)" office:value-type="string" office:string-value="INSERT INTO Wilayah (WilayahID, PropinsiID, Wilayah) VALUES (9, 1, 'Aceh Tenggara');">
            <text:p>INSERT INTO Wilayah (WilayahID, PropinsiID, Wilayah) VALUES (9, 1, 'Aceh Tenggara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ceh Timur</text:p>
          </table:table-cell>
          <table:table-cell table:formula="of:=CONCATENATE([.$D$1];&quot; VALUES (&quot;;[.B14];&quot;, &quot;;[.A14];&quot;, '&quot;;[.C14];&quot;');&quot;)" office:value-type="string" office:string-value="INSERT INTO Wilayah (WilayahID, PropinsiID, Wilayah) VALUES (10, 1, 'Aceh Timur');">
            <text:p>INSERT INTO Wilayah (WilayahID, PropinsiID, Wilayah) VALUES (10, 1, 'Aceh Timur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Aceh Utara</text:p>
          </table:table-cell>
          <table:table-cell table:formula="of:=CONCATENATE([.$D$1];&quot; VALUES (&quot;;[.B15];&quot;, &quot;;[.A15];&quot;, '&quot;;[.C15];&quot;');&quot;)" office:value-type="string" office:string-value="INSERT INTO Wilayah (WilayahID, PropinsiID, Wilayah) VALUES (11, 1, 'Aceh Utara');">
            <text:p>INSERT INTO Wilayah (WilayahID, PropinsiID, Wilayah) VALUES (11, 1, 'Aceh Utara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Bener Meriah</text:p>
          </table:table-cell>
          <table:table-cell table:formula="of:=CONCATENATE([.$D$1];&quot; VALUES (&quot;;[.B16];&quot;, &quot;;[.A16];&quot;, '&quot;;[.C16];&quot;');&quot;)" office:value-type="string" office:string-value="INSERT INTO Wilayah (WilayahID, PropinsiID, Wilayah) VALUES (12, 1, 'Bener Meriah');">
            <text:p>INSERT INTO Wilayah (WilayahID, PropinsiID, Wilayah) VALUES (12, 1, 'Bener Meriah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Bireuen</text:p>
          </table:table-cell>
          <table:table-cell table:formula="of:=CONCATENATE([.$D$1];&quot; VALUES (&quot;;[.B17];&quot;, &quot;;[.A17];&quot;, '&quot;;[.C17];&quot;');&quot;)" office:value-type="string" office:string-value="INSERT INTO Wilayah (WilayahID, PropinsiID, Wilayah) VALUES (13, 1, 'Bireuen');">
            <text:p>INSERT INTO Wilayah (WilayahID, PropinsiID, Wilayah) VALUES (13, 1, 'Bireuen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Gayo Lues</text:p>
          </table:table-cell>
          <table:table-cell table:formula="of:=CONCATENATE([.$D$1];&quot; VALUES (&quot;;[.B18];&quot;, &quot;;[.A18];&quot;, '&quot;;[.C18];&quot;');&quot;)" office:value-type="string" office:string-value="INSERT INTO Wilayah (WilayahID, PropinsiID, Wilayah) VALUES (14, 1, 'Gayo Lues');">
            <text:p>INSERT INTO Wilayah (WilayahID, PropinsiID, Wilayah) VALUES (14, 1, 'Gayo Lues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Nagan Raya</text:p>
          </table:table-cell>
          <table:table-cell table:formula="of:=CONCATENATE([.$D$1];&quot; VALUES (&quot;;[.B19];&quot;, &quot;;[.A19];&quot;, '&quot;;[.C19];&quot;');&quot;)" office:value-type="string" office:string-value="INSERT INTO Wilayah (WilayahID, PropinsiID, Wilayah) VALUES (15, 1, 'Nagan Raya');">
            <text:p>INSERT INTO Wilayah (WilayahID, PropinsiID, Wilayah) VALUES (15, 1, 'Nagan Raya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Pidie</text:p>
          </table:table-cell>
          <table:table-cell table:formula="of:=CONCATENATE([.$D$1];&quot; VALUES (&quot;;[.B20];&quot;, &quot;;[.A20];&quot;, '&quot;;[.C20];&quot;');&quot;)" office:value-type="string" office:string-value="INSERT INTO Wilayah (WilayahID, PropinsiID, Wilayah) VALUES (16, 1, 'Pidie');">
            <text:p>INSERT INTO Wilayah (WilayahID, PropinsiID, Wilayah) VALUES (16, 1, 'Pidie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Simeulue</text:p>
          </table:table-cell>
          <table:table-cell table:formula="of:=CONCATENATE([.$D$1];&quot; VALUES (&quot;;[.B21];&quot;, &quot;;[.A21];&quot;, '&quot;;[.C21];&quot;');&quot;)" office:value-type="string" office:string-value="INSERT INTO Wilayah (WilayahID, PropinsiID, Wilayah) VALUES (17, 1, 'Simeulue');">
            <text:p>INSERT INTO Wilayah (WilayahID, PropinsiID, Wilayah) VALUES (17, 1, 'Simeulue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Kota Banda Aceh</text:p>
          </table:table-cell>
          <table:table-cell table:formula="of:=CONCATENATE([.$D$1];&quot; VALUES (&quot;;[.B22];&quot;, &quot;;[.A22];&quot;, '&quot;;[.C22];&quot;');&quot;)" office:value-type="string" office:string-value="INSERT INTO Wilayah (WilayahID, PropinsiID, Wilayah) VALUES (18, 1, 'Kota Banda Aceh');">
            <text:p>INSERT INTO Wilayah (WilayahID, PropinsiID, Wilayah) VALUES (18, 1, 'Kota Banda Aceh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Kota Langsa</text:p>
          </table:table-cell>
          <table:table-cell table:formula="of:=CONCATENATE([.$D$1];&quot; VALUES (&quot;;[.B23];&quot;, &quot;;[.A23];&quot;, '&quot;;[.C23];&quot;');&quot;)" office:value-type="string" office:string-value="INSERT INTO Wilayah (WilayahID, PropinsiID, Wilayah) VALUES (19, 1, 'Kota Langsa');">
            <text:p>INSERT INTO Wilayah (WilayahID, PropinsiID, Wilayah) VALUES (19, 1, 'Kota Langsa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Kota Lhokseumawe</text:p>
          </table:table-cell>
          <table:table-cell table:formula="of:=CONCATENATE([.$D$1];&quot; VALUES (&quot;;[.B24];&quot;, &quot;;[.A24];&quot;, '&quot;;[.C24];&quot;');&quot;)" office:value-type="string" office:string-value="INSERT INTO Wilayah (WilayahID, PropinsiID, Wilayah) VALUES (20, 1, 'Kota Lhokseumawe');">
            <text:p>INSERT INTO Wilayah (WilayahID, PropinsiID, Wilayah) VALUES (20, 1, 'Kota Lhokseumawe');</text:p>
          </table:table-cell>
          <table:table-cell table:number-columns-repeated="1020"/>
        </table:table-row>
        <table:table-row table:style-name="ro5">
          <table:table-cell table:style-name="ce6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Kota Sabang</text:p>
          </table:table-cell>
          <table:table-cell table:formula="of:=CONCATENATE([.$D$1];&quot; VALUES (&quot;;[.B25];&quot;, &quot;;[.A25];&quot;, '&quot;;[.C25];&quot;');&quot;)" office:value-type="string" office:string-value="INSERT INTO Wilayah (WilayahID, PropinsiID, Wilayah) VALUES (21, 1, 'Kota Sabang');">
            <text:p>INSERT INTO Wilayah (WilayahID, PropinsiID, Wilayah) VALUES (21, 1, 'Kota Sabang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Asahan</text:p>
          </table:table-cell>
          <table:table-cell table:formula="of:=CONCATENATE([.$D$1];&quot; VALUES (&quot;;[.B26];&quot;, &quot;;[.A26];&quot;, '&quot;;[.C26];&quot;');&quot;)" office:value-type="string" office:string-value="INSERT INTO Wilayah (WilayahID, PropinsiID, Wilayah) VALUES (22, 2, 'Asahan');">
            <text:p>INSERT INTO Wilayah (WilayahID, PropinsiID, Wilayah) VALUES (22, 2, 'Asaha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Binjai</text:p>
          </table:table-cell>
          <table:table-cell table:formula="of:=CONCATENATE([.$D$1];&quot; VALUES (&quot;;[.B27];&quot;, &quot;;[.A27];&quot;, '&quot;;[.C27];&quot;');&quot;)" office:value-type="string" office:string-value="INSERT INTO Wilayah (WilayahID, PropinsiID, Wilayah) VALUES (23, 2, 'Binjai');">
            <text:p>INSERT INTO Wilayah (WilayahID, PropinsiID, Wilayah) VALUES (23, 2, 'Binjai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Dairi</text:p>
          </table:table-cell>
          <table:table-cell table:formula="of:=CONCATENATE([.$D$1];&quot; VALUES (&quot;;[.B28];&quot;, &quot;;[.A28];&quot;, '&quot;;[.C28];&quot;');&quot;)" office:value-type="string" office:string-value="INSERT INTO Wilayah (WilayahID, PropinsiID, Wilayah) VALUES (24, 2, 'Dairi');">
            <text:p>INSERT INTO Wilayah (WilayahID, PropinsiID, Wilayah) VALUES (24, 2, 'Dairi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Deli Serdang</text:p>
          </table:table-cell>
          <table:table-cell table:formula="of:=CONCATENATE([.$D$1];&quot; VALUES (&quot;;[.B29];&quot;, &quot;;[.A29];&quot;, '&quot;;[.C29];&quot;');&quot;)" office:value-type="string" office:string-value="INSERT INTO Wilayah (WilayahID, PropinsiID, Wilayah) VALUES (25, 2, 'Deli Serdang');">
            <text:p>INSERT INTO Wilayah (WilayahID, PropinsiID, Wilayah) VALUES (25, 2, 'Deli Serdang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Humbang Hasundutan</text:p>
          </table:table-cell>
          <table:table-cell table:formula="of:=CONCATENATE([.$D$1];&quot; VALUES (&quot;;[.B30];&quot;, &quot;;[.A30];&quot;, '&quot;;[.C30];&quot;');&quot;)" office:value-type="string" office:string-value="INSERT INTO Wilayah (WilayahID, PropinsiID, Wilayah) VALUES (26, 2, 'Humbang Hasundutan');">
            <text:p>INSERT INTO Wilayah (WilayahID, PropinsiID, Wilayah) VALUES (26, 2, 'Humbang Hasunduta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Karo</text:p>
          </table:table-cell>
          <table:table-cell table:formula="of:=CONCATENATE([.$D$1];&quot; VALUES (&quot;;[.B31];&quot;, &quot;;[.A31];&quot;, '&quot;;[.C31];&quot;');&quot;)" office:value-type="string" office:string-value="INSERT INTO Wilayah (WilayahID, PropinsiID, Wilayah) VALUES (27, 2, 'Karo');">
            <text:p>INSERT INTO Wilayah (WilayahID, PropinsiID, Wilayah) VALUES (27, 2, 'Karo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Labuhan Batu</text:p>
          </table:table-cell>
          <table:table-cell table:formula="of:=CONCATENATE([.$D$1];&quot; VALUES (&quot;;[.B32];&quot;, &quot;;[.A32];&quot;, '&quot;;[.C32];&quot;');&quot;)" office:value-type="string" office:string-value="INSERT INTO Wilayah (WilayahID, PropinsiID, Wilayah) VALUES (28, 2, 'Labuhan Batu');">
            <text:p>INSERT INTO Wilayah (WilayahID, PropinsiID, Wilayah) VALUES (28, 2, 'Labuhan Batu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Langkat</text:p>
          </table:table-cell>
          <table:table-cell table:formula="of:=CONCATENATE([.$D$1];&quot; VALUES (&quot;;[.B33];&quot;, &quot;;[.A33];&quot;, '&quot;;[.C33];&quot;');&quot;)" office:value-type="string" office:string-value="INSERT INTO Wilayah (WilayahID, PropinsiID, Wilayah) VALUES (29, 2, 'Langkat');">
            <text:p>INSERT INTO Wilayah (WilayahID, PropinsiID, Wilayah) VALUES (29, 2, 'Langkat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Mandailing Natal</text:p>
          </table:table-cell>
          <table:table-cell table:formula="of:=CONCATENATE([.$D$1];&quot; VALUES (&quot;;[.B34];&quot;, &quot;;[.A34];&quot;, '&quot;;[.C34];&quot;');&quot;)" office:value-type="string" office:string-value="INSERT INTO Wilayah (WilayahID, PropinsiID, Wilayah) VALUES (30, 2, 'Mandailing Natal');">
            <text:p>INSERT INTO Wilayah (WilayahID, PropinsiID, Wilayah) VALUES (30, 2, 'Mandailing Natal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Nias</text:p>
          </table:table-cell>
          <table:table-cell table:formula="of:=CONCATENATE([.$D$1];&quot; VALUES (&quot;;[.B35];&quot;, &quot;;[.A35];&quot;, '&quot;;[.C35];&quot;');&quot;)" office:value-type="string" office:string-value="INSERT INTO Wilayah (WilayahID, PropinsiID, Wilayah) VALUES (31, 2, 'Nias');">
            <text:p>INSERT INTO Wilayah (WilayahID, PropinsiID, Wilayah) VALUES (31, 2, 'Nias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Nias Selatan</text:p>
          </table:table-cell>
          <table:table-cell table:formula="of:=CONCATENATE([.$D$1];&quot; VALUES (&quot;;[.B36];&quot;, &quot;;[.A36];&quot;, '&quot;;[.C36];&quot;');&quot;)" office:value-type="string" office:string-value="INSERT INTO Wilayah (WilayahID, PropinsiID, Wilayah) VALUES (32, 2, 'Nias Selatan');">
            <text:p>INSERT INTO Wilayah (WilayahID, PropinsiID, Wilayah) VALUES (32, 2, 'Nias Selata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Pakpak Bharat</text:p>
          </table:table-cell>
          <table:table-cell table:formula="of:=CONCATENATE([.$D$1];&quot; VALUES (&quot;;[.B37];&quot;, &quot;;[.A37];&quot;, '&quot;;[.C37];&quot;');&quot;)" office:value-type="string" office:string-value="INSERT INTO Wilayah (WilayahID, PropinsiID, Wilayah) VALUES (33, 2, 'Pakpak Bharat');">
            <text:p>INSERT INTO Wilayah (WilayahID, PropinsiID, Wilayah) VALUES (33, 2, 'Pakpak Bharat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Samosir</text:p>
          </table:table-cell>
          <table:table-cell table:formula="of:=CONCATENATE([.$D$1];&quot; VALUES (&quot;;[.B38];&quot;, &quot;;[.A38];&quot;, '&quot;;[.C38];&quot;');&quot;)" office:value-type="string" office:string-value="INSERT INTO Wilayah (WilayahID, PropinsiID, Wilayah) VALUES (34, 2, 'Samosir');">
            <text:p>INSERT INTO Wilayah (WilayahID, PropinsiID, Wilayah) VALUES (34, 2, 'Samosir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Serdang Bedagai</text:p>
          </table:table-cell>
          <table:table-cell table:formula="of:=CONCATENATE([.$D$1];&quot; VALUES (&quot;;[.B39];&quot;, &quot;;[.A39];&quot;, '&quot;;[.C39];&quot;');&quot;)" office:value-type="string" office:string-value="INSERT INTO Wilayah (WilayahID, PropinsiID, Wilayah) VALUES (35, 2, 'Serdang Bedagai');">
            <text:p>INSERT INTO Wilayah (WilayahID, PropinsiID, Wilayah) VALUES (35, 2, 'Serdang Bedagai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Simalungun</text:p>
          </table:table-cell>
          <table:table-cell table:formula="of:=CONCATENATE([.$D$1];&quot; VALUES (&quot;;[.B40];&quot;, &quot;;[.A40];&quot;, '&quot;;[.C40];&quot;');&quot;)" office:value-type="string" office:string-value="INSERT INTO Wilayah (WilayahID, PropinsiID, Wilayah) VALUES (36, 2, 'Simalungun');">
            <text:p>INSERT INTO Wilayah (WilayahID, PropinsiID, Wilayah) VALUES (36, 2, 'Simalungu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Tapanuli Selatan</text:p>
          </table:table-cell>
          <table:table-cell table:formula="of:=CONCATENATE([.$D$1];&quot; VALUES (&quot;;[.B41];&quot;, &quot;;[.A41];&quot;, '&quot;;[.C41];&quot;');&quot;)" office:value-type="string" office:string-value="INSERT INTO Wilayah (WilayahID, PropinsiID, Wilayah) VALUES (37, 2, 'Tapanuli Selatan');">
            <text:p>INSERT INTO Wilayah (WilayahID, PropinsiID, Wilayah) VALUES (37, 2, 'Tapanuli Selata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Tapanuli Tengah</text:p>
          </table:table-cell>
          <table:table-cell table:formula="of:=CONCATENATE([.$D$1];&quot; VALUES (&quot;;[.B42];&quot;, &quot;;[.A42];&quot;, '&quot;;[.C42];&quot;');&quot;)" office:value-type="string" office:string-value="INSERT INTO Wilayah (WilayahID, PropinsiID, Wilayah) VALUES (38, 2, 'Tapanuli Tengah');">
            <text:p>INSERT INTO Wilayah (WilayahID, PropinsiID, Wilayah) VALUES (38, 2, 'Tapanuli Tengah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Tapanuli Utara</text:p>
          </table:table-cell>
          <table:table-cell table:formula="of:=CONCATENATE([.$D$1];&quot; VALUES (&quot;;[.B43];&quot;, &quot;;[.A43];&quot;, '&quot;;[.C43];&quot;');&quot;)" office:value-type="string" office:string-value="INSERT INTO Wilayah (WilayahID, PropinsiID, Wilayah) VALUES (39, 2, 'Tapanuli Utara');">
            <text:p>INSERT INTO Wilayah (WilayahID, PropinsiID, Wilayah) VALUES (39, 2, 'Tapanuli Utara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Toba-Samosir</text:p>
          </table:table-cell>
          <table:table-cell table:formula="of:=CONCATENATE([.$D$1];&quot; VALUES (&quot;;[.B44];&quot;, &quot;;[.A44];&quot;, '&quot;;[.C44];&quot;');&quot;)" office:value-type="string" office:string-value="INSERT INTO Wilayah (WilayahID, PropinsiID, Wilayah) VALUES (40, 2, 'Toba-Samosir');">
            <text:p>INSERT INTO Wilayah (WilayahID, PropinsiID, Wilayah) VALUES (40, 2, 'Toba-Samosir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Kota Binjai</text:p>
          </table:table-cell>
          <table:table-cell table:formula="of:=CONCATENATE([.$D$1];&quot; VALUES (&quot;;[.B45];&quot;, &quot;;[.A45];&quot;, '&quot;;[.C45];&quot;');&quot;)" office:value-type="string" office:string-value="INSERT INTO Wilayah (WilayahID, PropinsiID, Wilayah) VALUES (41, 2, 'Kota Binjai');">
            <text:p>INSERT INTO Wilayah (WilayahID, PropinsiID, Wilayah) VALUES (41, 2, 'Kota Binjai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Kota Medan</text:p>
          </table:table-cell>
          <table:table-cell table:formula="of:=CONCATENATE([.$D$1];&quot; VALUES (&quot;;[.B46];&quot;, &quot;;[.A46];&quot;, '&quot;;[.C46];&quot;');&quot;)" office:value-type="string" office:string-value="INSERT INTO Wilayah (WilayahID, PropinsiID, Wilayah) VALUES (42, 2, 'Kota Medan');">
            <text:p>INSERT INTO Wilayah (WilayahID, PropinsiID, Wilayah) VALUES (42, 2, 'Kota Meda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Kota Padang Sidempuan</text:p>
          </table:table-cell>
          <table:table-cell table:formula="of:=CONCATENATE([.$D$1];&quot; VALUES (&quot;;[.B47];&quot;, &quot;;[.A47];&quot;, '&quot;;[.C47];&quot;');&quot;)" office:value-type="string" office:string-value="INSERT INTO Wilayah (WilayahID, PropinsiID, Wilayah) VALUES (43, 2, 'Kota Padang Sidempuan');">
            <text:p>INSERT INTO Wilayah (WilayahID, PropinsiID, Wilayah) VALUES (43, 2, 'Kota Padang Sidempuan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Kota Pematang Siantar</text:p>
          </table:table-cell>
          <table:table-cell table:formula="of:=CONCATENATE([.$D$1];&quot; VALUES (&quot;;[.B48];&quot;, &quot;;[.A48];&quot;, '&quot;;[.C48];&quot;');&quot;)" office:value-type="string" office:string-value="INSERT INTO Wilayah (WilayahID, PropinsiID, Wilayah) VALUES (44, 2, 'Kota Pematang Siantar');">
            <text:p>INSERT INTO Wilayah (WilayahID, PropinsiID, Wilayah) VALUES (44, 2, 'Kota Pematang Siantar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Kota Sibolga</text:p>
          </table:table-cell>
          <table:table-cell table:formula="of:=CONCATENATE([.$D$1];&quot; VALUES (&quot;;[.B49];&quot;, &quot;;[.A49];&quot;, '&quot;;[.C49];&quot;');&quot;)" office:value-type="string" office:string-value="INSERT INTO Wilayah (WilayahID, PropinsiID, Wilayah) VALUES (45, 2, 'Kota Sibolga');">
            <text:p>INSERT INTO Wilayah (WilayahID, PropinsiID, Wilayah) VALUES (45, 2, 'Kota Sibolga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Kota Tanjung Balai</text:p>
          </table:table-cell>
          <table:table-cell table:formula="of:=CONCATENATE([.$D$1];&quot; VALUES (&quot;;[.B50];&quot;, &quot;;[.A50];&quot;, '&quot;;[.C50];&quot;');&quot;)" office:value-type="string" office:string-value="INSERT INTO Wilayah (WilayahID, PropinsiID, Wilayah) VALUES (46, 2, 'Kota Tanjung Balai');">
            <text:p>INSERT INTO Wilayah (WilayahID, PropinsiID, Wilayah) VALUES (46, 2, 'Kota Tanjung Balai');</text:p>
          </table:table-cell>
          <table:table-cell table:number-columns-repeated="1020"/>
        </table:table-row>
        <table:table-row table:style-name="ro5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Kota Tebing Tinggi</text:p>
          </table:table-cell>
          <table:table-cell table:formula="of:=CONCATENATE([.$D$1];&quot; VALUES (&quot;;[.B51];&quot;, &quot;;[.A51];&quot;, '&quot;;[.C51];&quot;');&quot;)" office:value-type="string" office:string-value="INSERT INTO Wilayah (WilayahID, PropinsiID, Wilayah) VALUES (47, 2, 'Kota Tebing Tinggi');">
            <text:p>INSERT INTO Wilayah (WilayahID, PropinsiID, Wilayah) VALUES (47, 2, 'Kota Tebing Tinggi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Kota Bengkulu</text:p>
          </table:table-cell>
          <table:table-cell table:formula="of:=CONCATENATE([.$D$1];&quot; VALUES (&quot;;[.B52];&quot;, &quot;;[.A52];&quot;, '&quot;;[.C52];&quot;');&quot;)" office:value-type="string" office:string-value="INSERT INTO Wilayah (WilayahID, PropinsiID, Wilayah) VALUES (48, 3, 'Kota Bengkulu');">
            <text:p>INSERT INTO Wilayah (WilayahID, PropinsiID, Wilayah) VALUES (48, 3, 'Kota Bengkulu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Bengkulu Selatan</text:p>
          </table:table-cell>
          <table:table-cell table:formula="of:=CONCATENATE([.$D$1];&quot; VALUES (&quot;;[.B53];&quot;, &quot;;[.A53];&quot;, '&quot;;[.C53];&quot;');&quot;)" office:value-type="string" office:string-value="INSERT INTO Wilayah (WilayahID, PropinsiID, Wilayah) VALUES (49, 3, 'Bengkulu Selatan');">
            <text:p>INSERT INTO Wilayah (WilayahID, PropinsiID, Wilayah) VALUES (49, 3, 'Bengkulu Selatan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Bengkulu Utara</text:p>
          </table:table-cell>
          <table:table-cell table:formula="of:=CONCATENATE([.$D$1];&quot; VALUES (&quot;;[.B54];&quot;, &quot;;[.A54];&quot;, '&quot;;[.C54];&quot;');&quot;)" office:value-type="string" office:string-value="INSERT INTO Wilayah (WilayahID, PropinsiID, Wilayah) VALUES (50, 3, 'Bengkulu Utara');">
            <text:p>INSERT INTO Wilayah (WilayahID, PropinsiID, Wilayah) VALUES (50, 3, 'Bengkulu Utara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Kaur</text:p>
          </table:table-cell>
          <table:table-cell table:formula="of:=CONCATENATE([.$D$1];&quot; VALUES (&quot;;[.B55];&quot;, &quot;;[.A55];&quot;, '&quot;;[.C55];&quot;');&quot;)" office:value-type="string" office:string-value="INSERT INTO Wilayah (WilayahID, PropinsiID, Wilayah) VALUES (51, 3, 'Kaur');">
            <text:p>INSERT INTO Wilayah (WilayahID, PropinsiID, Wilayah) VALUES (51, 3, 'Kaur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Kepahiang</text:p>
          </table:table-cell>
          <table:table-cell table:formula="of:=CONCATENATE([.$D$1];&quot; VALUES (&quot;;[.B56];&quot;, &quot;;[.A56];&quot;, '&quot;;[.C56];&quot;');&quot;)" office:value-type="string" office:string-value="INSERT INTO Wilayah (WilayahID, PropinsiID, Wilayah) VALUES (52, 3, 'Kepahiang');">
            <text:p>INSERT INTO Wilayah (WilayahID, PropinsiID, Wilayah) VALUES (52, 3, 'Kepahiang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string">
            <text:p>Lebong</text:p>
          </table:table-cell>
          <table:table-cell table:formula="of:=CONCATENATE([.$D$1];&quot; VALUES (&quot;;[.B57];&quot;, &quot;;[.A57];&quot;, '&quot;;[.C57];&quot;');&quot;)" office:value-type="string" office:string-value="INSERT INTO Wilayah (WilayahID, PropinsiID, Wilayah) VALUES (53, 3, 'Lebong');">
            <text:p>INSERT INTO Wilayah (WilayahID, PropinsiID, Wilayah) VALUES (53, 3, 'Lebong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string">
            <text:p>Muko-muko</text:p>
          </table:table-cell>
          <table:table-cell table:formula="of:=CONCATENATE([.$D$1];&quot; VALUES (&quot;;[.B58];&quot;, &quot;;[.A58];&quot;, '&quot;;[.C58];&quot;');&quot;)" office:value-type="string" office:string-value="INSERT INTO Wilayah (WilayahID, PropinsiID, Wilayah) VALUES (54, 3, 'Muko-muko');">
            <text:p>INSERT INTO Wilayah (WilayahID, PropinsiID, Wilayah) VALUES (54, 3, 'Muko-muko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jang Lebong</text:p>
          </table:table-cell>
          <table:table-cell table:formula="of:=CONCATENATE([.$D$1];&quot; VALUES (&quot;;[.B59];&quot;, &quot;;[.A59];&quot;, '&quot;;[.C59];&quot;');&quot;)" office:value-type="string" office:string-value="INSERT INTO Wilayah (WilayahID, PropinsiID, Wilayah) VALUES (55, 3, 'Rejang Lebong');">
            <text:p>INSERT INTO Wilayah (WilayahID, PropinsiID, Wilayah) VALUES (55, 3, 'Rejang Lebong');</text:p>
          </table:table-cell>
          <table:table-cell table:number-columns-repeated="1020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Seluma</text:p>
          </table:table-cell>
          <table:table-cell table:formula="of:=CONCATENATE([.$D$1];&quot; VALUES (&quot;;[.B60];&quot;, &quot;;[.A60];&quot;, '&quot;;[.C60];&quot;');&quot;)" office:value-type="string" office:string-value="INSERT INTO Wilayah (WilayahID, PropinsiID, Wilayah) VALUES (56, 3, 'Seluma');">
            <text:p>INSERT INTO Wilayah (WilayahID, PropinsiID, Wilayah) VALUES (56, 3, 'Seluma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Kota Jambi</text:p>
          </table:table-cell>
          <table:table-cell table:formula="of:=CONCATENATE([.$D$1];&quot; VALUES (&quot;;[.B61];&quot;, &quot;;[.A61];&quot;, '&quot;;[.C61];&quot;');&quot;)" office:value-type="string" office:string-value="INSERT INTO Wilayah (WilayahID, PropinsiID, Wilayah) VALUES (57, 4, 'Kota Jambi');">
            <text:p>INSERT INTO Wilayah (WilayahID, PropinsiID, Wilayah) VALUES (57, 4, 'Kota Jambi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string">
            <text:p>Batanghari</text:p>
          </table:table-cell>
          <table:table-cell table:formula="of:=CONCATENATE([.$D$1];&quot; VALUES (&quot;;[.B62];&quot;, &quot;;[.A62];&quot;, '&quot;;[.C62];&quot;');&quot;)" office:value-type="string" office:string-value="INSERT INTO Wilayah (WilayahID, PropinsiID, Wilayah) VALUES (58, 4, 'Batanghari');">
            <text:p>INSERT INTO Wilayah (WilayahID, PropinsiID, Wilayah) VALUES (58, 4, 'Batanghari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string">
            <text:p>Bungo</text:p>
          </table:table-cell>
          <table:table-cell table:formula="of:=CONCATENATE([.$D$1];&quot; VALUES (&quot;;[.B63];&quot;, &quot;;[.A63];&quot;, '&quot;;[.C63];&quot;');&quot;)" office:value-type="string" office:string-value="INSERT INTO Wilayah (WilayahID, PropinsiID, Wilayah) VALUES (59, 4, 'Bungo');">
            <text:p>INSERT INTO Wilayah (WilayahID, PropinsiID, Wilayah) VALUES (59, 4, 'Bungo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Kerinci</text:p>
          </table:table-cell>
          <table:table-cell table:formula="of:=CONCATENATE([.$D$1];&quot; VALUES (&quot;;[.B64];&quot;, &quot;;[.A64];&quot;, '&quot;;[.C64];&quot;');&quot;)" office:value-type="string" office:string-value="INSERT INTO Wilayah (WilayahID, PropinsiID, Wilayah) VALUES (60, 4, 'Kerinci');">
            <text:p>INSERT INTO Wilayah (WilayahID, PropinsiID, Wilayah) VALUES (60, 4, 'Kerinci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string">
            <text:p>Merangin</text:p>
          </table:table-cell>
          <table:table-cell table:formula="of:=CONCATENATE([.$D$1];&quot; VALUES (&quot;;[.B65];&quot;, &quot;;[.A65];&quot;, '&quot;;[.C65];&quot;');&quot;)" office:value-type="string" office:string-value="INSERT INTO Wilayah (WilayahID, PropinsiID, Wilayah) VALUES (61, 4, 'Merangin');">
            <text:p>INSERT INTO Wilayah (WilayahID, PropinsiID, Wilayah) VALUES (61, 4, 'Merangin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Muaro Jambi</text:p>
          </table:table-cell>
          <table:table-cell table:formula="of:=CONCATENATE([.$D$1];&quot; VALUES (&quot;;[.B66];&quot;, &quot;;[.A66];&quot;, '&quot;;[.C66];&quot;');&quot;)" office:value-type="string" office:string-value="INSERT INTO Wilayah (WilayahID, PropinsiID, Wilayah) VALUES (62, 4, 'Muaro Jambi');">
            <text:p>INSERT INTO Wilayah (WilayahID, PropinsiID, Wilayah) VALUES (62, 4, 'Muaro Jambi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string">
            <text:p>Sarolangun</text:p>
          </table:table-cell>
          <table:table-cell table:formula="of:=CONCATENATE([.$D$1];&quot; VALUES (&quot;;[.B67];&quot;, &quot;;[.A67];&quot;, '&quot;;[.C67];&quot;');&quot;)" office:value-type="string" office:string-value="INSERT INTO Wilayah (WilayahID, PropinsiID, Wilayah) VALUES (63, 4, 'Sarolangun');">
            <text:p>INSERT INTO Wilayah (WilayahID, PropinsiID, Wilayah) VALUES (63, 4, 'Sarolangun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string">
            <text:p>Tanjung Jabung Barat</text:p>
          </table:table-cell>
          <table:table-cell table:formula="of:=CONCATENATE([.$D$1];&quot; VALUES (&quot;;[.B68];&quot;, &quot;;[.A68];&quot;, '&quot;;[.C68];&quot;');&quot;)" office:value-type="string" office:string-value="INSERT INTO Wilayah (WilayahID, PropinsiID, Wilayah) VALUES (64, 4, 'Tanjung Jabung Barat');">
            <text:p>INSERT INTO Wilayah (WilayahID, PropinsiID, Wilayah) VALUES (64, 4, 'Tanjung Jabung Barat');</text:p>
          </table:table-cell>
          <table:table-cell table:number-columns-repeated="1020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string">
            <text:p>Tanjung Jabung Timur</text:p>
          </table:table-cell>
          <table:table-cell table:formula="of:=CONCATENATE([.$D$1];&quot; VALUES (&quot;;[.B69];&quot;, &quot;;[.A69];&quot;, '&quot;;[.C69];&quot;');&quot;)" office:value-type="string" office:string-value="INSERT INTO Wilayah (WilayahID, PropinsiID, Wilayah) VALUES (65, 4, 'Tanjung Jabung Timur');">
            <text:p>INSERT INTO Wilayah (WilayahID, PropinsiID, Wilayah) VALUES (65, 4, 'Tanjung Jabung Timur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Bengkalis</text:p>
          </table:table-cell>
          <table:table-cell table:formula="of:=CONCATENATE([.$D$1];&quot; VALUES (&quot;;[.B70];&quot;, &quot;;[.A70];&quot;, '&quot;;[.C70];&quot;');&quot;)" office:value-type="string" office:string-value="INSERT INTO Wilayah (WilayahID, PropinsiID, Wilayah) VALUES (66, 5, 'Bengkalis');">
            <text:p>INSERT INTO Wilayah (WilayahID, PropinsiID, Wilayah) VALUES (66, 5, 'Bengkalis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Indragiri Hilir</text:p>
          </table:table-cell>
          <table:table-cell table:formula="of:=CONCATENATE([.$D$1];&quot; VALUES (&quot;;[.B71];&quot;, &quot;;[.A71];&quot;, '&quot;;[.C71];&quot;');&quot;)" office:value-type="string" office:string-value="INSERT INTO Wilayah (WilayahID, PropinsiID, Wilayah) VALUES (67, 5, 'Indragiri Hilir');">
            <text:p>INSERT INTO Wilayah (WilayahID, PropinsiID, Wilayah) VALUES (67, 5, 'Indragiri Hilir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string">
            <text:p>Indragiri Hulu</text:p>
          </table:table-cell>
          <table:table-cell table:formula="of:=CONCATENATE([.$D$1];&quot; VALUES (&quot;;[.B72];&quot;, &quot;;[.A72];&quot;, '&quot;;[.C72];&quot;');&quot;)" office:value-type="string" office:string-value="INSERT INTO Wilayah (WilayahID, PropinsiID, Wilayah) VALUES (68, 5, 'Indragiri Hulu');">
            <text:p>INSERT INTO Wilayah (WilayahID, PropinsiID, Wilayah) VALUES (68, 5, 'Indragiri Hulu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Kampar</text:p>
          </table:table-cell>
          <table:table-cell table:formula="of:=CONCATENATE([.$D$1];&quot; VALUES (&quot;;[.B73];&quot;, &quot;;[.A73];&quot;, '&quot;;[.C73];&quot;');&quot;)" office:value-type="string" office:string-value="INSERT INTO Wilayah (WilayahID, PropinsiID, Wilayah) VALUES (69, 5, 'Kampar');">
            <text:p>INSERT INTO Wilayah (WilayahID, PropinsiID, Wilayah) VALUES (69, 5, 'Kampar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Kuantan Singingi</text:p>
          </table:table-cell>
          <table:table-cell table:formula="of:=CONCATENATE([.$D$1];&quot; VALUES (&quot;;[.B74];&quot;, &quot;;[.A74];&quot;, '&quot;;[.C74];&quot;');&quot;)" office:value-type="string" office:string-value="INSERT INTO Wilayah (WilayahID, PropinsiID, Wilayah) VALUES (70, 5, 'Kuantan Singingi');">
            <text:p>INSERT INTO Wilayah (WilayahID, PropinsiID, Wilayah) VALUES (70, 5, 'Kuantan Singingi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string">
            <text:p>Pelalawan</text:p>
          </table:table-cell>
          <table:table-cell table:formula="of:=CONCATENATE([.$D$1];&quot; VALUES (&quot;;[.B75];&quot;, &quot;;[.A75];&quot;, '&quot;;[.C75];&quot;');&quot;)" office:value-type="string" office:string-value="INSERT INTO Wilayah (WilayahID, PropinsiID, Wilayah) VALUES (71, 5, 'Pelalawan');">
            <text:p>INSERT INTO Wilayah (WilayahID, PropinsiID, Wilayah) VALUES (71, 5, 'Pelalawan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string">
            <text:p>Rokan Hulu</text:p>
          </table:table-cell>
          <table:table-cell table:formula="of:=CONCATENATE([.$D$1];&quot; VALUES (&quot;;[.B76];&quot;, &quot;;[.A76];&quot;, '&quot;;[.C76];&quot;');&quot;)" office:value-type="string" office:string-value="INSERT INTO Wilayah (WilayahID, PropinsiID, Wilayah) VALUES (72, 5, 'Rokan Hulu');">
            <text:p>INSERT INTO Wilayah (WilayahID, PropinsiID, Wilayah) VALUES (72, 5, 'Rokan Hulu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string">
            <text:p>Rokan Hilir</text:p>
          </table:table-cell>
          <table:table-cell table:formula="of:=CONCATENATE([.$D$1];&quot; VALUES (&quot;;[.B77];&quot;, &quot;;[.A77];&quot;, '&quot;;[.C77];&quot;');&quot;)" office:value-type="string" office:string-value="INSERT INTO Wilayah (WilayahID, PropinsiID, Wilayah) VALUES (73, 5, 'Rokan Hilir');">
            <text:p>INSERT INTO Wilayah (WilayahID, PropinsiID, Wilayah) VALUES (73, 5, 'Rokan Hilir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Siak</text:p>
          </table:table-cell>
          <table:table-cell table:formula="of:=CONCATENATE([.$D$1];&quot; VALUES (&quot;;[.B78];&quot;, &quot;;[.A78];&quot;, '&quot;;[.C78];&quot;');&quot;)" office:value-type="string" office:string-value="INSERT INTO Wilayah (WilayahID, PropinsiID, Wilayah) VALUES (74, 5, 'Siak');">
            <text:p>INSERT INTO Wilayah (WilayahID, PropinsiID, Wilayah) VALUES (74, 5, 'Siak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string">
            <text:p>Kota Dumai</text:p>
          </table:table-cell>
          <table:table-cell table:formula="of:=CONCATENATE([.$D$1];&quot; VALUES (&quot;;[.B79];&quot;, &quot;;[.A79];&quot;, '&quot;;[.C79];&quot;');&quot;)" office:value-type="string" office:string-value="INSERT INTO Wilayah (WilayahID, PropinsiID, Wilayah) VALUES (75, 5, 'Kota Dumai');">
            <text:p>INSERT INTO Wilayah (WilayahID, PropinsiID, Wilayah) VALUES (75, 5, 'Kota Dumai');</text:p>
          </table:table-cell>
          <table:table-cell table:number-columns-repeated="1020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Kota Pekanbaru</text:p>
          </table:table-cell>
          <table:table-cell table:formula="of:=CONCATENATE([.$D$1];&quot; VALUES (&quot;;[.B80];&quot;, &quot;;[.A80];&quot;, '&quot;;[.C80];&quot;');&quot;)" office:value-type="string" office:string-value="INSERT INTO Wilayah (WilayahID, PropinsiID, Wilayah) VALUES (76, 5, 'Kota Pekanbaru');">
            <text:p>INSERT INTO Wilayah (WilayahID, PropinsiID, Wilayah) VALUES (76, 5, 'Kota Pekanbaru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string">
            <text:p>Agam</text:p>
          </table:table-cell>
          <table:table-cell table:formula="of:=CONCATENATE([.$D$1];&quot; VALUES (&quot;;[.B81];&quot;, &quot;;[.A81];&quot;, '&quot;;[.C81];&quot;');&quot;)" office:value-type="string" office:string-value="INSERT INTO Wilayah (WilayahID, PropinsiID, Wilayah) VALUES (77, 6, 'Agam');">
            <text:p>INSERT INTO Wilayah (WilayahID, PropinsiID, Wilayah) VALUES (77, 6, 'Agam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Dharmasraya</text:p>
          </table:table-cell>
          <table:table-cell table:formula="of:=CONCATENATE([.$D$1];&quot; VALUES (&quot;;[.B82];&quot;, &quot;;[.A82];&quot;, '&quot;;[.C82];&quot;');&quot;)" office:value-type="string" office:string-value="INSERT INTO Wilayah (WilayahID, PropinsiID, Wilayah) VALUES (78, 6, 'Dharmasraya');">
            <text:p>INSERT INTO Wilayah (WilayahID, PropinsiID, Wilayah) VALUES (78, 6, 'Dharmasraya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string">
            <text:p>Limapuluh Koto</text:p>
          </table:table-cell>
          <table:table-cell table:formula="of:=CONCATENATE([.$D$1];&quot; VALUES (&quot;;[.B83];&quot;, &quot;;[.A83];&quot;, '&quot;;[.C83];&quot;');&quot;)" office:value-type="string" office:string-value="INSERT INTO Wilayah (WilayahID, PropinsiID, Wilayah) VALUES (79, 6, 'Limapuluh Koto');">
            <text:p>INSERT INTO Wilayah (WilayahID, PropinsiID, Wilayah) VALUES (79, 6, 'Limapuluh Koto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string">
            <text:p>Mentawai</text:p>
          </table:table-cell>
          <table:table-cell table:formula="of:=CONCATENATE([.$D$1];&quot; VALUES (&quot;;[.B84];&quot;, &quot;;[.A84];&quot;, '&quot;;[.C84];&quot;');&quot;)" office:value-type="string" office:string-value="INSERT INTO Wilayah (WilayahID, PropinsiID, Wilayah) VALUES (80, 6, 'Mentawai');">
            <text:p>INSERT INTO Wilayah (WilayahID, PropinsiID, Wilayah) VALUES (80, 6, 'Mentawai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string">
            <text:p>Padang Pariaman</text:p>
          </table:table-cell>
          <table:table-cell table:formula="of:=CONCATENATE([.$D$1];&quot; VALUES (&quot;;[.B85];&quot;, &quot;;[.A85];&quot;, '&quot;;[.C85];&quot;');&quot;)" office:value-type="string" office:string-value="INSERT INTO Wilayah (WilayahID, PropinsiID, Wilayah) VALUES (81, 6, 'Padang Pariaman');">
            <text:p>INSERT INTO Wilayah (WilayahID, PropinsiID, Wilayah) VALUES (81, 6, 'Padang Pariaman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string">
            <text:p>Pasaman</text:p>
          </table:table-cell>
          <table:table-cell table:formula="of:=CONCATENATE([.$D$1];&quot; VALUES (&quot;;[.B86];&quot;, &quot;;[.A86];&quot;, '&quot;;[.C86];&quot;');&quot;)" office:value-type="string" office:string-value="INSERT INTO Wilayah (WilayahID, PropinsiID, Wilayah) VALUES (82, 6, 'Pasaman');">
            <text:p>INSERT INTO Wilayah (WilayahID, PropinsiID, Wilayah) VALUES (82, 6, 'Pasaman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string">
            <text:p>Pasaman Barat</text:p>
          </table:table-cell>
          <table:table-cell table:formula="of:=CONCATENATE([.$D$1];&quot; VALUES (&quot;;[.B87];&quot;, &quot;;[.A87];&quot;, '&quot;;[.C87];&quot;');&quot;)" office:value-type="string" office:string-value="INSERT INTO Wilayah (WilayahID, PropinsiID, Wilayah) VALUES (83, 6, 'Pasaman Barat');">
            <text:p>INSERT INTO Wilayah (WilayahID, PropinsiID, Wilayah) VALUES (83, 6, 'Pasaman Barat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string">
            <text:p>Pesisir Selatan</text:p>
          </table:table-cell>
          <table:table-cell table:formula="of:=CONCATENATE([.$D$1];&quot; VALUES (&quot;;[.B88];&quot;, &quot;;[.A88];&quot;, '&quot;;[.C88];&quot;');&quot;)" office:value-type="string" office:string-value="INSERT INTO Wilayah (WilayahID, PropinsiID, Wilayah) VALUES (84, 6, 'Pesisir Selatan');">
            <text:p>INSERT INTO Wilayah (WilayahID, PropinsiID, Wilayah) VALUES (84, 6, 'Pesisir Selatan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Sawahlunto Sijunjung</text:p>
          </table:table-cell>
          <table:table-cell table:formula="of:=CONCATENATE([.$D$1];&quot; VALUES (&quot;;[.B89];&quot;, &quot;;[.A89];&quot;, '&quot;;[.C89];&quot;');&quot;)" office:value-type="string" office:string-value="INSERT INTO Wilayah (WilayahID, PropinsiID, Wilayah) VALUES (85, 6, 'Sawahlunto Sijunjung');">
            <text:p>INSERT INTO Wilayah (WilayahID, PropinsiID, Wilayah) VALUES (85, 6, 'Sawahlunto Sijunjung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string">
            <text:p>Solok kabupaten</text:p>
          </table:table-cell>
          <table:table-cell table:formula="of:=CONCATENATE([.$D$1];&quot; VALUES (&quot;;[.B90];&quot;, &quot;;[.A90];&quot;, '&quot;;[.C90];&quot;');&quot;)" office:value-type="string" office:string-value="INSERT INTO Wilayah (WilayahID, PropinsiID, Wilayah) VALUES (86, 6, 'Solok kabupaten');">
            <text:p>INSERT INTO Wilayah (WilayahID, PropinsiID, Wilayah) VALUES (86, 6, 'Solok kabupaten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string">
            <text:p>Solok Selatan</text:p>
          </table:table-cell>
          <table:table-cell table:formula="of:=CONCATENATE([.$D$1];&quot; VALUES (&quot;;[.B91];&quot;, &quot;;[.A91];&quot;, '&quot;;[.C91];&quot;');&quot;)" office:value-type="string" office:string-value="INSERT INTO Wilayah (WilayahID, PropinsiID, Wilayah) VALUES (87, 6, 'Solok Selatan');">
            <text:p>INSERT INTO Wilayah (WilayahID, PropinsiID, Wilayah) VALUES (87, 6, 'Solok Selatan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string">
            <text:p>Tanah Datar</text:p>
          </table:table-cell>
          <table:table-cell table:formula="of:=CONCATENATE([.$D$1];&quot; VALUES (&quot;;[.B92];&quot;, &quot;;[.A92];&quot;, '&quot;;[.C92];&quot;');&quot;)" office:value-type="string" office:string-value="INSERT INTO Wilayah (WilayahID, PropinsiID, Wilayah) VALUES (88, 6, 'Tanah Datar');">
            <text:p>INSERT INTO Wilayah (WilayahID, PropinsiID, Wilayah) VALUES (88, 6, 'Tanah Datar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Kota Bukittinggi</text:p>
          </table:table-cell>
          <table:table-cell table:formula="of:=CONCATENATE([.$D$1];&quot; VALUES (&quot;;[.B93];&quot;, &quot;;[.A93];&quot;, '&quot;;[.C93];&quot;');&quot;)" office:value-type="string" office:string-value="INSERT INTO Wilayah (WilayahID, PropinsiID, Wilayah) VALUES (89, 6, 'Kota Bukittinggi');">
            <text:p>INSERT INTO Wilayah (WilayahID, PropinsiID, Wilayah) VALUES (89, 6, 'Kota Bukittinggi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string">
            <text:p>Kota Padang</text:p>
          </table:table-cell>
          <table:table-cell table:formula="of:=CONCATENATE([.$D$1];&quot; VALUES (&quot;;[.B94];&quot;, &quot;;[.A94];&quot;, '&quot;;[.C94];&quot;');&quot;)" office:value-type="string" office:string-value="INSERT INTO Wilayah (WilayahID, PropinsiID, Wilayah) VALUES (90, 6, 'Kota Padang');">
            <text:p>INSERT INTO Wilayah (WilayahID, PropinsiID, Wilayah) VALUES (90, 6, 'Kota Padang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string">
            <text:p>Kota Padang Panjang</text:p>
          </table:table-cell>
          <table:table-cell table:formula="of:=CONCATENATE([.$D$1];&quot; VALUES (&quot;;[.B95];&quot;, &quot;;[.A95];&quot;, '&quot;;[.C95];&quot;');&quot;)" office:value-type="string" office:string-value="INSERT INTO Wilayah (WilayahID, PropinsiID, Wilayah) VALUES (91, 6, 'Kota Padang Panjang');">
            <text:p>INSERT INTO Wilayah (WilayahID, PropinsiID, Wilayah) VALUES (91, 6, 'Kota Padang Panjang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string">
            <text:p>Kota Pariaman</text:p>
          </table:table-cell>
          <table:table-cell table:formula="of:=CONCATENATE([.$D$1];&quot; VALUES (&quot;;[.B96];&quot;, &quot;;[.A96];&quot;, '&quot;;[.C96];&quot;');&quot;)" office:value-type="string" office:string-value="INSERT INTO Wilayah (WilayahID, PropinsiID, Wilayah) VALUES (92, 6, 'Kota Pariaman');">
            <text:p>INSERT INTO Wilayah (WilayahID, PropinsiID, Wilayah) VALUES (92, 6, 'Kota Pariaman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string">
            <text:p>Kota Payakumbuh</text:p>
          </table:table-cell>
          <table:table-cell table:formula="of:=CONCATENATE([.$D$1];&quot; VALUES (&quot;;[.B97];&quot;, &quot;;[.A97];&quot;, '&quot;;[.C97];&quot;');&quot;)" office:value-type="string" office:string-value="INSERT INTO Wilayah (WilayahID, PropinsiID, Wilayah) VALUES (93, 6, 'Kota Payakumbuh');">
            <text:p>INSERT INTO Wilayah (WilayahID, PropinsiID, Wilayah) VALUES (93, 6, 'Kota Payakumbuh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string">
            <text:p>Kota Sawahlunto</text:p>
          </table:table-cell>
          <table:table-cell table:formula="of:=CONCATENATE([.$D$1];&quot; VALUES (&quot;;[.B98];&quot;, &quot;;[.A98];&quot;, '&quot;;[.C98];&quot;');&quot;)" office:value-type="string" office:string-value="INSERT INTO Wilayah (WilayahID, PropinsiID, Wilayah) VALUES (94, 6, 'Kota Sawahlunto');">
            <text:p>INSERT INTO Wilayah (WilayahID, PropinsiID, Wilayah) VALUES (94, 6, 'Kota Sawahlunto');</text:p>
          </table:table-cell>
          <table:table-cell table:number-columns-repeated="1020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string">
            <text:p>Kota Solok</text:p>
          </table:table-cell>
          <table:table-cell table:formula="of:=CONCATENATE([.$D$1];&quot; VALUES (&quot;;[.B99];&quot;, &quot;;[.A99];&quot;, '&quot;;[.C99];&quot;');&quot;)" office:value-type="string" office:string-value="INSERT INTO Wilayah (WilayahID, PropinsiID, Wilayah) VALUES (95, 6, 'Kota Solok');">
            <text:p>INSERT INTO Wilayah (WilayahID, PropinsiID, Wilayah) VALUES (95, 6, 'Kota Solok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Banyuasin</text:p>
          </table:table-cell>
          <table:table-cell table:formula="of:=CONCATENATE([.$D$1];&quot; VALUES (&quot;;[.B100];&quot;, &quot;;[.A100];&quot;, '&quot;;[.C100];&quot;');&quot;)" office:value-type="string" office:string-value="INSERT INTO Wilayah (WilayahID, PropinsiID, Wilayah) VALUES (96, 7, 'Banyuasin');">
            <text:p>INSERT INTO Wilayah (WilayahID, PropinsiID, Wilayah) VALUES (96, 7, 'Banyuasin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Lahat</text:p>
          </table:table-cell>
          <table:table-cell table:formula="of:=CONCATENATE([.$D$1];&quot; VALUES (&quot;;[.B101];&quot;, &quot;;[.A101];&quot;, '&quot;;[.C101];&quot;');&quot;)" office:value-type="string" office:string-value="INSERT INTO Wilayah (WilayahID, PropinsiID, Wilayah) VALUES (97, 7, 'Lahat');">
            <text:p>INSERT INTO Wilayah (WilayahID, PropinsiID, Wilayah) VALUES (97, 7, 'Lahat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string">
            <text:p>Muara Enim</text:p>
          </table:table-cell>
          <table:table-cell table:formula="of:=CONCATENATE([.$D$1];&quot; VALUES (&quot;;[.B102];&quot;, &quot;;[.A102];&quot;, '&quot;;[.C102];&quot;');&quot;)" office:value-type="string" office:string-value="INSERT INTO Wilayah (WilayahID, PropinsiID, Wilayah) VALUES (98, 7, 'Muara Enim');">
            <text:p>INSERT INTO Wilayah (WilayahID, PropinsiID, Wilayah) VALUES (98, 7, 'Muara Enim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Musi Banyuasin</text:p>
          </table:table-cell>
          <table:table-cell table:formula="of:=CONCATENATE([.$D$1];&quot; VALUES (&quot;;[.B103];&quot;, &quot;;[.A103];&quot;, '&quot;;[.C103];&quot;');&quot;)" office:value-type="string" office:string-value="INSERT INTO Wilayah (WilayahID, PropinsiID, Wilayah) VALUES (99, 7, 'Musi Banyuasin');">
            <text:p>INSERT INTO Wilayah (WilayahID, PropinsiID, Wilayah) VALUES (99, 7, 'Musi Banyuasin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Musi Rawas</text:p>
          </table:table-cell>
          <table:table-cell table:formula="of:=CONCATENATE([.$D$1];&quot; VALUES (&quot;;[.B104];&quot;, &quot;;[.A104];&quot;, '&quot;;[.C104];&quot;');&quot;)" office:value-type="string" office:string-value="INSERT INTO Wilayah (WilayahID, PropinsiID, Wilayah) VALUES (100, 7, 'Musi Rawas');">
            <text:p>INSERT INTO Wilayah (WilayahID, PropinsiID, Wilayah) VALUES (100, 7, 'Musi Rawas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Ogan Ilir</text:p>
          </table:table-cell>
          <table:table-cell table:formula="of:=CONCATENATE([.$D$1];&quot; VALUES (&quot;;[.B105];&quot;, &quot;;[.A105];&quot;, '&quot;;[.C105];&quot;');&quot;)" office:value-type="string" office:string-value="INSERT INTO Wilayah (WilayahID, PropinsiID, Wilayah) VALUES (101, 7, 'Ogan Ilir');">
            <text:p>INSERT INTO Wilayah (WilayahID, PropinsiID, Wilayah) VALUES (101, 7, 'Ogan Ilir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string">
            <text:p>Ogan Komering Ilir</text:p>
          </table:table-cell>
          <table:table-cell table:formula="of:=CONCATENATE([.$D$1];&quot; VALUES (&quot;;[.B106];&quot;, &quot;;[.A106];&quot;, '&quot;;[.C106];&quot;');&quot;)" office:value-type="string" office:string-value="INSERT INTO Wilayah (WilayahID, PropinsiID, Wilayah) VALUES (102, 7, 'Ogan Komering Ilir');">
            <text:p>INSERT INTO Wilayah (WilayahID, PropinsiID, Wilayah) VALUES (102, 7, 'Ogan Komering Ilir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string">
            <text:p>Ogan Komering Ulu Kabupaten</text:p>
          </table:table-cell>
          <table:table-cell table:formula="of:=CONCATENATE([.$D$1];&quot; VALUES (&quot;;[.B107];&quot;, &quot;;[.A107];&quot;, '&quot;;[.C107];&quot;');&quot;)" office:value-type="string" office:string-value="INSERT INTO Wilayah (WilayahID, PropinsiID, Wilayah) VALUES (103, 7, 'Ogan Komering Ulu Kabupaten');">
            <text:p>INSERT INTO Wilayah (WilayahID, PropinsiID, Wilayah) VALUES (103, 7, 'Ogan Komering Ulu Kabupaten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string">
            <text:p>Ogan Komering Ulu Selatan</text:p>
          </table:table-cell>
          <table:table-cell table:formula="of:=CONCATENATE([.$D$1];&quot; VALUES (&quot;;[.B108];&quot;, &quot;;[.A108];&quot;, '&quot;;[.C108];&quot;');&quot;)" office:value-type="string" office:string-value="INSERT INTO Wilayah (WilayahID, PropinsiID, Wilayah) VALUES (104, 7, 'Ogan Komering Ulu Selatan');">
            <text:p>INSERT INTO Wilayah (WilayahID, PropinsiID, Wilayah) VALUES (104, 7, 'Ogan Komering Ulu Selatan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Ogan Komering Ulu Timur</text:p>
          </table:table-cell>
          <table:table-cell table:formula="of:=CONCATENATE([.$D$1];&quot; VALUES (&quot;;[.B109];&quot;, &quot;;[.A109];&quot;, '&quot;;[.C109];&quot;');&quot;)" office:value-type="string" office:string-value="INSERT INTO Wilayah (WilayahID, PropinsiID, Wilayah) VALUES (105, 7, 'Ogan Komering Ulu Timur');">
            <text:p>INSERT INTO Wilayah (WilayahID, PropinsiID, Wilayah) VALUES (105, 7, 'Ogan Komering Ulu Timur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string">
            <text:p>Lubuk Linggau, kota</text:p>
          </table:table-cell>
          <table:table-cell table:formula="of:=CONCATENATE([.$D$1];&quot; VALUES (&quot;;[.B110];&quot;, &quot;;[.A110];&quot;, '&quot;;[.C110];&quot;');&quot;)" office:value-type="string" office:string-value="INSERT INTO Wilayah (WilayahID, PropinsiID, Wilayah) VALUES (106, 7, 'Lubuk Linggau, kota');">
            <text:p>INSERT INTO Wilayah (WilayahID, PropinsiID, Wilayah) VALUES (106, 7, 'Lubuk Linggau, kota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office:value-type="string">
            <text:p>Kota Pagaralam</text:p>
          </table:table-cell>
          <table:table-cell table:formula="of:=CONCATENATE([.$D$1];&quot; VALUES (&quot;;[.B111];&quot;, &quot;;[.A111];&quot;, '&quot;;[.C111];&quot;');&quot;)" office:value-type="string" office:string-value="INSERT INTO Wilayah (WilayahID, PropinsiID, Wilayah) VALUES (107, 7, 'Kota Pagaralam');">
            <text:p>INSERT INTO Wilayah (WilayahID, PropinsiID, Wilayah) VALUES (107, 7, 'Kota Pagaralam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  <table:table-cell office:value-type="string">
            <text:p>Kota Palembang</text:p>
          </table:table-cell>
          <table:table-cell table:formula="of:=CONCATENATE([.$D$1];&quot; VALUES (&quot;;[.B112];&quot;, &quot;;[.A112];&quot;, '&quot;;[.C112];&quot;');&quot;)" office:value-type="string" office:string-value="INSERT INTO Wilayah (WilayahID, PropinsiID, Wilayah) VALUES (108, 7, 'Kota Palembang');">
            <text:p>INSERT INTO Wilayah (WilayahID, PropinsiID, Wilayah) VALUES (108, 7, 'Kota Palembang');</text:p>
          </table:table-cell>
          <table:table-cell table:number-columns-repeated="1020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Kota Prabumulih</text:p>
          </table:table-cell>
          <table:table-cell table:formula="of:=CONCATENATE([.$D$1];&quot; VALUES (&quot;;[.B113];&quot;, &quot;;[.A113];&quot;, '&quot;;[.C113];&quot;');&quot;)" office:value-type="string" office:string-value="INSERT INTO Wilayah (WilayahID, PropinsiID, Wilayah) VALUES (109, 7, 'Kota Prabumulih');">
            <text:p>INSERT INTO Wilayah (WilayahID, PropinsiID, Wilayah) VALUES (109, 7, 'Kota Prabumulih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string">
            <text:p>Lampung Barat</text:p>
          </table:table-cell>
          <table:table-cell table:formula="of:=CONCATENATE([.$D$1];&quot; VALUES (&quot;;[.B114];&quot;, &quot;;[.A114];&quot;, '&quot;;[.C114];&quot;');&quot;)" office:value-type="string" office:string-value="INSERT INTO Wilayah (WilayahID, PropinsiID, Wilayah) VALUES (110, 8, 'Lampung Barat');">
            <text:p>INSERT INTO Wilayah (WilayahID, PropinsiID, Wilayah) VALUES (110, 8, 'Lampung Barat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Lampung Selatan</text:p>
          </table:table-cell>
          <table:table-cell table:formula="of:=CONCATENATE([.$D$1];&quot; VALUES (&quot;;[.B115];&quot;, &quot;;[.A115];&quot;, '&quot;;[.C115];&quot;');&quot;)" office:value-type="string" office:string-value="INSERT INTO Wilayah (WilayahID, PropinsiID, Wilayah) VALUES (111, 8, 'Lampung Selatan');">
            <text:p>INSERT INTO Wilayah (WilayahID, PropinsiID, Wilayah) VALUES (111, 8, 'Lampung Selatan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string">
            <text:p>Lampung Tengah</text:p>
          </table:table-cell>
          <table:table-cell table:formula="of:=CONCATENATE([.$D$1];&quot; VALUES (&quot;;[.B116];&quot;, &quot;;[.A116];&quot;, '&quot;;[.C116];&quot;');&quot;)" office:value-type="string" office:string-value="INSERT INTO Wilayah (WilayahID, PropinsiID, Wilayah) VALUES (112, 8, 'Lampung Tengah');">
            <text:p>INSERT INTO Wilayah (WilayahID, PropinsiID, Wilayah) VALUES (112, 8, 'Lampung Tengah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string">
            <text:p>Lampung Timur</text:p>
          </table:table-cell>
          <table:table-cell table:formula="of:=CONCATENATE([.$D$1];&quot; VALUES (&quot;;[.B117];&quot;, &quot;;[.A117];&quot;, '&quot;;[.C117];&quot;');&quot;)" office:value-type="string" office:string-value="INSERT INTO Wilayah (WilayahID, PropinsiID, Wilayah) VALUES (113, 8, 'Lampung Timur');">
            <text:p>INSERT INTO Wilayah (WilayahID, PropinsiID, Wilayah) VALUES (113, 8, 'Lampung Timur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4">
            <text:p>114</text:p>
          </table:table-cell>
          <table:table-cell office:value-type="string">
            <text:p>Lampung Utara</text:p>
          </table:table-cell>
          <table:table-cell table:formula="of:=CONCATENATE([.$D$1];&quot; VALUES (&quot;;[.B118];&quot;, &quot;;[.A118];&quot;, '&quot;;[.C118];&quot;');&quot;)" office:value-type="string" office:string-value="INSERT INTO Wilayah (WilayahID, PropinsiID, Wilayah) VALUES (114, 8, 'Lampung Utara');">
            <text:p>INSERT INTO Wilayah (WilayahID, PropinsiID, Wilayah) VALUES (114, 8, 'Lampung Utara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  <table:table-cell office:value-type="string">
            <text:p>Tenggamus</text:p>
          </table:table-cell>
          <table:table-cell table:formula="of:=CONCATENATE([.$D$1];&quot; VALUES (&quot;;[.B119];&quot;, &quot;;[.A119];&quot;, '&quot;;[.C119];&quot;');&quot;)" office:value-type="string" office:string-value="INSERT INTO Wilayah (WilayahID, PropinsiID, Wilayah) VALUES (115, 8, 'Tenggamus');">
            <text:p>INSERT INTO Wilayah (WilayahID, PropinsiID, Wilayah) VALUES (115, 8, 'Tenggamus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string">
            <text:p>Tulang Bawang</text:p>
          </table:table-cell>
          <table:table-cell table:formula="of:=CONCATENATE([.$D$1];&quot; VALUES (&quot;;[.B120];&quot;, &quot;;[.A120];&quot;, '&quot;;[.C120];&quot;');&quot;)" office:value-type="string" office:string-value="INSERT INTO Wilayah (WilayahID, PropinsiID, Wilayah) VALUES (116, 8, 'Tulang Bawang');">
            <text:p>INSERT INTO Wilayah (WilayahID, PropinsiID, Wilayah) VALUES (116, 8, 'Tulang Bawang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string">
            <text:p>Way Kanan</text:p>
          </table:table-cell>
          <table:table-cell table:formula="of:=CONCATENATE([.$D$1];&quot; VALUES (&quot;;[.B121];&quot;, &quot;;[.A121];&quot;, '&quot;;[.C121];&quot;');&quot;)" office:value-type="string" office:string-value="INSERT INTO Wilayah (WilayahID, PropinsiID, Wilayah) VALUES (117, 8, 'Way Kanan');">
            <text:p>INSERT INTO Wilayah (WilayahID, PropinsiID, Wilayah) VALUES (117, 8, 'Way Kanan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Kota Bandar Lampung</text:p>
          </table:table-cell>
          <table:table-cell table:formula="of:=CONCATENATE([.$D$1];&quot; VALUES (&quot;;[.B122];&quot;, &quot;;[.A122];&quot;, '&quot;;[.C122];&quot;');&quot;)" office:value-type="string" office:string-value="INSERT INTO Wilayah (WilayahID, PropinsiID, Wilayah) VALUES (118, 8, 'Kota Bandar Lampung');">
            <text:p>INSERT INTO Wilayah (WilayahID, PropinsiID, Wilayah) VALUES (118, 8, 'Kota Bandar Lampung');</text:p>
          </table:table-cell>
          <table:table-cell table:number-columns-repeated="1020"/>
        </table:table-row>
        <table:table-row table:style-name="ro5"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Kota Metro</text:p>
          </table:table-cell>
          <table:table-cell table:formula="of:=CONCATENATE([.$D$1];&quot; VALUES (&quot;;[.B123];&quot;, &quot;;[.A123];&quot;, '&quot;;[.C123];&quot;');&quot;)" office:value-type="string" office:string-value="INSERT INTO Wilayah (WilayahID, PropinsiID, Wilayah) VALUES (119, 8, 'Kota Metro');">
            <text:p>INSERT INTO Wilayah (WilayahID, PropinsiID, Wilayah) VALUES (119, 8, 'Kota Metro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Bangka</text:p>
          </table:table-cell>
          <table:table-cell table:formula="of:=CONCATENATE([.$D$1];&quot; VALUES (&quot;;[.B124];&quot;, &quot;;[.A124];&quot;, '&quot;;[.C124];&quot;');&quot;)" office:value-type="string" office:string-value="INSERT INTO Wilayah (WilayahID, PropinsiID, Wilayah) VALUES (120, 9, 'Bangka');">
            <text:p>INSERT INTO Wilayah (WilayahID, PropinsiID, Wilayah) VALUES (120, 9, 'Bangka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string">
            <text:p>Bangka Barat</text:p>
          </table:table-cell>
          <table:table-cell table:formula="of:=CONCATENATE([.$D$1];&quot; VALUES (&quot;;[.B125];&quot;, &quot;;[.A125];&quot;, '&quot;;[.C125];&quot;');&quot;)" office:value-type="string" office:string-value="INSERT INTO Wilayah (WilayahID, PropinsiID, Wilayah) VALUES (121, 9, 'Bangka Barat');">
            <text:p>INSERT INTO Wilayah (WilayahID, PropinsiID, Wilayah) VALUES (121, 9, 'Bangka Barat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string">
            <text:p>Bangka Selatan</text:p>
          </table:table-cell>
          <table:table-cell table:formula="of:=CONCATENATE([.$D$1];&quot; VALUES (&quot;;[.B126];&quot;, &quot;;[.A126];&quot;, '&quot;;[.C126];&quot;');&quot;)" office:value-type="string" office:string-value="INSERT INTO Wilayah (WilayahID, PropinsiID, Wilayah) VALUES (122, 9, 'Bangka Selatan');">
            <text:p>INSERT INTO Wilayah (WilayahID, PropinsiID, Wilayah) VALUES (122, 9, 'Bangka Selatan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string">
            <text:p>Bangka Tengah</text:p>
          </table:table-cell>
          <table:table-cell table:formula="of:=CONCATENATE([.$D$1];&quot; VALUES (&quot;;[.B127];&quot;, &quot;;[.A127];&quot;, '&quot;;[.C127];&quot;');&quot;)" office:value-type="string" office:string-value="INSERT INTO Wilayah (WilayahID, PropinsiID, Wilayah) VALUES (123, 9, 'Bangka Tengah');">
            <text:p>INSERT INTO Wilayah (WilayahID, PropinsiID, Wilayah) VALUES (123, 9, 'Bangka Tengah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string">
            <text:p>Belitung</text:p>
          </table:table-cell>
          <table:table-cell table:formula="of:=CONCATENATE([.$D$1];&quot; VALUES (&quot;;[.B128];&quot;, &quot;;[.A128];&quot;, '&quot;;[.C128];&quot;');&quot;)" office:value-type="string" office:string-value="INSERT INTO Wilayah (WilayahID, PropinsiID, Wilayah) VALUES (124, 9, 'Belitung');">
            <text:p>INSERT INTO Wilayah (WilayahID, PropinsiID, Wilayah) VALUES (124, 9, 'Belitung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Belitung Timur</text:p>
          </table:table-cell>
          <table:table-cell table:formula="of:=CONCATENATE([.$D$1];&quot; VALUES (&quot;;[.B129];&quot;, &quot;;[.A129];&quot;, '&quot;;[.C129];&quot;');&quot;)" office:value-type="string" office:string-value="INSERT INTO Wilayah (WilayahID, PropinsiID, Wilayah) VALUES (125, 9, 'Belitung Timur');">
            <text:p>INSERT INTO Wilayah (WilayahID, PropinsiID, Wilayah) VALUES (125, 9, 'Belitung Timur');</text:p>
          </table:table-cell>
          <table:table-cell table:number-columns-repeated="1020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string">
            <text:p>Kota Pangkal Pinang</text:p>
          </table:table-cell>
          <table:table-cell table:formula="of:=CONCATENATE([.$D$1];&quot; VALUES (&quot;;[.B130];&quot;, &quot;;[.A130];&quot;, '&quot;;[.C130];&quot;');&quot;)" office:value-type="string" office:string-value="INSERT INTO Wilayah (WilayahID, PropinsiID, Wilayah) VALUES (126, 9, 'Kota Pangkal Pinang');">
            <text:p>INSERT INTO Wilayah (WilayahID, PropinsiID, Wilayah) VALUES (126, 9, 'Kota Pangkal Pinang'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string">
            <text:p>Karimun</text:p>
          </table:table-cell>
          <table:table-cell table:formula="of:=CONCATENATE([.$D$1];&quot; VALUES (&quot;;[.B131];&quot;, &quot;;[.A131];&quot;, '&quot;;[.C131];&quot;');&quot;)" office:value-type="string" office:string-value="INSERT INTO Wilayah (WilayahID, PropinsiID, Wilayah) VALUES (127, 10, 'Karimun');">
            <text:p>INSERT INTO Wilayah (WilayahID, PropinsiID, Wilayah) VALUES (127, 10, 'Karimun'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string">
            <text:p>Kepulauan Riau</text:p>
          </table:table-cell>
          <table:table-cell table:formula="of:=CONCATENATE([.$D$1];&quot; VALUES (&quot;;[.B132];&quot;, &quot;;[.A132];&quot;, '&quot;;[.C132];&quot;');&quot;)" office:value-type="string" office:string-value="INSERT INTO Wilayah (WilayahID, PropinsiID, Wilayah) VALUES (128, 10, 'Kepulauan Riau');">
            <text:p>INSERT INTO Wilayah (WilayahID, PropinsiID, Wilayah) VALUES (128, 10, 'Kepulauan Riau'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string">
            <text:p>Lingga</text:p>
          </table:table-cell>
          <table:table-cell table:formula="of:=CONCATENATE([.$D$1];&quot; VALUES (&quot;;[.B133];&quot;, &quot;;[.A133];&quot;, '&quot;;[.C133];&quot;');&quot;)" office:value-type="string" office:string-value="INSERT INTO Wilayah (WilayahID, PropinsiID, Wilayah) VALUES (129, 10, 'Lingga');">
            <text:p>INSERT INTO Wilayah (WilayahID, PropinsiID, Wilayah) VALUES (129, 10, 'Lingga'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string">
            <text:p>Natuna</text:p>
          </table:table-cell>
          <table:table-cell table:formula="of:=CONCATENATE([.$D$1];&quot; VALUES (&quot;;[.B134];&quot;, &quot;;[.A134];&quot;, '&quot;;[.C134];&quot;');&quot;)" office:value-type="string" office:string-value="INSERT INTO Wilayah (WilayahID, PropinsiID, Wilayah) VALUES (130, 10, 'Natuna');">
            <text:p>INSERT INTO Wilayah (WilayahID, PropinsiID, Wilayah) VALUES (130, 10, 'Natuna'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string">
            <text:p>Kota Batam</text:p>
          </table:table-cell>
          <table:table-cell table:formula="of:=CONCATENATE([.$D$1];&quot; VALUES (&quot;;[.B135];&quot;, &quot;;[.A135];&quot;, '&quot;;[.C135];&quot;');&quot;)" office:value-type="string" office:string-value="INSERT INTO Wilayah (WilayahID, PropinsiID, Wilayah) VALUES (131, 10, 'Kota Batam');">
            <text:p>INSERT INTO Wilayah (WilayahID, PropinsiID, Wilayah) VALUES (131, 10, 'Kota Batam');</text:p>
          </table:table-cell>
          <table:table-cell table:number-columns-repeated="1020"/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string">
            <text:p>Kota Tanjung Pinang</text:p>
          </table:table-cell>
          <table:table-cell table:formula="of:=CONCATENATE([.$D$1];&quot; VALUES (&quot;;[.B136];&quot;, &quot;;[.A136];&quot;, '&quot;;[.C136];&quot;');&quot;)" office:value-type="string" office:string-value="INSERT INTO Wilayah (WilayahID, PropinsiID, Wilayah) VALUES (132, 10, 'Kota Tanjung Pinang');">
            <text:p>INSERT INTO Wilayah (WilayahID, PropinsiID, Wilayah) VALUES (132, 10, 'Kota Tanjung Pinang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string">
            <text:p>Lebak</text:p>
          </table:table-cell>
          <table:table-cell table:formula="of:=CONCATENATE([.$D$1];&quot; VALUES (&quot;;[.B137];&quot;, &quot;;[.A137];&quot;, '&quot;;[.C137];&quot;');&quot;)" office:value-type="string" office:string-value="INSERT INTO Wilayah (WilayahID, PropinsiID, Wilayah) VALUES (133, 11, 'Lebak');">
            <text:p>INSERT INTO Wilayah (WilayahID, PropinsiID, Wilayah) VALUES (133, 11, 'Lebak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Pandeglang</text:p>
          </table:table-cell>
          <table:table-cell table:formula="of:=CONCATENATE([.$D$1];&quot; VALUES (&quot;;[.B138];&quot;, &quot;;[.A138];&quot;, '&quot;;[.C138];&quot;');&quot;)" office:value-type="string" office:string-value="INSERT INTO Wilayah (WilayahID, PropinsiID, Wilayah) VALUES (134, 11, 'Pandeglang');">
            <text:p>INSERT INTO Wilayah (WilayahID, PropinsiID, Wilayah) VALUES (134, 11, 'Pandeglang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string">
            <text:p>Serang</text:p>
          </table:table-cell>
          <table:table-cell table:formula="of:=CONCATENATE([.$D$1];&quot; VALUES (&quot;;[.B139];&quot;, &quot;;[.A139];&quot;, '&quot;;[.C139];&quot;');&quot;)" office:value-type="string" office:string-value="INSERT INTO Wilayah (WilayahID, PropinsiID, Wilayah) VALUES (135, 11, 'Serang');">
            <text:p>INSERT INTO Wilayah (WilayahID, PropinsiID, Wilayah) VALUES (135, 11, 'Serang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Tangerang</text:p>
          </table:table-cell>
          <table:table-cell table:formula="of:=CONCATENATE([.$D$1];&quot; VALUES (&quot;;[.B140];&quot;, &quot;;[.A140];&quot;, '&quot;;[.C140];&quot;');&quot;)" office:value-type="string" office:string-value="INSERT INTO Wilayah (WilayahID, PropinsiID, Wilayah) VALUES (136, 11, 'Tangerang');">
            <text:p>INSERT INTO Wilayah (WilayahID, PropinsiID, Wilayah) VALUES (136, 11, 'Tangerang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string">
            <text:p>Kota Cilegon</text:p>
          </table:table-cell>
          <table:table-cell table:formula="of:=CONCATENATE([.$D$1];&quot; VALUES (&quot;;[.B141];&quot;, &quot;;[.A141];&quot;, '&quot;;[.C141];&quot;');&quot;)" office:value-type="string" office:string-value="INSERT INTO Wilayah (WilayahID, PropinsiID, Wilayah) VALUES (137, 11, 'Kota Cilegon');">
            <text:p>INSERT INTO Wilayah (WilayahID, PropinsiID, Wilayah) VALUES (137, 11, 'Kota Cilegon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Merak</text:p>
          </table:table-cell>
          <table:table-cell table:formula="of:=CONCATENATE([.$D$1];&quot; VALUES (&quot;;[.B142];&quot;, &quot;;[.A142];&quot;, '&quot;;[.C142];&quot;');&quot;)" office:value-type="string" office:string-value="INSERT INTO Wilayah (WilayahID, PropinsiID, Wilayah) VALUES (138, 11, 'Merak');">
            <text:p>INSERT INTO Wilayah (WilayahID, PropinsiID, Wilayah) VALUES (138, 11, 'Merak');</text:p>
          </table:table-cell>
          <table:table-cell table:number-columns-repeated="1020"/>
        </table:table-row>
        <table:table-row table:style-name="ro5"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string">
            <text:p>Kota Tangerang</text:p>
          </table:table-cell>
          <table:table-cell table:formula="of:=CONCATENATE([.$D$1];&quot; VALUES (&quot;;[.B143];&quot;, &quot;;[.A143];&quot;, '&quot;;[.C143];&quot;');&quot;)" office:value-type="string" office:string-value="INSERT INTO Wilayah (WilayahID, PropinsiID, Wilayah) VALUES (139, 11, 'Kota Tangerang');">
            <text:p>INSERT INTO Wilayah (WilayahID, PropinsiID, Wilayah) VALUES (139, 11, 'Kota Tangerang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string">
            <text:p>Bandung</text:p>
          </table:table-cell>
          <table:table-cell table:formula="of:=CONCATENATE([.$D$1];&quot; VALUES (&quot;;[.B144];&quot;, &quot;;[.A144];&quot;, '&quot;;[.C144];&quot;');&quot;)" office:value-type="string" office:string-value="INSERT INTO Wilayah (WilayahID, PropinsiID, Wilayah) VALUES (140, 12, 'Bandung');">
            <text:p>INSERT INTO Wilayah (WilayahID, PropinsiID, Wilayah) VALUES (140, 12, 'Bandung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1">
            <text:p>141</text:p>
          </table:table-cell>
          <table:table-cell office:value-type="string">
            <text:p>Bekasi</text:p>
          </table:table-cell>
          <table:table-cell table:formula="of:=CONCATENATE([.$D$1];&quot; VALUES (&quot;;[.B145];&quot;, &quot;;[.A145];&quot;, '&quot;;[.C145];&quot;');&quot;)" office:value-type="string" office:string-value="INSERT INTO Wilayah (WilayahID, PropinsiID, Wilayah) VALUES (141, 12, 'Bekasi');">
            <text:p>INSERT INTO Wilayah (WilayahID, PropinsiID, Wilayah) VALUES (141, 12, 'Bekasi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 office:value-type="string">
            <text:p>Bogor</text:p>
          </table:table-cell>
          <table:table-cell table:formula="of:=CONCATENATE([.$D$1];&quot; VALUES (&quot;;[.B146];&quot;, &quot;;[.A146];&quot;, '&quot;;[.C146];&quot;');&quot;)" office:value-type="string" office:string-value="INSERT INTO Wilayah (WilayahID, PropinsiID, Wilayah) VALUES (142, 12, 'Bogor');">
            <text:p>INSERT INTO Wilayah (WilayahID, PropinsiID, Wilayah) VALUES (142, 12, 'Bogor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Ciamis</text:p>
          </table:table-cell>
          <table:table-cell table:formula="of:=CONCATENATE([.$D$1];&quot; VALUES (&quot;;[.B147];&quot;, &quot;;[.A147];&quot;, '&quot;;[.C147];&quot;');&quot;)" office:value-type="string" office:string-value="INSERT INTO Wilayah (WilayahID, PropinsiID, Wilayah) VALUES (143, 12, 'Ciamis');">
            <text:p>INSERT INTO Wilayah (WilayahID, PropinsiID, Wilayah) VALUES (143, 12, 'Ciamis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string">
            <text:p>Cianjur</text:p>
          </table:table-cell>
          <table:table-cell table:formula="of:=CONCATENATE([.$D$1];&quot; VALUES (&quot;;[.B148];&quot;, &quot;;[.A148];&quot;, '&quot;;[.C148];&quot;');&quot;)" office:value-type="string" office:string-value="INSERT INTO Wilayah (WilayahID, PropinsiID, Wilayah) VALUES (144, 12, 'Cianjur');">
            <text:p>INSERT INTO Wilayah (WilayahID, PropinsiID, Wilayah) VALUES (144, 12, 'Cianjur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Cirebon</text:p>
          </table:table-cell>
          <table:table-cell table:formula="of:=CONCATENATE([.$D$1];&quot; VALUES (&quot;;[.B149];&quot;, &quot;;[.A149];&quot;, '&quot;;[.C149];&quot;');&quot;)" office:value-type="string" office:string-value="INSERT INTO Wilayah (WilayahID, PropinsiID, Wilayah) VALUES (145, 12, 'Cirebon');">
            <text:p>INSERT INTO Wilayah (WilayahID, PropinsiID, Wilayah) VALUES (145, 12, 'Cirebon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6">
            <text:p>146</text:p>
          </table:table-cell>
          <table:table-cell office:value-type="string">
            <text:p>Depok</text:p>
          </table:table-cell>
          <table:table-cell table:formula="of:=CONCATENATE([.$D$1];&quot; VALUES (&quot;;[.B150];&quot;, &quot;;[.A150];&quot;, '&quot;;[.C150];&quot;');&quot;)" office:value-type="string" office:string-value="INSERT INTO Wilayah (WilayahID, PropinsiID, Wilayah) VALUES (146, 12, 'Depok');">
            <text:p>INSERT INTO Wilayah (WilayahID, PropinsiID, Wilayah) VALUES (146, 12, 'Depok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Garut</text:p>
          </table:table-cell>
          <table:table-cell table:formula="of:=CONCATENATE([.$D$1];&quot; VALUES (&quot;;[.B151];&quot;, &quot;;[.A151];&quot;, '&quot;;[.C151];&quot;');&quot;)" office:value-type="string" office:string-value="INSERT INTO Wilayah (WilayahID, PropinsiID, Wilayah) VALUES (147, 12, 'Garut');">
            <text:p>INSERT INTO Wilayah (WilayahID, PropinsiID, Wilayah) VALUES (147, 12, 'Garut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8">
            <text:p>148</text:p>
          </table:table-cell>
          <table:table-cell office:value-type="string">
            <text:p>Indramayu</text:p>
          </table:table-cell>
          <table:table-cell table:formula="of:=CONCATENATE([.$D$1];&quot; VALUES (&quot;;[.B152];&quot;, &quot;;[.A152];&quot;, '&quot;;[.C152];&quot;');&quot;)" office:value-type="string" office:string-value="INSERT INTO Wilayah (WilayahID, PropinsiID, Wilayah) VALUES (148, 12, 'Indramayu');">
            <text:p>INSERT INTO Wilayah (WilayahID, PropinsiID, Wilayah) VALUES (148, 12, 'Indramayu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string">
            <text:p>Karawang</text:p>
          </table:table-cell>
          <table:table-cell table:formula="of:=CONCATENATE([.$D$1];&quot; VALUES (&quot;;[.B153];&quot;, &quot;;[.A153];&quot;, '&quot;;[.C153];&quot;');&quot;)" office:value-type="string" office:string-value="INSERT INTO Wilayah (WilayahID, PropinsiID, Wilayah) VALUES (149, 12, 'Karawang');">
            <text:p>INSERT INTO Wilayah (WilayahID, PropinsiID, Wilayah) VALUES (149, 12, 'Karawang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Kuningan</text:p>
          </table:table-cell>
          <table:table-cell table:formula="of:=CONCATENATE([.$D$1];&quot; VALUES (&quot;;[.B154];&quot;, &quot;;[.A154];&quot;, '&quot;;[.C154];&quot;');&quot;)" office:value-type="string" office:string-value="INSERT INTO Wilayah (WilayahID, PropinsiID, Wilayah) VALUES (150, 12, 'Kuningan');">
            <text:p>INSERT INTO Wilayah (WilayahID, PropinsiID, Wilayah) VALUES (150, 12, 'Kuningan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Majalengka</text:p>
          </table:table-cell>
          <table:table-cell table:formula="of:=CONCATENATE([.$D$1];&quot; VALUES (&quot;;[.B155];&quot;, &quot;;[.A155];&quot;, '&quot;;[.C155];&quot;');&quot;)" office:value-type="string" office:string-value="INSERT INTO Wilayah (WilayahID, PropinsiID, Wilayah) VALUES (151, 12, 'Majalengka');">
            <text:p>INSERT INTO Wilayah (WilayahID, PropinsiID, Wilayah) VALUES (151, 12, 'Majalengka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Purwakarta</text:p>
          </table:table-cell>
          <table:table-cell table:formula="of:=CONCATENATE([.$D$1];&quot; VALUES (&quot;;[.B156];&quot;, &quot;;[.A156];&quot;, '&quot;;[.C156];&quot;');&quot;)" office:value-type="string" office:string-value="INSERT INTO Wilayah (WilayahID, PropinsiID, Wilayah) VALUES (152, 12, 'Purwakarta');">
            <text:p>INSERT INTO Wilayah (WilayahID, PropinsiID, Wilayah) VALUES (152, 12, 'Purwakarta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office:value-type="string">
            <text:p>Subang</text:p>
          </table:table-cell>
          <table:table-cell table:formula="of:=CONCATENATE([.$D$1];&quot; VALUES (&quot;;[.B157];&quot;, &quot;;[.A157];&quot;, '&quot;;[.C157];&quot;');&quot;)" office:value-type="string" office:string-value="INSERT INTO Wilayah (WilayahID, PropinsiID, Wilayah) VALUES (153, 12, 'Subang');">
            <text:p>INSERT INTO Wilayah (WilayahID, PropinsiID, Wilayah) VALUES (153, 12, 'Subang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Sukabumi</text:p>
          </table:table-cell>
          <table:table-cell table:formula="of:=CONCATENATE([.$D$1];&quot; VALUES (&quot;;[.B158];&quot;, &quot;;[.A158];&quot;, '&quot;;[.C158];&quot;');&quot;)" office:value-type="string" office:string-value="INSERT INTO Wilayah (WilayahID, PropinsiID, Wilayah) VALUES (154, 12, 'Sukabumi');">
            <text:p>INSERT INTO Wilayah (WilayahID, PropinsiID, Wilayah) VALUES (154, 12, 'Sukabumi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Sumedang</text:p>
          </table:table-cell>
          <table:table-cell table:formula="of:=CONCATENATE([.$D$1];&quot; VALUES (&quot;;[.B159];&quot;, &quot;;[.A159];&quot;, '&quot;;[.C159];&quot;');&quot;)" office:value-type="string" office:string-value="INSERT INTO Wilayah (WilayahID, PropinsiID, Wilayah) VALUES (155, 12, 'Sumedang');">
            <text:p>INSERT INTO Wilayah (WilayahID, PropinsiID, Wilayah) VALUES (155, 12, 'Sumedang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office:value-type="string">
            <text:p>Tasikmalaya</text:p>
          </table:table-cell>
          <table:table-cell table:formula="of:=CONCATENATE([.$D$1];&quot; VALUES (&quot;;[.B160];&quot;, &quot;;[.A160];&quot;, '&quot;;[.C160];&quot;');&quot;)" office:value-type="string" office:string-value="INSERT INTO Wilayah (WilayahID, PropinsiID, Wilayah) VALUES (156, 12, 'Tasikmalaya');">
            <text:p>INSERT INTO Wilayah (WilayahID, PropinsiID, Wilayah) VALUES (156, 12, 'Tasikmalaya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7">
            <text:p>157</text:p>
          </table:table-cell>
          <table:table-cell office:value-type="string">
            <text:p>Kota Bandung</text:p>
          </table:table-cell>
          <table:table-cell table:formula="of:=CONCATENATE([.$D$1];&quot; VALUES (&quot;;[.B161];&quot;, &quot;;[.A161];&quot;, '&quot;;[.C161];&quot;');&quot;)" office:value-type="string" office:string-value="INSERT INTO Wilayah (WilayahID, PropinsiID, Wilayah) VALUES (157, 12, 'Kota Bandung');">
            <text:p>INSERT INTO Wilayah (WilayahID, PropinsiID, Wilayah) VALUES (157, 12, 'Kota Bandung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8">
            <text:p>158</text:p>
          </table:table-cell>
          <table:table-cell office:value-type="string">
            <text:p>Kota Banjar</text:p>
          </table:table-cell>
          <table:table-cell table:formula="of:=CONCATENATE([.$D$1];&quot; VALUES (&quot;;[.B162];&quot;, &quot;;[.A162];&quot;, '&quot;;[.C162];&quot;');&quot;)" office:value-type="string" office:string-value="INSERT INTO Wilayah (WilayahID, PropinsiID, Wilayah) VALUES (158, 12, 'Kota Banjar');">
            <text:p>INSERT INTO Wilayah (WilayahID, PropinsiID, Wilayah) VALUES (158, 12, 'Kota Banjar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string">
            <text:p>Kota Bekasi</text:p>
          </table:table-cell>
          <table:table-cell table:formula="of:=CONCATENATE([.$D$1];&quot; VALUES (&quot;;[.B163];&quot;, &quot;;[.A163];&quot;, '&quot;;[.C163];&quot;');&quot;)" office:value-type="string" office:string-value="INSERT INTO Wilayah (WilayahID, PropinsiID, Wilayah) VALUES (159, 12, 'Kota Bekasi');">
            <text:p>INSERT INTO Wilayah (WilayahID, PropinsiID, Wilayah) VALUES (159, 12, 'Kota Bekasi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string">
            <text:p>Kota Bogor</text:p>
          </table:table-cell>
          <table:table-cell table:formula="of:=CONCATENATE([.$D$1];&quot; VALUES (&quot;;[.B164];&quot;, &quot;;[.A164];&quot;, '&quot;;[.C164];&quot;');&quot;)" office:value-type="string" office:string-value="INSERT INTO Wilayah (WilayahID, PropinsiID, Wilayah) VALUES (160, 12, 'Kota Bogor');">
            <text:p>INSERT INTO Wilayah (WilayahID, PropinsiID, Wilayah) VALUES (160, 12, 'Kota Bogor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office:value-type="string">
            <text:p>Kota Cimahi</text:p>
          </table:table-cell>
          <table:table-cell table:formula="of:=CONCATENATE([.$D$1];&quot; VALUES (&quot;;[.B165];&quot;, &quot;;[.A165];&quot;, '&quot;;[.C165];&quot;');&quot;)" office:value-type="string" office:string-value="INSERT INTO Wilayah (WilayahID, PropinsiID, Wilayah) VALUES (161, 12, 'Kota Cimahi');">
            <text:p>INSERT INTO Wilayah (WilayahID, PropinsiID, Wilayah) VALUES (161, 12, 'Kota Cimahi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62">
            <text:p>162</text:p>
          </table:table-cell>
          <table:table-cell office:value-type="string">
            <text:p>Kota Cirebon</text:p>
          </table:table-cell>
          <table:table-cell table:formula="of:=CONCATENATE([.$D$1];&quot; VALUES (&quot;;[.B166];&quot;, &quot;;[.A166];&quot;, '&quot;;[.C166];&quot;');&quot;)" office:value-type="string" office:string-value="INSERT INTO Wilayah (WilayahID, PropinsiID, Wilayah) VALUES (162, 12, 'Kota Cirebon');">
            <text:p>INSERT INTO Wilayah (WilayahID, PropinsiID, Wilayah) VALUES (162, 12, 'Kota Cirebon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string">
            <text:p>Kota Depok</text:p>
          </table:table-cell>
          <table:table-cell table:formula="of:=CONCATENATE([.$D$1];&quot; VALUES (&quot;;[.B167];&quot;, &quot;;[.A167];&quot;, '&quot;;[.C167];&quot;');&quot;)" office:value-type="string" office:string-value="INSERT INTO Wilayah (WilayahID, PropinsiID, Wilayah) VALUES (163, 12, 'Kota Depok');">
            <text:p>INSERT INTO Wilayah (WilayahID, PropinsiID, Wilayah) VALUES (163, 12, 'Kota Depok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string">
            <text:p>Kota Sukabumi</text:p>
          </table:table-cell>
          <table:table-cell table:formula="of:=CONCATENATE([.$D$1];&quot; VALUES (&quot;;[.B168];&quot;, &quot;;[.A168];&quot;, '&quot;;[.C168];&quot;');&quot;)" office:value-type="string" office:string-value="INSERT INTO Wilayah (WilayahID, PropinsiID, Wilayah) VALUES (164, 12, 'Kota Sukabumi');">
            <text:p>INSERT INTO Wilayah (WilayahID, PropinsiID, Wilayah) VALUES (164, 12, 'Kota Sukabumi');</text:p>
          </table:table-cell>
          <table:table-cell table:number-columns-repeated="102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string">
            <text:p>Kota Tasikmalaya</text:p>
          </table:table-cell>
          <table:table-cell table:formula="of:=CONCATENATE([.$D$1];&quot; VALUES (&quot;;[.B169];&quot;, &quot;;[.A169];&quot;, '&quot;;[.C169];&quot;');&quot;)" office:value-type="string" office:string-value="INSERT INTO Wilayah (WilayahID, PropinsiID, Wilayah) VALUES (165, 12, 'Kota Tasikmalaya');">
            <text:p>INSERT INTO Wilayah (WilayahID, PropinsiID, Wilayah) VALUES (165, 12, 'Kota Tasikmalaya'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66">
            <text:p>166</text:p>
          </table:table-cell>
          <table:table-cell office:value-type="string">
            <text:p>Jakarta Barat</text:p>
          </table:table-cell>
          <table:table-cell table:formula="of:=CONCATENATE([.$D$1];&quot; VALUES (&quot;;[.B170];&quot;, &quot;;[.A170];&quot;, '&quot;;[.C170];&quot;');&quot;)" office:value-type="string" office:string-value="INSERT INTO Wilayah (WilayahID, PropinsiID, Wilayah) VALUES (166, 13, 'Jakarta Barat');">
            <text:p>INSERT INTO Wilayah (WilayahID, PropinsiID, Wilayah) VALUES (166, 13, 'Jakarta Barat'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string">
            <text:p>Jakarta Pusat</text:p>
          </table:table-cell>
          <table:table-cell table:formula="of:=CONCATENATE([.$D$1];&quot; VALUES (&quot;;[.B171];&quot;, &quot;;[.A171];&quot;, '&quot;;[.C171];&quot;');&quot;)" office:value-type="string" office:string-value="INSERT INTO Wilayah (WilayahID, PropinsiID, Wilayah) VALUES (167, 13, 'Jakarta Pusat');">
            <text:p>INSERT INTO Wilayah (WilayahID, PropinsiID, Wilayah) VALUES (167, 13, 'Jakarta Pusat'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office:value-type="string">
            <text:p>Jakarta Selatan</text:p>
          </table:table-cell>
          <table:table-cell table:formula="of:=CONCATENATE([.$D$1];&quot; VALUES (&quot;;[.B172];&quot;, &quot;;[.A172];&quot;, '&quot;;[.C172];&quot;');&quot;)" office:value-type="string" office:string-value="INSERT INTO Wilayah (WilayahID, PropinsiID, Wilayah) VALUES (168, 13, 'Jakarta Selatan');">
            <text:p>INSERT INTO Wilayah (WilayahID, PropinsiID, Wilayah) VALUES (168, 13, 'Jakarta Selatan'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office:value-type="string">
            <text:p>Jakarta Timur</text:p>
          </table:table-cell>
          <table:table-cell table:formula="of:=CONCATENATE([.$D$1];&quot; VALUES (&quot;;[.B173];&quot;, &quot;;[.A173];&quot;, '&quot;;[.C173];&quot;');&quot;)" office:value-type="string" office:string-value="INSERT INTO Wilayah (WilayahID, PropinsiID, Wilayah) VALUES (169, 13, 'Jakarta Timur');">
            <text:p>INSERT INTO Wilayah (WilayahID, PropinsiID, Wilayah) VALUES (169, 13, 'Jakarta Timur'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Jakarta Utara</text:p>
          </table:table-cell>
          <table:table-cell table:formula="of:=CONCATENATE([.$D$1];&quot; VALUES (&quot;;[.B174];&quot;, &quot;;[.A174];&quot;, '&quot;;[.C174];&quot;');&quot;)" office:value-type="string" office:string-value="INSERT INTO Wilayah (WilayahID, PropinsiID, Wilayah) VALUES (170, 13, 'Jakarta Utara');">
            <text:p>INSERT INTO Wilayah (WilayahID, PropinsiID, Wilayah) VALUES (170, 13, 'Jakarta Utara');</text:p>
          </table:table-cell>
          <table:table-cell table:number-columns-repeated="1020"/>
        </table:table-row>
        <table:table-row table:style-name="ro5"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office:value-type="string">
            <text:p>Kepulauan Seribu</text:p>
          </table:table-cell>
          <table:table-cell table:formula="of:=CONCATENATE([.$D$1];&quot; VALUES (&quot;;[.B175];&quot;, &quot;;[.A175];&quot;, '&quot;;[.C175];&quot;');&quot;)" office:value-type="string" office:string-value="INSERT INTO Wilayah (WilayahID, PropinsiID, Wilayah) VALUES (171, 13, 'Kepulauan Seribu');">
            <text:p>INSERT INTO Wilayah (WilayahID, PropinsiID, Wilayah) VALUES (171, 13, 'Kepulauan Seribu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string">
            <text:p>Banjarnegara</text:p>
          </table:table-cell>
          <table:table-cell table:formula="of:=CONCATENATE([.$D$1];&quot; VALUES (&quot;;[.B176];&quot;, &quot;;[.A176];&quot;, '&quot;;[.C176];&quot;');&quot;)" office:value-type="string" office:string-value="INSERT INTO Wilayah (WilayahID, PropinsiID, Wilayah) VALUES (172, 14, 'Banjarnegara');">
            <text:p>INSERT INTO Wilayah (WilayahID, PropinsiID, Wilayah) VALUES (172, 14, 'Banjarnegara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3">
            <text:p>173</text:p>
          </table:table-cell>
          <table:table-cell office:value-type="string">
            <text:p>Banyumas</text:p>
          </table:table-cell>
          <table:table-cell table:formula="of:=CONCATENATE([.$D$1];&quot; VALUES (&quot;;[.B177];&quot;, &quot;;[.A177];&quot;, '&quot;;[.C177];&quot;');&quot;)" office:value-type="string" office:string-value="INSERT INTO Wilayah (WilayahID, PropinsiID, Wilayah) VALUES (173, 14, 'Banyumas');">
            <text:p>INSERT INTO Wilayah (WilayahID, PropinsiID, Wilayah) VALUES (173, 14, 'Banyumas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4">
            <text:p>174</text:p>
          </table:table-cell>
          <table:table-cell office:value-type="string">
            <text:p>Batang</text:p>
          </table:table-cell>
          <table:table-cell table:formula="of:=CONCATENATE([.$D$1];&quot; VALUES (&quot;;[.B178];&quot;, &quot;;[.A178];&quot;, '&quot;;[.C178];&quot;');&quot;)" office:value-type="string" office:string-value="INSERT INTO Wilayah (WilayahID, PropinsiID, Wilayah) VALUES (174, 14, 'Batang');">
            <text:p>INSERT INTO Wilayah (WilayahID, PropinsiID, Wilayah) VALUES (174, 14, 'Bata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string">
            <text:p>Blora</text:p>
          </table:table-cell>
          <table:table-cell table:formula="of:=CONCATENATE([.$D$1];&quot; VALUES (&quot;;[.B179];&quot;, &quot;;[.A179];&quot;, '&quot;;[.C179];&quot;');&quot;)" office:value-type="string" office:string-value="INSERT INTO Wilayah (WilayahID, PropinsiID, Wilayah) VALUES (175, 14, 'Blora');">
            <text:p>INSERT INTO Wilayah (WilayahID, PropinsiID, Wilayah) VALUES (175, 14, 'Blora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Boyolali</text:p>
          </table:table-cell>
          <table:table-cell table:formula="of:=CONCATENATE([.$D$1];&quot; VALUES (&quot;;[.B180];&quot;, &quot;;[.A180];&quot;, '&quot;;[.C180];&quot;');&quot;)" office:value-type="string" office:string-value="INSERT INTO Wilayah (WilayahID, PropinsiID, Wilayah) VALUES (176, 14, 'Boyolali');">
            <text:p>INSERT INTO Wilayah (WilayahID, PropinsiID, Wilayah) VALUES (176, 14, 'Boyolali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  <table:table-cell office:value-type="string">
            <text:p>Brebes</text:p>
          </table:table-cell>
          <table:table-cell table:formula="of:=CONCATENATE([.$D$1];&quot; VALUES (&quot;;[.B181];&quot;, &quot;;[.A181];&quot;, '&quot;;[.C181];&quot;');&quot;)" office:value-type="string" office:string-value="INSERT INTO Wilayah (WilayahID, PropinsiID, Wilayah) VALUES (177, 14, 'Brebes');">
            <text:p>INSERT INTO Wilayah (WilayahID, PropinsiID, Wilayah) VALUES (177, 14, 'Brebes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string">
            <text:p>Cilacap</text:p>
          </table:table-cell>
          <table:table-cell table:formula="of:=CONCATENATE([.$D$1];&quot; VALUES (&quot;;[.B182];&quot;, &quot;;[.A182];&quot;, '&quot;;[.C182];&quot;');&quot;)" office:value-type="string" office:string-value="INSERT INTO Wilayah (WilayahID, PropinsiID, Wilayah) VALUES (178, 14, 'Cilacap');">
            <text:p>INSERT INTO Wilayah (WilayahID, PropinsiID, Wilayah) VALUES (178, 14, 'Cilacap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string">
            <text:p>Demak</text:p>
          </table:table-cell>
          <table:table-cell table:formula="of:=CONCATENATE([.$D$1];&quot; VALUES (&quot;;[.B183];&quot;, &quot;;[.A183];&quot;, '&quot;;[.C183];&quot;');&quot;)" office:value-type="string" office:string-value="INSERT INTO Wilayah (WilayahID, PropinsiID, Wilayah) VALUES (179, 14, 'Demak');">
            <text:p>INSERT INTO Wilayah (WilayahID, PropinsiID, Wilayah) VALUES (179, 14, 'Demak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Grobogan</text:p>
          </table:table-cell>
          <table:table-cell table:formula="of:=CONCATENATE([.$D$1];&quot; VALUES (&quot;;[.B184];&quot;, &quot;;[.A184];&quot;, '&quot;;[.C184];&quot;');&quot;)" office:value-type="string" office:string-value="INSERT INTO Wilayah (WilayahID, PropinsiID, Wilayah) VALUES (180, 14, 'Grobogan');">
            <text:p>INSERT INTO Wilayah (WilayahID, PropinsiID, Wilayah) VALUES (180, 14, 'Grobogan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1">
            <text:p>181</text:p>
          </table:table-cell>
          <table:table-cell office:value-type="string">
            <text:p>Jepara</text:p>
          </table:table-cell>
          <table:table-cell table:formula="of:=CONCATENATE([.$D$1];&quot; VALUES (&quot;;[.B185];&quot;, &quot;;[.A185];&quot;, '&quot;;[.C185];&quot;');&quot;)" office:value-type="string" office:string-value="INSERT INTO Wilayah (WilayahID, PropinsiID, Wilayah) VALUES (181, 14, 'Jepara');">
            <text:p>INSERT INTO Wilayah (WilayahID, PropinsiID, Wilayah) VALUES (181, 14, 'Jepara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2">
            <text:p>182</text:p>
          </table:table-cell>
          <table:table-cell office:value-type="string">
            <text:p>Karanganyar</text:p>
          </table:table-cell>
          <table:table-cell table:formula="of:=CONCATENATE([.$D$1];&quot; VALUES (&quot;;[.B186];&quot;, &quot;;[.A186];&quot;, '&quot;;[.C186];&quot;');&quot;)" office:value-type="string" office:string-value="INSERT INTO Wilayah (WilayahID, PropinsiID, Wilayah) VALUES (182, 14, 'Karanganyar');">
            <text:p>INSERT INTO Wilayah (WilayahID, PropinsiID, Wilayah) VALUES (182, 14, 'Karanganyar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3">
            <text:p>183</text:p>
          </table:table-cell>
          <table:table-cell office:value-type="string">
            <text:p>Kebumen</text:p>
          </table:table-cell>
          <table:table-cell table:formula="of:=CONCATENATE([.$D$1];&quot; VALUES (&quot;;[.B187];&quot;, &quot;;[.A187];&quot;, '&quot;;[.C187];&quot;');&quot;)" office:value-type="string" office:string-value="INSERT INTO Wilayah (WilayahID, PropinsiID, Wilayah) VALUES (183, 14, 'Kebumen');">
            <text:p>INSERT INTO Wilayah (WilayahID, PropinsiID, Wilayah) VALUES (183, 14, 'Kebumen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Kendal</text:p>
          </table:table-cell>
          <table:table-cell table:formula="of:=CONCATENATE([.$D$1];&quot; VALUES (&quot;;[.B188];&quot;, &quot;;[.A188];&quot;, '&quot;;[.C188];&quot;');&quot;)" office:value-type="string" office:string-value="INSERT INTO Wilayah (WilayahID, PropinsiID, Wilayah) VALUES (184, 14, 'Kendal');">
            <text:p>INSERT INTO Wilayah (WilayahID, PropinsiID, Wilayah) VALUES (184, 14, 'Kendal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string">
            <text:p>Klaten</text:p>
          </table:table-cell>
          <table:table-cell table:formula="of:=CONCATENATE([.$D$1];&quot; VALUES (&quot;;[.B189];&quot;, &quot;;[.A189];&quot;, '&quot;;[.C189];&quot;');&quot;)" office:value-type="string" office:string-value="INSERT INTO Wilayah (WilayahID, PropinsiID, Wilayah) VALUES (185, 14, 'Klaten');">
            <text:p>INSERT INTO Wilayah (WilayahID, PropinsiID, Wilayah) VALUES (185, 14, 'Klaten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Kudus</text:p>
          </table:table-cell>
          <table:table-cell table:formula="of:=CONCATENATE([.$D$1];&quot; VALUES (&quot;;[.B190];&quot;, &quot;;[.A190];&quot;, '&quot;;[.C190];&quot;');&quot;)" office:value-type="string" office:string-value="INSERT INTO Wilayah (WilayahID, PropinsiID, Wilayah) VALUES (186, 14, 'Kudus');">
            <text:p>INSERT INTO Wilayah (WilayahID, PropinsiID, Wilayah) VALUES (186, 14, 'Kudus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Magelang</text:p>
          </table:table-cell>
          <table:table-cell table:formula="of:=CONCATENATE([.$D$1];&quot; VALUES (&quot;;[.B191];&quot;, &quot;;[.A191];&quot;, '&quot;;[.C191];&quot;');&quot;)" office:value-type="string" office:string-value="INSERT INTO Wilayah (WilayahID, PropinsiID, Wilayah) VALUES (187, 14, 'Magelang');">
            <text:p>INSERT INTO Wilayah (WilayahID, PropinsiID, Wilayah) VALUES (187, 14, 'Magela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string">
            <text:p>Pati</text:p>
          </table:table-cell>
          <table:table-cell table:formula="of:=CONCATENATE([.$D$1];&quot; VALUES (&quot;;[.B192];&quot;, &quot;;[.A192];&quot;, '&quot;;[.C192];&quot;');&quot;)" office:value-type="string" office:string-value="INSERT INTO Wilayah (WilayahID, PropinsiID, Wilayah) VALUES (188, 14, 'Pati');">
            <text:p>INSERT INTO Wilayah (WilayahID, PropinsiID, Wilayah) VALUES (188, 14, 'Pati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Pekalongan</text:p>
          </table:table-cell>
          <table:table-cell table:formula="of:=CONCATENATE([.$D$1];&quot; VALUES (&quot;;[.B193];&quot;, &quot;;[.A193];&quot;, '&quot;;[.C193];&quot;');&quot;)" office:value-type="string" office:string-value="INSERT INTO Wilayah (WilayahID, PropinsiID, Wilayah) VALUES (189, 14, 'Pekalongan');">
            <text:p>INSERT INTO Wilayah (WilayahID, PropinsiID, Wilayah) VALUES (189, 14, 'Pekalongan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0">
            <text:p>190</text:p>
          </table:table-cell>
          <table:table-cell office:value-type="string">
            <text:p>Pemalang</text:p>
          </table:table-cell>
          <table:table-cell table:formula="of:=CONCATENATE([.$D$1];&quot; VALUES (&quot;;[.B194];&quot;, &quot;;[.A194];&quot;, '&quot;;[.C194];&quot;');&quot;)" office:value-type="string" office:string-value="INSERT INTO Wilayah (WilayahID, PropinsiID, Wilayah) VALUES (190, 14, 'Pemalang');">
            <text:p>INSERT INTO Wilayah (WilayahID, PropinsiID, Wilayah) VALUES (190, 14, 'Pemala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1">
            <text:p>191</text:p>
          </table:table-cell>
          <table:table-cell office:value-type="string">
            <text:p>Purbalingga</text:p>
          </table:table-cell>
          <table:table-cell table:formula="of:=CONCATENATE([.$D$1];&quot; VALUES (&quot;;[.B195];&quot;, &quot;;[.A195];&quot;, '&quot;;[.C195];&quot;');&quot;)" office:value-type="string" office:string-value="INSERT INTO Wilayah (WilayahID, PropinsiID, Wilayah) VALUES (191, 14, 'Purbalingga');">
            <text:p>INSERT INTO Wilayah (WilayahID, PropinsiID, Wilayah) VALUES (191, 14, 'Purbalingga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office:value-type="string">
            <text:p>Purworejo</text:p>
          </table:table-cell>
          <table:table-cell table:formula="of:=CONCATENATE([.$D$1];&quot; VALUES (&quot;;[.B196];&quot;, &quot;;[.A196];&quot;, '&quot;;[.C196];&quot;');&quot;)" office:value-type="string" office:string-value="INSERT INTO Wilayah (WilayahID, PropinsiID, Wilayah) VALUES (192, 14, 'Purworejo');">
            <text:p>INSERT INTO Wilayah (WilayahID, PropinsiID, Wilayah) VALUES (192, 14, 'Purworejo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Rembang</text:p>
          </table:table-cell>
          <table:table-cell table:formula="of:=CONCATENATE([.$D$1];&quot; VALUES (&quot;;[.B197];&quot;, &quot;;[.A197];&quot;, '&quot;;[.C197];&quot;');&quot;)" office:value-type="string" office:string-value="INSERT INTO Wilayah (WilayahID, PropinsiID, Wilayah) VALUES (193, 14, 'Rembang');">
            <text:p>INSERT INTO Wilayah (WilayahID, PropinsiID, Wilayah) VALUES (193, 14, 'Remba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string">
            <text:p>Semarang</text:p>
          </table:table-cell>
          <table:table-cell table:formula="of:=CONCATENATE([.$D$1];&quot; VALUES (&quot;;[.B198];&quot;, &quot;;[.A198];&quot;, '&quot;;[.C198];&quot;');&quot;)" office:value-type="string" office:string-value="INSERT INTO Wilayah (WilayahID, PropinsiID, Wilayah) VALUES (194, 14, 'Semarang');">
            <text:p>INSERT INTO Wilayah (WilayahID, PropinsiID, Wilayah) VALUES (194, 14, 'Semara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 office:value-type="string">
            <text:p>Sragen</text:p>
          </table:table-cell>
          <table:table-cell table:formula="of:=CONCATENATE([.$D$1];&quot; VALUES (&quot;;[.B199];&quot;, &quot;;[.A199];&quot;, '&quot;;[.C199];&quot;');&quot;)" office:value-type="string" office:string-value="INSERT INTO Wilayah (WilayahID, PropinsiID, Wilayah) VALUES (195, 14, 'Sragen');">
            <text:p>INSERT INTO Wilayah (WilayahID, PropinsiID, Wilayah) VALUES (195, 14, 'Sragen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6">
            <text:p>196</text:p>
          </table:table-cell>
          <table:table-cell office:value-type="string">
            <text:p>Sukoharjo</text:p>
          </table:table-cell>
          <table:table-cell table:formula="of:=CONCATENATE([.$D$1];&quot; VALUES (&quot;;[.B200];&quot;, &quot;;[.A200];&quot;, '&quot;;[.C200];&quot;');&quot;)" office:value-type="string" office:string-value="INSERT INTO Wilayah (WilayahID, PropinsiID, Wilayah) VALUES (196, 14, 'Sukoharjo');">
            <text:p>INSERT INTO Wilayah (WilayahID, PropinsiID, Wilayah) VALUES (196, 14, 'Sukoharjo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Tegal</text:p>
          </table:table-cell>
          <table:table-cell table:formula="of:=CONCATENATE([.$D$1];&quot; VALUES (&quot;;[.B201];&quot;, &quot;;[.A201];&quot;, '&quot;;[.C201];&quot;');&quot;)" office:value-type="string" office:string-value="INSERT INTO Wilayah (WilayahID, PropinsiID, Wilayah) VALUES (197, 14, 'Tegal');">
            <text:p>INSERT INTO Wilayah (WilayahID, PropinsiID, Wilayah) VALUES (197, 14, 'Tegal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8">
            <text:p>198</text:p>
          </table:table-cell>
          <table:table-cell office:value-type="string">
            <text:p>Temanggung</text:p>
          </table:table-cell>
          <table:table-cell table:formula="of:=CONCATENATE([.$D$1];&quot; VALUES (&quot;;[.B202];&quot;, &quot;;[.A202];&quot;, '&quot;;[.C202];&quot;');&quot;)" office:value-type="string" office:string-value="INSERT INTO Wilayah (WilayahID, PropinsiID, Wilayah) VALUES (198, 14, 'Temanggung');">
            <text:p>INSERT INTO Wilayah (WilayahID, PropinsiID, Wilayah) VALUES (198, 14, 'Temanggu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199">
            <text:p>199</text:p>
          </table:table-cell>
          <table:table-cell office:value-type="string">
            <text:p>Wonogiri</text:p>
          </table:table-cell>
          <table:table-cell table:formula="of:=CONCATENATE([.$D$1];&quot; VALUES (&quot;;[.B203];&quot;, &quot;;[.A203];&quot;, '&quot;;[.C203];&quot;');&quot;)" office:value-type="string" office:string-value="INSERT INTO Wilayah (WilayahID, PropinsiID, Wilayah) VALUES (199, 14, 'Wonogiri');">
            <text:p>INSERT INTO Wilayah (WilayahID, PropinsiID, Wilayah) VALUES (199, 14, 'Wonogiri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string">
            <text:p>Wonosobo</text:p>
          </table:table-cell>
          <table:table-cell table:formula="of:=CONCATENATE([.$D$1];&quot; VALUES (&quot;;[.B204];&quot;, &quot;;[.A204];&quot;, '&quot;;[.C204];&quot;');&quot;)" office:value-type="string" office:string-value="INSERT INTO Wilayah (WilayahID, PropinsiID, Wilayah) VALUES (200, 14, 'Wonosobo');">
            <text:p>INSERT INTO Wilayah (WilayahID, PropinsiID, Wilayah) VALUES (200, 14, 'Wonosobo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Kota Magelang</text:p>
          </table:table-cell>
          <table:table-cell table:formula="of:=CONCATENATE([.$D$1];&quot; VALUES (&quot;;[.B205];&quot;, &quot;;[.A205];&quot;, '&quot;;[.C205];&quot;');&quot;)" office:value-type="string" office:string-value="INSERT INTO Wilayah (WilayahID, PropinsiID, Wilayah) VALUES (201, 14, 'Kota Magelang');">
            <text:p>INSERT INTO Wilayah (WilayahID, PropinsiID, Wilayah) VALUES (201, 14, 'Kota Magelang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02">
            <text:p>202</text:p>
          </table:table-cell>
          <table:table-cell office:value-type="string">
            <text:p>Kota Pekalongan</text:p>
          </table:table-cell>
          <table:table-cell table:formula="of:=CONCATENATE([.$D$1];&quot; VALUES (&quot;;[.B206];&quot;, &quot;;[.A206];&quot;, '&quot;;[.C206];&quot;');&quot;)" office:value-type="string" office:string-value="INSERT INTO Wilayah (WilayahID, PropinsiID, Wilayah) VALUES (202, 14, 'Kota Pekalongan');">
            <text:p>INSERT INTO Wilayah (WilayahID, PropinsiID, Wilayah) VALUES (202, 14, 'Kota Pekalongan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03">
            <text:p>203</text:p>
          </table:table-cell>
          <table:table-cell office:value-type="string">
            <text:p>Kota Salatiga</text:p>
          </table:table-cell>
          <table:table-cell table:formula="of:=CONCATENATE([.$D$1];&quot; VALUES (&quot;;[.B207];&quot;, &quot;;[.A207];&quot;, '&quot;;[.C207];&quot;');&quot;)" office:value-type="string" office:string-value="INSERT INTO Wilayah (WilayahID, PropinsiID, Wilayah) VALUES (203, 14, 'Kota Salatiga');">
            <text:p>INSERT INTO Wilayah (WilayahID, PropinsiID, Wilayah) VALUES (203, 14, 'Kota Salatiga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string">
            <text:p>Kota Surakarta</text:p>
          </table:table-cell>
          <table:table-cell table:formula="of:=CONCATENATE([.$D$1];&quot; VALUES (&quot;;[.B208];&quot;, &quot;;[.A208];&quot;, '&quot;;[.C208];&quot;');&quot;)" office:value-type="string" office:string-value="INSERT INTO Wilayah (WilayahID, PropinsiID, Wilayah) VALUES (204, 14, 'Kota Surakarta');">
            <text:p>INSERT INTO Wilayah (WilayahID, PropinsiID, Wilayah) VALUES (204, 14, 'Kota Surakarta');</text:p>
          </table:table-cell>
          <table:table-cell table:number-columns-repeated="1020"/>
        </table:table-row>
        <table:table-row table:style-name="ro5">
          <table:table-cell office:value-type="float" office:value="14">
            <text:p>14</text:p>
          </table:table-cell>
          <table:table-cell office:value-type="float" office:value="205">
            <text:p>205</text:p>
          </table:table-cell>
          <table:table-cell office:value-type="string">
            <text:p>Kota Tegal</text:p>
          </table:table-cell>
          <table:table-cell table:formula="of:=CONCATENATE([.$D$1];&quot; VALUES (&quot;;[.B209];&quot;, &quot;;[.A209];&quot;, '&quot;;[.C209];&quot;');&quot;)" office:value-type="string" office:string-value="INSERT INTO Wilayah (WilayahID, PropinsiID, Wilayah) VALUES (205, 14, 'Kota Tegal');">
            <text:p>INSERT INTO Wilayah (WilayahID, PropinsiID, Wilayah) VALUES (205, 14, 'Kota Tegal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06">
            <text:p>206</text:p>
          </table:table-cell>
          <table:table-cell office:value-type="string">
            <text:p>Bangkalan</text:p>
          </table:table-cell>
          <table:table-cell table:formula="of:=CONCATENATE([.$D$1];&quot; VALUES (&quot;;[.B210];&quot;, &quot;;[.A210];&quot;, '&quot;;[.C210];&quot;');&quot;)" office:value-type="string" office:string-value="INSERT INTO Wilayah (WilayahID, PropinsiID, Wilayah) VALUES (206, 15, 'Bangkalan');">
            <text:p>INSERT INTO Wilayah (WilayahID, PropinsiID, Wilayah) VALUES (206, 15, 'Bangkal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07">
            <text:p>207</text:p>
          </table:table-cell>
          <table:table-cell office:value-type="string">
            <text:p>Banyuwangi</text:p>
          </table:table-cell>
          <table:table-cell table:formula="of:=CONCATENATE([.$D$1];&quot; VALUES (&quot;;[.B211];&quot;, &quot;;[.A211];&quot;, '&quot;;[.C211];&quot;');&quot;)" office:value-type="string" office:string-value="INSERT INTO Wilayah (WilayahID, PropinsiID, Wilayah) VALUES (207, 15, 'Banyuwangi');">
            <text:p>INSERT INTO Wilayah (WilayahID, PropinsiID, Wilayah) VALUES (207, 15, 'Banyuwangi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08">
            <text:p>208</text:p>
          </table:table-cell>
          <table:table-cell office:value-type="string">
            <text:p>Blitar</text:p>
          </table:table-cell>
          <table:table-cell table:formula="of:=CONCATENATE([.$D$1];&quot; VALUES (&quot;;[.B212];&quot;, &quot;;[.A212];&quot;, '&quot;;[.C212];&quot;');&quot;)" office:value-type="string" office:string-value="INSERT INTO Wilayah (WilayahID, PropinsiID, Wilayah) VALUES (208, 15, 'Blitar');">
            <text:p>INSERT INTO Wilayah (WilayahID, PropinsiID, Wilayah) VALUES (208, 15, 'Blitar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office:value-type="string">
            <text:p>Bojonegoro</text:p>
          </table:table-cell>
          <table:table-cell table:formula="of:=CONCATENATE([.$D$1];&quot; VALUES (&quot;;[.B213];&quot;, &quot;;[.A213];&quot;, '&quot;;[.C213];&quot;');&quot;)" office:value-type="string" office:string-value="INSERT INTO Wilayah (WilayahID, PropinsiID, Wilayah) VALUES (209, 15, 'Bojonegoro');">
            <text:p>INSERT INTO Wilayah (WilayahID, PropinsiID, Wilayah) VALUES (209, 15, 'Bojonegor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office:value-type="string">
            <text:p>Bondowoso</text:p>
          </table:table-cell>
          <table:table-cell table:formula="of:=CONCATENATE([.$D$1];&quot; VALUES (&quot;;[.B214];&quot;, &quot;;[.A214];&quot;, '&quot;;[.C214];&quot;');&quot;)" office:value-type="string" office:string-value="INSERT INTO Wilayah (WilayahID, PropinsiID, Wilayah) VALUES (210, 15, 'Bondowoso');">
            <text:p>INSERT INTO Wilayah (WilayahID, PropinsiID, Wilayah) VALUES (210, 15, 'Bondowos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1">
            <text:p>211</text:p>
          </table:table-cell>
          <table:table-cell office:value-type="string">
            <text:p>Gresik</text:p>
          </table:table-cell>
          <table:table-cell table:formula="of:=CONCATENATE([.$D$1];&quot; VALUES (&quot;;[.B215];&quot;, &quot;;[.A215];&quot;, '&quot;;[.C215];&quot;');&quot;)" office:value-type="string" office:string-value="INSERT INTO Wilayah (WilayahID, PropinsiID, Wilayah) VALUES (211, 15, 'Gresik');">
            <text:p>INSERT INTO Wilayah (WilayahID, PropinsiID, Wilayah) VALUES (211, 15, 'Gresik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2">
            <text:p>212</text:p>
          </table:table-cell>
          <table:table-cell office:value-type="string">
            <text:p>Jember</text:p>
          </table:table-cell>
          <table:table-cell table:formula="of:=CONCATENATE([.$D$1];&quot; VALUES (&quot;;[.B216];&quot;, &quot;;[.A216];&quot;, '&quot;;[.C216];&quot;');&quot;)" office:value-type="string" office:string-value="INSERT INTO Wilayah (WilayahID, PropinsiID, Wilayah) VALUES (212, 15, 'Jember');">
            <text:p>INSERT INTO Wilayah (WilayahID, PropinsiID, Wilayah) VALUES (212, 15, 'Jember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office:value-type="string">
            <text:p>[[Jombange)</text:p>
          </table:table-cell>
          <table:table-cell table:formula="of:=CONCATENATE([.$D$1];&quot; VALUES (&quot;;[.B217];&quot;, &quot;;[.A217];&quot;, '&quot;;[.C217];&quot;');&quot;)" office:value-type="string" office:string-value="INSERT INTO Wilayah (WilayahID, PropinsiID, Wilayah) VALUES (213, 15, '[[Jombange)');">
            <text:p>INSERT INTO Wilayah (WilayahID, PropinsiID, Wilayah) VALUES (213, 15, '[[Jombange)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4">
            <text:p>214</text:p>
          </table:table-cell>
          <table:table-cell office:value-type="string">
            <text:p>Kediri</text:p>
          </table:table-cell>
          <table:table-cell table:formula="of:=CONCATENATE([.$D$1];&quot; VALUES (&quot;;[.B218];&quot;, &quot;;[.A218];&quot;, '&quot;;[.C218];&quot;');&quot;)" office:value-type="string" office:string-value="INSERT INTO Wilayah (WilayahID, PropinsiID, Wilayah) VALUES (214, 15, 'Kediri');">
            <text:p>INSERT INTO Wilayah (WilayahID, PropinsiID, Wilayah) VALUES (214, 15, 'Kediri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5">
            <text:p>215</text:p>
          </table:table-cell>
          <table:table-cell office:value-type="string">
            <text:p>Lamongan</text:p>
          </table:table-cell>
          <table:table-cell table:formula="of:=CONCATENATE([.$D$1];&quot; VALUES (&quot;;[.B219];&quot;, &quot;;[.A219];&quot;, '&quot;;[.C219];&quot;');&quot;)" office:value-type="string" office:string-value="INSERT INTO Wilayah (WilayahID, PropinsiID, Wilayah) VALUES (215, 15, 'Lamongan');">
            <text:p>INSERT INTO Wilayah (WilayahID, PropinsiID, Wilayah) VALUES (215, 15, 'Lamong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6">
            <text:p>216</text:p>
          </table:table-cell>
          <table:table-cell office:value-type="string">
            <text:p>Lumajang</text:p>
          </table:table-cell>
          <table:table-cell table:formula="of:=CONCATENATE([.$D$1];&quot; VALUES (&quot;;[.B220];&quot;, &quot;;[.A220];&quot;, '&quot;;[.C220];&quot;');&quot;)" office:value-type="string" office:string-value="INSERT INTO Wilayah (WilayahID, PropinsiID, Wilayah) VALUES (216, 15, 'Lumajang');">
            <text:p>INSERT INTO Wilayah (WilayahID, PropinsiID, Wilayah) VALUES (216, 15, 'Lumajang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7">
            <text:p>217</text:p>
          </table:table-cell>
          <table:table-cell office:value-type="string">
            <text:p>Madiun</text:p>
          </table:table-cell>
          <table:table-cell table:formula="of:=CONCATENATE([.$D$1];&quot; VALUES (&quot;;[.B221];&quot;, &quot;;[.A221];&quot;, '&quot;;[.C221];&quot;');&quot;)" office:value-type="string" office:string-value="INSERT INTO Wilayah (WilayahID, PropinsiID, Wilayah) VALUES (217, 15, 'Madiun');">
            <text:p>INSERT INTO Wilayah (WilayahID, PropinsiID, Wilayah) VALUES (217, 15, 'Madiu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8">
            <text:p>218</text:p>
          </table:table-cell>
          <table:table-cell office:value-type="string">
            <text:p>Magetan</text:p>
          </table:table-cell>
          <table:table-cell table:formula="of:=CONCATENATE([.$D$1];&quot; VALUES (&quot;;[.B222];&quot;, &quot;;[.A222];&quot;, '&quot;;[.C222];&quot;');&quot;)" office:value-type="string" office:string-value="INSERT INTO Wilayah (WilayahID, PropinsiID, Wilayah) VALUES (218, 15, 'Magetan');">
            <text:p>INSERT INTO Wilayah (WilayahID, PropinsiID, Wilayah) VALUES (218, 15, 'Maget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19">
            <text:p>219</text:p>
          </table:table-cell>
          <table:table-cell office:value-type="string">
            <text:p>Malang</text:p>
          </table:table-cell>
          <table:table-cell table:formula="of:=CONCATENATE([.$D$1];&quot; VALUES (&quot;;[.B223];&quot;, &quot;;[.A223];&quot;, '&quot;;[.C223];&quot;');&quot;)" office:value-type="string" office:string-value="INSERT INTO Wilayah (WilayahID, PropinsiID, Wilayah) VALUES (219, 15, 'Malang');">
            <text:p>INSERT INTO Wilayah (WilayahID, PropinsiID, Wilayah) VALUES (219, 15, 'Malang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string">
            <text:p>Mojokerto</text:p>
          </table:table-cell>
          <table:table-cell table:formula="of:=CONCATENATE([.$D$1];&quot; VALUES (&quot;;[.B224];&quot;, &quot;;[.A224];&quot;, '&quot;;[.C224];&quot;');&quot;)" office:value-type="string" office:string-value="INSERT INTO Wilayah (WilayahID, PropinsiID, Wilayah) VALUES (220, 15, 'Mojokerto');">
            <text:p>INSERT INTO Wilayah (WilayahID, PropinsiID, Wilayah) VALUES (220, 15, 'Mojokert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1">
            <text:p>221</text:p>
          </table:table-cell>
          <table:table-cell office:value-type="string">
            <text:p>Nganjuk</text:p>
          </table:table-cell>
          <table:table-cell table:formula="of:=CONCATENATE([.$D$1];&quot; VALUES (&quot;;[.B225];&quot;, &quot;;[.A225];&quot;, '&quot;;[.C225];&quot;');&quot;)" office:value-type="string" office:string-value="INSERT INTO Wilayah (WilayahID, PropinsiID, Wilayah) VALUES (221, 15, 'Nganjuk');">
            <text:p>INSERT INTO Wilayah (WilayahID, PropinsiID, Wilayah) VALUES (221, 15, 'Nganjuk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2">
            <text:p>222</text:p>
          </table:table-cell>
          <table:table-cell office:value-type="string">
            <text:p>Ngawi</text:p>
          </table:table-cell>
          <table:table-cell table:formula="of:=CONCATENATE([.$D$1];&quot; VALUES (&quot;;[.B226];&quot;, &quot;;[.A226];&quot;, '&quot;;[.C226];&quot;');&quot;)" office:value-type="string" office:string-value="INSERT INTO Wilayah (WilayahID, PropinsiID, Wilayah) VALUES (222, 15, 'Ngawi');">
            <text:p>INSERT INTO Wilayah (WilayahID, PropinsiID, Wilayah) VALUES (222, 15, 'Ngawi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3">
            <text:p>223</text:p>
          </table:table-cell>
          <table:table-cell office:value-type="string">
            <text:p>Pacitan</text:p>
          </table:table-cell>
          <table:table-cell table:formula="of:=CONCATENATE([.$D$1];&quot; VALUES (&quot;;[.B227];&quot;, &quot;;[.A227];&quot;, '&quot;;[.C227];&quot;');&quot;)" office:value-type="string" office:string-value="INSERT INTO Wilayah (WilayahID, PropinsiID, Wilayah) VALUES (223, 15, 'Pacitan');">
            <text:p>INSERT INTO Wilayah (WilayahID, PropinsiID, Wilayah) VALUES (223, 15, 'Pacit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string">
            <text:p>Pamekasan</text:p>
          </table:table-cell>
          <table:table-cell table:formula="of:=CONCATENATE([.$D$1];&quot; VALUES (&quot;;[.B228];&quot;, &quot;;[.A228];&quot;, '&quot;;[.C228];&quot;');&quot;)" office:value-type="string" office:string-value="INSERT INTO Wilayah (WilayahID, PropinsiID, Wilayah) VALUES (224, 15, 'Pamekasan');">
            <text:p>INSERT INTO Wilayah (WilayahID, PropinsiID, Wilayah) VALUES (224, 15, 'Pamekas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string">
            <text:p>Pasuruan</text:p>
          </table:table-cell>
          <table:table-cell table:formula="of:=CONCATENATE([.$D$1];&quot; VALUES (&quot;;[.B229];&quot;, &quot;;[.A229];&quot;, '&quot;;[.C229];&quot;');&quot;)" office:value-type="string" office:string-value="INSERT INTO Wilayah (WilayahID, PropinsiID, Wilayah) VALUES (225, 15, 'Pasuruan');">
            <text:p>INSERT INTO Wilayah (WilayahID, PropinsiID, Wilayah) VALUES (225, 15, 'Pasuru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6">
            <text:p>226</text:p>
          </table:table-cell>
          <table:table-cell office:value-type="string">
            <text:p>Ponorogo</text:p>
          </table:table-cell>
          <table:table-cell table:formula="of:=CONCATENATE([.$D$1];&quot; VALUES (&quot;;[.B230];&quot;, &quot;;[.A230];&quot;, '&quot;;[.C230];&quot;');&quot;)" office:value-type="string" office:string-value="INSERT INTO Wilayah (WilayahID, PropinsiID, Wilayah) VALUES (226, 15, 'Ponorogo');">
            <text:p>INSERT INTO Wilayah (WilayahID, PropinsiID, Wilayah) VALUES (226, 15, 'Ponorog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7">
            <text:p>227</text:p>
          </table:table-cell>
          <table:table-cell office:value-type="string">
            <text:p>Probolinggo</text:p>
          </table:table-cell>
          <table:table-cell table:formula="of:=CONCATENATE([.$D$1];&quot; VALUES (&quot;;[.B231];&quot;, &quot;;[.A231];&quot;, '&quot;;[.C231];&quot;');&quot;)" office:value-type="string" office:string-value="INSERT INTO Wilayah (WilayahID, PropinsiID, Wilayah) VALUES (227, 15, 'Probolinggo');">
            <text:p>INSERT INTO Wilayah (WilayahID, PropinsiID, Wilayah) VALUES (227, 15, 'Probolingg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8">
            <text:p>228</text:p>
          </table:table-cell>
          <table:table-cell office:value-type="string">
            <text:p>Sampang</text:p>
          </table:table-cell>
          <table:table-cell table:formula="of:=CONCATENATE([.$D$1];&quot; VALUES (&quot;;[.B232];&quot;, &quot;;[.A232];&quot;, '&quot;;[.C232];&quot;');&quot;)" office:value-type="string" office:string-value="INSERT INTO Wilayah (WilayahID, PropinsiID, Wilayah) VALUES (228, 15, 'Sampang');">
            <text:p>INSERT INTO Wilayah (WilayahID, PropinsiID, Wilayah) VALUES (228, 15, 'Sampang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29">
            <text:p>229</text:p>
          </table:table-cell>
          <table:table-cell office:value-type="string">
            <text:p>Sidoarjo</text:p>
          </table:table-cell>
          <table:table-cell table:formula="of:=CONCATENATE([.$D$1];&quot; VALUES (&quot;;[.B233];&quot;, &quot;;[.A233];&quot;, '&quot;;[.C233];&quot;');&quot;)" office:value-type="string" office:string-value="INSERT INTO Wilayah (WilayahID, PropinsiID, Wilayah) VALUES (229, 15, 'Sidoarjo');">
            <text:p>INSERT INTO Wilayah (WilayahID, PropinsiID, Wilayah) VALUES (229, 15, 'Sidoarj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0">
            <text:p>230</text:p>
          </table:table-cell>
          <table:table-cell office:value-type="string">
            <text:p>Situbondo</text:p>
          </table:table-cell>
          <table:table-cell table:formula="of:=CONCATENATE([.$D$1];&quot; VALUES (&quot;;[.B234];&quot;, &quot;;[.A234];&quot;, '&quot;;[.C234];&quot;');&quot;)" office:value-type="string" office:string-value="INSERT INTO Wilayah (WilayahID, PropinsiID, Wilayah) VALUES (230, 15, 'Situbondo');">
            <text:p>INSERT INTO Wilayah (WilayahID, PropinsiID, Wilayah) VALUES (230, 15, 'Situbond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office:value-type="string">
            <text:p>Sumenep</text:p>
          </table:table-cell>
          <table:table-cell table:formula="of:=CONCATENATE([.$D$1];&quot; VALUES (&quot;;[.B235];&quot;, &quot;;[.A235];&quot;, '&quot;;[.C235];&quot;');&quot;)" office:value-type="string" office:string-value="INSERT INTO Wilayah (WilayahID, PropinsiID, Wilayah) VALUES (231, 15, 'Sumenep');">
            <text:p>INSERT INTO Wilayah (WilayahID, PropinsiID, Wilayah) VALUES (231, 15, 'Sumenep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2">
            <text:p>232</text:p>
          </table:table-cell>
          <table:table-cell office:value-type="string">
            <text:p>Surabaya, kota</text:p>
          </table:table-cell>
          <table:table-cell table:formula="of:=CONCATENATE([.$D$1];&quot; VALUES (&quot;;[.B236];&quot;, &quot;;[.A236];&quot;, '&quot;;[.C236];&quot;');&quot;)" office:value-type="string" office:string-value="INSERT INTO Wilayah (WilayahID, PropinsiID, Wilayah) VALUES (232, 15, 'Surabaya, kota');">
            <text:p>INSERT INTO Wilayah (WilayahID, PropinsiID, Wilayah) VALUES (232, 15, 'Surabaya, kota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3">
            <text:p>233</text:p>
          </table:table-cell>
          <table:table-cell office:value-type="string">
            <text:p>Trenggalek</text:p>
          </table:table-cell>
          <table:table-cell table:formula="of:=CONCATENATE([.$D$1];&quot; VALUES (&quot;;[.B237];&quot;, &quot;;[.A237];&quot;, '&quot;;[.C237];&quot;');&quot;)" office:value-type="string" office:string-value="INSERT INTO Wilayah (WilayahID, PropinsiID, Wilayah) VALUES (233, 15, 'Trenggalek');">
            <text:p>INSERT INTO Wilayah (WilayahID, PropinsiID, Wilayah) VALUES (233, 15, 'Trenggalek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4">
            <text:p>234</text:p>
          </table:table-cell>
          <table:table-cell office:value-type="string">
            <text:p>Tuban</text:p>
          </table:table-cell>
          <table:table-cell table:formula="of:=CONCATENATE([.$D$1];&quot; VALUES (&quot;;[.B238];&quot;, &quot;;[.A238];&quot;, '&quot;;[.C238];&quot;');&quot;)" office:value-type="string" office:string-value="INSERT INTO Wilayah (WilayahID, PropinsiID, Wilayah) VALUES (234, 15, 'Tuban');">
            <text:p>INSERT INTO Wilayah (WilayahID, PropinsiID, Wilayah) VALUES (234, 15, 'Tub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5">
            <text:p>235</text:p>
          </table:table-cell>
          <table:table-cell office:value-type="string">
            <text:p>Tulungagung</text:p>
          </table:table-cell>
          <table:table-cell table:formula="of:=CONCATENATE([.$D$1];&quot; VALUES (&quot;;[.B239];&quot;, &quot;;[.A239];&quot;, '&quot;;[.C239];&quot;');&quot;)" office:value-type="string" office:string-value="INSERT INTO Wilayah (WilayahID, PropinsiID, Wilayah) VALUES (235, 15, 'Tulungagung');">
            <text:p>INSERT INTO Wilayah (WilayahID, PropinsiID, Wilayah) VALUES (235, 15, 'Tulungagung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6">
            <text:p>236</text:p>
          </table:table-cell>
          <table:table-cell office:value-type="string">
            <text:p>Kota Batu</text:p>
          </table:table-cell>
          <table:table-cell table:formula="of:=CONCATENATE([.$D$1];&quot; VALUES (&quot;;[.B240];&quot;, &quot;;[.A240];&quot;, '&quot;;[.C240];&quot;');&quot;)" office:value-type="string" office:string-value="INSERT INTO Wilayah (WilayahID, PropinsiID, Wilayah) VALUES (236, 15, 'Kota Batu');">
            <text:p>INSERT INTO Wilayah (WilayahID, PropinsiID, Wilayah) VALUES (236, 15, 'Kota Batu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7">
            <text:p>237</text:p>
          </table:table-cell>
          <table:table-cell office:value-type="string">
            <text:p>Kota Blitar</text:p>
          </table:table-cell>
          <table:table-cell table:formula="of:=CONCATENATE([.$D$1];&quot; VALUES (&quot;;[.B241];&quot;, &quot;;[.A241];&quot;, '&quot;;[.C241];&quot;');&quot;)" office:value-type="string" office:string-value="INSERT INTO Wilayah (WilayahID, PropinsiID, Wilayah) VALUES (237, 15, 'Kota Blitar');">
            <text:p>INSERT INTO Wilayah (WilayahID, PropinsiID, Wilayah) VALUES (237, 15, 'Kota Blitar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8">
            <text:p>238</text:p>
          </table:table-cell>
          <table:table-cell office:value-type="string">
            <text:p>Kota Kediri</text:p>
          </table:table-cell>
          <table:table-cell table:formula="of:=CONCATENATE([.$D$1];&quot; VALUES (&quot;;[.B242];&quot;, &quot;;[.A242];&quot;, '&quot;;[.C242];&quot;');&quot;)" office:value-type="string" office:string-value="INSERT INTO Wilayah (WilayahID, PropinsiID, Wilayah) VALUES (238, 15, 'Kota Kediri');">
            <text:p>INSERT INTO Wilayah (WilayahID, PropinsiID, Wilayah) VALUES (238, 15, 'Kota Kediri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string">
            <text:p>Kota Madiun</text:p>
          </table:table-cell>
          <table:table-cell table:formula="of:=CONCATENATE([.$D$1];&quot; VALUES (&quot;;[.B243];&quot;, &quot;;[.A243];&quot;, '&quot;;[.C243];&quot;');&quot;)" office:value-type="string" office:string-value="INSERT INTO Wilayah (WilayahID, PropinsiID, Wilayah) VALUES (239, 15, 'Kota Madiun');">
            <text:p>INSERT INTO Wilayah (WilayahID, PropinsiID, Wilayah) VALUES (239, 15, 'Kota Madiu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string">
            <text:p>Kota Malang</text:p>
          </table:table-cell>
          <table:table-cell table:formula="of:=CONCATENATE([.$D$1];&quot; VALUES (&quot;;[.B244];&quot;, &quot;;[.A244];&quot;, '&quot;;[.C244];&quot;');&quot;)" office:value-type="string" office:string-value="INSERT INTO Wilayah (WilayahID, PropinsiID, Wilayah) VALUES (240, 15, 'Kota Malang');">
            <text:p>INSERT INTO Wilayah (WilayahID, PropinsiID, Wilayah) VALUES (240, 15, 'Kota Malang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41">
            <text:p>241</text:p>
          </table:table-cell>
          <table:table-cell office:value-type="string">
            <text:p>Kota Mojokerto</text:p>
          </table:table-cell>
          <table:table-cell table:formula="of:=CONCATENATE([.$D$1];&quot; VALUES (&quot;;[.B245];&quot;, &quot;;[.A245];&quot;, '&quot;;[.C245];&quot;');&quot;)" office:value-type="string" office:string-value="INSERT INTO Wilayah (WilayahID, PropinsiID, Wilayah) VALUES (241, 15, 'Kota Mojokerto');">
            <text:p>INSERT INTO Wilayah (WilayahID, PropinsiID, Wilayah) VALUES (241, 15, 'Kota Mojokerto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string">
            <text:p>Kota Pasuruan</text:p>
          </table:table-cell>
          <table:table-cell table:formula="of:=CONCATENATE([.$D$1];&quot; VALUES (&quot;;[.B246];&quot;, &quot;;[.A246];&quot;, '&quot;;[.C246];&quot;');&quot;)" office:value-type="string" office:string-value="INSERT INTO Wilayah (WilayahID, PropinsiID, Wilayah) VALUES (242, 15, 'Kota Pasuruan');">
            <text:p>INSERT INTO Wilayah (WilayahID, PropinsiID, Wilayah) VALUES (242, 15, 'Kota Pasuruan');</text:p>
          </table:table-cell>
          <table:table-cell table:number-columns-repeated="1020"/>
        </table:table-row>
        <table:table-row table:style-name="ro5">
          <table:table-cell office:value-type="float" office:value="15">
            <text:p>15</text:p>
          </table:table-cell>
          <table:table-cell office:value-type="float" office:value="243">
            <text:p>243</text:p>
          </table:table-cell>
          <table:table-cell office:value-type="string">
            <text:p>Kota Probolinggo</text:p>
          </table:table-cell>
          <table:table-cell table:formula="of:=CONCATENATE([.$D$1];&quot; VALUES (&quot;;[.B247];&quot;, &quot;;[.A247];&quot;, '&quot;;[.C247];&quot;');&quot;)" office:value-type="string" office:string-value="INSERT INTO Wilayah (WilayahID, PropinsiID, Wilayah) VALUES (243, 15, 'Kota Probolinggo');">
            <text:p>INSERT INTO Wilayah (WilayahID, PropinsiID, Wilayah) VALUES (243, 15, 'Kota Probolinggo');</text:p>
          </table:table-cell>
          <table:table-cell table:number-columns-repeated="1020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44">
            <text:p>244</text:p>
          </table:table-cell>
          <table:table-cell office:value-type="string">
            <text:p>Bantul</text:p>
          </table:table-cell>
          <table:table-cell table:formula="of:=CONCATENATE([.$D$1];&quot; VALUES (&quot;;[.B248];&quot;, &quot;;[.A248];&quot;, '&quot;;[.C248];&quot;');&quot;)" office:value-type="string" office:string-value="INSERT INTO Wilayah (WilayahID, PropinsiID, Wilayah) VALUES (244, 16, 'Bantul');">
            <text:p>INSERT INTO Wilayah (WilayahID, PropinsiID, Wilayah) VALUES (244, 16, 'Bantul');</text:p>
          </table:table-cell>
          <table:table-cell table:number-columns-repeated="1020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45">
            <text:p>245</text:p>
          </table:table-cell>
          <table:table-cell office:value-type="string">
            <text:p>Gunung Kidul</text:p>
          </table:table-cell>
          <table:table-cell table:formula="of:=CONCATENATE([.$D$1];&quot; VALUES (&quot;;[.B249];&quot;, &quot;;[.A249];&quot;, '&quot;;[.C249];&quot;');&quot;)" office:value-type="string" office:string-value="INSERT INTO Wilayah (WilayahID, PropinsiID, Wilayah) VALUES (245, 16, 'Gunung Kidul');">
            <text:p>INSERT INTO Wilayah (WilayahID, PropinsiID, Wilayah) VALUES (245, 16, 'Gunung Kidul');</text:p>
          </table:table-cell>
          <table:table-cell table:number-columns-repeated="1020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46">
            <text:p>246</text:p>
          </table:table-cell>
          <table:table-cell office:value-type="string">
            <text:p>Kulon Progo</text:p>
          </table:table-cell>
          <table:table-cell table:formula="of:=CONCATENATE([.$D$1];&quot; VALUES (&quot;;[.B250];&quot;, &quot;;[.A250];&quot;, '&quot;;[.C250];&quot;');&quot;)" office:value-type="string" office:string-value="INSERT INTO Wilayah (WilayahID, PropinsiID, Wilayah) VALUES (246, 16, 'Kulon Progo');">
            <text:p>INSERT INTO Wilayah (WilayahID, PropinsiID, Wilayah) VALUES (246, 16, 'Kulon Progo');</text:p>
          </table:table-cell>
          <table:table-cell table:number-columns-repeated="1020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47">
            <text:p>247</text:p>
          </table:table-cell>
          <table:table-cell office:value-type="string">
            <text:p>Sleman</text:p>
          </table:table-cell>
          <table:table-cell table:formula="of:=CONCATENATE([.$D$1];&quot; VALUES (&quot;;[.B251];&quot;, &quot;;[.A251];&quot;, '&quot;;[.C251];&quot;');&quot;)" office:value-type="string" office:string-value="INSERT INTO Wilayah (WilayahID, PropinsiID, Wilayah) VALUES (247, 16, 'Sleman');">
            <text:p>INSERT INTO Wilayah (WilayahID, PropinsiID, Wilayah) VALUES (247, 16, 'Sleman');</text:p>
          </table:table-cell>
          <table:table-cell table:number-columns-repeated="1020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48">
            <text:p>248</text:p>
          </table:table-cell>
          <table:table-cell office:value-type="string">
            <text:p>Kota Yogyakarta</text:p>
          </table:table-cell>
          <table:table-cell table:formula="of:=CONCATENATE([.$D$1];&quot; VALUES (&quot;;[.B252];&quot;, &quot;;[.A252];&quot;, '&quot;;[.C252];&quot;');&quot;)" office:value-type="string" office:string-value="INSERT INTO Wilayah (WilayahID, PropinsiID, Wilayah) VALUES (248, 16, 'Kota Yogyakarta');">
            <text:p>INSERT INTO Wilayah (WilayahID, PropinsiID, Wilayah) VALUES (248, 16, 'Kota Yogyakarta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49">
            <text:p>249</text:p>
          </table:table-cell>
          <table:table-cell office:value-type="string">
            <text:p>Badung</text:p>
          </table:table-cell>
          <table:table-cell table:formula="of:=CONCATENATE([.$D$1];&quot; VALUES (&quot;;[.B253];&quot;, &quot;;[.A253];&quot;, '&quot;;[.C253];&quot;');&quot;)" office:value-type="string" office:string-value="INSERT INTO Wilayah (WilayahID, PropinsiID, Wilayah) VALUES (249, 17, 'Badung');">
            <text:p>INSERT INTO Wilayah (WilayahID, PropinsiID, Wilayah) VALUES (249, 17, 'Badung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string">
            <text:p>Bangli</text:p>
          </table:table-cell>
          <table:table-cell table:formula="of:=CONCATENATE([.$D$1];&quot; VALUES (&quot;;[.B254];&quot;, &quot;;[.A254];&quot;, '&quot;;[.C254];&quot;');&quot;)" office:value-type="string" office:string-value="INSERT INTO Wilayah (WilayahID, PropinsiID, Wilayah) VALUES (250, 17, 'Bangli');">
            <text:p>INSERT INTO Wilayah (WilayahID, PropinsiID, Wilayah) VALUES (250, 17, 'Bangli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1">
            <text:p>251</text:p>
          </table:table-cell>
          <table:table-cell office:value-type="string">
            <text:p>Buleleng</text:p>
          </table:table-cell>
          <table:table-cell table:formula="of:=CONCATENATE([.$D$1];&quot; VALUES (&quot;;[.B255];&quot;, &quot;;[.A255];&quot;, '&quot;;[.C255];&quot;');&quot;)" office:value-type="string" office:string-value="INSERT INTO Wilayah (WilayahID, PropinsiID, Wilayah) VALUES (251, 17, 'Buleleng');">
            <text:p>INSERT INTO Wilayah (WilayahID, PropinsiID, Wilayah) VALUES (251, 17, 'Buleleng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2">
            <text:p>252</text:p>
          </table:table-cell>
          <table:table-cell office:value-type="string">
            <text:p>Gianyar</text:p>
          </table:table-cell>
          <table:table-cell table:formula="of:=CONCATENATE([.$D$1];&quot; VALUES (&quot;;[.B256];&quot;, &quot;;[.A256];&quot;, '&quot;;[.C256];&quot;');&quot;)" office:value-type="string" office:string-value="INSERT INTO Wilayah (WilayahID, PropinsiID, Wilayah) VALUES (252, 17, 'Gianyar');">
            <text:p>INSERT INTO Wilayah (WilayahID, PropinsiID, Wilayah) VALUES (252, 17, 'Gianyar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office:value-type="string">
            <text:p>Jembrana</text:p>
          </table:table-cell>
          <table:table-cell table:formula="of:=CONCATENATE([.$D$1];&quot; VALUES (&quot;;[.B257];&quot;, &quot;;[.A257];&quot;, '&quot;;[.C257];&quot;');&quot;)" office:value-type="string" office:string-value="INSERT INTO Wilayah (WilayahID, PropinsiID, Wilayah) VALUES (253, 17, 'Jembrana');">
            <text:p>INSERT INTO Wilayah (WilayahID, PropinsiID, Wilayah) VALUES (253, 17, 'Jembrana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4">
            <text:p>254</text:p>
          </table:table-cell>
          <table:table-cell office:value-type="string">
            <text:p>Karangasem</text:p>
          </table:table-cell>
          <table:table-cell table:formula="of:=CONCATENATE([.$D$1];&quot; VALUES (&quot;;[.B258];&quot;, &quot;;[.A258];&quot;, '&quot;;[.C258];&quot;');&quot;)" office:value-type="string" office:string-value="INSERT INTO Wilayah (WilayahID, PropinsiID, Wilayah) VALUES (254, 17, 'Karangasem');">
            <text:p>INSERT INTO Wilayah (WilayahID, PropinsiID, Wilayah) VALUES (254, 17, 'Karangasem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string">
            <text:p>Klungkung</text:p>
          </table:table-cell>
          <table:table-cell table:formula="of:=CONCATENATE([.$D$1];&quot; VALUES (&quot;;[.B259];&quot;, &quot;;[.A259];&quot;, '&quot;;[.C259];&quot;');&quot;)" office:value-type="string" office:string-value="INSERT INTO Wilayah (WilayahID, PropinsiID, Wilayah) VALUES (255, 17, 'Klungkung');">
            <text:p>INSERT INTO Wilayah (WilayahID, PropinsiID, Wilayah) VALUES (255, 17, 'Klungkung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string">
            <text:p>Tabanan</text:p>
          </table:table-cell>
          <table:table-cell table:formula="of:=CONCATENATE([.$D$1];&quot; VALUES (&quot;;[.B260];&quot;, &quot;;[.A260];&quot;, '&quot;;[.C260];&quot;');&quot;)" office:value-type="string" office:string-value="INSERT INTO Wilayah (WilayahID, PropinsiID, Wilayah) VALUES (256, 17, 'Tabanan');">
            <text:p>INSERT INTO Wilayah (WilayahID, PropinsiID, Wilayah) VALUES (256, 17, 'Tabanan');</text:p>
          </table:table-cell>
          <table:table-cell table:number-columns-repeated="1020"/>
        </table:table-row>
        <table:table-row table:style-name="ro5">
          <table:table-cell office:value-type="float" office:value="17">
            <text:p>17</text:p>
          </table:table-cell>
          <table:table-cell office:value-type="float" office:value="257">
            <text:p>257</text:p>
          </table:table-cell>
          <table:table-cell office:value-type="string">
            <text:p>Kota Denpasar</text:p>
          </table:table-cell>
          <table:table-cell table:formula="of:=CONCATENATE([.$D$1];&quot; VALUES (&quot;;[.B261];&quot;, &quot;;[.A261];&quot;, '&quot;;[.C261];&quot;');&quot;)" office:value-type="string" office:string-value="INSERT INTO Wilayah (WilayahID, PropinsiID, Wilayah) VALUES (257, 17, 'Kota Denpasar');">
            <text:p>INSERT INTO Wilayah (WilayahID, PropinsiID, Wilayah) VALUES (257, 17, 'Kota Denpasar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58">
            <text:p>258</text:p>
          </table:table-cell>
          <table:table-cell office:value-type="string">
            <text:p>Bima</text:p>
          </table:table-cell>
          <table:table-cell table:formula="of:=CONCATENATE([.$D$1];&quot; VALUES (&quot;;[.B262];&quot;, &quot;;[.A262];&quot;, '&quot;;[.C262];&quot;');&quot;)" office:value-type="string" office:string-value="INSERT INTO Wilayah (WilayahID, PropinsiID, Wilayah) VALUES (258, 18, 'Bima');">
            <text:p>INSERT INTO Wilayah (WilayahID, PropinsiID, Wilayah) VALUES (258, 18, 'Bima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59">
            <text:p>259</text:p>
          </table:table-cell>
          <table:table-cell office:value-type="string">
            <text:p>Dompu</text:p>
          </table:table-cell>
          <table:table-cell table:formula="of:=CONCATENATE([.$D$1];&quot; VALUES (&quot;;[.B263];&quot;, &quot;;[.A263];&quot;, '&quot;;[.C263];&quot;');&quot;)" office:value-type="string" office:string-value="INSERT INTO Wilayah (WilayahID, PropinsiID, Wilayah) VALUES (259, 18, 'Dompu');">
            <text:p>INSERT INTO Wilayah (WilayahID, PropinsiID, Wilayah) VALUES (259, 18, 'Dompu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0">
            <text:p>260</text:p>
          </table:table-cell>
          <table:table-cell office:value-type="string">
            <text:p>Lombok Barat</text:p>
          </table:table-cell>
          <table:table-cell table:formula="of:=CONCATENATE([.$D$1];&quot; VALUES (&quot;;[.B264];&quot;, &quot;;[.A264];&quot;, '&quot;;[.C264];&quot;');&quot;)" office:value-type="string" office:string-value="INSERT INTO Wilayah (WilayahID, PropinsiID, Wilayah) VALUES (260, 18, 'Lombok Barat');">
            <text:p>INSERT INTO Wilayah (WilayahID, PropinsiID, Wilayah) VALUES (260, 18, 'Lombok Barat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1">
            <text:p>261</text:p>
          </table:table-cell>
          <table:table-cell office:value-type="string">
            <text:p>Lombok Tengah</text:p>
          </table:table-cell>
          <table:table-cell table:formula="of:=CONCATENATE([.$D$1];&quot; VALUES (&quot;;[.B265];&quot;, &quot;;[.A265];&quot;, '&quot;;[.C265];&quot;');&quot;)" office:value-type="string" office:string-value="INSERT INTO Wilayah (WilayahID, PropinsiID, Wilayah) VALUES (261, 18, 'Lombok Tengah');">
            <text:p>INSERT INTO Wilayah (WilayahID, PropinsiID, Wilayah) VALUES (261, 18, 'Lombok Tengah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2">
            <text:p>262</text:p>
          </table:table-cell>
          <table:table-cell office:value-type="string">
            <text:p>Lombok Timur</text:p>
          </table:table-cell>
          <table:table-cell table:formula="of:=CONCATENATE([.$D$1];&quot; VALUES (&quot;;[.B266];&quot;, &quot;;[.A266];&quot;, '&quot;;[.C266];&quot;');&quot;)" office:value-type="string" office:string-value="INSERT INTO Wilayah (WilayahID, PropinsiID, Wilayah) VALUES (262, 18, 'Lombok Timur');">
            <text:p>INSERT INTO Wilayah (WilayahID, PropinsiID, Wilayah) VALUES (262, 18, 'Lombok Timur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3">
            <text:p>263</text:p>
          </table:table-cell>
          <table:table-cell office:value-type="string">
            <text:p>Sumbawa</text:p>
          </table:table-cell>
          <table:table-cell table:formula="of:=CONCATENATE([.$D$1];&quot; VALUES (&quot;;[.B267];&quot;, &quot;;[.A267];&quot;, '&quot;;[.C267];&quot;');&quot;)" office:value-type="string" office:string-value="INSERT INTO Wilayah (WilayahID, PropinsiID, Wilayah) VALUES (263, 18, 'Sumbawa');">
            <text:p>INSERT INTO Wilayah (WilayahID, PropinsiID, Wilayah) VALUES (263, 18, 'Sumbawa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4">
            <text:p>264</text:p>
          </table:table-cell>
          <table:table-cell office:value-type="string">
            <text:p>Sumbawa Barat</text:p>
          </table:table-cell>
          <table:table-cell table:formula="of:=CONCATENATE([.$D$1];&quot; VALUES (&quot;;[.B268];&quot;, &quot;;[.A268];&quot;, '&quot;;[.C268];&quot;');&quot;)" office:value-type="string" office:string-value="INSERT INTO Wilayah (WilayahID, PropinsiID, Wilayah) VALUES (264, 18, 'Sumbawa Barat');">
            <text:p>INSERT INTO Wilayah (WilayahID, PropinsiID, Wilayah) VALUES (264, 18, 'Sumbawa Barat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5">
            <text:p>265</text:p>
          </table:table-cell>
          <table:table-cell office:value-type="string">
            <text:p>Kota Bima</text:p>
          </table:table-cell>
          <table:table-cell table:formula="of:=CONCATENATE([.$D$1];&quot; VALUES (&quot;;[.B269];&quot;, &quot;;[.A269];&quot;, '&quot;;[.C269];&quot;');&quot;)" office:value-type="string" office:string-value="INSERT INTO Wilayah (WilayahID, PropinsiID, Wilayah) VALUES (265, 18, 'Kota Bima');">
            <text:p>INSERT INTO Wilayah (WilayahID, PropinsiID, Wilayah) VALUES (265, 18, 'Kota Bima');</text:p>
          </table:table-cell>
          <table:table-cell table:number-columns-repeated="1020"/>
        </table:table-row>
        <table:table-row table:style-name="ro5">
          <table:table-cell office:value-type="float" office:value="18">
            <text:p>18</text:p>
          </table:table-cell>
          <table:table-cell office:value-type="float" office:value="266">
            <text:p>266</text:p>
          </table:table-cell>
          <table:table-cell office:value-type="string">
            <text:p>Kota Mataram</text:p>
          </table:table-cell>
          <table:table-cell table:formula="of:=CONCATENATE([.$D$1];&quot; VALUES (&quot;;[.B270];&quot;, &quot;;[.A270];&quot;, '&quot;;[.C270];&quot;');&quot;)" office:value-type="string" office:string-value="INSERT INTO Wilayah (WilayahID, PropinsiID, Wilayah) VALUES (266, 18, 'Kota Mataram');">
            <text:p>INSERT INTO Wilayah (WilayahID, PropinsiID, Wilayah) VALUES (266, 18, 'Kota Mataram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67">
            <text:p>267</text:p>
          </table:table-cell>
          <table:table-cell office:value-type="string">
            <text:p>Alor</text:p>
          </table:table-cell>
          <table:table-cell table:formula="of:=CONCATENATE([.$D$1];&quot; VALUES (&quot;;[.B271];&quot;, &quot;;[.A271];&quot;, '&quot;;[.C271];&quot;');&quot;)" office:value-type="string" office:string-value="INSERT INTO Wilayah (WilayahID, PropinsiID, Wilayah) VALUES (267, 19, 'Alor');">
            <text:p>INSERT INTO Wilayah (WilayahID, PropinsiID, Wilayah) VALUES (267, 19, 'Alor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68">
            <text:p>268</text:p>
          </table:table-cell>
          <table:table-cell office:value-type="string">
            <text:p>Belu</text:p>
          </table:table-cell>
          <table:table-cell table:formula="of:=CONCATENATE([.$D$1];&quot; VALUES (&quot;;[.B272];&quot;, &quot;;[.A272];&quot;, '&quot;;[.C272];&quot;');&quot;)" office:value-type="string" office:string-value="INSERT INTO Wilayah (WilayahID, PropinsiID, Wilayah) VALUES (268, 19, 'Belu');">
            <text:p>INSERT INTO Wilayah (WilayahID, PropinsiID, Wilayah) VALUES (268, 19, 'Belu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69">
            <text:p>269</text:p>
          </table:table-cell>
          <table:table-cell office:value-type="string">
            <text:p>Ende</text:p>
          </table:table-cell>
          <table:table-cell table:formula="of:=CONCATENATE([.$D$1];&quot; VALUES (&quot;;[.B273];&quot;, &quot;;[.A273];&quot;, '&quot;;[.C273];&quot;');&quot;)" office:value-type="string" office:string-value="INSERT INTO Wilayah (WilayahID, PropinsiID, Wilayah) VALUES (269, 19, 'Ende');">
            <text:p>INSERT INTO Wilayah (WilayahID, PropinsiID, Wilayah) VALUES (269, 19, 'Ende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0">
            <text:p>270</text:p>
          </table:table-cell>
          <table:table-cell office:value-type="string">
            <text:p>Flores Timur</text:p>
          </table:table-cell>
          <table:table-cell table:formula="of:=CONCATENATE([.$D$1];&quot; VALUES (&quot;;[.B274];&quot;, &quot;;[.A274];&quot;, '&quot;;[.C274];&quot;');&quot;)" office:value-type="string" office:string-value="INSERT INTO Wilayah (WilayahID, PropinsiID, Wilayah) VALUES (270, 19, 'Flores Timur');">
            <text:p>INSERT INTO Wilayah (WilayahID, PropinsiID, Wilayah) VALUES (270, 19, 'Flores Timur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1">
            <text:p>271</text:p>
          </table:table-cell>
          <table:table-cell office:value-type="string">
            <text:p>Kupang</text:p>
          </table:table-cell>
          <table:table-cell table:formula="of:=CONCATENATE([.$D$1];&quot; VALUES (&quot;;[.B275];&quot;, &quot;;[.A275];&quot;, '&quot;;[.C275];&quot;');&quot;)" office:value-type="string" office:string-value="INSERT INTO Wilayah (WilayahID, PropinsiID, Wilayah) VALUES (271, 19, 'Kupang');">
            <text:p>INSERT INTO Wilayah (WilayahID, PropinsiID, Wilayah) VALUES (271, 19, 'Kupang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2">
            <text:p>272</text:p>
          </table:table-cell>
          <table:table-cell office:value-type="string">
            <text:p>Manggarai</text:p>
          </table:table-cell>
          <table:table-cell table:formula="of:=CONCATENATE([.$D$1];&quot; VALUES (&quot;;[.B276];&quot;, &quot;;[.A276];&quot;, '&quot;;[.C276];&quot;');&quot;)" office:value-type="string" office:string-value="INSERT INTO Wilayah (WilayahID, PropinsiID, Wilayah) VALUES (272, 19, 'Manggarai');">
            <text:p>INSERT INTO Wilayah (WilayahID, PropinsiID, Wilayah) VALUES (272, 19, 'Manggarai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office:value-type="string">
            <text:p>Manggarai Barat</text:p>
          </table:table-cell>
          <table:table-cell table:formula="of:=CONCATENATE([.$D$1];&quot; VALUES (&quot;;[.B277];&quot;, &quot;;[.A277];&quot;, '&quot;;[.C277];&quot;');&quot;)" office:value-type="string" office:string-value="INSERT INTO Wilayah (WilayahID, PropinsiID, Wilayah) VALUES (273, 19, 'Manggarai Barat');">
            <text:p>INSERT INTO Wilayah (WilayahID, PropinsiID, Wilayah) VALUES (273, 19, 'Manggarai Barat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4">
            <text:p>274</text:p>
          </table:table-cell>
          <table:table-cell office:value-type="string">
            <text:p>Ngada</text:p>
          </table:table-cell>
          <table:table-cell table:formula="of:=CONCATENATE([.$D$1];&quot; VALUES (&quot;;[.B278];&quot;, &quot;;[.A278];&quot;, '&quot;;[.C278];&quot;');&quot;)" office:value-type="string" office:string-value="INSERT INTO Wilayah (WilayahID, PropinsiID, Wilayah) VALUES (274, 19, 'Ngada');">
            <text:p>INSERT INTO Wilayah (WilayahID, PropinsiID, Wilayah) VALUES (274, 19, 'Ngada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5">
            <text:p>275</text:p>
          </table:table-cell>
          <table:table-cell office:value-type="string">
            <text:p>Rote Ndao</text:p>
          </table:table-cell>
          <table:table-cell table:formula="of:=CONCATENATE([.$D$1];&quot; VALUES (&quot;;[.B279];&quot;, &quot;;[.A279];&quot;, '&quot;;[.C279];&quot;');&quot;)" office:value-type="string" office:string-value="INSERT INTO Wilayah (WilayahID, PropinsiID, Wilayah) VALUES (275, 19, 'Rote Ndao');">
            <text:p>INSERT INTO Wilayah (WilayahID, PropinsiID, Wilayah) VALUES (275, 19, 'Rote Ndao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string">
            <text:p>Sikka</text:p>
          </table:table-cell>
          <table:table-cell table:formula="of:=CONCATENATE([.$D$1];&quot; VALUES (&quot;;[.B280];&quot;, &quot;;[.A280];&quot;, '&quot;;[.C280];&quot;');&quot;)" office:value-type="string" office:string-value="INSERT INTO Wilayah (WilayahID, PropinsiID, Wilayah) VALUES (276, 19, 'Sikka');">
            <text:p>INSERT INTO Wilayah (WilayahID, PropinsiID, Wilayah) VALUES (276, 19, 'Sikka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7">
            <text:p>277</text:p>
          </table:table-cell>
          <table:table-cell office:value-type="string">
            <text:p>Sumba Barat</text:p>
          </table:table-cell>
          <table:table-cell table:formula="of:=CONCATENATE([.$D$1];&quot; VALUES (&quot;;[.B281];&quot;, &quot;;[.A281];&quot;, '&quot;;[.C281];&quot;');&quot;)" office:value-type="string" office:string-value="INSERT INTO Wilayah (WilayahID, PropinsiID, Wilayah) VALUES (277, 19, 'Sumba Barat');">
            <text:p>INSERT INTO Wilayah (WilayahID, PropinsiID, Wilayah) VALUES (277, 19, 'Sumba Barat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8">
            <text:p>278</text:p>
          </table:table-cell>
          <table:table-cell office:value-type="string">
            <text:p>Sumba Timur</text:p>
          </table:table-cell>
          <table:table-cell table:formula="of:=CONCATENATE([.$D$1];&quot; VALUES (&quot;;[.B282];&quot;, &quot;;[.A282];&quot;, '&quot;;[.C282];&quot;');&quot;)" office:value-type="string" office:string-value="INSERT INTO Wilayah (WilayahID, PropinsiID, Wilayah) VALUES (278, 19, 'Sumba Timur');">
            <text:p>INSERT INTO Wilayah (WilayahID, PropinsiID, Wilayah) VALUES (278, 19, 'Sumba Timur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79">
            <text:p>279</text:p>
          </table:table-cell>
          <table:table-cell office:value-type="string">
            <text:p>Timor Tengah Selatan</text:p>
          </table:table-cell>
          <table:table-cell table:formula="of:=CONCATENATE([.$D$1];&quot; VALUES (&quot;;[.B283];&quot;, &quot;;[.A283];&quot;, '&quot;;[.C283];&quot;');&quot;)" office:value-type="string" office:string-value="INSERT INTO Wilayah (WilayahID, PropinsiID, Wilayah) VALUES (279, 19, 'Timor Tengah Selatan');">
            <text:p>INSERT INTO Wilayah (WilayahID, PropinsiID, Wilayah) VALUES (279, 19, 'Timor Tengah Selatan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80">
            <text:p>280</text:p>
          </table:table-cell>
          <table:table-cell office:value-type="string">
            <text:p>Timor Tengah Utara</text:p>
          </table:table-cell>
          <table:table-cell table:formula="of:=CONCATENATE([.$D$1];&quot; VALUES (&quot;;[.B284];&quot;, &quot;;[.A284];&quot;, '&quot;;[.C284];&quot;');&quot;)" office:value-type="string" office:string-value="INSERT INTO Wilayah (WilayahID, PropinsiID, Wilayah) VALUES (280, 19, 'Timor Tengah Utara');">
            <text:p>INSERT INTO Wilayah (WilayahID, PropinsiID, Wilayah) VALUES (280, 19, 'Timor Tengah Utara');</text:p>
          </table:table-cell>
          <table:table-cell table:number-columns-repeated="1020"/>
        </table:table-row>
        <table:table-row table:style-name="ro5">
          <table:table-cell office:value-type="float" office:value="19">
            <text:p>19</text:p>
          </table:table-cell>
          <table:table-cell office:value-type="float" office:value="281">
            <text:p>281</text:p>
          </table:table-cell>
          <table:table-cell office:value-type="string">
            <text:p>Kota Kupang</text:p>
          </table:table-cell>
          <table:table-cell table:formula="of:=CONCATENATE([.$D$1];&quot; VALUES (&quot;;[.B285];&quot;, &quot;;[.A285];&quot;, '&quot;;[.C285];&quot;');&quot;)" office:value-type="string" office:string-value="INSERT INTO Wilayah (WilayahID, PropinsiID, Wilayah) VALUES (281, 19, 'Kota Kupang');">
            <text:p>INSERT INTO Wilayah (WilayahID, PropinsiID, Wilayah) VALUES (281, 19, 'Kota Kupang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string">
            <text:p>Bengkayang</text:p>
          </table:table-cell>
          <table:table-cell table:formula="of:=CONCATENATE([.$D$1];&quot; VALUES (&quot;;[.B286];&quot;, &quot;;[.A286];&quot;, '&quot;;[.C286];&quot;');&quot;)" office:value-type="string" office:string-value="INSERT INTO Wilayah (WilayahID, PropinsiID, Wilayah) VALUES (282, 20, 'Bengkayang');">
            <text:p>INSERT INTO Wilayah (WilayahID, PropinsiID, Wilayah) VALUES (282, 20, 'Bengkayang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3">
            <text:p>283</text:p>
          </table:table-cell>
          <table:table-cell office:value-type="string">
            <text:p>Kapuas Hulu</text:p>
          </table:table-cell>
          <table:table-cell table:formula="of:=CONCATENATE([.$D$1];&quot; VALUES (&quot;;[.B287];&quot;, &quot;;[.A287];&quot;, '&quot;;[.C287];&quot;');&quot;)" office:value-type="string" office:string-value="INSERT INTO Wilayah (WilayahID, PropinsiID, Wilayah) VALUES (283, 20, 'Kapuas Hulu');">
            <text:p>INSERT INTO Wilayah (WilayahID, PropinsiID, Wilayah) VALUES (283, 20, 'Kapuas Hulu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4">
            <text:p>284</text:p>
          </table:table-cell>
          <table:table-cell office:value-type="string">
            <text:p>Ketapang</text:p>
          </table:table-cell>
          <table:table-cell table:formula="of:=CONCATENATE([.$D$1];&quot; VALUES (&quot;;[.B288];&quot;, &quot;;[.A288];&quot;, '&quot;;[.C288];&quot;');&quot;)" office:value-type="string" office:string-value="INSERT INTO Wilayah (WilayahID, PropinsiID, Wilayah) VALUES (284, 20, 'Ketapang');">
            <text:p>INSERT INTO Wilayah (WilayahID, PropinsiID, Wilayah) VALUES (284, 20, 'Ketapang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5">
            <text:p>285</text:p>
          </table:table-cell>
          <table:table-cell office:value-type="string">
            <text:p>Landak</text:p>
          </table:table-cell>
          <table:table-cell table:formula="of:=CONCATENATE([.$D$1];&quot; VALUES (&quot;;[.B289];&quot;, &quot;;[.A289];&quot;, '&quot;;[.C289];&quot;');&quot;)" office:value-type="string" office:string-value="INSERT INTO Wilayah (WilayahID, PropinsiID, Wilayah) VALUES (285, 20, 'Landak');">
            <text:p>INSERT INTO Wilayah (WilayahID, PropinsiID, Wilayah) VALUES (285, 20, 'Landak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6">
            <text:p>286</text:p>
          </table:table-cell>
          <table:table-cell office:value-type="string">
            <text:p>Melawi</text:p>
          </table:table-cell>
          <table:table-cell table:formula="of:=CONCATENATE([.$D$1];&quot; VALUES (&quot;;[.B290];&quot;, &quot;;[.A290];&quot;, '&quot;;[.C290];&quot;');&quot;)" office:value-type="string" office:string-value="INSERT INTO Wilayah (WilayahID, PropinsiID, Wilayah) VALUES (286, 20, 'Melawi');">
            <text:p>INSERT INTO Wilayah (WilayahID, PropinsiID, Wilayah) VALUES (286, 20, 'Melawi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7">
            <text:p>287</text:p>
          </table:table-cell>
          <table:table-cell office:value-type="string">
            <text:p>Pontianak</text:p>
          </table:table-cell>
          <table:table-cell table:formula="of:=CONCATENATE([.$D$1];&quot; VALUES (&quot;;[.B291];&quot;, &quot;;[.A291];&quot;, '&quot;;[.C291];&quot;');&quot;)" office:value-type="string" office:string-value="INSERT INTO Wilayah (WilayahID, PropinsiID, Wilayah) VALUES (287, 20, 'Pontianak');">
            <text:p>INSERT INTO Wilayah (WilayahID, PropinsiID, Wilayah) VALUES (287, 20, 'Pontianak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8">
            <text:p>288</text:p>
          </table:table-cell>
          <table:table-cell office:value-type="string">
            <text:p>Sambas</text:p>
          </table:table-cell>
          <table:table-cell table:formula="of:=CONCATENATE([.$D$1];&quot; VALUES (&quot;;[.B292];&quot;, &quot;;[.A292];&quot;, '&quot;;[.C292];&quot;');&quot;)" office:value-type="string" office:string-value="INSERT INTO Wilayah (WilayahID, PropinsiID, Wilayah) VALUES (288, 20, 'Sambas');">
            <text:p>INSERT INTO Wilayah (WilayahID, PropinsiID, Wilayah) VALUES (288, 20, 'Sambas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89">
            <text:p>289</text:p>
          </table:table-cell>
          <table:table-cell office:value-type="string">
            <text:p>Sanggau</text:p>
          </table:table-cell>
          <table:table-cell table:formula="of:=CONCATENATE([.$D$1];&quot; VALUES (&quot;;[.B293];&quot;, &quot;;[.A293];&quot;, '&quot;;[.C293];&quot;');&quot;)" office:value-type="string" office:string-value="INSERT INTO Wilayah (WilayahID, PropinsiID, Wilayah) VALUES (289, 20, 'Sanggau');">
            <text:p>INSERT INTO Wilayah (WilayahID, PropinsiID, Wilayah) VALUES (289, 20, 'Sanggau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  <table:table-cell office:value-type="string">
            <text:p>Sekadau</text:p>
          </table:table-cell>
          <table:table-cell table:formula="of:=CONCATENATE([.$D$1];&quot; VALUES (&quot;;[.B294];&quot;, &quot;;[.A294];&quot;, '&quot;;[.C294];&quot;');&quot;)" office:value-type="string" office:string-value="INSERT INTO Wilayah (WilayahID, PropinsiID, Wilayah) VALUES (290, 20, 'Sekadau');">
            <text:p>INSERT INTO Wilayah (WilayahID, PropinsiID, Wilayah) VALUES (290, 20, 'Sekadau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91">
            <text:p>291</text:p>
          </table:table-cell>
          <table:table-cell office:value-type="string">
            <text:p>Sintang</text:p>
          </table:table-cell>
          <table:table-cell table:formula="of:=CONCATENATE([.$D$1];&quot; VALUES (&quot;;[.B295];&quot;, &quot;;[.A295];&quot;, '&quot;;[.C295];&quot;');&quot;)" office:value-type="string" office:string-value="INSERT INTO Wilayah (WilayahID, PropinsiID, Wilayah) VALUES (291, 20, 'Sintang');">
            <text:p>INSERT INTO Wilayah (WilayahID, PropinsiID, Wilayah) VALUES (291, 20, 'Sintang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92">
            <text:p>292</text:p>
          </table:table-cell>
          <table:table-cell office:value-type="string">
            <text:p>Kota Pontianak</text:p>
          </table:table-cell>
          <table:table-cell table:formula="of:=CONCATENATE([.$D$1];&quot; VALUES (&quot;;[.B296];&quot;, &quot;;[.A296];&quot;, '&quot;;[.C296];&quot;');&quot;)" office:value-type="string" office:string-value="INSERT INTO Wilayah (WilayahID, PropinsiID, Wilayah) VALUES (292, 20, 'Kota Pontianak');">
            <text:p>INSERT INTO Wilayah (WilayahID, PropinsiID, Wilayah) VALUES (292, 20, 'Kota Pontianak');</text:p>
          </table:table-cell>
          <table:table-cell table:number-columns-repeated="1020"/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293">
            <text:p>293</text:p>
          </table:table-cell>
          <table:table-cell office:value-type="string">
            <text:p>Kota Singkawang</text:p>
          </table:table-cell>
          <table:table-cell table:formula="of:=CONCATENATE([.$D$1];&quot; VALUES (&quot;;[.B297];&quot;, &quot;;[.A297];&quot;, '&quot;;[.C297];&quot;');&quot;)" office:value-type="string" office:string-value="INSERT INTO Wilayah (WilayahID, PropinsiID, Wilayah) VALUES (293, 20, 'Kota Singkawang');">
            <text:p>INSERT INTO Wilayah (WilayahID, PropinsiID, Wilayah) VALUES (293, 20, 'Kota Singkawang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94">
            <text:p>294</text:p>
          </table:table-cell>
          <table:table-cell office:value-type="string">
            <text:p>Balangan</text:p>
          </table:table-cell>
          <table:table-cell table:formula="of:=CONCATENATE([.$D$1];&quot; VALUES (&quot;;[.B298];&quot;, &quot;;[.A298];&quot;, '&quot;;[.C298];&quot;');&quot;)" office:value-type="string" office:string-value="INSERT INTO Wilayah (WilayahID, PropinsiID, Wilayah) VALUES (294, 21, 'Balangan');">
            <text:p>INSERT INTO Wilayah (WilayahID, PropinsiID, Wilayah) VALUES (294, 21, 'Balangan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95">
            <text:p>295</text:p>
          </table:table-cell>
          <table:table-cell office:value-type="string">
            <text:p>Banjar</text:p>
          </table:table-cell>
          <table:table-cell table:formula="of:=CONCATENATE([.$D$1];&quot; VALUES (&quot;;[.B299];&quot;, &quot;;[.A299];&quot;, '&quot;;[.C299];&quot;');&quot;)" office:value-type="string" office:string-value="INSERT INTO Wilayah (WilayahID, PropinsiID, Wilayah) VALUES (295, 21, 'Banjar');">
            <text:p>INSERT INTO Wilayah (WilayahID, PropinsiID, Wilayah) VALUES (295, 21, 'Banjar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96">
            <text:p>296</text:p>
          </table:table-cell>
          <table:table-cell office:value-type="string">
            <text:p>Barito Kuala</text:p>
          </table:table-cell>
          <table:table-cell table:formula="of:=CONCATENATE([.$D$1];&quot; VALUES (&quot;;[.B300];&quot;, &quot;;[.A300];&quot;, '&quot;;[.C300];&quot;');&quot;)" office:value-type="string" office:string-value="INSERT INTO Wilayah (WilayahID, PropinsiID, Wilayah) VALUES (296, 21, 'Barito Kuala');">
            <text:p>INSERT INTO Wilayah (WilayahID, PropinsiID, Wilayah) VALUES (296, 21, 'Barito Kuala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97">
            <text:p>297</text:p>
          </table:table-cell>
          <table:table-cell office:value-type="string">
            <text:p>Hulu Sungai Selatan</text:p>
          </table:table-cell>
          <table:table-cell table:formula="of:=CONCATENATE([.$D$1];&quot; VALUES (&quot;;[.B301];&quot;, &quot;;[.A301];&quot;, '&quot;;[.C301];&quot;');&quot;)" office:value-type="string" office:string-value="INSERT INTO Wilayah (WilayahID, PropinsiID, Wilayah) VALUES (297, 21, 'Hulu Sungai Selatan');">
            <text:p>INSERT INTO Wilayah (WilayahID, PropinsiID, Wilayah) VALUES (297, 21, 'Hulu Sungai Selatan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98">
            <text:p>298</text:p>
          </table:table-cell>
          <table:table-cell office:value-type="string">
            <text:p>Hulu Sungai Tengah</text:p>
          </table:table-cell>
          <table:table-cell table:formula="of:=CONCATENATE([.$D$1];&quot; VALUES (&quot;;[.B302];&quot;, &quot;;[.A302];&quot;, '&quot;;[.C302];&quot;');&quot;)" office:value-type="string" office:string-value="INSERT INTO Wilayah (WilayahID, PropinsiID, Wilayah) VALUES (298, 21, 'Hulu Sungai Tengah');">
            <text:p>INSERT INTO Wilayah (WilayahID, PropinsiID, Wilayah) VALUES (298, 21, 'Hulu Sungai Tengah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299">
            <text:p>299</text:p>
          </table:table-cell>
          <table:table-cell office:value-type="string">
            <text:p>Hulu Sungai Utara</text:p>
          </table:table-cell>
          <table:table-cell table:formula="of:=CONCATENATE([.$D$1];&quot; VALUES (&quot;;[.B303];&quot;, &quot;;[.A303];&quot;, '&quot;;[.C303];&quot;');&quot;)" office:value-type="string" office:string-value="INSERT INTO Wilayah (WilayahID, PropinsiID, Wilayah) VALUES (299, 21, 'Hulu Sungai Utara');">
            <text:p>INSERT INTO Wilayah (WilayahID, PropinsiID, Wilayah) VALUES (299, 21, 'Hulu Sungai Utara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office:value-type="string">
            <text:p>Kota Baru</text:p>
          </table:table-cell>
          <table:table-cell table:formula="of:=CONCATENATE([.$D$1];&quot; VALUES (&quot;;[.B304];&quot;, &quot;;[.A304];&quot;, '&quot;;[.C304];&quot;');&quot;)" office:value-type="string" office:string-value="INSERT INTO Wilayah (WilayahID, PropinsiID, Wilayah) VALUES (300, 21, 'Kota Baru');">
            <text:p>INSERT INTO Wilayah (WilayahID, PropinsiID, Wilayah) VALUES (300, 21, 'Kota Baru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1">
            <text:p>301</text:p>
          </table:table-cell>
          <table:table-cell office:value-type="string">
            <text:p>Tabalong</text:p>
          </table:table-cell>
          <table:table-cell table:formula="of:=CONCATENATE([.$D$1];&quot; VALUES (&quot;;[.B305];&quot;, &quot;;[.A305];&quot;, '&quot;;[.C305];&quot;');&quot;)" office:value-type="string" office:string-value="INSERT INTO Wilayah (WilayahID, PropinsiID, Wilayah) VALUES (301, 21, 'Tabalong');">
            <text:p>INSERT INTO Wilayah (WilayahID, PropinsiID, Wilayah) VALUES (301, 21, 'Tabalong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2">
            <text:p>302</text:p>
          </table:table-cell>
          <table:table-cell office:value-type="string">
            <text:p>Tanah Bumbu</text:p>
          </table:table-cell>
          <table:table-cell table:formula="of:=CONCATENATE([.$D$1];&quot; VALUES (&quot;;[.B306];&quot;, &quot;;[.A306];&quot;, '&quot;;[.C306];&quot;');&quot;)" office:value-type="string" office:string-value="INSERT INTO Wilayah (WilayahID, PropinsiID, Wilayah) VALUES (302, 21, 'Tanah Bumbu');">
            <text:p>INSERT INTO Wilayah (WilayahID, PropinsiID, Wilayah) VALUES (302, 21, 'Tanah Bumbu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3">
            <text:p>303</text:p>
          </table:table-cell>
          <table:table-cell office:value-type="string">
            <text:p>Tanah Laut</text:p>
          </table:table-cell>
          <table:table-cell table:formula="of:=CONCATENATE([.$D$1];&quot; VALUES (&quot;;[.B307];&quot;, &quot;;[.A307];&quot;, '&quot;;[.C307];&quot;');&quot;)" office:value-type="string" office:string-value="INSERT INTO Wilayah (WilayahID, PropinsiID, Wilayah) VALUES (303, 21, 'Tanah Laut');">
            <text:p>INSERT INTO Wilayah (WilayahID, PropinsiID, Wilayah) VALUES (303, 21, 'Tanah Laut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4">
            <text:p>304</text:p>
          </table:table-cell>
          <table:table-cell office:value-type="string">
            <text:p>Tapin</text:p>
          </table:table-cell>
          <table:table-cell table:formula="of:=CONCATENATE([.$D$1];&quot; VALUES (&quot;;[.B308];&quot;, &quot;;[.A308];&quot;, '&quot;;[.C308];&quot;');&quot;)" office:value-type="string" office:string-value="INSERT INTO Wilayah (WilayahID, PropinsiID, Wilayah) VALUES (304, 21, 'Tapin');">
            <text:p>INSERT INTO Wilayah (WilayahID, PropinsiID, Wilayah) VALUES (304, 21, 'Tapin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5">
            <text:p>305</text:p>
          </table:table-cell>
          <table:table-cell office:value-type="string">
            <text:p>Kota Banjarmasin</text:p>
          </table:table-cell>
          <table:table-cell table:formula="of:=CONCATENATE([.$D$1];&quot; VALUES (&quot;;[.B309];&quot;, &quot;;[.A309];&quot;, '&quot;;[.C309];&quot;');&quot;)" office:value-type="string" office:string-value="INSERT INTO Wilayah (WilayahID, PropinsiID, Wilayah) VALUES (305, 21, 'Kota Banjarmasin');">
            <text:p>INSERT INTO Wilayah (WilayahID, PropinsiID, Wilayah) VALUES (305, 21, 'Kota Banjarmasin');</text:p>
          </table:table-cell>
          <table:table-cell table:number-columns-repeated="1020"/>
        </table:table-row>
        <table:table-row table:style-name="ro5">
          <table:table-cell office:value-type="float" office:value="21">
            <text:p>21</text:p>
          </table:table-cell>
          <table:table-cell office:value-type="float" office:value="306">
            <text:p>306</text:p>
          </table:table-cell>
          <table:table-cell office:value-type="string">
            <text:p>Kota Banjarbaru</text:p>
          </table:table-cell>
          <table:table-cell table:formula="of:=CONCATENATE([.$D$1];&quot; VALUES (&quot;;[.B310];&quot;, &quot;;[.A310];&quot;, '&quot;;[.C310];&quot;');&quot;)" office:value-type="string" office:string-value="INSERT INTO Wilayah (WilayahID, PropinsiID, Wilayah) VALUES (306, 21, 'Kota Banjarbaru');">
            <text:p>INSERT INTO Wilayah (WilayahID, PropinsiID, Wilayah) VALUES (306, 21, 'Kota Banjarbaru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07">
            <text:p>307</text:p>
          </table:table-cell>
          <table:table-cell office:value-type="string">
            <text:p>Barito Selatan</text:p>
          </table:table-cell>
          <table:table-cell table:formula="of:=CONCATENATE([.$D$1];&quot; VALUES (&quot;;[.B311];&quot;, &quot;;[.A311];&quot;, '&quot;;[.C311];&quot;');&quot;)" office:value-type="string" office:string-value="INSERT INTO Wilayah (WilayahID, PropinsiID, Wilayah) VALUES (307, 22, 'Barito Selatan');">
            <text:p>INSERT INTO Wilayah (WilayahID, PropinsiID, Wilayah) VALUES (307, 22, 'Barito Selatan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08">
            <text:p>308</text:p>
          </table:table-cell>
          <table:table-cell office:value-type="string">
            <text:p>Barito Timur</text:p>
          </table:table-cell>
          <table:table-cell table:formula="of:=CONCATENATE([.$D$1];&quot; VALUES (&quot;;[.B312];&quot;, &quot;;[.A312];&quot;, '&quot;;[.C312];&quot;');&quot;)" office:value-type="string" office:string-value="INSERT INTO Wilayah (WilayahID, PropinsiID, Wilayah) VALUES (308, 22, 'Barito Timur');">
            <text:p>INSERT INTO Wilayah (WilayahID, PropinsiID, Wilayah) VALUES (308, 22, 'Barito Timur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09">
            <text:p>309</text:p>
          </table:table-cell>
          <table:table-cell office:value-type="string">
            <text:p>Barito Utara</text:p>
          </table:table-cell>
          <table:table-cell table:formula="of:=CONCATENATE([.$D$1];&quot; VALUES (&quot;;[.B313];&quot;, &quot;;[.A313];&quot;, '&quot;;[.C313];&quot;');&quot;)" office:value-type="string" office:string-value="INSERT INTO Wilayah (WilayahID, PropinsiID, Wilayah) VALUES (309, 22, 'Barito Utara');">
            <text:p>INSERT INTO Wilayah (WilayahID, PropinsiID, Wilayah) VALUES (309, 22, 'Barito Utara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0">
            <text:p>310</text:p>
          </table:table-cell>
          <table:table-cell office:value-type="string">
            <text:p>Gunung Mas</text:p>
          </table:table-cell>
          <table:table-cell table:formula="of:=CONCATENATE([.$D$1];&quot; VALUES (&quot;;[.B314];&quot;, &quot;;[.A314];&quot;, '&quot;;[.C314];&quot;');&quot;)" office:value-type="string" office:string-value="INSERT INTO Wilayah (WilayahID, PropinsiID, Wilayah) VALUES (310, 22, 'Gunung Mas');">
            <text:p>INSERT INTO Wilayah (WilayahID, PropinsiID, Wilayah) VALUES (310, 22, 'Gunung Mas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1">
            <text:p>311</text:p>
          </table:table-cell>
          <table:table-cell office:value-type="string">
            <text:p>Kapuas Kabupaten</text:p>
          </table:table-cell>
          <table:table-cell table:formula="of:=CONCATENATE([.$D$1];&quot; VALUES (&quot;;[.B315];&quot;, &quot;;[.A315];&quot;, '&quot;;[.C315];&quot;');&quot;)" office:value-type="string" office:string-value="INSERT INTO Wilayah (WilayahID, PropinsiID, Wilayah) VALUES (311, 22, 'Kapuas Kabupaten');">
            <text:p>INSERT INTO Wilayah (WilayahID, PropinsiID, Wilayah) VALUES (311, 22, 'Kapuas Kabupaten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string">
            <text:p>Katingan</text:p>
          </table:table-cell>
          <table:table-cell table:formula="of:=CONCATENATE([.$D$1];&quot; VALUES (&quot;;[.B316];&quot;, &quot;;[.A316];&quot;, '&quot;;[.C316];&quot;');&quot;)" office:value-type="string" office:string-value="INSERT INTO Wilayah (WilayahID, PropinsiID, Wilayah) VALUES (312, 22, 'Katingan');">
            <text:p>INSERT INTO Wilayah (WilayahID, PropinsiID, Wilayah) VALUES (312, 22, 'Katingan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3">
            <text:p>313</text:p>
          </table:table-cell>
          <table:table-cell office:value-type="string">
            <text:p>Kotawaringin Barat</text:p>
          </table:table-cell>
          <table:table-cell table:formula="of:=CONCATENATE([.$D$1];&quot; VALUES (&quot;;[.B317];&quot;, &quot;;[.A317];&quot;, '&quot;;[.C317];&quot;');&quot;)" office:value-type="string" office:string-value="INSERT INTO Wilayah (WilayahID, PropinsiID, Wilayah) VALUES (313, 22, 'Kotawaringin Barat');">
            <text:p>INSERT INTO Wilayah (WilayahID, PropinsiID, Wilayah) VALUES (313, 22, 'Kotawaringin Barat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4">
            <text:p>314</text:p>
          </table:table-cell>
          <table:table-cell office:value-type="string">
            <text:p>Kotawaringin Timur</text:p>
          </table:table-cell>
          <table:table-cell table:formula="of:=CONCATENATE([.$D$1];&quot; VALUES (&quot;;[.B318];&quot;, &quot;;[.A318];&quot;, '&quot;;[.C318];&quot;');&quot;)" office:value-type="string" office:string-value="INSERT INTO Wilayah (WilayahID, PropinsiID, Wilayah) VALUES (314, 22, 'Kotawaringin Timur');">
            <text:p>INSERT INTO Wilayah (WilayahID, PropinsiID, Wilayah) VALUES (314, 22, 'Kotawaringin Timur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5">
            <text:p>315</text:p>
          </table:table-cell>
          <table:table-cell office:value-type="string">
            <text:p>Lamandau</text:p>
          </table:table-cell>
          <table:table-cell table:formula="of:=CONCATENATE([.$D$1];&quot; VALUES (&quot;;[.B319];&quot;, &quot;;[.A319];&quot;, '&quot;;[.C319];&quot;');&quot;)" office:value-type="string" office:string-value="INSERT INTO Wilayah (WilayahID, PropinsiID, Wilayah) VALUES (315, 22, 'Lamandau');">
            <text:p>INSERT INTO Wilayah (WilayahID, PropinsiID, Wilayah) VALUES (315, 22, 'Lamandau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6">
            <text:p>316</text:p>
          </table:table-cell>
          <table:table-cell office:value-type="string">
            <text:p>Murung Raya</text:p>
          </table:table-cell>
          <table:table-cell table:formula="of:=CONCATENATE([.$D$1];&quot; VALUES (&quot;;[.B320];&quot;, &quot;;[.A320];&quot;, '&quot;;[.C320];&quot;');&quot;)" office:value-type="string" office:string-value="INSERT INTO Wilayah (WilayahID, PropinsiID, Wilayah) VALUES (316, 22, 'Murung Raya');">
            <text:p>INSERT INTO Wilayah (WilayahID, PropinsiID, Wilayah) VALUES (316, 22, 'Murung Raya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7">
            <text:p>317</text:p>
          </table:table-cell>
          <table:table-cell office:value-type="string">
            <text:p>Pulang Pisau</text:p>
          </table:table-cell>
          <table:table-cell table:formula="of:=CONCATENATE([.$D$1];&quot; VALUES (&quot;;[.B321];&quot;, &quot;;[.A321];&quot;, '&quot;;[.C321];&quot;');&quot;)" office:value-type="string" office:string-value="INSERT INTO Wilayah (WilayahID, PropinsiID, Wilayah) VALUES (317, 22, 'Pulang Pisau');">
            <text:p>INSERT INTO Wilayah (WilayahID, PropinsiID, Wilayah) VALUES (317, 22, 'Pulang Pisau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8">
            <text:p>318</text:p>
          </table:table-cell>
          <table:table-cell office:value-type="string">
            <text:p>Seruyan</text:p>
          </table:table-cell>
          <table:table-cell table:formula="of:=CONCATENATE([.$D$1];&quot; VALUES (&quot;;[.B322];&quot;, &quot;;[.A322];&quot;, '&quot;;[.C322];&quot;');&quot;)" office:value-type="string" office:string-value="INSERT INTO Wilayah (WilayahID, PropinsiID, Wilayah) VALUES (318, 22, 'Seruyan');">
            <text:p>INSERT INTO Wilayah (WilayahID, PropinsiID, Wilayah) VALUES (318, 22, 'Seruyan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19">
            <text:p>319</text:p>
          </table:table-cell>
          <table:table-cell office:value-type="string">
            <text:p>Sukamara</text:p>
          </table:table-cell>
          <table:table-cell table:formula="of:=CONCATENATE([.$D$1];&quot; VALUES (&quot;;[.B323];&quot;, &quot;;[.A323];&quot;, '&quot;;[.C323];&quot;');&quot;)" office:value-type="string" office:string-value="INSERT INTO Wilayah (WilayahID, PropinsiID, Wilayah) VALUES (319, 22, 'Sukamara');">
            <text:p>INSERT INTO Wilayah (WilayahID, PropinsiID, Wilayah) VALUES (319, 22, 'Sukamara');</text:p>
          </table:table-cell>
          <table:table-cell table:number-columns-repeated="1020"/>
        </table:table-row>
        <table:table-row table:style-name="ro5">
          <table:table-cell office:value-type="float" office:value="22">
            <text:p>22</text:p>
          </table:table-cell>
          <table:table-cell office:value-type="float" office:value="320">
            <text:p>320</text:p>
          </table:table-cell>
          <table:table-cell office:value-type="string">
            <text:p>Kota Palangkaraya</text:p>
          </table:table-cell>
          <table:table-cell table:formula="of:=CONCATENATE([.$D$1];&quot; VALUES (&quot;;[.B324];&quot;, &quot;;[.A324];&quot;, '&quot;;[.C324];&quot;');&quot;)" office:value-type="string" office:string-value="INSERT INTO Wilayah (WilayahID, PropinsiID, Wilayah) VALUES (320, 22, 'Kota Palangkaraya');">
            <text:p>INSERT INTO Wilayah (WilayahID, PropinsiID, Wilayah) VALUES (320, 22, 'Kota Palangkaraya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1">
            <text:p>321</text:p>
          </table:table-cell>
          <table:table-cell office:value-type="string">
            <text:p>Berau</text:p>
          </table:table-cell>
          <table:table-cell table:formula="of:=CONCATENATE([.$D$1];&quot; VALUES (&quot;;[.B325];&quot;, &quot;;[.A325];&quot;, '&quot;;[.C325];&quot;');&quot;)" office:value-type="string" office:string-value="INSERT INTO Wilayah (WilayahID, PropinsiID, Wilayah) VALUES (321, 23, 'Berau');">
            <text:p>INSERT INTO Wilayah (WilayahID, PropinsiID, Wilayah) VALUES (321, 23, 'Berau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2">
            <text:p>322</text:p>
          </table:table-cell>
          <table:table-cell office:value-type="string">
            <text:p>Bulungan</text:p>
          </table:table-cell>
          <table:table-cell table:formula="of:=CONCATENATE([.$D$1];&quot; VALUES (&quot;;[.B326];&quot;, &quot;;[.A326];&quot;, '&quot;;[.C326];&quot;');&quot;)" office:value-type="string" office:string-value="INSERT INTO Wilayah (WilayahID, PropinsiID, Wilayah) VALUES (322, 23, 'Bulungan');">
            <text:p>INSERT INTO Wilayah (WilayahID, PropinsiID, Wilayah) VALUES (322, 23, 'Bulungan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3">
            <text:p>323</text:p>
          </table:table-cell>
          <table:table-cell office:value-type="string">
            <text:p>Kutai Barat</text:p>
          </table:table-cell>
          <table:table-cell table:formula="of:=CONCATENATE([.$D$1];&quot; VALUES (&quot;;[.B327];&quot;, &quot;;[.A327];&quot;, '&quot;;[.C327];&quot;');&quot;)" office:value-type="string" office:string-value="INSERT INTO Wilayah (WilayahID, PropinsiID, Wilayah) VALUES (323, 23, 'Kutai Barat');">
            <text:p>INSERT INTO Wilayah (WilayahID, PropinsiID, Wilayah) VALUES (323, 23, 'Kutai Barat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4">
            <text:p>324</text:p>
          </table:table-cell>
          <table:table-cell office:value-type="string">
            <text:p>Kutai Kertanegara-</text:p>
          </table:table-cell>
          <table:table-cell table:formula="of:=CONCATENATE([.$D$1];&quot; VALUES (&quot;;[.B328];&quot;, &quot;;[.A328];&quot;, '&quot;;[.C328];&quot;');&quot;)" office:value-type="string" office:string-value="INSERT INTO Wilayah (WilayahID, PropinsiID, Wilayah) VALUES (324, 23, 'Kutai Kertanegara-');">
            <text:p>INSERT INTO Wilayah (WilayahID, PropinsiID, Wilayah) VALUES (324, 23, 'Kutai Kertanegara-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5">
            <text:p>325</text:p>
          </table:table-cell>
          <table:table-cell office:value-type="string">
            <text:p>Kutai Timur</text:p>
          </table:table-cell>
          <table:table-cell table:formula="of:=CONCATENATE([.$D$1];&quot; VALUES (&quot;;[.B329];&quot;, &quot;;[.A329];&quot;, '&quot;;[.C329];&quot;');&quot;)" office:value-type="string" office:string-value="INSERT INTO Wilayah (WilayahID, PropinsiID, Wilayah) VALUES (325, 23, 'Kutai Timur');">
            <text:p>INSERT INTO Wilayah (WilayahID, PropinsiID, Wilayah) VALUES (325, 23, 'Kutai Timur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6">
            <text:p>326</text:p>
          </table:table-cell>
          <table:table-cell office:value-type="string">
            <text:p>Malinau</text:p>
          </table:table-cell>
          <table:table-cell table:formula="of:=CONCATENATE([.$D$1];&quot; VALUES (&quot;;[.B330];&quot;, &quot;;[.A330];&quot;, '&quot;;[.C330];&quot;');&quot;)" office:value-type="string" office:string-value="INSERT INTO Wilayah (WilayahID, PropinsiID, Wilayah) VALUES (326, 23, 'Malinau');">
            <text:p>INSERT INTO Wilayah (WilayahID, PropinsiID, Wilayah) VALUES (326, 23, 'Malinau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7">
            <text:p>327</text:p>
          </table:table-cell>
          <table:table-cell office:value-type="string">
            <text:p>Nunukan</text:p>
          </table:table-cell>
          <table:table-cell table:formula="of:=CONCATENATE([.$D$1];&quot; VALUES (&quot;;[.B331];&quot;, &quot;;[.A331];&quot;, '&quot;;[.C331];&quot;');&quot;)" office:value-type="string" office:string-value="INSERT INTO Wilayah (WilayahID, PropinsiID, Wilayah) VALUES (327, 23, 'Nunukan');">
            <text:p>INSERT INTO Wilayah (WilayahID, PropinsiID, Wilayah) VALUES (327, 23, 'Nunukan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8">
            <text:p>328</text:p>
          </table:table-cell>
          <table:table-cell office:value-type="string">
            <text:p>Penajam Paser Utara</text:p>
          </table:table-cell>
          <table:table-cell table:formula="of:=CONCATENATE([.$D$1];&quot; VALUES (&quot;;[.B332];&quot;, &quot;;[.A332];&quot;, '&quot;;[.C332];&quot;');&quot;)" office:value-type="string" office:string-value="INSERT INTO Wilayah (WilayahID, PropinsiID, Wilayah) VALUES (328, 23, 'Penajam Paser Utara');">
            <text:p>INSERT INTO Wilayah (WilayahID, PropinsiID, Wilayah) VALUES (328, 23, 'Penajam Paser Utara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29">
            <text:p>329</text:p>
          </table:table-cell>
          <table:table-cell office:value-type="string">
            <text:p>Pasir</text:p>
          </table:table-cell>
          <table:table-cell table:formula="of:=CONCATENATE([.$D$1];&quot; VALUES (&quot;;[.B333];&quot;, &quot;;[.A333];&quot;, '&quot;;[.C333];&quot;');&quot;)" office:value-type="string" office:string-value="INSERT INTO Wilayah (WilayahID, PropinsiID, Wilayah) VALUES (329, 23, 'Pasir');">
            <text:p>INSERT INTO Wilayah (WilayahID, PropinsiID, Wilayah) VALUES (329, 23, 'Pasir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30">
            <text:p>330</text:p>
          </table:table-cell>
          <table:table-cell office:value-type="string">
            <text:p>Kota Balikpapan</text:p>
          </table:table-cell>
          <table:table-cell table:formula="of:=CONCATENATE([.$D$1];&quot; VALUES (&quot;;[.B334];&quot;, &quot;;[.A334];&quot;, '&quot;;[.C334];&quot;');&quot;)" office:value-type="string" office:string-value="INSERT INTO Wilayah (WilayahID, PropinsiID, Wilayah) VALUES (330, 23, 'Kota Balikpapan');">
            <text:p>INSERT INTO Wilayah (WilayahID, PropinsiID, Wilayah) VALUES (330, 23, 'Kota Balikpapan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31">
            <text:p>331</text:p>
          </table:table-cell>
          <table:table-cell office:value-type="string">
            <text:p>Kota Bontang</text:p>
          </table:table-cell>
          <table:table-cell table:formula="of:=CONCATENATE([.$D$1];&quot; VALUES (&quot;;[.B335];&quot;, &quot;;[.A335];&quot;, '&quot;;[.C335];&quot;');&quot;)" office:value-type="string" office:string-value="INSERT INTO Wilayah (WilayahID, PropinsiID, Wilayah) VALUES (331, 23, 'Kota Bontang');">
            <text:p>INSERT INTO Wilayah (WilayahID, PropinsiID, Wilayah) VALUES (331, 23, 'Kota Bontang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32">
            <text:p>332</text:p>
          </table:table-cell>
          <table:table-cell office:value-type="string">
            <text:p>Kota Samarinda</text:p>
          </table:table-cell>
          <table:table-cell table:formula="of:=CONCATENATE([.$D$1];&quot; VALUES (&quot;;[.B336];&quot;, &quot;;[.A336];&quot;, '&quot;;[.C336];&quot;');&quot;)" office:value-type="string" office:string-value="INSERT INTO Wilayah (WilayahID, PropinsiID, Wilayah) VALUES (332, 23, 'Kota Samarinda');">
            <text:p>INSERT INTO Wilayah (WilayahID, PropinsiID, Wilayah) VALUES (332, 23, 'Kota Samarinda');</text:p>
          </table:table-cell>
          <table:table-cell table:number-columns-repeated="1020"/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33">
            <text:p>333</text:p>
          </table:table-cell>
          <table:table-cell office:value-type="string">
            <text:p>Kota Tarakan</text:p>
          </table:table-cell>
          <table:table-cell table:formula="of:=CONCATENATE([.$D$1];&quot; VALUES (&quot;;[.B337];&quot;, &quot;;[.A337];&quot;, '&quot;;[.C337];&quot;');&quot;)" office:value-type="string" office:string-value="INSERT INTO Wilayah (WilayahID, PropinsiID, Wilayah) VALUES (333, 23, 'Kota Tarakan');">
            <text:p>INSERT INTO Wilayah (WilayahID, PropinsiID, Wilayah) VALUES (333, 23, 'Kota Tarakan');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334">
            <text:p>334</text:p>
          </table:table-cell>
          <table:table-cell office:value-type="string">
            <text:p>Boalemo</text:p>
          </table:table-cell>
          <table:table-cell table:formula="of:=CONCATENATE([.$D$1];&quot; VALUES (&quot;;[.B338];&quot;, &quot;;[.A338];&quot;, '&quot;;[.C338];&quot;');&quot;)" office:value-type="string" office:string-value="INSERT INTO Wilayah (WilayahID, PropinsiID, Wilayah) VALUES (334, 24, 'Boalemo');">
            <text:p>INSERT INTO Wilayah (WilayahID, PropinsiID, Wilayah) VALUES (334, 24, 'Boalemo');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335">
            <text:p>335</text:p>
          </table:table-cell>
          <table:table-cell office:value-type="string">
            <text:p>Bone Bolango</text:p>
          </table:table-cell>
          <table:table-cell table:formula="of:=CONCATENATE([.$D$1];&quot; VALUES (&quot;;[.B339];&quot;, &quot;;[.A339];&quot;, '&quot;;[.C339];&quot;');&quot;)" office:value-type="string" office:string-value="INSERT INTO Wilayah (WilayahID, PropinsiID, Wilayah) VALUES (335, 24, 'Bone Bolango');">
            <text:p>INSERT INTO Wilayah (WilayahID, PropinsiID, Wilayah) VALUES (335, 24, 'Bone Bolango');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336">
            <text:p>336</text:p>
          </table:table-cell>
          <table:table-cell office:value-type="string">
            <text:p>Gorontalo</text:p>
          </table:table-cell>
          <table:table-cell table:formula="of:=CONCATENATE([.$D$1];&quot; VALUES (&quot;;[.B340];&quot;, &quot;;[.A340];&quot;, '&quot;;[.C340];&quot;');&quot;)" office:value-type="string" office:string-value="INSERT INTO Wilayah (WilayahID, PropinsiID, Wilayah) VALUES (336, 24, 'Gorontalo');">
            <text:p>INSERT INTO Wilayah (WilayahID, PropinsiID, Wilayah) VALUES (336, 24, 'Gorontalo');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337">
            <text:p>337</text:p>
          </table:table-cell>
          <table:table-cell office:value-type="string">
            <text:p>Pohuwato</text:p>
          </table:table-cell>
          <table:table-cell table:formula="of:=CONCATENATE([.$D$1];&quot; VALUES (&quot;;[.B341];&quot;, &quot;;[.A341];&quot;, '&quot;;[.C341];&quot;');&quot;)" office:value-type="string" office:string-value="INSERT INTO Wilayah (WilayahID, PropinsiID, Wilayah) VALUES (337, 24, 'Pohuwato');">
            <text:p>INSERT INTO Wilayah (WilayahID, PropinsiID, Wilayah) VALUES (337, 24, 'Pohuwato');</text:p>
          </table:table-cell>
          <table:table-cell table:number-columns-repeated="1020"/>
        </table:table-row>
        <table:table-row table:style-name="ro5">
          <table:table-cell office:value-type="float" office:value="24">
            <text:p>24</text:p>
          </table:table-cell>
          <table:table-cell office:value-type="float" office:value="338">
            <text:p>338</text:p>
          </table:table-cell>
          <table:table-cell office:value-type="string">
            <text:p>Kota Gorontalo</text:p>
          </table:table-cell>
          <table:table-cell table:formula="of:=CONCATENATE([.$D$1];&quot; VALUES (&quot;;[.B342];&quot;, &quot;;[.A342];&quot;, '&quot;;[.C342];&quot;');&quot;)" office:value-type="string" office:string-value="INSERT INTO Wilayah (WilayahID, PropinsiID, Wilayah) VALUES (338, 24, 'Kota Gorontalo');">
            <text:p>INSERT INTO Wilayah (WilayahID, PropinsiID, Wilayah) VALUES (338, 24, 'Kota Gorontalo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39">
            <text:p>339</text:p>
          </table:table-cell>
          <table:table-cell office:value-type="string">
            <text:p>Bantaeng</text:p>
          </table:table-cell>
          <table:table-cell table:formula="of:=CONCATENATE([.$D$1];&quot; VALUES (&quot;;[.B343];&quot;, &quot;;[.A343];&quot;, '&quot;;[.C343];&quot;');&quot;)" office:value-type="string" office:string-value="INSERT INTO Wilayah (WilayahID, PropinsiID, Wilayah) VALUES (339, 25, 'Bantaeng');">
            <text:p>INSERT INTO Wilayah (WilayahID, PropinsiID, Wilayah) VALUES (339, 25, 'Bantaeng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0">
            <text:p>340</text:p>
          </table:table-cell>
          <table:table-cell office:value-type="string">
            <text:p>Barru</text:p>
          </table:table-cell>
          <table:table-cell table:formula="of:=CONCATENATE([.$D$1];&quot; VALUES (&quot;;[.B344];&quot;, &quot;;[.A344];&quot;, '&quot;;[.C344];&quot;');&quot;)" office:value-type="string" office:string-value="INSERT INTO Wilayah (WilayahID, PropinsiID, Wilayah) VALUES (340, 25, 'Barru');">
            <text:p>INSERT INTO Wilayah (WilayahID, PropinsiID, Wilayah) VALUES (340, 25, 'Barru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1">
            <text:p>341</text:p>
          </table:table-cell>
          <table:table-cell office:value-type="string">
            <text:p>Bone</text:p>
          </table:table-cell>
          <table:table-cell table:formula="of:=CONCATENATE([.$D$1];&quot; VALUES (&quot;;[.B345];&quot;, &quot;;[.A345];&quot;, '&quot;;[.C345];&quot;');&quot;)" office:value-type="string" office:string-value="INSERT INTO Wilayah (WilayahID, PropinsiID, Wilayah) VALUES (341, 25, 'Bone');">
            <text:p>INSERT INTO Wilayah (WilayahID, PropinsiID, Wilayah) VALUES (341, 25, 'Bone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2">
            <text:p>342</text:p>
          </table:table-cell>
          <table:table-cell office:value-type="string">
            <text:p>Bulukumba</text:p>
          </table:table-cell>
          <table:table-cell table:formula="of:=CONCATENATE([.$D$1];&quot; VALUES (&quot;;[.B346];&quot;, &quot;;[.A346];&quot;, '&quot;;[.C346];&quot;');&quot;)" office:value-type="string" office:string-value="INSERT INTO Wilayah (WilayahID, PropinsiID, Wilayah) VALUES (342, 25, 'Bulukumba');">
            <text:p>INSERT INTO Wilayah (WilayahID, PropinsiID, Wilayah) VALUES (342, 25, 'Bulukumb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3">
            <text:p>343</text:p>
          </table:table-cell>
          <table:table-cell office:value-type="string">
            <text:p>Enrekang</text:p>
          </table:table-cell>
          <table:table-cell table:formula="of:=CONCATENATE([.$D$1];&quot; VALUES (&quot;;[.B347];&quot;, &quot;;[.A347];&quot;, '&quot;;[.C347];&quot;');&quot;)" office:value-type="string" office:string-value="INSERT INTO Wilayah (WilayahID, PropinsiID, Wilayah) VALUES (343, 25, 'Enrekang');">
            <text:p>INSERT INTO Wilayah (WilayahID, PropinsiID, Wilayah) VALUES (343, 25, 'Enrekang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4">
            <text:p>344</text:p>
          </table:table-cell>
          <table:table-cell office:value-type="string">
            <text:p>Gowa</text:p>
          </table:table-cell>
          <table:table-cell table:formula="of:=CONCATENATE([.$D$1];&quot; VALUES (&quot;;[.B348];&quot;, &quot;;[.A348];&quot;, '&quot;;[.C348];&quot;');&quot;)" office:value-type="string" office:string-value="INSERT INTO Wilayah (WilayahID, PropinsiID, Wilayah) VALUES (344, 25, 'Gowa');">
            <text:p>INSERT INTO Wilayah (WilayahID, PropinsiID, Wilayah) VALUES (344, 25, 'Gow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5">
            <text:p>345</text:p>
          </table:table-cell>
          <table:table-cell office:value-type="string">
            <text:p>Jeneponto</text:p>
          </table:table-cell>
          <table:table-cell table:formula="of:=CONCATENATE([.$D$1];&quot; VALUES (&quot;;[.B349];&quot;, &quot;;[.A349];&quot;, '&quot;;[.C349];&quot;');&quot;)" office:value-type="string" office:string-value="INSERT INTO Wilayah (WilayahID, PropinsiID, Wilayah) VALUES (345, 25, 'Jeneponto');">
            <text:p>INSERT INTO Wilayah (WilayahID, PropinsiID, Wilayah) VALUES (345, 25, 'Jeneponto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6">
            <text:p>346</text:p>
          </table:table-cell>
          <table:table-cell office:value-type="string">
            <text:p>Luwu</text:p>
          </table:table-cell>
          <table:table-cell table:formula="of:=CONCATENATE([.$D$1];&quot; VALUES (&quot;;[.B350];&quot;, &quot;;[.A350];&quot;, '&quot;;[.C350];&quot;');&quot;)" office:value-type="string" office:string-value="INSERT INTO Wilayah (WilayahID, PropinsiID, Wilayah) VALUES (346, 25, 'Luwu');">
            <text:p>INSERT INTO Wilayah (WilayahID, PropinsiID, Wilayah) VALUES (346, 25, 'Luwu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7">
            <text:p>347</text:p>
          </table:table-cell>
          <table:table-cell office:value-type="string">
            <text:p>Luwu Timur</text:p>
          </table:table-cell>
          <table:table-cell table:formula="of:=CONCATENATE([.$D$1];&quot; VALUES (&quot;;[.B351];&quot;, &quot;;[.A351];&quot;, '&quot;;[.C351];&quot;');&quot;)" office:value-type="string" office:string-value="INSERT INTO Wilayah (WilayahID, PropinsiID, Wilayah) VALUES (347, 25, 'Luwu Timur');">
            <text:p>INSERT INTO Wilayah (WilayahID, PropinsiID, Wilayah) VALUES (347, 25, 'Luwu Timur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8">
            <text:p>348</text:p>
          </table:table-cell>
          <table:table-cell office:value-type="string">
            <text:p>Luwu Utara</text:p>
          </table:table-cell>
          <table:table-cell table:formula="of:=CONCATENATE([.$D$1];&quot; VALUES (&quot;;[.B352];&quot;, &quot;;[.A352];&quot;, '&quot;;[.C352];&quot;');&quot;)" office:value-type="string" office:string-value="INSERT INTO Wilayah (WilayahID, PropinsiID, Wilayah) VALUES (348, 25, 'Luwu Utara');">
            <text:p>INSERT INTO Wilayah (WilayahID, PropinsiID, Wilayah) VALUES (348, 25, 'Luwu Utar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49">
            <text:p>349</text:p>
          </table:table-cell>
          <table:table-cell office:value-type="string">
            <text:p>Majene</text:p>
          </table:table-cell>
          <table:table-cell table:formula="of:=CONCATENATE([.$D$1];&quot; VALUES (&quot;;[.B353];&quot;, &quot;;[.A353];&quot;, '&quot;;[.C353];&quot;');&quot;)" office:value-type="string" office:string-value="INSERT INTO Wilayah (WilayahID, PropinsiID, Wilayah) VALUES (349, 25, 'Majene');">
            <text:p>INSERT INTO Wilayah (WilayahID, PropinsiID, Wilayah) VALUES (349, 25, 'Majene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0">
            <text:p>350</text:p>
          </table:table-cell>
          <table:table-cell office:value-type="string">
            <text:p>Mamasa</text:p>
          </table:table-cell>
          <table:table-cell table:formula="of:=CONCATENATE([.$D$1];&quot; VALUES (&quot;;[.B354];&quot;, &quot;;[.A354];&quot;, '&quot;;[.C354];&quot;');&quot;)" office:value-type="string" office:string-value="INSERT INTO Wilayah (WilayahID, PropinsiID, Wilayah) VALUES (350, 25, 'Mamasa');">
            <text:p>INSERT INTO Wilayah (WilayahID, PropinsiID, Wilayah) VALUES (350, 25, 'Mamas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1">
            <text:p>351</text:p>
          </table:table-cell>
          <table:table-cell office:value-type="string">
            <text:p>Mamuju</text:p>
          </table:table-cell>
          <table:table-cell table:formula="of:=CONCATENATE([.$D$1];&quot; VALUES (&quot;;[.B355];&quot;, &quot;;[.A355];&quot;, '&quot;;[.C355];&quot;');&quot;)" office:value-type="string" office:string-value="INSERT INTO Wilayah (WilayahID, PropinsiID, Wilayah) VALUES (351, 25, 'Mamuju');">
            <text:p>INSERT INTO Wilayah (WilayahID, PropinsiID, Wilayah) VALUES (351, 25, 'Mamuju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2">
            <text:p>352</text:p>
          </table:table-cell>
          <table:table-cell office:value-type="string">
            <text:p>Mamuju Utara</text:p>
          </table:table-cell>
          <table:table-cell table:formula="of:=CONCATENATE([.$D$1];&quot; VALUES (&quot;;[.B356];&quot;, &quot;;[.A356];&quot;, '&quot;;[.C356];&quot;');&quot;)" office:value-type="string" office:string-value="INSERT INTO Wilayah (WilayahID, PropinsiID, Wilayah) VALUES (352, 25, 'Mamuju Utara');">
            <text:p>INSERT INTO Wilayah (WilayahID, PropinsiID, Wilayah) VALUES (352, 25, 'Mamuju Utar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  <table:table-cell office:value-type="string">
            <text:p>Maros</text:p>
          </table:table-cell>
          <table:table-cell table:formula="of:=CONCATENATE([.$D$1];&quot; VALUES (&quot;;[.B357];&quot;, &quot;;[.A357];&quot;, '&quot;;[.C357];&quot;');&quot;)" office:value-type="string" office:string-value="INSERT INTO Wilayah (WilayahID, PropinsiID, Wilayah) VALUES (353, 25, 'Maros');">
            <text:p>INSERT INTO Wilayah (WilayahID, PropinsiID, Wilayah) VALUES (353, 25, 'Maros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4">
            <text:p>354</text:p>
          </table:table-cell>
          <table:table-cell office:value-type="string">
            <text:p>Pangkep</text:p>
          </table:table-cell>
          <table:table-cell table:formula="of:=CONCATENATE([.$D$1];&quot; VALUES (&quot;;[.B358];&quot;, &quot;;[.A358];&quot;, '&quot;;[.C358];&quot;');&quot;)" office:value-type="string" office:string-value="INSERT INTO Wilayah (WilayahID, PropinsiID, Wilayah) VALUES (354, 25, 'Pangkep');">
            <text:p>INSERT INTO Wilayah (WilayahID, PropinsiID, Wilayah) VALUES (354, 25, 'Pangkep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5">
            <text:p>355</text:p>
          </table:table-cell>
          <table:table-cell office:value-type="string">
            <text:p>Pinrang</text:p>
          </table:table-cell>
          <table:table-cell table:formula="of:=CONCATENATE([.$D$1];&quot; VALUES (&quot;;[.B359];&quot;, &quot;;[.A359];&quot;, '&quot;;[.C359];&quot;');&quot;)" office:value-type="string" office:string-value="INSERT INTO Wilayah (WilayahID, PropinsiID, Wilayah) VALUES (355, 25, 'Pinrang');">
            <text:p>INSERT INTO Wilayah (WilayahID, PropinsiID, Wilayah) VALUES (355, 25, 'Pinrang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6">
            <text:p>356</text:p>
          </table:table-cell>
          <table:table-cell office:value-type="string">
            <text:p>Polewali Mamasa</text:p>
          </table:table-cell>
          <table:table-cell table:formula="of:=CONCATENATE([.$D$1];&quot; VALUES (&quot;;[.B360];&quot;, &quot;;[.A360];&quot;, '&quot;;[.C360];&quot;');&quot;)" office:value-type="string" office:string-value="INSERT INTO Wilayah (WilayahID, PropinsiID, Wilayah) VALUES (356, 25, 'Polewali Mamasa');">
            <text:p>INSERT INTO Wilayah (WilayahID, PropinsiID, Wilayah) VALUES (356, 25, 'Polewali Mamas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7">
            <text:p>357</text:p>
          </table:table-cell>
          <table:table-cell office:value-type="string">
            <text:p>Selayar</text:p>
          </table:table-cell>
          <table:table-cell table:formula="of:=CONCATENATE([.$D$1];&quot; VALUES (&quot;;[.B361];&quot;, &quot;;[.A361];&quot;, '&quot;;[.C361];&quot;');&quot;)" office:value-type="string" office:string-value="INSERT INTO Wilayah (WilayahID, PropinsiID, Wilayah) VALUES (357, 25, 'Selayar');">
            <text:p>INSERT INTO Wilayah (WilayahID, PropinsiID, Wilayah) VALUES (357, 25, 'Selayar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8">
            <text:p>358</text:p>
          </table:table-cell>
          <table:table-cell office:value-type="string">
            <text:p>Sidenreng Rappang</text:p>
          </table:table-cell>
          <table:table-cell table:formula="of:=CONCATENATE([.$D$1];&quot; VALUES (&quot;;[.B362];&quot;, &quot;;[.A362];&quot;, '&quot;;[.C362];&quot;');&quot;)" office:value-type="string" office:string-value="INSERT INTO Wilayah (WilayahID, PropinsiID, Wilayah) VALUES (358, 25, 'Sidenreng Rappang');">
            <text:p>INSERT INTO Wilayah (WilayahID, PropinsiID, Wilayah) VALUES (358, 25, 'Sidenreng Rappang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59">
            <text:p>359</text:p>
          </table:table-cell>
          <table:table-cell office:value-type="string">
            <text:p>Sinjai</text:p>
          </table:table-cell>
          <table:table-cell table:formula="of:=CONCATENATE([.$D$1];&quot; VALUES (&quot;;[.B363];&quot;, &quot;;[.A363];&quot;, '&quot;;[.C363];&quot;');&quot;)" office:value-type="string" office:string-value="INSERT INTO Wilayah (WilayahID, PropinsiID, Wilayah) VALUES (359, 25, 'Sinjai');">
            <text:p>INSERT INTO Wilayah (WilayahID, PropinsiID, Wilayah) VALUES (359, 25, 'Sinjai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0">
            <text:p>360</text:p>
          </table:table-cell>
          <table:table-cell office:value-type="string">
            <text:p>Soppeng</text:p>
          </table:table-cell>
          <table:table-cell table:formula="of:=CONCATENATE([.$D$1];&quot; VALUES (&quot;;[.B364];&quot;, &quot;;[.A364];&quot;, '&quot;;[.C364];&quot;');&quot;)" office:value-type="string" office:string-value="INSERT INTO Wilayah (WilayahID, PropinsiID, Wilayah) VALUES (360, 25, 'Soppeng');">
            <text:p>INSERT INTO Wilayah (WilayahID, PropinsiID, Wilayah) VALUES (360, 25, 'Soppeng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1">
            <text:p>361</text:p>
          </table:table-cell>
          <table:table-cell office:value-type="string">
            <text:p>Takalar</text:p>
          </table:table-cell>
          <table:table-cell table:formula="of:=CONCATENATE([.$D$1];&quot; VALUES (&quot;;[.B365];&quot;, &quot;;[.A365];&quot;, '&quot;;[.C365];&quot;');&quot;)" office:value-type="string" office:string-value="INSERT INTO Wilayah (WilayahID, PropinsiID, Wilayah) VALUES (361, 25, 'Takalar');">
            <text:p>INSERT INTO Wilayah (WilayahID, PropinsiID, Wilayah) VALUES (361, 25, 'Takalar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2">
            <text:p>362</text:p>
          </table:table-cell>
          <table:table-cell office:value-type="string">
            <text:p>Tana Toraja</text:p>
          </table:table-cell>
          <table:table-cell table:formula="of:=CONCATENATE([.$D$1];&quot; VALUES (&quot;;[.B366];&quot;, &quot;;[.A366];&quot;, '&quot;;[.C366];&quot;');&quot;)" office:value-type="string" office:string-value="INSERT INTO Wilayah (WilayahID, PropinsiID, Wilayah) VALUES (362, 25, 'Tana Toraja');">
            <text:p>INSERT INTO Wilayah (WilayahID, PropinsiID, Wilayah) VALUES (362, 25, 'Tana Toraja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3">
            <text:p>363</text:p>
          </table:table-cell>
          <table:table-cell office:value-type="string">
            <text:p>Wajo</text:p>
          </table:table-cell>
          <table:table-cell table:formula="of:=CONCATENATE([.$D$1];&quot; VALUES (&quot;;[.B367];&quot;, &quot;;[.A367];&quot;, '&quot;;[.C367];&quot;');&quot;)" office:value-type="string" office:string-value="INSERT INTO Wilayah (WilayahID, PropinsiID, Wilayah) VALUES (363, 25, 'Wajo');">
            <text:p>INSERT INTO Wilayah (WilayahID, PropinsiID, Wilayah) VALUES (363, 25, 'Wajo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4">
            <text:p>364</text:p>
          </table:table-cell>
          <table:table-cell office:value-type="string">
            <text:p>Kota Makassar, Ujungpandang</text:p>
          </table:table-cell>
          <table:table-cell table:formula="of:=CONCATENATE([.$D$1];&quot; VALUES (&quot;;[.B368];&quot;, &quot;;[.A368];&quot;, '&quot;;[.C368];&quot;');&quot;)" office:value-type="string" office:string-value="INSERT INTO Wilayah (WilayahID, PropinsiID, Wilayah) VALUES (364, 25, 'Kota Makassar, Ujungpandang');">
            <text:p>INSERT INTO Wilayah (WilayahID, PropinsiID, Wilayah) VALUES (364, 25, 'Kota Makassar, Ujungpandang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5">
            <text:p>365</text:p>
          </table:table-cell>
          <table:table-cell office:value-type="string">
            <text:p>Kota Pare-Pare</text:p>
          </table:table-cell>
          <table:table-cell table:formula="of:=CONCATENATE([.$D$1];&quot; VALUES (&quot;;[.B369];&quot;, &quot;;[.A369];&quot;, '&quot;;[.C369];&quot;');&quot;)" office:value-type="string" office:string-value="INSERT INTO Wilayah (WilayahID, PropinsiID, Wilayah) VALUES (365, 25, 'Kota Pare-Pare');">
            <text:p>INSERT INTO Wilayah (WilayahID, PropinsiID, Wilayah) VALUES (365, 25, 'Kota Pare-Pare');</text:p>
          </table:table-cell>
          <table:table-cell table:number-columns-repeated="1020"/>
        </table:table-row>
        <table:table-row table:style-name="ro5">
          <table:table-cell office:value-type="float" office:value="25">
            <text:p>25</text:p>
          </table:table-cell>
          <table:table-cell office:value-type="float" office:value="366">
            <text:p>366</text:p>
          </table:table-cell>
          <table:table-cell office:value-type="string">
            <text:p>Kota Palopo</text:p>
          </table:table-cell>
          <table:table-cell table:formula="of:=CONCATENATE([.$D$1];&quot; VALUES (&quot;;[.B370];&quot;, &quot;;[.A370];&quot;, '&quot;;[.C370];&quot;');&quot;)" office:value-type="string" office:string-value="INSERT INTO Wilayah (WilayahID, PropinsiID, Wilayah) VALUES (366, 25, 'Kota Palopo');">
            <text:p>INSERT INTO Wilayah (WilayahID, PropinsiID, Wilayah) VALUES (366, 25, 'Kota Palopo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67">
            <text:p>367</text:p>
          </table:table-cell>
          <table:table-cell office:value-type="string">
            <text:p>Bombana</text:p>
          </table:table-cell>
          <table:table-cell table:formula="of:=CONCATENATE([.$D$1];&quot; VALUES (&quot;;[.B371];&quot;, &quot;;[.A371];&quot;, '&quot;;[.C371];&quot;');&quot;)" office:value-type="string" office:string-value="INSERT INTO Wilayah (WilayahID, PropinsiID, Wilayah) VALUES (367, 26, 'Bombana');">
            <text:p>INSERT INTO Wilayah (WilayahID, PropinsiID, Wilayah) VALUES (367, 26, 'Bombana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68">
            <text:p>368</text:p>
          </table:table-cell>
          <table:table-cell office:value-type="string">
            <text:p>Buton</text:p>
          </table:table-cell>
          <table:table-cell table:formula="of:=CONCATENATE([.$D$1];&quot; VALUES (&quot;;[.B372];&quot;, &quot;;[.A372];&quot;, '&quot;;[.C372];&quot;');&quot;)" office:value-type="string" office:string-value="INSERT INTO Wilayah (WilayahID, PropinsiID, Wilayah) VALUES (368, 26, 'Buton');">
            <text:p>INSERT INTO Wilayah (WilayahID, PropinsiID, Wilayah) VALUES (368, 26, 'Buton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69">
            <text:p>369</text:p>
          </table:table-cell>
          <table:table-cell office:value-type="string">
            <text:p>Kendari</text:p>
          </table:table-cell>
          <table:table-cell table:formula="of:=CONCATENATE([.$D$1];&quot; VALUES (&quot;;[.B373];&quot;, &quot;;[.A373];&quot;, '&quot;;[.C373];&quot;');&quot;)" office:value-type="string" office:string-value="INSERT INTO Wilayah (WilayahID, PropinsiID, Wilayah) VALUES (369, 26, 'Kendari');">
            <text:p>INSERT INTO Wilayah (WilayahID, PropinsiID, Wilayah) VALUES (369, 26, 'Kendari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0">
            <text:p>370</text:p>
          </table:table-cell>
          <table:table-cell office:value-type="string">
            <text:p>Kolaka</text:p>
          </table:table-cell>
          <table:table-cell table:formula="of:=CONCATENATE([.$D$1];&quot; VALUES (&quot;;[.B374];&quot;, &quot;;[.A374];&quot;, '&quot;;[.C374];&quot;');&quot;)" office:value-type="string" office:string-value="INSERT INTO Wilayah (WilayahID, PropinsiID, Wilayah) VALUES (370, 26, 'Kolaka');">
            <text:p>INSERT INTO Wilayah (WilayahID, PropinsiID, Wilayah) VALUES (370, 26, 'Kolaka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1">
            <text:p>371</text:p>
          </table:table-cell>
          <table:table-cell office:value-type="string">
            <text:p>Kolaka Utara</text:p>
          </table:table-cell>
          <table:table-cell table:formula="of:=CONCATENATE([.$D$1];&quot; VALUES (&quot;;[.B375];&quot;, &quot;;[.A375];&quot;, '&quot;;[.C375];&quot;');&quot;)" office:value-type="string" office:string-value="INSERT INTO Wilayah (WilayahID, PropinsiID, Wilayah) VALUES (371, 26, 'Kolaka Utara');">
            <text:p>INSERT INTO Wilayah (WilayahID, PropinsiID, Wilayah) VALUES (371, 26, 'Kolaka Utara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2">
            <text:p>372</text:p>
          </table:table-cell>
          <table:table-cell office:value-type="string">
            <text:p>Konawe Selatan</text:p>
          </table:table-cell>
          <table:table-cell table:formula="of:=CONCATENATE([.$D$1];&quot; VALUES (&quot;;[.B376];&quot;, &quot;;[.A376];&quot;, '&quot;;[.C376];&quot;');&quot;)" office:value-type="string" office:string-value="INSERT INTO Wilayah (WilayahID, PropinsiID, Wilayah) VALUES (372, 26, 'Konawe Selatan');">
            <text:p>INSERT INTO Wilayah (WilayahID, PropinsiID, Wilayah) VALUES (372, 26, 'Konawe Selatan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3">
            <text:p>373</text:p>
          </table:table-cell>
          <table:table-cell office:value-type="string">
            <text:p>Muna</text:p>
          </table:table-cell>
          <table:table-cell table:formula="of:=CONCATENATE([.$D$1];&quot; VALUES (&quot;;[.B377];&quot;, &quot;;[.A377];&quot;, '&quot;;[.C377];&quot;');&quot;)" office:value-type="string" office:string-value="INSERT INTO Wilayah (WilayahID, PropinsiID, Wilayah) VALUES (373, 26, 'Muna');">
            <text:p>INSERT INTO Wilayah (WilayahID, PropinsiID, Wilayah) VALUES (373, 26, 'Muna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4">
            <text:p>374</text:p>
          </table:table-cell>
          <table:table-cell office:value-type="string">
            <text:p>Wakatobi</text:p>
          </table:table-cell>
          <table:table-cell table:formula="of:=CONCATENATE([.$D$1];&quot; VALUES (&quot;;[.B378];&quot;, &quot;;[.A378];&quot;, '&quot;;[.C378];&quot;');&quot;)" office:value-type="string" office:string-value="INSERT INTO Wilayah (WilayahID, PropinsiID, Wilayah) VALUES (374, 26, 'Wakatobi');">
            <text:p>INSERT INTO Wilayah (WilayahID, PropinsiID, Wilayah) VALUES (374, 26, 'Wakatobi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5">
            <text:p>375</text:p>
          </table:table-cell>
          <table:table-cell office:value-type="string">
            <text:p>Kota Bau-bau</text:p>
          </table:table-cell>
          <table:table-cell table:formula="of:=CONCATENATE([.$D$1];&quot; VALUES (&quot;;[.B379];&quot;, &quot;;[.A379];&quot;, '&quot;;[.C379];&quot;');&quot;)" office:value-type="string" office:string-value="INSERT INTO Wilayah (WilayahID, PropinsiID, Wilayah) VALUES (375, 26, 'Kota Bau-bau');">
            <text:p>INSERT INTO Wilayah (WilayahID, PropinsiID, Wilayah) VALUES (375, 26, 'Kota Bau-bau');</text:p>
          </table:table-cell>
          <table:table-cell table:number-columns-repeated="1020"/>
        </table:table-row>
        <table:table-row table:style-name="ro5"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string">
            <text:p>Kota Kendari</text:p>
          </table:table-cell>
          <table:table-cell table:formula="of:=CONCATENATE([.$D$1];&quot; VALUES (&quot;;[.B380];&quot;, &quot;;[.A380];&quot;, '&quot;;[.C380];&quot;');&quot;)" office:value-type="string" office:string-value="INSERT INTO Wilayah (WilayahID, PropinsiID, Wilayah) VALUES (376, 26, 'Kota Kendari');">
            <text:p>INSERT INTO Wilayah (WilayahID, PropinsiID, Wilayah) VALUES (376, 26, 'Kota Kendari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77">
            <text:p>377</text:p>
          </table:table-cell>
          <table:table-cell office:value-type="string">
            <text:p>Banggai</text:p>
          </table:table-cell>
          <table:table-cell table:formula="of:=CONCATENATE([.$D$1];&quot; VALUES (&quot;;[.B381];&quot;, &quot;;[.A381];&quot;, '&quot;;[.C381];&quot;');&quot;)" office:value-type="string" office:string-value="INSERT INTO Wilayah (WilayahID, PropinsiID, Wilayah) VALUES (377, 27, 'Banggai');">
            <text:p>INSERT INTO Wilayah (WilayahID, PropinsiID, Wilayah) VALUES (377, 27, 'Banggai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78">
            <text:p>378</text:p>
          </table:table-cell>
          <table:table-cell office:value-type="string">
            <text:p>Banggai Kepulauan</text:p>
          </table:table-cell>
          <table:table-cell table:formula="of:=CONCATENATE([.$D$1];&quot; VALUES (&quot;;[.B382];&quot;, &quot;;[.A382];&quot;, '&quot;;[.C382];&quot;');&quot;)" office:value-type="string" office:string-value="INSERT INTO Wilayah (WilayahID, PropinsiID, Wilayah) VALUES (378, 27, 'Banggai Kepulauan');">
            <text:p>INSERT INTO Wilayah (WilayahID, PropinsiID, Wilayah) VALUES (378, 27, 'Banggai Kepulauan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79">
            <text:p>379</text:p>
          </table:table-cell>
          <table:table-cell office:value-type="string">
            <text:p>Buol</text:p>
          </table:table-cell>
          <table:table-cell table:formula="of:=CONCATENATE([.$D$1];&quot; VALUES (&quot;;[.B383];&quot;, &quot;;[.A383];&quot;, '&quot;;[.C383];&quot;');&quot;)" office:value-type="string" office:string-value="INSERT INTO Wilayah (WilayahID, PropinsiID, Wilayah) VALUES (379, 27, 'Buol');">
            <text:p>INSERT INTO Wilayah (WilayahID, PropinsiID, Wilayah) VALUES (379, 27, 'Buol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0">
            <text:p>380</text:p>
          </table:table-cell>
          <table:table-cell office:value-type="string">
            <text:p>Donggala</text:p>
          </table:table-cell>
          <table:table-cell table:formula="of:=CONCATENATE([.$D$1];&quot; VALUES (&quot;;[.B384];&quot;, &quot;;[.A384];&quot;, '&quot;;[.C384];&quot;');&quot;)" office:value-type="string" office:string-value="INSERT INTO Wilayah (WilayahID, PropinsiID, Wilayah) VALUES (380, 27, 'Donggala');">
            <text:p>INSERT INTO Wilayah (WilayahID, PropinsiID, Wilayah) VALUES (380, 27, 'Donggala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1">
            <text:p>381</text:p>
          </table:table-cell>
          <table:table-cell office:value-type="string">
            <text:p>Morowali</text:p>
          </table:table-cell>
          <table:table-cell table:formula="of:=CONCATENATE([.$D$1];&quot; VALUES (&quot;;[.B385];&quot;, &quot;;[.A385];&quot;, '&quot;;[.C385];&quot;');&quot;)" office:value-type="string" office:string-value="INSERT INTO Wilayah (WilayahID, PropinsiID, Wilayah) VALUES (381, 27, 'Morowali');">
            <text:p>INSERT INTO Wilayah (WilayahID, PropinsiID, Wilayah) VALUES (381, 27, 'Morowali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2">
            <text:p>382</text:p>
          </table:table-cell>
          <table:table-cell office:value-type="string">
            <text:p>Parigi Moutong</text:p>
          </table:table-cell>
          <table:table-cell table:formula="of:=CONCATENATE([.$D$1];&quot; VALUES (&quot;;[.B386];&quot;, &quot;;[.A386];&quot;, '&quot;;[.C386];&quot;');&quot;)" office:value-type="string" office:string-value="INSERT INTO Wilayah (WilayahID, PropinsiID, Wilayah) VALUES (382, 27, 'Parigi Moutong');">
            <text:p>INSERT INTO Wilayah (WilayahID, PropinsiID, Wilayah) VALUES (382, 27, 'Parigi Moutong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3">
            <text:p>383</text:p>
          </table:table-cell>
          <table:table-cell office:value-type="string">
            <text:p>Poso</text:p>
          </table:table-cell>
          <table:table-cell table:formula="of:=CONCATENATE([.$D$1];&quot; VALUES (&quot;;[.B387];&quot;, &quot;;[.A387];&quot;, '&quot;;[.C387];&quot;');&quot;)" office:value-type="string" office:string-value="INSERT INTO Wilayah (WilayahID, PropinsiID, Wilayah) VALUES (383, 27, 'Poso');">
            <text:p>INSERT INTO Wilayah (WilayahID, PropinsiID, Wilayah) VALUES (383, 27, 'Poso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4">
            <text:p>384</text:p>
          </table:table-cell>
          <table:table-cell office:value-type="string">
            <text:p>Tojo Una-una</text:p>
          </table:table-cell>
          <table:table-cell table:formula="of:=CONCATENATE([.$D$1];&quot; VALUES (&quot;;[.B388];&quot;, &quot;;[.A388];&quot;, '&quot;;[.C388];&quot;');&quot;)" office:value-type="string" office:string-value="INSERT INTO Wilayah (WilayahID, PropinsiID, Wilayah) VALUES (384, 27, 'Tojo Una-una');">
            <text:p>INSERT INTO Wilayah (WilayahID, PropinsiID, Wilayah) VALUES (384, 27, 'Tojo Una-una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5">
            <text:p>385</text:p>
          </table:table-cell>
          <table:table-cell office:value-type="string">
            <text:p>Toli-Toli</text:p>
          </table:table-cell>
          <table:table-cell table:formula="of:=CONCATENATE([.$D$1];&quot; VALUES (&quot;;[.B389];&quot;, &quot;;[.A389];&quot;, '&quot;;[.C389];&quot;');&quot;)" office:value-type="string" office:string-value="INSERT INTO Wilayah (WilayahID, PropinsiID, Wilayah) VALUES (385, 27, 'Toli-Toli');">
            <text:p>INSERT INTO Wilayah (WilayahID, PropinsiID, Wilayah) VALUES (385, 27, 'Toli-Toli');</text:p>
          </table:table-cell>
          <table:table-cell table:number-columns-repeated="1020"/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386">
            <text:p>386</text:p>
          </table:table-cell>
          <table:table-cell office:value-type="string">
            <text:p>Kota Palu</text:p>
          </table:table-cell>
          <table:table-cell table:formula="of:=CONCATENATE([.$D$1];&quot; VALUES (&quot;;[.B390];&quot;, &quot;;[.A390];&quot;, '&quot;;[.C390];&quot;');&quot;)" office:value-type="string" office:string-value="INSERT INTO Wilayah (WilayahID, PropinsiID, Wilayah) VALUES (386, 27, 'Kota Palu');">
            <text:p>INSERT INTO Wilayah (WilayahID, PropinsiID, Wilayah) VALUES (386, 27, 'Kota Palu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87">
            <text:p>387</text:p>
          </table:table-cell>
          <table:table-cell office:value-type="string">
            <text:p>Bolaang Mongondow</text:p>
          </table:table-cell>
          <table:table-cell table:formula="of:=CONCATENATE([.$D$1];&quot; VALUES (&quot;;[.B391];&quot;, &quot;;[.A391];&quot;, '&quot;;[.C391];&quot;');&quot;)" office:value-type="string" office:string-value="INSERT INTO Wilayah (WilayahID, PropinsiID, Wilayah) VALUES (387, 28, 'Bolaang Mongondow');">
            <text:p>INSERT INTO Wilayah (WilayahID, PropinsiID, Wilayah) VALUES (387, 28, 'Bolaang Mongondow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string">
            <text:p>Minahasa</text:p>
          </table:table-cell>
          <table:table-cell table:formula="of:=CONCATENATE([.$D$1];&quot; VALUES (&quot;;[.B392];&quot;, &quot;;[.A392];&quot;, '&quot;;[.C392];&quot;');&quot;)" office:value-type="string" office:string-value="INSERT INTO Wilayah (WilayahID, PropinsiID, Wilayah) VALUES (388, 28, 'Minahasa');">
            <text:p>INSERT INTO Wilayah (WilayahID, PropinsiID, Wilayah) VALUES (388, 28, 'Minahasa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89">
            <text:p>389</text:p>
          </table:table-cell>
          <table:table-cell office:value-type="string">
            <text:p>Minahasa Selatan</text:p>
          </table:table-cell>
          <table:table-cell table:formula="of:=CONCATENATE([.$D$1];&quot; VALUES (&quot;;[.B393];&quot;, &quot;;[.A393];&quot;, '&quot;;[.C393];&quot;');&quot;)" office:value-type="string" office:string-value="INSERT INTO Wilayah (WilayahID, PropinsiID, Wilayah) VALUES (389, 28, 'Minahasa Selatan');">
            <text:p>INSERT INTO Wilayah (WilayahID, PropinsiID, Wilayah) VALUES (389, 28, 'Minahasa Selatan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90">
            <text:p>390</text:p>
          </table:table-cell>
          <table:table-cell office:value-type="string">
            <text:p>Minahasa Utara</text:p>
          </table:table-cell>
          <table:table-cell table:formula="of:=CONCATENATE([.$D$1];&quot; VALUES (&quot;;[.B394];&quot;, &quot;;[.A394];&quot;, '&quot;;[.C394];&quot;');&quot;)" office:value-type="string" office:string-value="INSERT INTO Wilayah (WilayahID, PropinsiID, Wilayah) VALUES (390, 28, 'Minahasa Utara');">
            <text:p>INSERT INTO Wilayah (WilayahID, PropinsiID, Wilayah) VALUES (390, 28, 'Minahasa Utara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91">
            <text:p>391</text:p>
          </table:table-cell>
          <table:table-cell office:value-type="string">
            <text:p>Kepulauan Sangihe</text:p>
          </table:table-cell>
          <table:table-cell table:formula="of:=CONCATENATE([.$D$1];&quot; VALUES (&quot;;[.B395];&quot;, &quot;;[.A395];&quot;, '&quot;;[.C395];&quot;');&quot;)" office:value-type="string" office:string-value="INSERT INTO Wilayah (WilayahID, PropinsiID, Wilayah) VALUES (391, 28, 'Kepulauan Sangihe');">
            <text:p>INSERT INTO Wilayah (WilayahID, PropinsiID, Wilayah) VALUES (391, 28, 'Kepulauan Sangihe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92">
            <text:p>392</text:p>
          </table:table-cell>
          <table:table-cell office:value-type="string">
            <text:p>Kepulauan Talaud</text:p>
          </table:table-cell>
          <table:table-cell table:formula="of:=CONCATENATE([.$D$1];&quot; VALUES (&quot;;[.B396];&quot;, &quot;;[.A396];&quot;, '&quot;;[.C396];&quot;');&quot;)" office:value-type="string" office:string-value="INSERT INTO Wilayah (WilayahID, PropinsiID, Wilayah) VALUES (392, 28, 'Kepulauan Talaud');">
            <text:p>INSERT INTO Wilayah (WilayahID, PropinsiID, Wilayah) VALUES (392, 28, 'Kepulauan Talaud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93">
            <text:p>393</text:p>
          </table:table-cell>
          <table:table-cell office:value-type="string">
            <text:p>Kota Bitung</text:p>
          </table:table-cell>
          <table:table-cell table:formula="of:=CONCATENATE([.$D$1];&quot; VALUES (&quot;;[.B397];&quot;, &quot;;[.A397];&quot;, '&quot;;[.C397];&quot;');&quot;)" office:value-type="string" office:string-value="INSERT INTO Wilayah (WilayahID, PropinsiID, Wilayah) VALUES (393, 28, 'Kota Bitung');">
            <text:p>INSERT INTO Wilayah (WilayahID, PropinsiID, Wilayah) VALUES (393, 28, 'Kota Bitung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94">
            <text:p>394</text:p>
          </table:table-cell>
          <table:table-cell office:value-type="string">
            <text:p>Kota Manado</text:p>
          </table:table-cell>
          <table:table-cell table:formula="of:=CONCATENATE([.$D$1];&quot; VALUES (&quot;;[.B398];&quot;, &quot;;[.A398];&quot;, '&quot;;[.C398];&quot;');&quot;)" office:value-type="string" office:string-value="INSERT INTO Wilayah (WilayahID, PropinsiID, Wilayah) VALUES (394, 28, 'Kota Manado');">
            <text:p>INSERT INTO Wilayah (WilayahID, PropinsiID, Wilayah) VALUES (394, 28, 'Kota Manado');</text:p>
          </table:table-cell>
          <table:table-cell table:number-columns-repeated="1020"/>
        </table:table-row>
        <table:table-row table:style-name="ro5">
          <table:table-cell office:value-type="float" office:value="28">
            <text:p>28</text:p>
          </table:table-cell>
          <table:table-cell office:value-type="float" office:value="395">
            <text:p>395</text:p>
          </table:table-cell>
          <table:table-cell office:value-type="string">
            <text:p>Kota Tomohon</text:p>
          </table:table-cell>
          <table:table-cell table:formula="of:=CONCATENATE([.$D$1];&quot; VALUES (&quot;;[.B399];&quot;, &quot;;[.A399];&quot;, '&quot;;[.C399];&quot;');&quot;)" office:value-type="string" office:string-value="INSERT INTO Wilayah (WilayahID, PropinsiID, Wilayah) VALUES (395, 28, 'Kota Tomohon');">
            <text:p>INSERT INTO Wilayah (WilayahID, PropinsiID, Wilayah) VALUES (395, 28, 'Kota Tomohon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396">
            <text:p>396</text:p>
          </table:table-cell>
          <table:table-cell office:value-type="string">
            <text:p>Kota Ambon</text:p>
          </table:table-cell>
          <table:table-cell table:formula="of:=CONCATENATE([.$D$1];&quot; VALUES (&quot;;[.B400];&quot;, &quot;;[.A400];&quot;, '&quot;;[.C400];&quot;');&quot;)" office:value-type="string" office:string-value="INSERT INTO Wilayah (WilayahID, PropinsiID, Wilayah) VALUES (396, 29, 'Kota Ambon');">
            <text:p>INSERT INTO Wilayah (WilayahID, PropinsiID, Wilayah) VALUES (396, 29, 'Kota Ambon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397">
            <text:p>397</text:p>
          </table:table-cell>
          <table:table-cell office:value-type="string">
            <text:p>Buru</text:p>
          </table:table-cell>
          <table:table-cell table:formula="of:=CONCATENATE([.$D$1];&quot; VALUES (&quot;;[.B401];&quot;, &quot;;[.A401];&quot;, '&quot;;[.C401];&quot;');&quot;)" office:value-type="string" office:string-value="INSERT INTO Wilayah (WilayahID, PropinsiID, Wilayah) VALUES (397, 29, 'Buru');">
            <text:p>INSERT INTO Wilayah (WilayahID, PropinsiID, Wilayah) VALUES (397, 29, 'Buru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398">
            <text:p>398</text:p>
          </table:table-cell>
          <table:table-cell office:value-type="string">
            <text:p>Kepulauan Aru</text:p>
          </table:table-cell>
          <table:table-cell table:formula="of:=CONCATENATE([.$D$1];&quot; VALUES (&quot;;[.B402];&quot;, &quot;;[.A402];&quot;, '&quot;;[.C402];&quot;');&quot;)" office:value-type="string" office:string-value="INSERT INTO Wilayah (WilayahID, PropinsiID, Wilayah) VALUES (398, 29, 'Kepulauan Aru');">
            <text:p>INSERT INTO Wilayah (WilayahID, PropinsiID, Wilayah) VALUES (398, 29, 'Kepulauan Aru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399">
            <text:p>399</text:p>
          </table:table-cell>
          <table:table-cell office:value-type="string">
            <text:p>Seram Bagian Barat</text:p>
          </table:table-cell>
          <table:table-cell table:formula="of:=CONCATENATE([.$D$1];&quot; VALUES (&quot;;[.B403];&quot;, &quot;;[.A403];&quot;, '&quot;;[.C403];&quot;');&quot;)" office:value-type="string" office:string-value="INSERT INTO Wilayah (WilayahID, PropinsiID, Wilayah) VALUES (399, 29, 'Seram Bagian Barat');">
            <text:p>INSERT INTO Wilayah (WilayahID, PropinsiID, Wilayah) VALUES (399, 29, 'Seram Bagian Barat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string">
            <text:p>Seram Bagian Timur</text:p>
          </table:table-cell>
          <table:table-cell table:formula="of:=CONCATENATE([.$D$1];&quot; VALUES (&quot;;[.B404];&quot;, &quot;;[.A404];&quot;, '&quot;;[.C404];&quot;');&quot;)" office:value-type="string" office:string-value="INSERT INTO Wilayah (WilayahID, PropinsiID, Wilayah) VALUES (400, 29, 'Seram Bagian Timur');">
            <text:p>INSERT INTO Wilayah (WilayahID, PropinsiID, Wilayah) VALUES (400, 29, 'Seram Bagian Timur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401">
            <text:p>401</text:p>
          </table:table-cell>
          <table:table-cell office:value-type="string">
            <text:p>Maluku Tengah</text:p>
          </table:table-cell>
          <table:table-cell table:formula="of:=CONCATENATE([.$D$1];&quot; VALUES (&quot;;[.B405];&quot;, &quot;;[.A405];&quot;, '&quot;;[.C405];&quot;');&quot;)" office:value-type="string" office:string-value="INSERT INTO Wilayah (WilayahID, PropinsiID, Wilayah) VALUES (401, 29, 'Maluku Tengah');">
            <text:p>INSERT INTO Wilayah (WilayahID, PropinsiID, Wilayah) VALUES (401, 29, 'Maluku Tengah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402">
            <text:p>402</text:p>
          </table:table-cell>
          <table:table-cell office:value-type="string">
            <text:p>Maluku Tenggara</text:p>
          </table:table-cell>
          <table:table-cell table:formula="of:=CONCATENATE([.$D$1];&quot; VALUES (&quot;;[.B406];&quot;, &quot;;[.A406];&quot;, '&quot;;[.C406];&quot;');&quot;)" office:value-type="string" office:string-value="INSERT INTO Wilayah (WilayahID, PropinsiID, Wilayah) VALUES (402, 29, 'Maluku Tenggara');">
            <text:p>INSERT INTO Wilayah (WilayahID, PropinsiID, Wilayah) VALUES (402, 29, 'Maluku Tenggara');</text:p>
          </table:table-cell>
          <table:table-cell table:number-columns-repeated="1020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403">
            <text:p>403</text:p>
          </table:table-cell>
          <table:table-cell office:value-type="string">
            <text:p>Maluku Tenggara Barat</text:p>
          </table:table-cell>
          <table:table-cell table:formula="of:=CONCATENATE([.$D$1];&quot; VALUES (&quot;;[.B407];&quot;, &quot;;[.A407];&quot;, '&quot;;[.C407];&quot;');&quot;)" office:value-type="string" office:string-value="INSERT INTO Wilayah (WilayahID, PropinsiID, Wilayah) VALUES (403, 29, 'Maluku Tenggara Barat');">
            <text:p>INSERT INTO Wilayah (WilayahID, PropinsiID, Wilayah) VALUES (403, 29, 'Maluku Tenggara Barat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4">
            <text:p>404</text:p>
          </table:table-cell>
          <table:table-cell office:value-type="string">
            <text:p>Halmahera Barat</text:p>
          </table:table-cell>
          <table:table-cell table:formula="of:=CONCATENATE([.$D$1];&quot; VALUES (&quot;;[.B408];&quot;, &quot;;[.A408];&quot;, '&quot;;[.C408];&quot;');&quot;)" office:value-type="string" office:string-value="INSERT INTO Wilayah (WilayahID, PropinsiID, Wilayah) VALUES (404, 30, 'Halmahera Barat');">
            <text:p>INSERT INTO Wilayah (WilayahID, PropinsiID, Wilayah) VALUES (404, 30, 'Halmahera Barat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5">
            <text:p>405</text:p>
          </table:table-cell>
          <table:table-cell office:value-type="string">
            <text:p>Halmahera Selatan</text:p>
          </table:table-cell>
          <table:table-cell table:formula="of:=CONCATENATE([.$D$1];&quot; VALUES (&quot;;[.B409];&quot;, &quot;;[.A409];&quot;, '&quot;;[.C409];&quot;');&quot;)" office:value-type="string" office:string-value="INSERT INTO Wilayah (WilayahID, PropinsiID, Wilayah) VALUES (405, 30, 'Halmahera Selatan');">
            <text:p>INSERT INTO Wilayah (WilayahID, PropinsiID, Wilayah) VALUES (405, 30, 'Halmahera Selatan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6">
            <text:p>406</text:p>
          </table:table-cell>
          <table:table-cell office:value-type="string">
            <text:p>Halmahera Tengah</text:p>
          </table:table-cell>
          <table:table-cell table:formula="of:=CONCATENATE([.$D$1];&quot; VALUES (&quot;;[.B410];&quot;, &quot;;[.A410];&quot;, '&quot;;[.C410];&quot;');&quot;)" office:value-type="string" office:string-value="INSERT INTO Wilayah (WilayahID, PropinsiID, Wilayah) VALUES (406, 30, 'Halmahera Tengah');">
            <text:p>INSERT INTO Wilayah (WilayahID, PropinsiID, Wilayah) VALUES (406, 30, 'Halmahera Tengah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7">
            <text:p>407</text:p>
          </table:table-cell>
          <table:table-cell office:value-type="string">
            <text:p>Halmahera Timur</text:p>
          </table:table-cell>
          <table:table-cell table:formula="of:=CONCATENATE([.$D$1];&quot; VALUES (&quot;;[.B411];&quot;, &quot;;[.A411];&quot;, '&quot;;[.C411];&quot;');&quot;)" office:value-type="string" office:string-value="INSERT INTO Wilayah (WilayahID, PropinsiID, Wilayah) VALUES (407, 30, 'Halmahera Timur');">
            <text:p>INSERT INTO Wilayah (WilayahID, PropinsiID, Wilayah) VALUES (407, 30, 'Halmahera Timur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8">
            <text:p>408</text:p>
          </table:table-cell>
          <table:table-cell office:value-type="string">
            <text:p>Halmahera Utara</text:p>
          </table:table-cell>
          <table:table-cell table:formula="of:=CONCATENATE([.$D$1];&quot; VALUES (&quot;;[.B412];&quot;, &quot;;[.A412];&quot;, '&quot;;[.C412];&quot;');&quot;)" office:value-type="string" office:string-value="INSERT INTO Wilayah (WilayahID, PropinsiID, Wilayah) VALUES (408, 30, 'Halmahera Utara');">
            <text:p>INSERT INTO Wilayah (WilayahID, PropinsiID, Wilayah) VALUES (408, 30, 'Halmahera Utara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09">
            <text:p>409</text:p>
          </table:table-cell>
          <table:table-cell office:value-type="string">
            <text:p>Kepulauan Sula</text:p>
          </table:table-cell>
          <table:table-cell table:formula="of:=CONCATENATE([.$D$1];&quot; VALUES (&quot;;[.B413];&quot;, &quot;;[.A413];&quot;, '&quot;;[.C413];&quot;');&quot;)" office:value-type="string" office:string-value="INSERT INTO Wilayah (WilayahID, PropinsiID, Wilayah) VALUES (409, 30, 'Kepulauan Sula');">
            <text:p>INSERT INTO Wilayah (WilayahID, PropinsiID, Wilayah) VALUES (409, 30, 'Kepulauan Sula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10">
            <text:p>410</text:p>
          </table:table-cell>
          <table:table-cell office:value-type="string">
            <text:p>Kota Ternate</text:p>
          </table:table-cell>
          <table:table-cell table:formula="of:=CONCATENATE([.$D$1];&quot; VALUES (&quot;;[.B414];&quot;, &quot;;[.A414];&quot;, '&quot;;[.C414];&quot;');&quot;)" office:value-type="string" office:string-value="INSERT INTO Wilayah (WilayahID, PropinsiID, Wilayah) VALUES (410, 30, 'Kota Ternate');">
            <text:p>INSERT INTO Wilayah (WilayahID, PropinsiID, Wilayah) VALUES (410, 30, 'Kota Ternate');</text:p>
          </table:table-cell>
          <table:table-cell table:number-columns-repeated="1020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411">
            <text:p>411</text:p>
          </table:table-cell>
          <table:table-cell office:value-type="string">
            <text:p>Kota Tidore</text:p>
          </table:table-cell>
          <table:table-cell table:formula="of:=CONCATENATE([.$D$1];&quot; VALUES (&quot;;[.B415];&quot;, &quot;;[.A415];&quot;, '&quot;;[.C415];&quot;');&quot;)" office:value-type="string" office:string-value="INSERT INTO Wilayah (WilayahID, PropinsiID, Wilayah) VALUES (411, 30, 'Kota Tidore');">
            <text:p>INSERT INTO Wilayah (WilayahID, PropinsiID, Wilayah) VALUES (411, 30, 'Kota Tidore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2">
            <text:p>412</text:p>
          </table:table-cell>
          <table:table-cell office:value-type="string">
            <text:p>Fakfak</text:p>
          </table:table-cell>
          <table:table-cell table:formula="of:=CONCATENATE([.$D$1];&quot; VALUES (&quot;;[.B416];&quot;, &quot;;[.A416];&quot;, '&quot;;[.C416];&quot;');&quot;)" office:value-type="string" office:string-value="INSERT INTO Wilayah (WilayahID, PropinsiID, Wilayah) VALUES (412, 31, 'Fakfak');">
            <text:p>INSERT INTO Wilayah (WilayahID, PropinsiID, Wilayah) VALUES (412, 31, 'Fakfak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3">
            <text:p>413</text:p>
          </table:table-cell>
          <table:table-cell office:value-type="string">
            <text:p>Kaimana</text:p>
          </table:table-cell>
          <table:table-cell table:formula="of:=CONCATENATE([.$D$1];&quot; VALUES (&quot;;[.B417];&quot;, &quot;;[.A417];&quot;, '&quot;;[.C417];&quot;');&quot;)" office:value-type="string" office:string-value="INSERT INTO Wilayah (WilayahID, PropinsiID, Wilayah) VALUES (413, 31, 'Kaimana');">
            <text:p>INSERT INTO Wilayah (WilayahID, PropinsiID, Wilayah) VALUES (413, 31, 'Kaimana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4">
            <text:p>414</text:p>
          </table:table-cell>
          <table:table-cell office:value-type="string">
            <text:p>Kepulauan Raja Ampat</text:p>
          </table:table-cell>
          <table:table-cell table:formula="of:=CONCATENATE([.$D$1];&quot; VALUES (&quot;;[.B418];&quot;, &quot;;[.A418];&quot;, '&quot;;[.C418];&quot;');&quot;)" office:value-type="string" office:string-value="INSERT INTO Wilayah (WilayahID, PropinsiID, Wilayah) VALUES (414, 31, 'Kepulauan Raja Ampat');">
            <text:p>INSERT INTO Wilayah (WilayahID, PropinsiID, Wilayah) VALUES (414, 31, 'Kepulauan Raja Ampat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5">
            <text:p>415</text:p>
          </table:table-cell>
          <table:table-cell office:value-type="string">
            <text:p>Manokwari</text:p>
          </table:table-cell>
          <table:table-cell table:formula="of:=CONCATENATE([.$D$1];&quot; VALUES (&quot;;[.B419];&quot;, &quot;;[.A419];&quot;, '&quot;;[.C419];&quot;');&quot;)" office:value-type="string" office:string-value="INSERT INTO Wilayah (WilayahID, PropinsiID, Wilayah) VALUES (415, 31, 'Manokwari');">
            <text:p>INSERT INTO Wilayah (WilayahID, PropinsiID, Wilayah) VALUES (415, 31, 'Manokwari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6">
            <text:p>416</text:p>
          </table:table-cell>
          <table:table-cell office:value-type="string">
            <text:p>Sorong</text:p>
          </table:table-cell>
          <table:table-cell table:formula="of:=CONCATENATE([.$D$1];&quot; VALUES (&quot;;[.B420];&quot;, &quot;;[.A420];&quot;, '&quot;;[.C420];&quot;');&quot;)" office:value-type="string" office:string-value="INSERT INTO Wilayah (WilayahID, PropinsiID, Wilayah) VALUES (416, 31, 'Sorong');">
            <text:p>INSERT INTO Wilayah (WilayahID, PropinsiID, Wilayah) VALUES (416, 31, 'Sorong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7">
            <text:p>417</text:p>
          </table:table-cell>
          <table:table-cell office:value-type="string">
            <text:p>Sorong Selatan</text:p>
          </table:table-cell>
          <table:table-cell table:formula="of:=CONCATENATE([.$D$1];&quot; VALUES (&quot;;[.B421];&quot;, &quot;;[.A421];&quot;, '&quot;;[.C421];&quot;');&quot;)" office:value-type="string" office:string-value="INSERT INTO Wilayah (WilayahID, PropinsiID, Wilayah) VALUES (417, 31, 'Sorong Selatan');">
            <text:p>INSERT INTO Wilayah (WilayahID, PropinsiID, Wilayah) VALUES (417, 31, 'Sorong Selatan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8">
            <text:p>418</text:p>
          </table:table-cell>
          <table:table-cell office:value-type="string">
            <text:p>Teluk Bintuni</text:p>
          </table:table-cell>
          <table:table-cell table:formula="of:=CONCATENATE([.$D$1];&quot; VALUES (&quot;;[.B422];&quot;, &quot;;[.A422];&quot;, '&quot;;[.C422];&quot;');&quot;)" office:value-type="string" office:string-value="INSERT INTO Wilayah (WilayahID, PropinsiID, Wilayah) VALUES (418, 31, 'Teluk Bintuni');">
            <text:p>INSERT INTO Wilayah (WilayahID, PropinsiID, Wilayah) VALUES (418, 31, 'Teluk Bintuni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19">
            <text:p>419</text:p>
          </table:table-cell>
          <table:table-cell office:value-type="string">
            <text:p>Teluk Wondama</text:p>
          </table:table-cell>
          <table:table-cell table:formula="of:=CONCATENATE([.$D$1];&quot; VALUES (&quot;;[.B423];&quot;, &quot;;[.A423];&quot;, '&quot;;[.C423];&quot;');&quot;)" office:value-type="string" office:string-value="INSERT INTO Wilayah (WilayahID, PropinsiID, Wilayah) VALUES (419, 31, 'Teluk Wondama');">
            <text:p>INSERT INTO Wilayah (WilayahID, PropinsiID, Wilayah) VALUES (419, 31, 'Teluk Wondama');</text:p>
          </table:table-cell>
          <table:table-cell table:number-columns-repeated="1020"/>
        </table:table-row>
        <table:table-row table:style-name="ro5">
          <table:table-cell office:value-type="float" office:value="31">
            <text:p>31</text:p>
          </table:table-cell>
          <table:table-cell office:value-type="float" office:value="420">
            <text:p>420</text:p>
          </table:table-cell>
          <table:table-cell office:value-type="string">
            <text:p>Kota Sorong</text:p>
          </table:table-cell>
          <table:table-cell table:formula="of:=CONCATENATE([.$D$1];&quot; VALUES (&quot;;[.B424];&quot;, &quot;;[.A424];&quot;, '&quot;;[.C424];&quot;');&quot;)" office:value-type="string" office:string-value="INSERT INTO Wilayah (WilayahID, PropinsiID, Wilayah) VALUES (420, 31, 'Kota Sorong');">
            <text:p>INSERT INTO Wilayah (WilayahID, PropinsiID, Wilayah) VALUES (420, 31, 'Kota Sorong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1">
            <text:p>421</text:p>
          </table:table-cell>
          <table:table-cell office:value-type="string">
            <text:p>Asmat</text:p>
          </table:table-cell>
          <table:table-cell table:formula="of:=CONCATENATE([.$D$1];&quot; VALUES (&quot;;[.B425];&quot;, &quot;;[.A425];&quot;, '&quot;;[.C425];&quot;');&quot;)" office:value-type="string" office:string-value="INSERT INTO Wilayah (WilayahID, PropinsiID, Wilayah) VALUES (421, 32, 'Asmat');">
            <text:p>INSERT INTO Wilayah (WilayahID, PropinsiID, Wilayah) VALUES (421, 32, 'Asmat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2">
            <text:p>422</text:p>
          </table:table-cell>
          <table:table-cell office:value-type="string">
            <text:p>Biak Numfor</text:p>
          </table:table-cell>
          <table:table-cell table:formula="of:=CONCATENATE([.$D$1];&quot; VALUES (&quot;;[.B426];&quot;, &quot;;[.A426];&quot;, '&quot;;[.C426];&quot;');&quot;)" office:value-type="string" office:string-value="INSERT INTO Wilayah (WilayahID, PropinsiID, Wilayah) VALUES (422, 32, 'Biak Numfor');">
            <text:p>INSERT INTO Wilayah (WilayahID, PropinsiID, Wilayah) VALUES (422, 32, 'Biak Numfor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3">
            <text:p>423</text:p>
          </table:table-cell>
          <table:table-cell office:value-type="string">
            <text:p>Boven Digoel</text:p>
          </table:table-cell>
          <table:table-cell table:formula="of:=CONCATENATE([.$D$1];&quot; VALUES (&quot;;[.B427];&quot;, &quot;;[.A427];&quot;, '&quot;;[.C427];&quot;');&quot;)" office:value-type="string" office:string-value="INSERT INTO Wilayah (WilayahID, PropinsiID, Wilayah) VALUES (423, 32, 'Boven Digoel');">
            <text:p>INSERT INTO Wilayah (WilayahID, PropinsiID, Wilayah) VALUES (423, 32, 'Boven Digoel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4">
            <text:p>424</text:p>
          </table:table-cell>
          <table:table-cell office:value-type="string">
            <text:p>Jayapura</text:p>
          </table:table-cell>
          <table:table-cell table:formula="of:=CONCATENATE([.$D$1];&quot; VALUES (&quot;;[.B428];&quot;, &quot;;[.A428];&quot;, '&quot;;[.C428];&quot;');&quot;)" office:value-type="string" office:string-value="INSERT INTO Wilayah (WilayahID, PropinsiID, Wilayah) VALUES (424, 32, 'Jayapura');">
            <text:p>INSERT INTO Wilayah (WilayahID, PropinsiID, Wilayah) VALUES (424, 32, 'Jayapura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5">
            <text:p>425</text:p>
          </table:table-cell>
          <table:table-cell office:value-type="string">
            <text:p>Jayawijaya</text:p>
          </table:table-cell>
          <table:table-cell table:formula="of:=CONCATENATE([.$D$1];&quot; VALUES (&quot;;[.B429];&quot;, &quot;;[.A429];&quot;, '&quot;;[.C429];&quot;');&quot;)" office:value-type="string" office:string-value="INSERT INTO Wilayah (WilayahID, PropinsiID, Wilayah) VALUES (425, 32, 'Jayawijaya');">
            <text:p>INSERT INTO Wilayah (WilayahID, PropinsiID, Wilayah) VALUES (425, 32, 'Jayawijaya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6">
            <text:p>426</text:p>
          </table:table-cell>
          <table:table-cell office:value-type="string">
            <text:p>Keerom</text:p>
          </table:table-cell>
          <table:table-cell table:formula="of:=CONCATENATE([.$D$1];&quot; VALUES (&quot;;[.B430];&quot;, &quot;;[.A430];&quot;, '&quot;;[.C430];&quot;');&quot;)" office:value-type="string" office:string-value="INSERT INTO Wilayah (WilayahID, PropinsiID, Wilayah) VALUES (426, 32, 'Keerom');">
            <text:p>INSERT INTO Wilayah (WilayahID, PropinsiID, Wilayah) VALUES (426, 32, 'Keerom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7">
            <text:p>427</text:p>
          </table:table-cell>
          <table:table-cell office:value-type="string">
            <text:p>Mappi</text:p>
          </table:table-cell>
          <table:table-cell table:formula="of:=CONCATENATE([.$D$1];&quot; VALUES (&quot;;[.B431];&quot;, &quot;;[.A431];&quot;, '&quot;;[.C431];&quot;');&quot;)" office:value-type="string" office:string-value="INSERT INTO Wilayah (WilayahID, PropinsiID, Wilayah) VALUES (427, 32, 'Mappi');">
            <text:p>INSERT INTO Wilayah (WilayahID, PropinsiID, Wilayah) VALUES (427, 32, 'Mappi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8">
            <text:p>428</text:p>
          </table:table-cell>
          <table:table-cell office:value-type="string">
            <text:p>Merauke</text:p>
          </table:table-cell>
          <table:table-cell table:formula="of:=CONCATENATE([.$D$1];&quot; VALUES (&quot;;[.B432];&quot;, &quot;;[.A432];&quot;, '&quot;;[.C432];&quot;');&quot;)" office:value-type="string" office:string-value="INSERT INTO Wilayah (WilayahID, PropinsiID, Wilayah) VALUES (428, 32, 'Merauke');">
            <text:p>INSERT INTO Wilayah (WilayahID, PropinsiID, Wilayah) VALUES (428, 32, 'Merauke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29">
            <text:p>429</text:p>
          </table:table-cell>
          <table:table-cell office:value-type="string">
            <text:p>Mimika</text:p>
          </table:table-cell>
          <table:table-cell table:formula="of:=CONCATENATE([.$D$1];&quot; VALUES (&quot;;[.B433];&quot;, &quot;;[.A433];&quot;, '&quot;;[.C433];&quot;');&quot;)" office:value-type="string" office:string-value="INSERT INTO Wilayah (WilayahID, PropinsiID, Wilayah) VALUES (429, 32, 'Mimika');">
            <text:p>INSERT INTO Wilayah (WilayahID, PropinsiID, Wilayah) VALUES (429, 32, 'Mimika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0">
            <text:p>430</text:p>
          </table:table-cell>
          <table:table-cell office:value-type="string">
            <text:p>Paniai</text:p>
          </table:table-cell>
          <table:table-cell table:formula="of:=CONCATENATE([.$D$1];&quot; VALUES (&quot;;[.B434];&quot;, &quot;;[.A434];&quot;, '&quot;;[.C434];&quot;');&quot;)" office:value-type="string" office:string-value="INSERT INTO Wilayah (WilayahID, PropinsiID, Wilayah) VALUES (430, 32, 'Paniai');">
            <text:p>INSERT INTO Wilayah (WilayahID, PropinsiID, Wilayah) VALUES (430, 32, 'Paniai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1">
            <text:p>431</text:p>
          </table:table-cell>
          <table:table-cell office:value-type="string">
            <text:p>Pegunungan Bintang</text:p>
          </table:table-cell>
          <table:table-cell table:formula="of:=CONCATENATE([.$D$1];&quot; VALUES (&quot;;[.B435];&quot;, &quot;;[.A435];&quot;, '&quot;;[.C435];&quot;');&quot;)" office:value-type="string" office:string-value="INSERT INTO Wilayah (WilayahID, PropinsiID, Wilayah) VALUES (431, 32, 'Pegunungan Bintang');">
            <text:p>INSERT INTO Wilayah (WilayahID, PropinsiID, Wilayah) VALUES (431, 32, 'Pegunungan Bintang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2">
            <text:p>432</text:p>
          </table:table-cell>
          <table:table-cell office:value-type="string">
            <text:p>Puncak Jaya</text:p>
          </table:table-cell>
          <table:table-cell table:formula="of:=CONCATENATE([.$D$1];&quot; VALUES (&quot;;[.B436];&quot;, &quot;;[.A436];&quot;, '&quot;;[.C436];&quot;');&quot;)" office:value-type="string" office:string-value="INSERT INTO Wilayah (WilayahID, PropinsiID, Wilayah) VALUES (432, 32, 'Puncak Jaya');">
            <text:p>INSERT INTO Wilayah (WilayahID, PropinsiID, Wilayah) VALUES (432, 32, 'Puncak Jaya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3">
            <text:p>433</text:p>
          </table:table-cell>
          <table:table-cell office:value-type="string">
            <text:p>Sarmi</text:p>
          </table:table-cell>
          <table:table-cell table:formula="of:=CONCATENATE([.$D$1];&quot; VALUES (&quot;;[.B437];&quot;, &quot;;[.A437];&quot;, '&quot;;[.C437];&quot;');&quot;)" office:value-type="string" office:string-value="INSERT INTO Wilayah (WilayahID, PropinsiID, Wilayah) VALUES (433, 32, 'Sarmi');">
            <text:p>INSERT INTO Wilayah (WilayahID, PropinsiID, Wilayah) VALUES (433, 32, 'Sarmi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4">
            <text:p>434</text:p>
          </table:table-cell>
          <table:table-cell office:value-type="string">
            <text:p>Supiori</text:p>
          </table:table-cell>
          <table:table-cell table:formula="of:=CONCATENATE([.$D$1];&quot; VALUES (&quot;;[.B438];&quot;, &quot;;[.A438];&quot;, '&quot;;[.C438];&quot;');&quot;)" office:value-type="string" office:string-value="INSERT INTO Wilayah (WilayahID, PropinsiID, Wilayah) VALUES (434, 32, 'Supiori');">
            <text:p>INSERT INTO Wilayah (WilayahID, PropinsiID, Wilayah) VALUES (434, 32, 'Supiori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5">
            <text:p>435</text:p>
          </table:table-cell>
          <table:table-cell office:value-type="string">
            <text:p>Tolikara</text:p>
          </table:table-cell>
          <table:table-cell table:formula="of:=CONCATENATE([.$D$1];&quot; VALUES (&quot;;[.B439];&quot;, &quot;;[.A439];&quot;, '&quot;;[.C439];&quot;');&quot;)" office:value-type="string" office:string-value="INSERT INTO Wilayah (WilayahID, PropinsiID, Wilayah) VALUES (435, 32, 'Tolikara');">
            <text:p>INSERT INTO Wilayah (WilayahID, PropinsiID, Wilayah) VALUES (435, 32, 'Tolikara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6">
            <text:p>436</text:p>
          </table:table-cell>
          <table:table-cell office:value-type="string">
            <text:p>Yahukimo</text:p>
          </table:table-cell>
          <table:table-cell table:formula="of:=CONCATENATE([.$D$1];&quot; VALUES (&quot;;[.B440];&quot;, &quot;;[.A440];&quot;, '&quot;;[.C440];&quot;');&quot;)" office:value-type="string" office:string-value="INSERT INTO Wilayah (WilayahID, PropinsiID, Wilayah) VALUES (436, 32, 'Yahukimo');">
            <text:p>INSERT INTO Wilayah (WilayahID, PropinsiID, Wilayah) VALUES (436, 32, 'Yahukimo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7">
            <text:p>437</text:p>
          </table:table-cell>
          <table:table-cell office:value-type="string">
            <text:p>Yapen Waropen</text:p>
          </table:table-cell>
          <table:table-cell table:formula="of:=CONCATENATE([.$D$1];&quot; VALUES (&quot;;[.B441];&quot;, &quot;;[.A441];&quot;, '&quot;;[.C441];&quot;');&quot;)" office:value-type="string" office:string-value="INSERT INTO Wilayah (WilayahID, PropinsiID, Wilayah) VALUES (437, 32, 'Yapen Waropen');">
            <text:p>INSERT INTO Wilayah (WilayahID, PropinsiID, Wilayah) VALUES (437, 32, 'Yapen Waropen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8">
            <text:p>438</text:p>
          </table:table-cell>
          <table:table-cell office:value-type="string">
            <text:p>Waropen</text:p>
          </table:table-cell>
          <table:table-cell table:formula="of:=CONCATENATE([.$D$1];&quot; VALUES (&quot;;[.B442];&quot;, &quot;;[.A442];&quot;, '&quot;;[.C442];&quot;');&quot;)" office:value-type="string" office:string-value="INSERT INTO Wilayah (WilayahID, PropinsiID, Wilayah) VALUES (438, 32, 'Waropen');">
            <text:p>INSERT INTO Wilayah (WilayahID, PropinsiID, Wilayah) VALUES (438, 32, 'Waropen');</text:p>
          </table:table-cell>
          <table:table-cell table:number-columns-repeated="1020"/>
        </table:table-row>
        <table:table-row table:style-name="ro5">
          <table:table-cell office:value-type="float" office:value="32">
            <text:p>32</text:p>
          </table:table-cell>
          <table:table-cell office:value-type="float" office:value="439">
            <text:p>439</text:p>
          </table:table-cell>
          <table:table-cell office:value-type="string">
            <text:p>Kota Jayapura</text:p>
          </table:table-cell>
          <table:table-cell table:formula="of:=CONCATENATE([.$D$1];&quot; VALUES (&quot;;[.B443];&quot;, &quot;;[.A443];&quot;, '&quot;;[.C443];&quot;');&quot;)" office:value-type="string" office:string-value="INSERT INTO Wilayah (WilayahID, PropinsiID, Wilayah) VALUES (439, 32, 'Kota Jayapura');">
            <text:p>INSERT INTO Wilayah (WilayahID, PropinsiID, Wilayah) VALUES (439, 32, 'Kota Jayapura');</text:p>
          </table:table-cell>
          <table:table-cell table:number-columns-repeated="1020"/>
        </table:table-row>
        <table:table-row table:style-name="ro5" table:number-rows-repeated="10481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negara_28" table:base-cell-address="$Structure.$A$1" table:cell-range-address="$Negara.$B$2:.$C$237"/>
        <table:named-range table:name="Excel_BuiltIn_Print_Area_14" table:base-cell-address="$Structure.$A$1" table:cell-range-address="$#REF!.$A$1:.$F$4" table:range-usable-as="print-range"/>
        <table:named-range table:name="Excel_BuiltIn_Print_Area_13" table:base-cell-address="$Structure.$A$1" table:cell-range-address="$#REF!.$A$1:.$G$5" table:range-usable-as="print-range"/>
        <table:named-range table:name="Excel_BuiltIn_Print_Area_12" table:base-cell-address="$Structure.$A$1" table:cell-range-address="$#REF!.$A$1:.$M$5" table:range-usable-as="print-range"/>
        <table:named-range table:name="Excel_BuiltIn_Print_Area_8" table:base-cell-address="$Structure.$A$1" table:cell-range-address="$#REF!.$A$1:.$P$12" table:range-usable-as="print-range"/>
        <table:named-range table:name="Excel_BuiltIn_Print_Area_1" table:base-cell-address="$Structure.$A$1" table:cell-range-address="$Structure.$B$2:.$K$7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S Sans Serif" svg:font-family="'MS Sans Serif'"/>
    <style:font-face style:name="Sans" svg:font-family="Sans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id" fo:country="ID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d" fo:country="ID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4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24P0"/>
    </number:currency-style>
    <number:number-style style:name="N103P0" style:volatile="true">
      <number:text>$</number:text>
      <number:number number:decimal-places="0" number:min-integer-digits="1" number:grouping="true"/>
      <number:text> </number:text>
    </number:number-style>
    <number:number-style style:name="N103">
      <number:text>($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2" number:min-integer-digits="1" number:grouping="true"/>
      <number:text> </number:text>
    </number:number-style>
    <number:number-style style:name="N105">
      <number:text>($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/>
      <number:text>-</number:text>
      <number:month number:textual="true"/>
      <number:text>-</number:text>
      <number:year number:style="long"/>
    </number:date-style>
    <number:number-style style:name="N120P0" style:volatile="true">
      <number:text>Yes</number:text>
    </number:number-style>
    <number:number-style style:name="N120P1" style:volatile="true">
      <number:text>Yes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True</number:text>
    </number:number-style>
    <number:number-style style:name="N121P1" style:volatile="true">
      <number:text>True</number:text>
    </number:number-style>
    <number:number-style style:name="N121">
      <number:text>False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On</number:text>
    </number:number-style>
    <number:number-style style:name="N122P1" style:volatile="true">
      <number:text>On</number:text>
    </number:number-style>
    <number:number-style style:name="N122">
      <number:text>Off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27cm" fo:margin-right="1.27cm" style:first-page-number="continue" style:scale-to="92%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Mpm7">
      <style:page-layout-properties fo:page-width="21.001cm" fo:page-height="29.7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/01/2011</text:date>, <text:time>22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" style:display-name="PageStyle_CRE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port" style:display-name="PageStyle_Imp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umni" style:display-name="PageStyle_Alumni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Organization" style:display-name="PageStyle_Organization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O_5f_Map" style:display-name="PageStyle_AO_Map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wdata" style:display-name="PageStyle_Rawdata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ddress" style:display-name="PageStyle_Addres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ntacts" style:display-name="PageStyle_Contacts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O_5f_Fields" style:display-name="PageStyle_O_Field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5f_Communities" style:display-name="PageStyle_A_Communities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_5f_Degrees" style:display-name="PageStyle_A_Degre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5f_Competencies" style:display-name="PageStyle_A_Competencies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_5f_Certification" style:display-name="PageStyle_A_Certification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_5f_Experiences" style:display-name="PageStyle_A_Experiences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ligion" style:display-name="PageStyle_Relig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ogram" style:display-name="PageStyle_Progra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partment" style:display-name="PageStyle_Departmen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munity" style:display-name="PageStyle_Community" style:page-layout-name="Mpm7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pdater" style:display-name="PageStyle_Updater" style:page-layout-name="Mpm7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ntactType" style:display-name="PageStyle_ContactType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JobType" style:display-name="PageStyle_JobType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JobPosition" style:display-name="PageStyle_JobPosition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trata" style:display-name="PageStyle_Str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etency" style:display-name="PageStyle_Competency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eld" style:display-name="PageStyle_Field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Negara" style:display-name="PageStyle_Negar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opinsi" style:display-name="PageStyle_Propinsi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ilayah" style:display-name="PageStyle_Wilayah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Old_5f_one" style:display-name="PageStyle_Old_one" style:page-layout-name="Mpm6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psi</meta:initial-creator>
    <meta:creation-date>2005-09-30T02:59:33</meta:creation-date>
    <dc:creator>epsi </dc:creator>
    <dc:date>2011-01-12T22:38:05</dc:date>
    <meta:print-date>2006-01-21T02:39:04</meta:print-date>
    <meta:editing-cycles>1</meta:editing-cycles>
    <meta:editing-duration>PT52113H31M44S</meta:editing-duration>
    <meta:document-statistic meta:table-count="21" meta:cell-count="4903" meta:object-count="9"/>
    <meta:generator>OpenOffice.org/3.2$Linux OpenOffice.org_project/320m19$Build-950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IluniModule.xml><?xml version="1.0" encoding="utf-8"?>
<!DOCTYPE module  PUBLIC '-//OpenOffice.org//DTD OfficeDocument 1.0//EN'  'module.dtd'>
<script:module xmlns:script="http://openoffice.org/2000/script" script:name="IluniModule" script:language="StarBasic">Rem Attribute VBA_ModuleType=VBAModule
Option VBASupport 1

Function Q(S As String) As String
  If S = "" Then Q = "NULL" Else Q = "'" + S + "'"
End Function

Function ID(S As String) As String
  If S = "" Then ID = "NULL" Else ID = S
End Function

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</script:module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>Rem Attribute VBA_ModuleType=VBADocumentModule
Option VBASupport 1
</script:module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>Rem Attribute VBA_ModuleType=VBADocumentModule
Option VBASupport 1
</script:module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>Rem Attribute VBA_ModuleType=VBADocumentModule
Option VBASupport 1
</script:module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>Rem Attribute VBA_ModuleType=VBADocumentModule
Option VBASupport 1
</script:module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>Rem Attribute VBA_ModuleType=VBADocumentModule
Option VBASupport 1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>Rem Attribute VBA_ModuleType=VBADocumentModule
Option VBASupport 1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  <library:element library:name="IluniModule"/>
  <library:element library:name="Sheet10"/>
  <library:element library:name="Sheet27"/>
  <library:element library:name="Sheet12"/>
  <library:element library:name="Sheet1"/>
  <library:element library:name="Sheet2"/>
  <library:element library:name="Sheet30"/>
  <library:element library:name="Sheet3"/>
  <library:element library:name="Sheet29"/>
  <library:element library:name="Sheet4"/>
  <library:element library:name="Sheet28"/>
  <library:element library:name="Sheet5"/>
  <library:element library:name="Sheet17"/>
  <library:element library:name="Sheet23"/>
  <library:element library:name="Sheet18"/>
  <library:element library:name="Sheet25"/>
  <library:element library:name="Sheet19"/>
  <library:element library:name="Sheet26"/>
  <library:element library:name="Sheet24"/>
  <library:element library:name="Sheet20"/>
  <library:element library:name="Sheet21"/>
  <library:element library:name="Sheet2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